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0b_df_complete_background_subtracted_and_dropped" table:style-name="ta1">
        <table:shapes>
          <draw:frame draw:z-index="0" draw:style-name="gr1" draw:text-style-name="P1" svg:width="15.656cm" svg:height="8.806cm" svg:x="2.344cm" svg:y="0.273cm">
            <draw:object draw:notify-on-update-of-ranges="00b_df_complete_background_subtracted_and_dropped.A2:00b_df_complete_background_subtracted_and_dropped.A131 00b_df_complete_background_subtracted_and_dropped.B1:00b_df_complete_background_subtracted_and_dropped.B1 00b_df_complete_background_subtracted_and_dropped.B2:00b_df_complete_background_subtracted_and_dropped.B131 00b_df_complete_background_subtracted_and_dropped.A2:00b_df_complete_background_subtracted_and_dropped.A131 00b_df_complete_background_subtracted_and_dropped.C1:00b_df_complete_background_subtracted_and_dropped.C1 00b_df_complete_background_subtracted_and_dropped.C2:00b_df_complete_background_subtracted_and_dropped.C131 00b_df_complete_background_subtracted_and_dropped.A2:00b_df_complete_background_subtracted_and_dropped.A131 00b_df_complete_background_subtracted_and_dropped.D1:00b_df_complete_background_subtracted_and_dropped.D1 00b_df_complete_background_subtracted_and_dropped.D2:00b_df_complete_background_subtracted_and_dropped.D131 00b_df_complete_background_subtracted_and_dropped.A2:00b_df_complete_background_subtracted_and_dropped.A131 00b_df_complete_background_subtracted_and_dropped.E1:00b_df_complete_background_subtracted_and_dropped.E1 00b_df_complete_background_subtracted_and_dropped.E2:00b_df_complete_background_subtracted_and_dropped.E131 00b_df_complete_background_subtracted_and_dropped.A2:00b_df_complete_background_subtracted_and_dropped.A131 00b_df_complete_background_subtracted_and_dropped.F1:00b_df_complete_background_subtracted_and_dropped.F1 00b_df_complete_background_subtracted_and_dropped.F2:00b_df_complete_background_subtracted_and_dropped.F131 00b_df_complete_background_subtracted_and_dropped.A2:00b_df_complete_background_subtracted_and_dropped.A131 00b_df_complete_background_subtracted_and_dropped.G1:00b_df_complete_background_subtracted_and_dropped.G1 00b_df_complete_background_subtracted_and_dropped.G2:00b_df_complete_background_subtracted_and_dropped.G131 00b_df_complete_background_subtracted_and_dropped.A2:00b_df_complete_background_subtracted_and_dropped.A131 00b_df_complete_background_subtracted_and_dropped.H1:00b_df_complete_background_subtracted_and_dropped.H1 00b_df_complete_background_subtracted_and_dropped.H2:00b_df_complete_background_subtracted_and_dropped.H131 00b_df_complete_background_subtracted_and_dropped.A2:00b_df_complete_background_subtracted_and_dropped.A131 00b_df_complete_background_subtracted_and_dropped.I1:00b_df_complete_background_subtracted_and_dropped.I1 00b_df_complete_background_subtracted_and_dropped.I2:00b_df_complete_background_subtracted_and_dropped.I131 00b_df_complete_background_subtracted_and_dropped.A2:00b_df_complete_background_subtracted_and_dropped.A131 00b_df_complete_background_subtracted_and_dropped.J1:00b_df_complete_background_subtracted_and_dropped.J1 00b_df_complete_background_subtracted_and_dropped.J2:00b_df_complete_background_subtracted_and_dropped.J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blank-water-2.tsv</text:p>
          </table:table-cell>
          <table:table-cell office:value-type="string" calcext:value-type="string">
            <text:p>blank-water-4.tsv</text:p>
          </table:table-cell>
          <table:table-cell office:value-type="string" calcext:value-type="string">
            <text:p>blank-water-6.tsv</text:p>
            <draw:frame draw:z-index="1" draw:style-name="gr1" draw:text-style-name="P1" svg:width="15.999cm" svg:height="8.999cm" svg:x="3.85cm" svg:y="0cm">
              <draw:object draw:notify-on-update-of-ranges="00b_df_complete_background_subtracted_and_dropped.A2:00b_df_complete_background_subtracted_and_dropped.A131 00b_df_complete_background_subtracted_and_dropped.K1:00b_df_complete_background_subtracted_and_dropped.K1 00b_df_complete_background_subtracted_and_dropped.K2:00b_df_complete_background_subtracted_and_dropped.K131 00b_df_complete_background_subtracted_and_dropped.A2:00b_df_complete_background_subtracted_and_dropped.A131 00b_df_complete_background_subtracted_and_dropped.L1:00b_df_complete_background_subtracted_and_dropped.L1 00b_df_complete_background_subtracted_and_dropped.L2:00b_df_complete_background_subtracted_and_dropped.L131 00b_df_complete_background_subtracted_and_dropped.A2:00b_df_complete_background_subtracted_and_dropped.A131 00b_df_complete_background_subtracted_and_dropped.M1:00b_df_complete_background_subtracted_and_dropped.M1 00b_df_complete_background_subtracted_and_dropped.M2:00b_df_complete_background_subtracted_and_dropped.M131 00b_df_complete_background_subtracted_and_dropped.A2:00b_df_complete_background_subtracted_and_dropped.A131 00b_df_complete_background_subtracted_and_dropped.N1:00b_df_complete_background_subtracted_and_dropped.N1 00b_df_complete_background_subtracted_and_dropped.N2:00b_df_complete_background_subtracted_and_dropped.N13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 calcext:value-type="string">
            <text:p>blank-water-8.tsv</text:p>
          </table:table-cell>
          <table:table-cell office:value-type="string" calcext:value-type="string">
            <text:p>blank-water-10.tsv</text:p>
          </table:table-cell>
          <table:table-cell office:value-type="string" calcext:value-type="string">
            <text:p>blank-water-23.tsv</text:p>
          </table:table-cell>
          <table:table-cell office:value-type="string" calcext:value-type="string">
            <text:p>blank-water-43.tsv</text:p>
          </table:table-cell>
          <table:table-cell office:value-type="string" calcext:value-type="string">
            <text:p>blank-water-44.tsv</text:p>
          </table:table-cell>
          <table:table-cell office:value-type="string" calcext:value-type="string">
            <text:p>blank-water-50.tsv</text:p>
          </table:table-cell>
          <table:table-cell office:value-type="string" calcext:value-type="string">
            <text:p>blank-x33-3.tsv</text:p>
          </table:table-cell>
          <table:table-cell office:value-type="string" calcext:value-type="string">
            <text:p>blank-x33-from-tube-9.tsv</text:p>
          </table:table-cell>
          <table:table-cell office:value-type="string" calcext:value-type="string">
            <text:p>blank-x33-stored-5.tsv</text:p>
          </table:table-cell>
          <table:table-cell office:value-type="string" calcext:value-type="string">
            <text:p>blank-x33-stored-7.tsv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09764414091" calcext:value-type="float">
            <text:p>-0.09764414091</text:p>
          </table:table-cell>
          <table:table-cell office:value-type="float" office:value="-0.00177403540000001" calcext:value-type="float">
            <text:p>-0.00177403540000001</text:p>
          </table:table-cell>
          <table:table-cell office:value-type="float" office:value="-0.0008120462" calcext:value-type="float">
            <text:p>-0.0008120462</text:p>
          </table:table-cell>
          <table:table-cell office:value-type="float" office:value="-0.00313208250000001" calcext:value-type="float">
            <text:p>-0.00313208250000001</text:p>
          </table:table-cell>
          <table:table-cell office:value-type="float" office:value="-0.0017056986" calcext:value-type="float">
            <text:p>-0.0017056986</text:p>
          </table:table-cell>
          <table:table-cell office:value-type="float" office:value="-0.00113211570000001" calcext:value-type="float">
            <text:p>-0.00113211570000001</text:p>
          </table:table-cell>
          <table:table-cell office:value-type="float" office:value="0.00225548449999999" calcext:value-type="float">
            <text:p>0.00225548449999999</text:p>
          </table:table-cell>
          <table:table-cell office:value-type="float" office:value="0.0021137297" calcext:value-type="float">
            <text:p>0.0021137297</text:p>
          </table:table-cell>
          <table:table-cell office:value-type="float" office:value="0.00864617529999999" calcext:value-type="float">
            <text:p>0.00864617529999999</text:p>
          </table:table-cell>
          <table:table-cell office:value-type="float" office:value="-0.00153143700000001" calcext:value-type="float">
            <text:p>-0.00153143700000001</text:p>
          </table:table-cell>
          <table:table-cell office:value-type="float" office:value="-0.00263661890000001" calcext:value-type="float">
            <text:p>-0.00263661890000001</text:p>
          </table:table-cell>
          <table:table-cell office:value-type="float" office:value="-0.00112926960000001" calcext:value-type="float">
            <text:p>-0.00112926960000001</text:p>
          </table:table-cell>
          <table:table-cell office:value-type="float" office:value="-0.0026063919" calcext:value-type="float">
            <text:p>-0.002606391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09612561534056" calcext:value-type="float">
            <text:p>-0.09612561534056</text:p>
          </table:table-cell>
          <table:table-cell office:value-type="float" office:value="-0.000860802830000007" calcext:value-type="float">
            <text:p>-0.000860802830000007</text:p>
          </table:table-cell>
          <table:table-cell office:value-type="float" office:value="-0.00107435137" calcext:value-type="float">
            <text:p>-0.00107435137</text:p>
          </table:table-cell>
          <table:table-cell office:value-type="float" office:value="-0.000933468340000007" calcext:value-type="float">
            <text:p>-0.000933468340000007</text:p>
          </table:table-cell>
          <table:table-cell office:value-type="float" office:value="-0.00221698731" calcext:value-type="float">
            <text:p>-0.00221698731</text:p>
          </table:table-cell>
          <table:table-cell office:value-type="float" office:value="0.000342413779999995" calcext:value-type="float">
            <text:p>0.000342413779999995</text:p>
          </table:table-cell>
          <table:table-cell office:value-type="float" office:value="0.00278977305" calcext:value-type="float">
            <text:p>0.00278977305</text:p>
          </table:table-cell>
          <table:table-cell office:value-type="float" office:value="0.00324885546999999" calcext:value-type="float">
            <text:p>0.00324885546999999</text:p>
          </table:table-cell>
          <table:table-cell office:value-type="float" office:value="0.00926467033999999" calcext:value-type="float">
            <text:p>0.00926467033999999</text:p>
          </table:table-cell>
          <table:table-cell office:value-type="float" office:value="0.00014220177999999" calcext:value-type="float">
            <text:p>0.00014220177999999</text:p>
          </table:table-cell>
          <table:table-cell office:value-type="float" office:value="-0.0019222498" calcext:value-type="float">
            <text:p>-0.0019222498</text:p>
          </table:table-cell>
          <table:table-cell office:value-type="float" office:value="0.00033430009999999" calcext:value-type="float">
            <text:p>0.00033430009999999</text:p>
          </table:table-cell>
          <table:table-cell office:value-type="float" office:value="-0.000153452159999998" calcext:value-type="float">
            <text:p>-0.0001534521599999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97029682602" calcext:value-type="float">
            <text:p>-0.097029682602</text:p>
          </table:table-cell>
          <table:table-cell office:value-type="float" office:value="-0.00091736764" calcext:value-type="float">
            <text:p>-0.00091736764</text:p>
          </table:table-cell>
          <table:table-cell office:value-type="float" office:value="-0.000509142880000008" calcext:value-type="float">
            <text:p>-0.000509142880000008</text:p>
          </table:table-cell>
          <table:table-cell office:value-type="float" office:value="-0.000610791149999998" calcext:value-type="float">
            <text:p>-0.000610791149999998</text:p>
          </table:table-cell>
          <table:table-cell office:value-type="float" office:value="-0.00111342967" calcext:value-type="float">
            <text:p>-0.00111342967</text:p>
          </table:table-cell>
          <table:table-cell office:value-type="float" office:value="-0.0011940673" calcext:value-type="float">
            <text:p>-0.0011940673</text:p>
          </table:table-cell>
          <table:table-cell office:value-type="float" office:value="0.00287133454999999" calcext:value-type="float">
            <text:p>0.00287133454999999</text:p>
          </table:table-cell>
          <table:table-cell office:value-type="float" office:value="0.00267550348999999" calcext:value-type="float">
            <text:p>0.00267550348999999</text:p>
          </table:table-cell>
          <table:table-cell office:value-type="float" office:value="0.00912235676999999" calcext:value-type="float">
            <text:p>0.00912235676999999</text:p>
          </table:table-cell>
          <table:table-cell office:value-type="float" office:value="-0.000673249370000004" calcext:value-type="float">
            <text:p>-0.000673249370000004</text:p>
          </table:table-cell>
          <table:table-cell office:value-type="float" office:value="-0.0008764416" calcext:value-type="float">
            <text:p>-0.0008764416</text:p>
          </table:table-cell>
          <table:table-cell office:value-type="float" office:value="0.000527948139999998" calcext:value-type="float">
            <text:p>0.000527948139999998</text:p>
          </table:table-cell>
          <table:table-cell office:value-type="float" office:value="-0.000822268430000009" calcext:value-type="float">
            <text:p>-0.00082226843000000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0968622224213" calcext:value-type="float">
            <text:p>-0.0968622224213</text:p>
          </table:table-cell>
          <table:table-cell office:value-type="float" office:value="-0.0010952726" calcext:value-type="float">
            <text:p>-0.0010952726</text:p>
          </table:table-cell>
          <table:table-cell office:value-type="float" office:value="-0.000471174719999995" calcext:value-type="float">
            <text:p>-0.000471174719999995</text:p>
          </table:table-cell>
          <table:table-cell office:value-type="float" office:value="-0.000776439909999996" calcext:value-type="float">
            <text:p>-0.000776439909999996</text:p>
          </table:table-cell>
          <table:table-cell office:value-type="float" office:value="-0.00121282787" calcext:value-type="float">
            <text:p>-0.00121282787</text:p>
          </table:table-cell>
          <table:table-cell office:value-type="float" office:value="0.0000468567000000003" calcext:value-type="float">
            <text:p>4.68567000000003E-05</text:p>
          </table:table-cell>
          <table:table-cell office:value-type="float" office:value="0.00359968836000001" calcext:value-type="float">
            <text:p>0.00359968836000001</text:p>
          </table:table-cell>
          <table:table-cell office:value-type="float" office:value="0.00397257506" calcext:value-type="float">
            <text:p>0.00397257506</text:p>
          </table:table-cell>
          <table:table-cell office:value-type="float" office:value="0.01009156556" calcext:value-type="float">
            <text:p>0.01009156556</text:p>
          </table:table-cell>
          <table:table-cell office:value-type="float" office:value="-0.000702545050000003" calcext:value-type="float">
            <text:p>-0.000702545050000003</text:p>
          </table:table-cell>
          <table:table-cell office:value-type="float" office:value="-0.00195628404999999" calcext:value-type="float">
            <text:p>-0.00195628404999999</text:p>
          </table:table-cell>
          <table:table-cell office:value-type="float" office:value="0.00163064897" calcext:value-type="float">
            <text:p>0.00163064897</text:p>
          </table:table-cell>
          <table:table-cell office:value-type="float" office:value="-0.000242538749999993" calcext:value-type="float">
            <text:p>-0.00024253874999999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09851302206919" calcext:value-type="float">
            <text:p>-0.09851302206919</text:p>
          </table:table-cell>
          <table:table-cell office:value-type="float" office:value="-0.00121488422" calcext:value-type="float">
            <text:p>-0.00121488422</text:p>
          </table:table-cell>
          <table:table-cell office:value-type="float" office:value="-0.000414572660000001" calcext:value-type="float">
            <text:p>-0.000414572660000001</text:p>
          </table:table-cell>
          <table:table-cell office:value-type="float" office:value="-0.00142732263000001" calcext:value-type="float">
            <text:p>-0.00142732263000001</text:p>
          </table:table-cell>
          <table:table-cell office:value-type="float" office:value="-0.00166873634" calcext:value-type="float">
            <text:p>-0.00166873634</text:p>
          </table:table-cell>
          <table:table-cell office:value-type="float" office:value="-0.00059662759000001" calcext:value-type="float">
            <text:p>-0.00059662759000001</text:p>
          </table:table-cell>
          <table:table-cell office:value-type="float" office:value="0.00296354296" calcext:value-type="float">
            <text:p>0.00296354296</text:p>
          </table:table-cell>
          <table:table-cell office:value-type="float" office:value="0.00356089325999999" calcext:value-type="float">
            <text:p>0.00356089325999999</text:p>
          </table:table-cell>
          <table:table-cell office:value-type="float" office:value="0.00917042795999999" calcext:value-type="float">
            <text:p>0.00917042795999999</text:p>
          </table:table-cell>
          <table:table-cell office:value-type="float" office:value="-0.000151880090000001" calcext:value-type="float">
            <text:p>-0.000151880090000001</text:p>
          </table:table-cell>
          <table:table-cell office:value-type="float" office:value="-0.00211985409" calcext:value-type="float">
            <text:p>-0.00211985409</text:p>
          </table:table-cell>
          <table:table-cell office:value-type="float" office:value="-0.000199273230000005" calcext:value-type="float">
            <text:p>-0.000199273230000005</text:p>
          </table:table-cell>
          <table:table-cell office:value-type="float" office:value="-0.00108945370000001" calcext:value-type="float">
            <text:p>-0.001089453700000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983370321362" calcext:value-type="float">
            <text:p>-0.0983370321362</text:p>
          </table:table-cell>
          <table:table-cell office:value-type="float" office:value="-0.00111331046" calcext:value-type="float">
            <text:p>-0.00111331046</text:p>
          </table:table-cell>
          <table:table-cell office:value-type="float" office:value="-0.000349335369999995" calcext:value-type="float">
            <text:p>-0.000349335369999995</text:p>
          </table:table-cell>
          <table:table-cell office:value-type="float" office:value="0.00030744076" calcext:value-type="float">
            <text:p>0.00030744076</text:p>
          </table:table-cell>
          <table:table-cell office:value-type="float" office:value="-0.000537969169999999" calcext:value-type="float">
            <text:p>-0.000537969169999999</text:p>
          </table:table-cell>
          <table:table-cell office:value-type="float" office:value="-0.000165507199999998" calcext:value-type="float">
            <text:p>-0.000165507199999998</text:p>
          </table:table-cell>
          <table:table-cell office:value-type="float" office:value="0.00353706627" calcext:value-type="float">
            <text:p>0.00353706627</text:p>
          </table:table-cell>
          <table:table-cell office:value-type="float" office:value="0.00366263087" calcext:value-type="float">
            <text:p>0.00366263087</text:p>
          </table:table-cell>
          <table:table-cell office:value-type="float" office:value="0.00907945637" calcext:value-type="float">
            <text:p>0.00907945637</text:p>
          </table:table-cell>
          <table:table-cell office:value-type="float" office:value="-0.000899508600000001" calcext:value-type="float">
            <text:p>-0.000899508600000001</text:p>
          </table:table-cell>
          <table:table-cell office:value-type="float" office:value="-0.00187093765" calcext:value-type="float">
            <text:p>-0.00187093765</text:p>
          </table:table-cell>
          <table:table-cell office:value-type="float" office:value="0.000370465220000005" calcext:value-type="float">
            <text:p>0.000370465220000005</text:p>
          </table:table-cell>
          <table:table-cell office:value-type="float" office:value="-0.000265359879999996" calcext:value-type="float">
            <text:p>-0.00026535987999999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981345204079" calcext:value-type="float">
            <text:p>-0.0981345204079</text:p>
          </table:table-cell>
          <table:table-cell office:value-type="float" office:value="-0.000514961780000003" calcext:value-type="float">
            <text:p>-0.000514961780000003</text:p>
          </table:table-cell>
          <table:table-cell office:value-type="float" office:value="-0.000368610029999994" calcext:value-type="float">
            <text:p>-0.000368610029999994</text:p>
          </table:table-cell>
          <table:table-cell office:value-type="float" office:value="-0.00140599162000001" calcext:value-type="float">
            <text:p>-0.00140599162000001</text:p>
          </table:table-cell>
          <table:table-cell office:value-type="float" office:value="-0.000996932389999997" calcext:value-type="float">
            <text:p>-0.000996932389999997</text:p>
          </table:table-cell>
          <table:table-cell office:value-type="float" office:value="0.00107657164" calcext:value-type="float">
            <text:p>0.00107657164</text:p>
          </table:table-cell>
          <table:table-cell office:value-type="float" office:value="0.0026220903" calcext:value-type="float">
            <text:p>0.0026220903</text:p>
          </table:table-cell>
          <table:table-cell office:value-type="float" office:value="0.0039145276" calcext:value-type="float">
            <text:p>0.0039145276</text:p>
          </table:table-cell>
          <table:table-cell office:value-type="float" office:value="0.0102254376" calcext:value-type="float">
            <text:p>0.0102254376</text:p>
          </table:table-cell>
          <table:table-cell office:value-type="float" office:value="-0.000480957330000004" calcext:value-type="float">
            <text:p>-0.000480957330000004</text:p>
          </table:table-cell>
          <table:table-cell office:value-type="float" office:value="-0.001011163" calcext:value-type="float">
            <text:p>-0.001011163</text:p>
          </table:table-cell>
          <table:table-cell office:value-type="float" office:value="0.000985063610000003" calcext:value-type="float">
            <text:p>0.000985063610000003</text:p>
          </table:table-cell>
          <table:table-cell office:value-type="float" office:value="-0.000799879429999997" calcext:value-type="float">
            <text:p>-0.00079987942999999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0988457655496" calcext:value-type="float">
            <text:p>-0.0988457655496</text:p>
          </table:table-cell>
          <table:table-cell office:value-type="float" office:value="-0.000887833539999994" calcext:value-type="float">
            <text:p>-0.000887833539999994</text:p>
          </table:table-cell>
          <table:table-cell office:value-type="float" office:value="-0.000485770409999989" calcext:value-type="float">
            <text:p>-0.000485770409999989</text:p>
          </table:table-cell>
          <table:table-cell office:value-type="float" office:value="-0.00106418133" calcext:value-type="float">
            <text:p>-0.00106418133</text:p>
          </table:table-cell>
          <table:table-cell office:value-type="float" office:value="-0.0024484843" calcext:value-type="float">
            <text:p>-0.0024484843</text:p>
          </table:table-cell>
          <table:table-cell office:value-type="float" office:value="-0.00127326696999999" calcext:value-type="float">
            <text:p>-0.00127326696999999</text:p>
          </table:table-cell>
          <table:table-cell office:value-type="float" office:value="0.00196509808000001" calcext:value-type="float">
            <text:p>0.00196509808000001</text:p>
          </table:table-cell>
          <table:table-cell office:value-type="float" office:value="0.00365591048000001" calcext:value-type="float">
            <text:p>0.00365591048000001</text:p>
          </table:table-cell>
          <table:table-cell office:value-type="float" office:value="0.00995925068" calcext:value-type="float">
            <text:p>0.00995925068</text:p>
          </table:table-cell>
          <table:table-cell office:value-type="float" office:value="0.000250346960000009" calcext:value-type="float">
            <text:p>0.000250346960000009</text:p>
          </table:table-cell>
          <table:table-cell office:value-type="float" office:value="-0.00184869766" calcext:value-type="float">
            <text:p>-0.00184869766</text:p>
          </table:table-cell>
          <table:table-cell office:value-type="float" office:value="0.000343009830000005" calcext:value-type="float">
            <text:p>0.000343009830000005</text:p>
          </table:table-cell>
          <table:table-cell office:value-type="float" office:value="-0.00113412737999999" calcext:value-type="float">
            <text:p>-0.0011341273799999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991699862058" calcext:value-type="float">
            <text:p>-0.0991699862058</text:p>
          </table:table-cell>
          <table:table-cell office:value-type="float" office:value="-0.000609777870000008" calcext:value-type="float">
            <text:p>-0.000609777870000008</text:p>
          </table:table-cell>
          <table:table-cell office:value-type="float" office:value="-0.000952921810000007" calcext:value-type="float">
            <text:p>-0.000952921810000007</text:p>
          </table:table-cell>
          <table:table-cell office:value-type="float" office:value="-0.00138224661" calcext:value-type="float">
            <text:p>-0.00138224661</text:p>
          </table:table-cell>
          <table:table-cell office:value-type="float" office:value="-0.00131127983" calcext:value-type="float">
            <text:p>-0.00131127983</text:p>
          </table:table-cell>
          <table:table-cell office:value-type="float" office:value="-0.00119883567000001" calcext:value-type="float">
            <text:p>-0.00119883567000001</text:p>
          </table:table-cell>
          <table:table-cell office:value-type="float" office:value="0.00360061971999999" calcext:value-type="float">
            <text:p>0.00360061971999999</text:p>
          </table:table-cell>
          <table:table-cell office:value-type="float" office:value="0.00419410322" calcext:value-type="float">
            <text:p>0.00419410322</text:p>
          </table:table-cell>
          <table:table-cell office:value-type="float" office:value="0.00938685241999999" calcext:value-type="float">
            <text:p>0.00938685241999999</text:p>
          </table:table-cell>
          <table:table-cell office:value-type="float" office:value="0.000272504989999992" calcext:value-type="float">
            <text:p>0.000272504989999992</text:p>
          </table:table-cell>
          <table:table-cell office:value-type="float" office:value="-0.000660382210000005" calcext:value-type="float">
            <text:p>-0.000660382210000005</text:p>
          </table:table-cell>
          <table:table-cell office:value-type="float" office:value="0.000915400679999998" calcext:value-type="float">
            <text:p>0.000915400679999998</text:p>
          </table:table-cell>
          <table:table-cell office:value-type="float" office:value="-0.00070278347000001" calcext:value-type="float">
            <text:p>-0.000702783470000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995669934161" calcext:value-type="float">
            <text:p>-0.0995669934161</text:p>
          </table:table-cell>
          <table:table-cell office:value-type="float" office:value="-0.00152943283000001" calcext:value-type="float">
            <text:p>-0.00152943283000001</text:p>
          </table:table-cell>
          <table:table-cell office:value-type="float" office:value="-0.000446565450000005" calcext:value-type="float">
            <text:p>-0.000446565450000005</text:p>
          </table:table-cell>
          <table:table-cell office:value-type="float" office:value="-0.000501781700000009" calcext:value-type="float">
            <text:p>-0.000501781700000009</text:p>
          </table:table-cell>
          <table:table-cell office:value-type="float" office:value="-0.00240496546000001" calcext:value-type="float">
            <text:p>-0.00240496546000001</text:p>
          </table:table-cell>
          <table:table-cell office:value-type="float" office:value="-0.00176310539000001" calcext:value-type="float">
            <text:p>-0.00176310539000001</text:p>
          </table:table-cell>
          <table:table-cell office:value-type="float" office:value="0.00210823115" calcext:value-type="float">
            <text:p>0.00210823115</text:p>
          </table:table-cell>
          <table:table-cell office:value-type="float" office:value="0.00440729405" calcext:value-type="float">
            <text:p>0.00440729405</text:p>
          </table:table-cell>
          <table:table-cell office:value-type="float" office:value="0.00975889714999999" calcext:value-type="float">
            <text:p>0.00975889714999999</text:p>
          </table:table-cell>
          <table:table-cell office:value-type="float" office:value="0.00039547681999999" calcext:value-type="float">
            <text:p>0.00039547681999999</text:p>
          </table:table-cell>
          <table:table-cell office:value-type="float" office:value="-0.00262015313000001" calcext:value-type="float">
            <text:p>-0.00262015313000001</text:p>
          </table:table-cell>
          <table:table-cell office:value-type="float" office:value="0.000777289249999993" calcext:value-type="float">
            <text:p>0.000777289249999993</text:p>
          </table:table-cell>
          <table:table-cell office:value-type="float" office:value="-0.00125268101000001" calcext:value-type="float">
            <text:p>-0.0012526810100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1000515882136" calcext:value-type="float">
            <text:p>-0.1000515882136</text:p>
          </table:table-cell>
          <table:table-cell office:value-type="float" office:value="-0.00142657013" calcext:value-type="float">
            <text:p>-0.00142657013</text:p>
          </table:table-cell>
          <table:table-cell office:value-type="float" office:value="-0.000541321900000003" calcext:value-type="float">
            <text:p>-0.000541321900000003</text:p>
          </table:table-cell>
          <table:table-cell office:value-type="float" office:value="-0.000866845259999999" calcext:value-type="float">
            <text:p>-0.000866845259999999</text:p>
          </table:table-cell>
          <table:table-cell office:value-type="float" office:value="-0.000646121810000011" calcext:value-type="float">
            <text:p>-0.000646121810000011</text:p>
          </table:table-cell>
          <table:table-cell office:value-type="float" office:value="-0.000395350200000005" calcext:value-type="float">
            <text:p>-0.000395350200000005</text:p>
          </table:table-cell>
          <table:table-cell office:value-type="float" office:value="0.0026715994" calcext:value-type="float">
            <text:p>0.0026715994</text:p>
          </table:table-cell>
          <table:table-cell office:value-type="float" office:value="0.00240622459999999" calcext:value-type="float">
            <text:p>0.00240622459999999</text:p>
          </table:table-cell>
          <table:table-cell office:value-type="float" office:value="0.0096184909" calcext:value-type="float">
            <text:p>0.0096184909</text:p>
          </table:table-cell>
          <table:table-cell office:value-type="float" office:value="-0.000198260000000006" calcext:value-type="float">
            <text:p>-0.000198260000000006</text:p>
          </table:table-cell>
          <table:table-cell office:value-type="float" office:value="-0.00116756559" calcext:value-type="float">
            <text:p>-0.00116756559</text:p>
          </table:table-cell>
          <table:table-cell office:value-type="float" office:value="0.00137184559999999" calcext:value-type="float">
            <text:p>0.00137184559999999</text:p>
          </table:table-cell>
          <table:table-cell office:value-type="float" office:value="-0.00200502575" calcext:value-type="float">
            <text:p>-0.002005025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1008987535063" calcext:value-type="float">
            <text:p>-0.1008987535063</text:p>
          </table:table-cell>
          <table:table-cell office:value-type="float" office:value="-0.00101140887000001" calcext:value-type="float">
            <text:p>-0.00101140887000001</text:p>
          </table:table-cell>
          <table:table-cell office:value-type="float" office:value="0.00016078353" calcext:value-type="float">
            <text:p>0.00016078353</text:p>
          </table:table-cell>
          <table:table-cell office:value-type="float" office:value="-0.00123318285" calcext:value-type="float">
            <text:p>-0.00123318285</text:p>
          </table:table-cell>
          <table:table-cell office:value-type="float" office:value="-0.000864073640000004" calcext:value-type="float">
            <text:p>-0.000864073640000004</text:p>
          </table:table-cell>
          <table:table-cell office:value-type="float" office:value="-0.000392176210000011" calcext:value-type="float">
            <text:p>-0.000392176210000011</text:p>
          </table:table-cell>
          <table:table-cell office:value-type="float" office:value="0.00274741652999999" calcext:value-type="float">
            <text:p>0.00274741652999999</text:p>
          </table:table-cell>
          <table:table-cell office:value-type="float" office:value="0.00293264533" calcext:value-type="float">
            <text:p>0.00293264533</text:p>
          </table:table-cell>
          <table:table-cell office:value-type="float" office:value="0.00955738872999999" calcext:value-type="float">
            <text:p>0.00955738872999999</text:p>
          </table:table-cell>
          <table:table-cell office:value-type="float" office:value="-0.000550508500000005" calcext:value-type="float">
            <text:p>-0.000550508500000005</text:p>
          </table:table-cell>
          <table:table-cell office:value-type="float" office:value="-0.00238866359000001" calcext:value-type="float">
            <text:p>-0.00238866359000001</text:p>
          </table:table-cell>
          <table:table-cell office:value-type="float" office:value="0.00089619313" calcext:value-type="float">
            <text:p>0.00089619313</text:p>
          </table:table-cell>
          <table:table-cell office:value-type="float" office:value="-0.000998273500000008" calcext:value-type="float">
            <text:p>-0.0009982735000000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1016016268842" calcext:value-type="float">
            <text:p>-0.1016016268842</text:p>
          </table:table-cell>
          <table:table-cell office:value-type="float" office:value="-0.000508256200000001" calcext:value-type="float">
            <text:p>-0.000508256200000001</text:p>
          </table:table-cell>
          <table:table-cell office:value-type="float" office:value="-0.000673040700000002" calcext:value-type="float">
            <text:p>-0.000673040700000002</text:p>
          </table:table-cell>
          <table:table-cell office:value-type="float" office:value="-0.00166351344" calcext:value-type="float">
            <text:p>-0.00166351344</text:p>
          </table:table-cell>
          <table:table-cell office:value-type="float" office:value="-0.00129906084" calcext:value-type="float">
            <text:p>-0.00129906084</text:p>
          </table:table-cell>
          <table:table-cell office:value-type="float" office:value="-0.000526241900000002" calcext:value-type="float">
            <text:p>-0.000526241900000002</text:p>
          </table:table-cell>
          <table:table-cell office:value-type="float" office:value="0.0019412712" calcext:value-type="float">
            <text:p>0.0019412712</text:p>
          </table:table-cell>
          <table:table-cell office:value-type="float" office:value="0.0033052266" calcext:value-type="float">
            <text:p>0.0033052266</text:p>
          </table:table-cell>
          <table:table-cell office:value-type="float" office:value="0.00936059660000001" calcext:value-type="float">
            <text:p>0.00936059660000001</text:p>
          </table:table-cell>
          <table:table-cell office:value-type="float" office:value="0.000734537899999999" calcext:value-type="float">
            <text:p>0.000734537899999999</text:p>
          </table:table-cell>
          <table:table-cell office:value-type="float" office:value="-0.00162506844" calcext:value-type="float">
            <text:p>-0.00162506844</text:p>
          </table:table-cell>
          <table:table-cell office:value-type="float" office:value="-0.000196702699999995" calcext:value-type="float">
            <text:p>-0.000196702699999995</text:p>
          </table:table-cell>
          <table:table-cell office:value-type="float" office:value="-0.00168451661999999" calcext:value-type="float">
            <text:p>-0.0016845166199999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1006667169252" calcext:value-type="float">
            <text:p>-0.1006667169252</text:p>
          </table:table-cell>
          <table:table-cell office:value-type="float" office:value="-0.000491417939999989" calcext:value-type="float">
            <text:p>-0.000491417939999989</text:p>
          </table:table-cell>
          <table:table-cell office:value-type="float" office:value="0.000386349899999999" calcext:value-type="float">
            <text:p>0.000386349899999999</text:p>
          </table:table-cell>
          <table:table-cell office:value-type="float" office:value="-0.00100141763" calcext:value-type="float">
            <text:p>-0.00100141763</text:p>
          </table:table-cell>
          <table:table-cell office:value-type="float" office:value="-0.00155647098999999" calcext:value-type="float">
            <text:p>-0.00155647098999999</text:p>
          </table:table-cell>
          <table:table-cell office:value-type="float" office:value="0.00144954030000001" calcext:value-type="float">
            <text:p>0.00144954030000001</text:p>
          </table:table-cell>
          <table:table-cell office:value-type="float" office:value="0.00355229530000001" calcext:value-type="float">
            <text:p>0.00355229530000001</text:p>
          </table:table-cell>
          <table:table-cell office:value-type="float" office:value="0.00435579570000001" calcext:value-type="float">
            <text:p>0.00435579570000001</text:p>
          </table:table-cell>
          <table:table-cell office:value-type="float" office:value="0.0100708604" calcext:value-type="float">
            <text:p>0.0100708604</text:p>
          </table:table-cell>
          <table:table-cell office:value-type="float" office:value="0.00186183300000001" calcext:value-type="float">
            <text:p>0.00186183300000001</text:p>
          </table:table-cell>
          <table:table-cell office:value-type="float" office:value="-0.000504612919999994" calcext:value-type="float">
            <text:p>-0.000504612919999994</text:p>
          </table:table-cell>
          <table:table-cell office:value-type="float" office:value="0.000851213900000009" calcext:value-type="float">
            <text:p>0.000851213900000009</text:p>
          </table:table-cell>
          <table:table-cell office:value-type="float" office:value="-0.000257737899999999" calcext:value-type="float">
            <text:p>-0.00025773789999999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1023369382486" calcext:value-type="float">
            <text:p>-0.1023369382486</text:p>
          </table:table-cell>
          <table:table-cell office:value-type="float" office:value="-0.0010352283" calcext:value-type="float">
            <text:p>-0.0010352283</text:p>
          </table:table-cell>
          <table:table-cell office:value-type="float" office:value="-0.0020943284" calcext:value-type="float">
            <text:p>-0.0020943284</text:p>
          </table:table-cell>
          <table:table-cell office:value-type="float" office:value="-0.00160264959999999" calcext:value-type="float">
            <text:p>-0.00160264959999999</text:p>
          </table:table-cell>
          <table:table-cell office:value-type="float" office:value="-0.0022428259" calcext:value-type="float">
            <text:p>-0.0022428259</text:p>
          </table:table-cell>
          <table:table-cell office:value-type="float" office:value="-0.000888697799999991" calcext:value-type="float">
            <text:p>-0.000888697799999991</text:p>
          </table:table-cell>
          <table:table-cell office:value-type="float" office:value="0.00335150220000001" calcext:value-type="float">
            <text:p>0.00335150220000001</text:p>
          </table:table-cell>
          <table:table-cell office:value-type="float" office:value="0.0035083071" calcext:value-type="float">
            <text:p>0.0035083071</text:p>
          </table:table-cell>
          <table:table-cell office:value-type="float" office:value="0.0094595552" calcext:value-type="float">
            <text:p>0.0094595552</text:p>
          </table:table-cell>
          <table:table-cell office:value-type="float" office:value="-0.000612586700000001" calcext:value-type="float">
            <text:p>-0.000612586700000001</text:p>
          </table:table-cell>
          <table:table-cell office:value-type="float" office:value="-0.00213123109999999" calcext:value-type="float">
            <text:p>-0.00213123109999999</text:p>
          </table:table-cell>
          <table:table-cell office:value-type="float" office:value="0.000335209099999997" calcext:value-type="float">
            <text:p>0.000335209099999997</text:p>
          </table:table-cell>
          <table:table-cell office:value-type="float" office:value="-0.0022752508" calcext:value-type="float">
            <text:p>-0.00227525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103263243969" calcext:value-type="float">
            <text:p>-0.103263243969</text:p>
          </table:table-cell>
          <table:table-cell office:value-type="float" office:value="-0.00196149949999999" calcext:value-type="float">
            <text:p>-0.00196149949999999</text:p>
          </table:table-cell>
          <table:table-cell office:value-type="float" office:value="-0.00123148419999999" calcext:value-type="float">
            <text:p>-0.00123148419999999</text:p>
          </table:table-cell>
          <table:table-cell office:value-type="float" office:value="-0.0020046905" calcext:value-type="float">
            <text:p>-0.0020046905</text:p>
          </table:table-cell>
          <table:table-cell office:value-type="float" office:value="-0.00270558899999999" calcext:value-type="float">
            <text:p>-0.00270558899999999</text:p>
          </table:table-cell>
          <table:table-cell office:value-type="float" office:value="-0.000279411699999996" calcext:value-type="float">
            <text:p>-0.000279411699999996</text:p>
          </table:table-cell>
          <table:table-cell office:value-type="float" office:value="0.00132586060000001" calcext:value-type="float">
            <text:p>0.00132586060000001</text:p>
          </table:table-cell>
          <table:table-cell office:value-type="float" office:value="0.0033526644" calcext:value-type="float">
            <text:p>0.0033526644</text:p>
          </table:table-cell>
          <table:table-cell office:value-type="float" office:value="0.0096285119" calcext:value-type="float">
            <text:p>0.0096285119</text:p>
          </table:table-cell>
          <table:table-cell office:value-type="float" office:value="0.000239633000000003" calcext:value-type="float">
            <text:p>0.000239633000000003</text:p>
          </table:table-cell>
          <table:table-cell office:value-type="float" office:value="-0.00259978329999999" calcext:value-type="float">
            <text:p>-0.00259978329999999</text:p>
          </table:table-cell>
          <table:table-cell office:value-type="float" office:value="-0.000622123500000002" calcext:value-type="float">
            <text:p>-0.000622123500000002</text:p>
          </table:table-cell>
          <table:table-cell office:value-type="float" office:value="-0.0018291399" calcext:value-type="float">
            <text:p>-0.001829139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103192527153" calcext:value-type="float">
            <text:p>-0.103192527153</text:p>
          </table:table-cell>
          <table:table-cell office:value-type="float" office:value="-0.0012943596" calcext:value-type="float">
            <text:p>-0.0012943596</text:p>
          </table:table-cell>
          <table:table-cell office:value-type="float" office:value="-0.000867135800000002" calcext:value-type="float">
            <text:p>-0.000867135800000002</text:p>
          </table:table-cell>
          <table:table-cell office:value-type="float" office:value="-0.000933177800000004" calcext:value-type="float">
            <text:p>-0.000933177800000004</text:p>
          </table:table-cell>
          <table:table-cell office:value-type="float" office:value="-0.00109919160000001" calcext:value-type="float">
            <text:p>-0.00109919160000001</text:p>
          </table:table-cell>
          <table:table-cell office:value-type="float" office:value="-0.000835835900000012" calcext:value-type="float">
            <text:p>-0.000835835900000012</text:p>
          </table:table-cell>
          <table:table-cell office:value-type="float" office:value="0.00296178459999999" calcext:value-type="float">
            <text:p>0.00296178459999999</text:p>
          </table:table-cell>
          <table:table-cell office:value-type="float" office:value="0.00321184099999999" calcext:value-type="float">
            <text:p>0.00321184099999999</text:p>
          </table:table-cell>
          <table:table-cell office:value-type="float" office:value="0.0102236942" calcext:value-type="float">
            <text:p>0.0102236942</text:p>
          </table:table-cell>
          <table:table-cell office:value-type="float" office:value="0.000378832199999998" calcext:value-type="float">
            <text:p>0.000378832199999998</text:p>
          </table:table-cell>
          <table:table-cell office:value-type="float" office:value="-0.00267918410000001" calcext:value-type="float">
            <text:p>-0.00267918410000001</text:p>
          </table:table-cell>
          <table:table-cell office:value-type="float" office:value="0.000865153999999993" calcext:value-type="float">
            <text:p>0.000865153999999993</text:p>
          </table:table-cell>
          <table:table-cell office:value-type="float" office:value="-0.00157943370000001" calcext:value-type="float">
            <text:p>-0.0015794337000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10392592983623" calcext:value-type="float">
            <text:p>-0.10392592983623</text:p>
          </table:table-cell>
          <table:table-cell office:value-type="float" office:value="-0.00018157810000001" calcext:value-type="float">
            <text:p>-0.00018157810000001</text:p>
            <draw:frame draw:z-index="2" draw:style-name="gr1" draw:text-style-name="P1" svg:width="15.999cm" svg:height="8.999cm" svg:x="1.668cm" svg:y="0.415cm">
              <draw:object draw:notify-on-update-of-ranges="00b_df_complete_background_subtracted_and_dropped.A2:00b_df_complete_background_subtracted_and_dropped.A131 00b_df_complete_background_subtracted_and_dropped.K1:00b_df_complete_background_subtracted_and_dropped.K1 00b_df_complete_background_subtracted_and_dropped.K2:00b_df_complete_background_subtracted_and_dropped.K131 00b_df_complete_background_subtracted_and_dropped.A2:00b_df_complete_background_subtracted_and_dropped.A131 00b_df_complete_background_subtracted_and_dropped.L1:00b_df_complete_background_subtracted_and_dropped.L1 00b_df_complete_background_subtracted_and_dropped.L2:00b_df_complete_background_subtracted_and_dropped.L131 00b_df_complete_background_subtracted_and_dropped.A2:00b_df_complete_background_subtracted_and_dropped.A131 00b_df_complete_background_subtracted_and_dropped.M1:00b_df_complete_background_subtracted_and_dropped.M1 00b_df_complete_background_subtracted_and_dropped.M2:00b_df_complete_background_subtracted_and_dropped.M131 00b_df_complete_background_subtracted_and_dropped.A2:00b_df_complete_background_subtracted_and_dropped.A131 00b_df_complete_background_subtracted_and_dropped.N1:00b_df_complete_background_subtracted_and_dropped.N1 00b_df_complete_background_subtracted_and_dropped.N2:00b_df_complete_background_subtracted_and_dropped.N1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-0.00104276830000001" calcext:value-type="float">
            <text:p>-0.00104276830000001</text:p>
          </table:table-cell>
          <table:table-cell office:value-type="float" office:value="-0.00176361200000001" calcext:value-type="float">
            <text:p>-0.00176361200000001</text:p>
          </table:table-cell>
          <table:table-cell office:value-type="float" office:value="-0.0015714839" calcext:value-type="float">
            <text:p>-0.0015714839</text:p>
          </table:table-cell>
          <table:table-cell office:value-type="float" office:value="-0.000288672700000006" calcext:value-type="float">
            <text:p>-0.000288672700000006</text:p>
          </table:table-cell>
          <table:table-cell office:value-type="float" office:value="0.00262323769999999" calcext:value-type="float">
            <text:p>0.00262323769999999</text:p>
          </table:table-cell>
          <table:table-cell office:value-type="float" office:value="0.00399525469999999" calcext:value-type="float">
            <text:p>0.00399525469999999</text:p>
          </table:table-cell>
          <table:table-cell office:value-type="float" office:value="0.0107194186" calcext:value-type="float">
            <text:p>0.0107194186</text:p>
          </table:table-cell>
          <table:table-cell office:value-type="float" office:value="0.000849753599999989" calcext:value-type="float">
            <text:p>0.000849753599999989</text:p>
          </table:table-cell>
          <table:table-cell office:value-type="float" office:value="-0.00267858800000001" calcext:value-type="float">
            <text:p>-0.00267858800000001</text:p>
          </table:table-cell>
          <table:table-cell office:value-type="float" office:value="0.00122344499999999" calcext:value-type="float">
            <text:p>0.00122344499999999</text:p>
          </table:table-cell>
          <table:table-cell office:value-type="float" office:value="-0.000870607800000006" calcext:value-type="float">
            <text:p>-0.0008706078000000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1038650774149" calcext:value-type="float">
            <text:p>-0.1038650774149</text:p>
          </table:table-cell>
          <table:table-cell office:value-type="float" office:value="0.000173099400000001" calcext:value-type="float">
            <text:p>0.000173099400000001</text:p>
          </table:table-cell>
          <table:table-cell office:value-type="float" office:value="-0.00108498329999999" calcext:value-type="float">
            <text:p>-0.00108498329999999</text:p>
          </table:table-cell>
          <table:table-cell office:value-type="float" office:value="-0.0012331381" calcext:value-type="float">
            <text:p>-0.0012331381</text:p>
          </table:table-cell>
          <table:table-cell office:value-type="float" office:value="-0.0010596439" calcext:value-type="float">
            <text:p>-0.0010596439</text:p>
          </table:table-cell>
          <table:table-cell office:value-type="float" office:value="0.0000406876000000056" calcext:value-type="float">
            <text:p>4.06876000000056E-05</text:p>
          </table:table-cell>
          <table:table-cell office:value-type="float" office:value="0.0021955744" calcext:value-type="float">
            <text:p>0.0021955744</text:p>
          </table:table-cell>
          <table:table-cell office:value-type="float" office:value="0.00454415380000001" calcext:value-type="float">
            <text:p>0.00454415380000001</text:p>
          </table:table-cell>
          <table:table-cell office:value-type="float" office:value="0.0110369697" calcext:value-type="float">
            <text:p>0.0110369697</text:p>
          </table:table-cell>
          <table:table-cell office:value-type="float" office:value="0.0010847375" calcext:value-type="float">
            <text:p>0.0010847375</text:p>
          </table:table-cell>
          <table:table-cell office:value-type="float" office:value="-0.0012029856" calcext:value-type="float">
            <text:p>-0.0012029856</text:p>
          </table:table-cell>
          <table:table-cell office:value-type="float" office:value="0.000491015600000005" calcext:value-type="float">
            <text:p>0.000491015600000005</text:p>
          </table:table-cell>
          <table:table-cell office:value-type="float" office:value="-0.000611767099999994" calcext:value-type="float">
            <text:p>-0.0006117670999999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1056650086441" calcext:value-type="float">
            <text:p>-0.1056650086441</text:p>
          </table:table-cell>
          <table:table-cell office:value-type="float" office:value="-0.001761578" calcext:value-type="float">
            <text:p>-0.001761578</text:p>
          </table:table-cell>
          <table:table-cell office:value-type="float" office:value="-0.0015380532" calcext:value-type="float">
            <text:p>-0.0015380532</text:p>
          </table:table-cell>
          <table:table-cell office:value-type="float" office:value="-0.00183331219999999" calcext:value-type="float">
            <text:p>-0.00183331219999999</text:p>
          </table:table-cell>
          <table:table-cell office:value-type="float" office:value="-0.0016105101" calcext:value-type="float">
            <text:p>-0.0016105101</text:p>
          </table:table-cell>
          <table:table-cell office:value-type="float" office:value="-0.000274881699999993" calcext:value-type="float">
            <text:p>-0.000274881699999993</text:p>
          </table:table-cell>
          <table:table-cell office:value-type="float" office:value="0.00237936530000001" calcext:value-type="float">
            <text:p>0.00237936530000001</text:p>
          </table:table-cell>
          <table:table-cell office:value-type="float" office:value="0.00438068060000001" calcext:value-type="float">
            <text:p>0.00438068060000001</text:p>
          </table:table-cell>
          <table:table-cell office:value-type="float" office:value="0.0098994821" calcext:value-type="float">
            <text:p>0.0098994821</text:p>
          </table:table-cell>
          <table:table-cell office:value-type="float" office:value="0.0000712424000000045" calcext:value-type="float">
            <text:p>7.12424000000045E-05</text:p>
          </table:table-cell>
          <table:table-cell office:value-type="float" office:value="-0.0027827919" calcext:value-type="float">
            <text:p>-0.0027827919</text:p>
          </table:table-cell>
          <table:table-cell office:value-type="float" office:value="-0.0000315382999999947" calcext:value-type="float">
            <text:p>-3.15382999999947E-05</text:p>
          </table:table-cell>
          <table:table-cell office:value-type="float" office:value="-0.001399912" calcext:value-type="float">
            <text:p>-0.0013999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106888201669" calcext:value-type="float">
            <text:p>-0.106888201669</text:p>
          </table:table-cell>
          <table:table-cell office:value-type="float" office:value="-0.0010933206" calcext:value-type="float">
            <text:p>-0.0010933206</text:p>
          </table:table-cell>
          <table:table-cell office:value-type="float" office:value="-0.0017444343" calcext:value-type="float">
            <text:p>-0.0017444343</text:p>
          </table:table-cell>
          <table:table-cell office:value-type="float" office:value="-0.0025800914" calcext:value-type="float">
            <text:p>-0.0025800914</text:p>
          </table:table-cell>
          <table:table-cell office:value-type="float" office:value="-0.0018411279" calcext:value-type="float">
            <text:p>-0.0018411279</text:p>
          </table:table-cell>
          <table:table-cell office:value-type="float" office:value="-0.000639498299999999" calcext:value-type="float">
            <text:p>-0.000639498299999999</text:p>
          </table:table-cell>
          <table:table-cell office:value-type="float" office:value="0.001366511" calcext:value-type="float">
            <text:p>0.001366511</text:p>
          </table:table-cell>
          <table:table-cell office:value-type="float" office:value="0.0026358068" calcext:value-type="float">
            <text:p>0.0026358068</text:p>
          </table:table-cell>
          <table:table-cell office:value-type="float" office:value="0.0086215734" calcext:value-type="float">
            <text:p>0.0086215734</text:p>
          </table:table-cell>
          <table:table-cell office:value-type="float" office:value="-0.000639438700000009" calcext:value-type="float">
            <text:p>-0.000639438700000009</text:p>
          </table:table-cell>
          <table:table-cell office:value-type="float" office:value="-0.002457656" calcext:value-type="float">
            <text:p>-0.002457656</text:p>
          </table:table-cell>
          <table:table-cell office:value-type="float" office:value="-0.000734195100000001" calcext:value-type="float">
            <text:p>-0.000734195100000001</text:p>
          </table:table-cell>
          <table:table-cell office:value-type="float" office:value="-0.0021667257" calcext:value-type="float">
            <text:p>-0.002166725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10763195863206" calcext:value-type="float">
            <text:p>-0.10763195863206</text:p>
          </table:table-cell>
          <table:table-cell office:value-type="float" office:value="-0.00134389850000001" calcext:value-type="float">
            <text:p>-0.00134389850000001</text:p>
          </table:table-cell>
          <table:table-cell office:value-type="float" office:value="-0.00255746400000001" calcext:value-type="float">
            <text:p>-0.00255746400000001</text:p>
          </table:table-cell>
          <table:table-cell office:value-type="float" office:value="-0.00251863150000001" calcext:value-type="float">
            <text:p>-0.00251863150000001</text:p>
          </table:table-cell>
          <table:table-cell office:value-type="float" office:value="-0.00210067630000001" calcext:value-type="float">
            <text:p>-0.00210067630000001</text:p>
          </table:table-cell>
          <table:table-cell office:value-type="float" office:value="-0.000694267500000012" calcext:value-type="float">
            <text:p>-0.000694267500000012</text:p>
          </table:table-cell>
          <table:table-cell office:value-type="float" office:value="0.00261234489999999" calcext:value-type="float">
            <text:p>0.00261234489999999</text:p>
          </table:table-cell>
          <table:table-cell office:value-type="float" office:value="0.0036329552" calcext:value-type="float">
            <text:p>0.0036329552</text:p>
          </table:table-cell>
          <table:table-cell office:value-type="float" office:value="0.0098091885" calcext:value-type="float">
            <text:p>0.0098091885</text:p>
          </table:table-cell>
          <table:table-cell office:value-type="float" office:value="-0.000594176400000007" calcext:value-type="float">
            <text:p>-0.000594176400000007</text:p>
          </table:table-cell>
          <table:table-cell office:value-type="float" office:value="-0.0018390268" calcext:value-type="float">
            <text:p>-0.0018390268</text:p>
          </table:table-cell>
          <table:table-cell office:value-type="float" office:value="-0.000426277500000002" calcext:value-type="float">
            <text:p>-0.000426277500000002</text:p>
          </table:table-cell>
          <table:table-cell office:value-type="float" office:value="-0.0023767725" calcext:value-type="float">
            <text:p>-0.00237677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1070043575843" calcext:value-type="float">
            <text:p>-0.1070043575843</text:p>
          </table:table-cell>
          <table:table-cell office:value-type="float" office:value="-0.0000991671999999999" calcext:value-type="float">
            <text:p>-0.0000991671999999999</text:p>
          </table:table-cell>
          <table:table-cell office:value-type="float" office:value="-0.0010833516" calcext:value-type="float">
            <text:p>-0.0010833516</text:p>
          </table:table-cell>
          <table:table-cell office:value-type="float" office:value="-0.0000846682999999932" calcext:value-type="float">
            <text:p>-8.46682999999932E-05</text:p>
          </table:table-cell>
          <table:table-cell office:value-type="float" office:value="-0.000984005600000004" calcext:value-type="float">
            <text:p>-0.000984005600000004</text:p>
          </table:table-cell>
          <table:table-cell office:value-type="float" office:value="0.000989891600000001" calcext:value-type="float">
            <text:p>0.000989891600000001</text:p>
          </table:table-cell>
          <table:table-cell office:value-type="float" office:value="0.0037435219" calcext:value-type="float">
            <text:p>0.0037435219</text:p>
          </table:table-cell>
          <table:table-cell office:value-type="float" office:value="0.0044368729" calcext:value-type="float">
            <text:p>0.0044368729</text:p>
          </table:table-cell>
          <table:table-cell office:value-type="float" office:value="0.0112150684" calcext:value-type="float">
            <text:p>0.0112150684</text:p>
          </table:table-cell>
          <table:table-cell office:value-type="float" office:value="0.000467889100000007" calcext:value-type="float">
            <text:p>0.000467889100000007</text:p>
          </table:table-cell>
          <table:table-cell office:value-type="float" office:value="-0.0019239038" calcext:value-type="float">
            <text:p>-0.0019239038</text:p>
          </table:table-cell>
          <table:table-cell office:value-type="float" office:value="0.0013969392" calcext:value-type="float">
            <text:p>0.0013969392</text:p>
          </table:table-cell>
          <table:table-cell office:value-type="float" office:value="0.0000002012000000079" calcext:value-type="float">
            <text:p>2.012000000079E-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109555532039" calcext:value-type="float">
            <text:p>-0.109555532039</text:p>
          </table:table-cell>
          <table:table-cell office:value-type="float" office:value="-0.000934258199999996" calcext:value-type="float">
            <text:p>-0.000934258199999996</text:p>
          </table:table-cell>
          <table:table-cell office:value-type="float" office:value="-0.00162637979999999" calcext:value-type="float">
            <text:p>-0.00162637979999999</text:p>
          </table:table-cell>
          <table:table-cell office:value-type="float" office:value="-0.00186504429999999" calcext:value-type="float">
            <text:p>-0.00186504429999999</text:p>
          </table:table-cell>
          <table:table-cell office:value-type="float" office:value="-0.000980027100000003" calcext:value-type="float">
            <text:p>-0.000980027100000003</text:p>
          </table:table-cell>
          <table:table-cell office:value-type="float" office:value="-0.0012855009" calcext:value-type="float">
            <text:p>-0.0012855009</text:p>
          </table:table-cell>
          <table:table-cell office:value-type="float" office:value="0.00250188260000001" calcext:value-type="float">
            <text:p>0.00250188260000001</text:p>
          </table:table-cell>
          <table:table-cell office:value-type="float" office:value="0.0050185024" calcext:value-type="float">
            <text:p>0.0050185024</text:p>
          </table:table-cell>
          <table:table-cell office:value-type="float" office:value="0.0097818747" calcext:value-type="float">
            <text:p>0.0097818747</text:p>
          </table:table-cell>
          <table:table-cell office:value-type="float" office:value="0.000623129299999997" calcext:value-type="float">
            <text:p>0.000623129299999997</text:p>
          </table:table-cell>
          <table:table-cell office:value-type="float" office:value="-0.00167988249999999" calcext:value-type="float">
            <text:p>-0.00167988249999999</text:p>
          </table:table-cell>
          <table:table-cell office:value-type="float" office:value="-0.000740379099999994" calcext:value-type="float">
            <text:p>-0.000740379099999994</text:p>
          </table:table-cell>
          <table:table-cell office:value-type="float" office:value="0.000155501000000002" calcext:value-type="float">
            <text:p>0.00015550100000000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1090098554959" calcext:value-type="float">
            <text:p>-0.1090098554959</text:p>
          </table:table-cell>
          <table:table-cell office:value-type="float" office:value="-0.0011344552" calcext:value-type="float">
            <text:p>-0.0011344552</text:p>
          </table:table-cell>
          <table:table-cell office:value-type="float" office:value="-0.0014539212" calcext:value-type="float">
            <text:p>-0.0014539212</text:p>
          </table:table-cell>
          <table:table-cell office:value-type="float" office:value="-0.001775369" calcext:value-type="float">
            <text:p>-0.001775369</text:p>
          </table:table-cell>
          <table:table-cell office:value-type="float" office:value="-0.0016422346" calcext:value-type="float">
            <text:p>-0.0016422346</text:p>
          </table:table-cell>
          <table:table-cell office:value-type="float" office:value="-0.000160336499999997" calcext:value-type="float">
            <text:p>-0.000160336499999997</text:p>
          </table:table-cell>
          <table:table-cell office:value-type="float" office:value="0.00245331980000001" calcext:value-type="float">
            <text:p>0.00245331980000001</text:p>
          </table:table-cell>
          <table:table-cell office:value-type="float" office:value="0.0041017309" calcext:value-type="float">
            <text:p>0.0041017309</text:p>
          </table:table-cell>
          <table:table-cell office:value-type="float" office:value="0.0090694055" calcext:value-type="float">
            <text:p>0.0090694055</text:p>
          </table:table-cell>
          <table:table-cell office:value-type="float" office:value="0.00112292920000001" calcext:value-type="float">
            <text:p>0.00112292920000001</text:p>
          </table:table-cell>
          <table:table-cell office:value-type="float" office:value="-0.0017845854" calcext:value-type="float">
            <text:p>-0.0017845854</text:p>
          </table:table-cell>
          <table:table-cell office:value-type="float" office:value="-0.0000446437999999938" calcext:value-type="float">
            <text:p>-4.46437999999938E-05</text:p>
          </table:table-cell>
          <table:table-cell office:value-type="float" office:value="-0.00122090429999999" calcext:value-type="float">
            <text:p>-0.001220904299999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1092570535906" calcext:value-type="float">
            <text:p>-0.1092570535906</text:p>
          </table:table-cell>
          <table:table-cell office:value-type="float" office:value="0.000681109700000002" calcext:value-type="float">
            <text:p>0.000681109700000002</text:p>
          </table:table-cell>
          <table:table-cell office:value-type="float" office:value="0.0000577718000000088" calcext:value-type="float">
            <text:p>5.77718000000088E-05</text:p>
          </table:table-cell>
          <table:table-cell office:value-type="float" office:value="-0.000298015799999996" calcext:value-type="float">
            <text:p>-0.000298015799999996</text:p>
          </table:table-cell>
          <table:table-cell office:value-type="float" office:value="-0.0000634118999999905" calcext:value-type="float">
            <text:p>-6.34118999999905E-05</text:p>
          </table:table-cell>
          <table:table-cell office:value-type="float" office:value="0.000912711000000011" calcext:value-type="float">
            <text:p>0.000912711000000011</text:p>
          </table:table-cell>
          <table:table-cell office:value-type="float" office:value="0.00410530720000001" calcext:value-type="float">
            <text:p>0.00410530720000001</text:p>
          </table:table-cell>
          <table:table-cell office:value-type="float" office:value="0.00577808170000001" calcext:value-type="float">
            <text:p>0.00577808170000001</text:p>
          </table:table-cell>
          <table:table-cell office:value-type="float" office:value="0.0114917308" calcext:value-type="float">
            <text:p>0.0114917308</text:p>
          </table:table-cell>
          <table:table-cell office:value-type="float" office:value="0.00167646260000001" calcext:value-type="float">
            <text:p>0.00167646260000001</text:p>
          </table:table-cell>
          <table:table-cell office:value-type="float" office:value="-0.000467523899999989" calcext:value-type="float">
            <text:p>-0.000467523899999989</text:p>
          </table:table-cell>
          <table:table-cell office:value-type="float" office:value="0.00189591200000001" calcext:value-type="float">
            <text:p>0.00189591200000001</text:p>
          </table:table-cell>
          <table:table-cell office:value-type="float" office:value="0.000253692300000011" calcext:value-type="float">
            <text:p>0.0002536923000000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1113966073905" calcext:value-type="float">
            <text:p>-0.1113966073905</text:p>
          </table:table-cell>
          <table:table-cell office:value-type="float" office:value="-0.000884547799999996" calcext:value-type="float">
            <text:p>-0.000884547799999996</text:p>
          </table:table-cell>
          <table:table-cell office:value-type="float" office:value="-0.00177171820000001" calcext:value-type="float">
            <text:p>-0.00177171820000001</text:p>
          </table:table-cell>
          <table:table-cell office:value-type="float" office:value="-0.00200827420000001" calcext:value-type="float">
            <text:p>-0.00200827420000001</text:p>
          </table:table-cell>
          <table:table-cell office:value-type="float" office:value="-0.00230366730000001" calcext:value-type="float">
            <text:p>-0.00230366730000001</text:p>
          </table:table-cell>
          <table:table-cell office:value-type="float" office:value="0.0000107511999999921" calcext:value-type="float">
            <text:p>1.07511999999921E-05</text:p>
          </table:table-cell>
          <table:table-cell office:value-type="float" office:value="0.00283883509999999" calcext:value-type="float">
            <text:p>0.00283883509999999</text:p>
          </table:table-cell>
          <table:table-cell office:value-type="float" office:value="0.00408045209999999" calcext:value-type="float">
            <text:p>0.00408045209999999</text:p>
          </table:table-cell>
          <table:table-cell office:value-type="float" office:value="0.009605974" calcext:value-type="float">
            <text:p>0.009605974</text:p>
          </table:table-cell>
          <table:table-cell office:value-type="float" office:value="0.0008709878" calcext:value-type="float">
            <text:p>0.0008709878</text:p>
          </table:table-cell>
          <table:table-cell office:value-type="float" office:value="-0.0012805015" calcext:value-type="float">
            <text:p>-0.0012805015</text:p>
          </table:table-cell>
          <table:table-cell office:value-type="float" office:value="0.000682048500000004" calcext:value-type="float">
            <text:p>0.000682048500000004</text:p>
          </table:table-cell>
          <table:table-cell office:value-type="float" office:value="-0.000859551100000008" calcext:value-type="float">
            <text:p>-0.0008595511000000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1127535358336" calcext:value-type="float">
            <text:p>-0.1127535358336</text:p>
          </table:table-cell>
          <table:table-cell office:value-type="float" office:value="-0.0010914355" calcext:value-type="float">
            <text:p>-0.0010914355</text:p>
          </table:table-cell>
          <table:table-cell office:value-type="float" office:value="-0.0013158023" calcext:value-type="float">
            <text:p>-0.0013158023</text:p>
          </table:table-cell>
          <table:table-cell office:value-type="float" office:value="-0.0014507696" calcext:value-type="float">
            <text:p>-0.0014507696</text:p>
          </table:table-cell>
          <table:table-cell office:value-type="float" office:value="-0.0010975823" calcext:value-type="float">
            <text:p>-0.0010975823</text:p>
          </table:table-cell>
          <table:table-cell office:value-type="float" office:value="-0.000561766300000002" calcext:value-type="float">
            <text:p>-0.000561766300000002</text:p>
          </table:table-cell>
          <table:table-cell office:value-type="float" office:value="0.0039105416" calcext:value-type="float">
            <text:p>0.0039105416</text:p>
          </table:table-cell>
          <table:table-cell office:value-type="float" office:value="0.00486343360000001" calcext:value-type="float">
            <text:p>0.00486343360000001</text:p>
          </table:table-cell>
          <table:table-cell office:value-type="float" office:value="0.0105173215" calcext:value-type="float">
            <text:p>0.0105173215</text:p>
          </table:table-cell>
          <table:table-cell office:value-type="float" office:value="-0.0000809355999999983" calcext:value-type="float">
            <text:p>-8.09355999999983E-05</text:p>
          </table:table-cell>
          <table:table-cell office:value-type="float" office:value="-0.001543723" calcext:value-type="float">
            <text:p>-0.001543723</text:p>
          </table:table-cell>
          <table:table-cell office:value-type="float" office:value="0.0010587722" calcext:value-type="float">
            <text:p>0.0010587722</text:p>
          </table:table-cell>
          <table:table-cell office:value-type="float" office:value="-0.0013319626" calcext:value-type="float">
            <text:p>-0.00133196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113171796648044" calcext:value-type="float">
            <text:p>-0.113171796648044</text:p>
          </table:table-cell>
          <table:table-cell office:value-type="float" office:value="-0.00108622010000001" calcext:value-type="float">
            <text:p>-0.00108622010000001</text:p>
          </table:table-cell>
          <table:table-cell office:value-type="float" office:value="-0.0013677701" calcext:value-type="float">
            <text:p>-0.0013677701</text:p>
          </table:table-cell>
          <table:table-cell office:value-type="float" office:value="-0.00139227510000001" calcext:value-type="float">
            <text:p>-0.00139227510000001</text:p>
          </table:table-cell>
          <table:table-cell office:value-type="float" office:value="-0.000297591100000008" calcext:value-type="float">
            <text:p>-0.000297591100000008</text:p>
          </table:table-cell>
          <table:table-cell office:value-type="float" office:value="-0.000719286499999999" calcext:value-type="float">
            <text:p>-0.000719286499999999</text:p>
          </table:table-cell>
          <table:table-cell office:value-type="float" office:value="0.0032726526" calcext:value-type="float">
            <text:p>0.0032726526</text:p>
          </table:table-cell>
          <table:table-cell office:value-type="float" office:value="0.0043996424" calcext:value-type="float">
            <text:p>0.0043996424</text:p>
          </table:table-cell>
          <table:table-cell office:value-type="float" office:value="0.0098764301" calcext:value-type="float">
            <text:p>0.0098764301</text:p>
          </table:table-cell>
          <table:table-cell office:value-type="float" office:value="0.000173807200000001" calcext:value-type="float">
            <text:p>0.000173807200000001</text:p>
          </table:table-cell>
          <table:table-cell office:value-type="float" office:value="-0.0012059957" calcext:value-type="float">
            <text:p>-0.0012059957</text:p>
          </table:table-cell>
          <table:table-cell office:value-type="float" office:value="0.000759780399999993" calcext:value-type="float">
            <text:p>0.000759780399999993</text:p>
          </table:table-cell>
          <table:table-cell office:value-type="float" office:value="-0.001441732" calcext:value-type="float">
            <text:p>-0.0014417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1141487088919" calcext:value-type="float">
            <text:p>-0.1141487088919</text:p>
          </table:table-cell>
          <table:table-cell office:value-type="float" office:value="-0.000784546100000005" calcext:value-type="float">
            <text:p>-0.000784546100000005</text:p>
          </table:table-cell>
          <table:table-cell office:value-type="float" office:value="-0.00219196820000001" calcext:value-type="float">
            <text:p>-0.00219196820000001</text:p>
          </table:table-cell>
          <table:table-cell office:value-type="float" office:value="-0.00205681469999999" calcext:value-type="float">
            <text:p>-0.00205681469999999</text:p>
          </table:table-cell>
          <table:table-cell office:value-type="float" office:value="-0.0014837831" calcext:value-type="float">
            <text:p>-0.0014837831</text:p>
          </table:table-cell>
          <table:table-cell office:value-type="float" office:value="-0.000524811400000005" calcext:value-type="float">
            <text:p>-0.000524811400000005</text:p>
          </table:table-cell>
          <table:table-cell office:value-type="float" office:value="0.0027015806" calcext:value-type="float">
            <text:p>0.0027015806</text:p>
          </table:table-cell>
          <table:table-cell office:value-type="float" office:value="0.00399430100000001" calcext:value-type="float">
            <text:p>0.00399430100000001</text:p>
          </table:table-cell>
          <table:table-cell office:value-type="float" office:value="0.0105399564" calcext:value-type="float">
            <text:p>0.0105399564</text:p>
          </table:table-cell>
          <table:table-cell office:value-type="float" office:value="0.000113390399999996" calcext:value-type="float">
            <text:p>0.000113390399999996</text:p>
          </table:table-cell>
          <table:table-cell office:value-type="float" office:value="-0.0018928349" calcext:value-type="float">
            <text:p>-0.0018928349</text:p>
          </table:table-cell>
          <table:table-cell office:value-type="float" office:value="-0.000212863100000002" calcext:value-type="float">
            <text:p>-0.000212863100000002</text:p>
          </table:table-cell>
          <table:table-cell office:value-type="float" office:value="-0.00172450389999999" calcext:value-type="float">
            <text:p>-0.001724503899999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115874158473" calcext:value-type="float">
            <text:p>-0.115874158473</text:p>
          </table:table-cell>
          <table:table-cell office:value-type="float" office:value="-0.0014760271" calcext:value-type="float">
            <text:p>-0.0014760271</text:p>
          </table:table-cell>
          <table:table-cell office:value-type="float" office:value="-0.00189489130000001" calcext:value-type="float">
            <text:p>-0.00189489130000001</text:p>
          </table:table-cell>
          <table:table-cell office:value-type="float" office:value="-0.0017896667" calcext:value-type="float">
            <text:p>-0.0017896667</text:p>
          </table:table-cell>
          <table:table-cell office:value-type="float" office:value="-0.0014141575" calcext:value-type="float">
            <text:p>-0.0014141575</text:p>
          </table:table-cell>
          <table:table-cell office:value-type="float" office:value="-0.000506922600000001" calcext:value-type="float">
            <text:p>-0.000506922600000001</text:p>
          </table:table-cell>
          <table:table-cell office:value-type="float" office:value="0.00298751139999999" calcext:value-type="float">
            <text:p>0.00298751139999999</text:p>
          </table:table-cell>
          <table:table-cell office:value-type="float" office:value="0.00328505779999999" calcext:value-type="float">
            <text:p>0.00328505779999999</text:p>
          </table:table-cell>
          <table:table-cell office:value-type="float" office:value="0.0103970766" calcext:value-type="float">
            <text:p>0.0103970766</text:p>
          </table:table-cell>
          <table:table-cell office:value-type="float" office:value="0.000851549199999996" calcext:value-type="float">
            <text:p>0.000851549199999996</text:p>
          </table:table-cell>
          <table:table-cell office:value-type="float" office:value="-0.002620779" calcext:value-type="float">
            <text:p>-0.002620779</text:p>
          </table:table-cell>
          <table:table-cell office:value-type="float" office:value="0.000663414599999995" calcext:value-type="float">
            <text:p>0.000663414599999995</text:p>
          </table:table-cell>
          <table:table-cell office:value-type="float" office:value="-0.00171956420000001" calcext:value-type="float">
            <text:p>-0.001719564200000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1165188183173" calcext:value-type="float">
            <text:p>-0.1165188183173</text:p>
          </table:table-cell>
          <table:table-cell office:value-type="float" office:value="-0.000292427799999995" calcext:value-type="float">
            <text:p>-0.000292427799999995</text:p>
          </table:table-cell>
          <table:table-cell office:value-type="float" office:value="-0.000769756699999999" calcext:value-type="float">
            <text:p>-0.000769756699999999</text:p>
          </table:table-cell>
          <table:table-cell office:value-type="float" office:value="-0.00185447929999999" calcext:value-type="float">
            <text:p>-0.00185447929999999</text:p>
          </table:table-cell>
          <table:table-cell office:value-type="float" office:value="-0.0007792041" calcext:value-type="float">
            <text:p>-0.0007792041</text:p>
          </table:table-cell>
          <table:table-cell office:value-type="float" office:value="-0.000510320099999989" calcext:value-type="float">
            <text:p>-0.000510320099999989</text:p>
          </table:table-cell>
          <table:table-cell office:value-type="float" office:value="0.00328626480000001" calcext:value-type="float">
            <text:p>0.00328626480000001</text:p>
          </table:table-cell>
          <table:table-cell office:value-type="float" office:value="0.00468381490000001" calcext:value-type="float">
            <text:p>0.00468381490000001</text:p>
          </table:table-cell>
          <table:table-cell office:value-type="float" office:value="0.0108538568" calcext:value-type="float">
            <text:p>0.0108538568</text:p>
          </table:table-cell>
          <table:table-cell office:value-type="float" office:value="0.000796541600000006" calcext:value-type="float">
            <text:p>0.000796541600000006</text:p>
          </table:table-cell>
          <table:table-cell office:value-type="float" office:value="-0.00148441639999999" calcext:value-type="float">
            <text:p>-0.00148441639999999</text:p>
          </table:table-cell>
          <table:table-cell office:value-type="float" office:value="-0.0000737905999999983" calcext:value-type="float">
            <text:p>-7.37905999999983E-05</text:p>
          </table:table-cell>
          <table:table-cell office:value-type="float" office:value="-0.000685974999999992" calcext:value-type="float">
            <text:p>-0.0006859749999999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11866455348472" calcext:value-type="float">
            <text:p>-0.11866455348472</text:p>
          </table:table-cell>
          <table:table-cell office:value-type="float" office:value="-0.0027457773" calcext:value-type="float">
            <text:p>-0.0027457773</text:p>
          </table:table-cell>
          <table:table-cell office:value-type="float" office:value="-0.0017725378" calcext:value-type="float">
            <text:p>-0.0017725378</text:p>
          </table:table-cell>
          <table:table-cell office:value-type="float" office:value="-0.0026691257" calcext:value-type="float">
            <text:p>-0.0026691257</text:p>
          </table:table-cell>
          <table:table-cell office:value-type="float" office:value="-0.0026620924" calcext:value-type="float">
            <text:p>-0.0026620924</text:p>
          </table:table-cell>
          <table:table-cell office:value-type="float" office:value="-0.0016101598" calcext:value-type="float">
            <text:p>-0.0016101598</text:p>
          </table:table-cell>
          <table:table-cell office:value-type="float" office:value="0.0025003106" calcext:value-type="float">
            <text:p>0.0025003106</text:p>
          </table:table-cell>
          <table:table-cell office:value-type="float" office:value="0.0032730252" calcext:value-type="float">
            <text:p>0.0032730252</text:p>
          </table:table-cell>
          <table:table-cell office:value-type="float" office:value="0.00903221970000001" calcext:value-type="float">
            <text:p>0.00903221970000001</text:p>
          </table:table-cell>
          <table:table-cell office:value-type="float" office:value="-0.000412084100000001" calcext:value-type="float">
            <text:p>-0.000412084100000001</text:p>
          </table:table-cell>
          <table:table-cell office:value-type="float" office:value="-0.0023979693" calcext:value-type="float">
            <text:p>-0.0023979693</text:p>
          </table:table-cell>
          <table:table-cell office:value-type="float" office:value="-0.000717334399999992" calcext:value-type="float">
            <text:p>-0.000717334399999992</text:p>
          </table:table-cell>
          <table:table-cell office:value-type="float" office:value="-0.0016818493" calcext:value-type="float">
            <text:p>-0.00168184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119909885121" calcext:value-type="float">
            <text:p>-0.119909885121</text:p>
          </table:table-cell>
          <table:table-cell office:value-type="float" office:value="-0.00132219489999999" calcext:value-type="float">
            <text:p>-0.00132219489999999</text:p>
          </table:table-cell>
          <table:table-cell office:value-type="float" office:value="-0.0021826849" calcext:value-type="float">
            <text:p>-0.0021826849</text:p>
          </table:table-cell>
          <table:table-cell office:value-type="float" office:value="-0.00233569739999999" calcext:value-type="float">
            <text:p>-0.00233569739999999</text:p>
          </table:table-cell>
          <table:table-cell office:value-type="float" office:value="-0.00223879519999999" calcext:value-type="float">
            <text:p>-0.00223879519999999</text:p>
          </table:table-cell>
          <table:table-cell office:value-type="float" office:value="-0.000615701099999991" calcext:value-type="float">
            <text:p>-0.000615701099999991</text:p>
          </table:table-cell>
          <table:table-cell office:value-type="float" office:value="0.00359108300000001" calcext:value-type="float">
            <text:p>0.00359108300000001</text:p>
          </table:table-cell>
          <table:table-cell office:value-type="float" office:value="0.0035931468" calcext:value-type="float">
            <text:p>0.0035931468</text:p>
          </table:table-cell>
          <table:table-cell office:value-type="float" office:value="0.00878407800000002" calcext:value-type="float">
            <text:p>0.00878407800000002</text:p>
          </table:table-cell>
          <table:table-cell office:value-type="float" office:value="0.000101849400000006" calcext:value-type="float">
            <text:p>0.000101849400000006</text:p>
          </table:table-cell>
          <table:table-cell office:value-type="float" office:value="-0.0017321929" calcext:value-type="float">
            <text:p>-0.0017321929</text:p>
          </table:table-cell>
          <table:table-cell office:value-type="float" office:value="0.000576868600000002" calcext:value-type="float">
            <text:p>0.000576868600000002</text:p>
          </table:table-cell>
          <table:table-cell office:value-type="float" office:value="-0.0016829297" calcext:value-type="float">
            <text:p>-0.001682929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1201091164767" calcext:value-type="float">
            <text:p>-0.1201091164767</text:p>
          </table:table-cell>
          <table:table-cell office:value-type="float" office:value="-0.00078008319999999" calcext:value-type="float">
            <text:p>-0.00078008319999999</text:p>
          </table:table-cell>
          <table:table-cell office:value-type="float" office:value="-0.000938326099999998" calcext:value-type="float">
            <text:p>-0.000938326099999998</text:p>
          </table:table-cell>
          <table:table-cell office:value-type="float" office:value="-0.000715546299999995" calcext:value-type="float">
            <text:p>-0.000715546299999995</text:p>
          </table:table-cell>
          <table:table-cell office:value-type="float" office:value="-0.00142678609999999" calcext:value-type="float">
            <text:p>-0.00142678609999999</text:p>
          </table:table-cell>
          <table:table-cell office:value-type="float" office:value="0.00085879870000001" calcext:value-type="float">
            <text:p>0.00085879870000001</text:p>
          </table:table-cell>
          <table:table-cell office:value-type="float" office:value="0.00366672880000001" calcext:value-type="float">
            <text:p>0.00366672880000001</text:p>
          </table:table-cell>
          <table:table-cell office:value-type="float" office:value="0.0043628067" calcext:value-type="float">
            <text:p>0.0043628067</text:p>
          </table:table-cell>
          <table:table-cell office:value-type="float" office:value="0.0104235858" calcext:value-type="float">
            <text:p>0.0104235858</text:p>
          </table:table-cell>
          <table:table-cell office:value-type="float" office:value="0.0013331473" calcext:value-type="float">
            <text:p>0.0013331473</text:p>
          </table:table-cell>
          <table:table-cell office:value-type="float" office:value="-0.0010246038" calcext:value-type="float">
            <text:p>-0.0010246038</text:p>
          </table:table-cell>
          <table:table-cell office:value-type="float" office:value="0.00119751700000001" calcext:value-type="float">
            <text:p>0.00119751700000001</text:p>
          </table:table-cell>
          <table:table-cell office:value-type="float" office:value="-0.000560559299999999" calcext:value-type="float">
            <text:p>-0.00056055929999999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123309634204" calcext:value-type="float">
            <text:p>-0.123309634204</text:p>
          </table:table-cell>
          <table:table-cell office:value-type="float" office:value="-0.0025141538" calcext:value-type="float">
            <text:p>-0.0025141538</text:p>
          </table:table-cell>
          <table:table-cell office:value-type="float" office:value="-0.00309138" calcext:value-type="float">
            <text:p>-0.00309138</text:p>
          </table:table-cell>
          <table:table-cell office:value-type="float" office:value="-0.00249525910000001" calcext:value-type="float">
            <text:p>-0.00249525910000001</text:p>
          </table:table-cell>
          <table:table-cell office:value-type="float" office:value="-0.00175131120000001" calcext:value-type="float">
            <text:p>-0.00175131120000001</text:p>
          </table:table-cell>
          <table:table-cell office:value-type="float" office:value="-0.0012698919" calcext:value-type="float">
            <text:p>-0.0012698919</text:p>
          </table:table-cell>
          <table:table-cell office:value-type="float" office:value="0.002403222" calcext:value-type="float">
            <text:p>0.002403222</text:p>
          </table:table-cell>
          <table:table-cell office:value-type="float" office:value="0.0036223828" calcext:value-type="float">
            <text:p>0.0036223828</text:p>
          </table:table-cell>
          <table:table-cell office:value-type="float" office:value="0.0093696564" calcext:value-type="float">
            <text:p>0.0093696564</text:p>
          </table:table-cell>
          <table:table-cell office:value-type="float" office:value="-0.000735998200000004" calcext:value-type="float">
            <text:p>-0.000735998200000004</text:p>
          </table:table-cell>
          <table:table-cell office:value-type="float" office:value="-0.00287844990000001" calcext:value-type="float">
            <text:p>-0.00287844990000001</text:p>
          </table:table-cell>
          <table:table-cell office:value-type="float" office:value="-0.000479221400000007" calcext:value-type="float">
            <text:p>-0.000479221400000007</text:p>
          </table:table-cell>
          <table:table-cell office:value-type="float" office:value="-0.0028228015" calcext:value-type="float">
            <text:p>-0.00282280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1236409308449" calcext:value-type="float">
            <text:p>-0.1236409308449</text:p>
          </table:table-cell>
          <table:table-cell office:value-type="float" office:value="-0.00208056719999999" calcext:value-type="float">
            <text:p>-0.00208056719999999</text:p>
          </table:table-cell>
          <table:table-cell office:value-type="float" office:value="-0.0017158389" calcext:value-type="float">
            <text:p>-0.0017158389</text:p>
          </table:table-cell>
          <table:table-cell office:value-type="float" office:value="-0.00149161370000001" calcext:value-type="float">
            <text:p>-0.00149161370000001</text:p>
          </table:table-cell>
          <table:table-cell office:value-type="float" office:value="-0.00155556950000001" calcext:value-type="float">
            <text:p>-0.00155556950000001</text:p>
          </table:table-cell>
          <table:table-cell office:value-type="float" office:value="0.0002028793" calcext:value-type="float">
            <text:p>0.0002028793</text:p>
          </table:table-cell>
          <table:table-cell office:value-type="float" office:value="0.0046546534" calcext:value-type="float">
            <text:p>0.0046546534</text:p>
          </table:table-cell>
          <table:table-cell office:value-type="float" office:value="0.00418985640000001" calcext:value-type="float">
            <text:p>0.00418985640000001</text:p>
          </table:table-cell>
          <table:table-cell office:value-type="float" office:value="0.00986362249999999" calcext:value-type="float">
            <text:p>0.00986362249999999</text:p>
          </table:table-cell>
          <table:table-cell office:value-type="float" office:value="0.000141322600000007" calcext:value-type="float">
            <text:p>0.000141322600000007</text:p>
          </table:table-cell>
          <table:table-cell office:value-type="float" office:value="-0.001905635" calcext:value-type="float">
            <text:p>-0.001905635</text:p>
          </table:table-cell>
          <table:table-cell office:value-type="float" office:value="0.000534869699999996" calcext:value-type="float">
            <text:p>0.000534869699999996</text:p>
          </table:table-cell>
          <table:table-cell office:value-type="float" office:value="-0.0010505691" calcext:value-type="float">
            <text:p>-0.001050569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1251930335122" calcext:value-type="float">
            <text:p>-0.1251930335122</text:p>
          </table:table-cell>
          <table:table-cell office:value-type="float" office:value="-0.00157699730000001" calcext:value-type="float">
            <text:p>-0.00157699730000001</text:p>
          </table:table-cell>
          <table:table-cell office:value-type="float" office:value="-0.0015688464" calcext:value-type="float">
            <text:p>-0.0015688464</text:p>
          </table:table-cell>
          <table:table-cell office:value-type="float" office:value="-0.0023726746" calcext:value-type="float">
            <text:p>-0.0023726746</text:p>
          </table:table-cell>
          <table:table-cell office:value-type="float" office:value="-0.0020091757" calcext:value-type="float">
            <text:p>-0.0020091757</text:p>
          </table:table-cell>
          <table:table-cell office:value-type="float" office:value="-0.000231377800000002" calcext:value-type="float">
            <text:p>-0.000231377800000002</text:p>
          </table:table-cell>
          <table:table-cell office:value-type="float" office:value="0.00295272469999999" calcext:value-type="float">
            <text:p>0.00295272469999999</text:p>
          </table:table-cell>
          <table:table-cell office:value-type="float" office:value="0.00434580449999999" calcext:value-type="float">
            <text:p>0.00434580449999999</text:p>
          </table:table-cell>
          <table:table-cell office:value-type="float" office:value="0.0110862851" calcext:value-type="float">
            <text:p>0.0110862851</text:p>
          </table:table-cell>
          <table:table-cell office:value-type="float" office:value="0.0010231138" calcext:value-type="float">
            <text:p>0.0010231138</text:p>
          </table:table-cell>
          <table:table-cell office:value-type="float" office:value="-0.0017265677" calcext:value-type="float">
            <text:p>-0.0017265677</text:p>
          </table:table-cell>
          <table:table-cell office:value-type="float" office:value="0.00118508940000001" calcext:value-type="float">
            <text:p>0.00118508940000001</text:p>
          </table:table-cell>
          <table:table-cell office:value-type="float" office:value="-0.0018542409" calcext:value-type="float">
            <text:p>-0.00185424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128522250106" calcext:value-type="float">
            <text:p>-0.128522250106</text:p>
          </table:table-cell>
          <table:table-cell office:value-type="float" office:value="-0.0033783615" calcext:value-type="float">
            <text:p>-0.0033783615</text:p>
          </table:table-cell>
          <table:table-cell office:value-type="float" office:value="-0.003112644" calcext:value-type="float">
            <text:p>-0.003112644</text:p>
          </table:table-cell>
          <table:table-cell office:value-type="float" office:value="-0.0031711832" calcext:value-type="float">
            <text:p>-0.0031711832</text:p>
          </table:table-cell>
          <table:table-cell office:value-type="float" office:value="-0.00298572330000001" calcext:value-type="float">
            <text:p>-0.00298572330000001</text:p>
          </table:table-cell>
          <table:table-cell office:value-type="float" office:value="-0.000785857400000006" calcext:value-type="float">
            <text:p>-0.000785857400000006</text:p>
          </table:table-cell>
          <table:table-cell office:value-type="float" office:value="0.00132013859999999" calcext:value-type="float">
            <text:p>0.00132013859999999</text:p>
          </table:table-cell>
          <table:table-cell office:value-type="float" office:value="0.00234699250000001" calcext:value-type="float">
            <text:p>0.00234699250000001</text:p>
          </table:table-cell>
          <table:table-cell office:value-type="float" office:value="0.0084352791" calcext:value-type="float">
            <text:p>0.0084352791</text:p>
          </table:table-cell>
          <table:table-cell office:value-type="float" office:value="-0.0010012388" calcext:value-type="float">
            <text:p>-0.0010012388</text:p>
          </table:table-cell>
          <table:table-cell office:value-type="float" office:value="-0.00364226100000001" calcext:value-type="float">
            <text:p>-0.00364226100000001</text:p>
          </table:table-cell>
          <table:table-cell office:value-type="float" office:value="-0.00118914249999999" calcext:value-type="float">
            <text:p>-0.00118914249999999</text:p>
          </table:table-cell>
          <table:table-cell office:value-type="float" office:value="-0.00301788" calcext:value-type="float">
            <text:p>-0.0030178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130032013012" calcext:value-type="float">
            <text:p>-0.130032013012</text:p>
          </table:table-cell>
          <table:table-cell office:value-type="float" office:value="-0.0022693872" calcext:value-type="float">
            <text:p>-0.0022693872</text:p>
          </table:table-cell>
          <table:table-cell office:value-type="float" office:value="-0.0024837553" calcext:value-type="float">
            <text:p>-0.0024837553</text:p>
          </table:table-cell>
          <table:table-cell office:value-type="float" office:value="-0.00262199339999999" calcext:value-type="float">
            <text:p>-0.00262199339999999</text:p>
          </table:table-cell>
          <table:table-cell office:value-type="float" office:value="-0.0023036599" calcext:value-type="float">
            <text:p>-0.0023036599</text:p>
          </table:table-cell>
          <table:table-cell office:value-type="float" office:value="-0.000994801500000003" calcext:value-type="float">
            <text:p>-0.000994801500000003</text:p>
          </table:table-cell>
          <table:table-cell office:value-type="float" office:value="0.00238846249999999" calcext:value-type="float">
            <text:p>0.00238846249999999</text:p>
          </table:table-cell>
          <table:table-cell office:value-type="float" office:value="0.00331637270000001" calcext:value-type="float">
            <text:p>0.00331637270000001</text:p>
          </table:table-cell>
          <table:table-cell office:value-type="float" office:value="0.0098208934" calcext:value-type="float">
            <text:p>0.0098208934</text:p>
          </table:table-cell>
          <table:table-cell office:value-type="float" office:value="0.0003960878" calcext:value-type="float">
            <text:p>0.0003960878</text:p>
          </table:table-cell>
          <table:table-cell office:value-type="float" office:value="-0.0026545077" calcext:value-type="float">
            <text:p>-0.0026545077</text:p>
          </table:table-cell>
          <table:table-cell office:value-type="float" office:value="-0.000499159100000007" calcext:value-type="float">
            <text:p>-0.000499159100000007</text:p>
          </table:table-cell>
          <table:table-cell office:value-type="float" office:value="-0.00234535329999999" calcext:value-type="float">
            <text:p>-0.002345353299999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13066006768882" calcext:value-type="float">
            <text:p>-0.13066006768882</text:p>
          </table:table-cell>
          <table:table-cell office:value-type="float" office:value="-0.00202091039999999" calcext:value-type="float">
            <text:p>-0.00202091039999999</text:p>
          </table:table-cell>
          <table:table-cell office:value-type="float" office:value="-0.0017298013" calcext:value-type="float">
            <text:p>-0.0017298013</text:p>
          </table:table-cell>
          <table:table-cell office:value-type="float" office:value="-0.0026967973" calcext:value-type="float">
            <text:p>-0.0026967973</text:p>
          </table:table-cell>
          <table:table-cell office:value-type="float" office:value="-0.0029332936" calcext:value-type="float">
            <text:p>-0.0029332936</text:p>
          </table:table-cell>
          <table:table-cell office:value-type="float" office:value="-0.00029441719999998" calcext:value-type="float">
            <text:p>-0.00029441719999998</text:p>
          </table:table-cell>
          <table:table-cell office:value-type="float" office:value="0.00327001510000002" calcext:value-type="float">
            <text:p>0.00327001510000002</text:p>
          </table:table-cell>
          <table:table-cell office:value-type="float" office:value="0.00381180640000001" calcext:value-type="float">
            <text:p>0.00381180640000001</text:p>
          </table:table-cell>
          <table:table-cell office:value-type="float" office:value="0.0101786107" calcext:value-type="float">
            <text:p>0.0101786107</text:p>
          </table:table-cell>
          <table:table-cell office:value-type="float" office:value="-0.000278264299999997" calcext:value-type="float">
            <text:p>-0.000278264299999997</text:p>
          </table:table-cell>
          <table:table-cell office:value-type="float" office:value="-0.00275237859999999" calcext:value-type="float">
            <text:p>-0.00275237859999999</text:p>
          </table:table-cell>
          <table:table-cell office:value-type="float" office:value="0.0000848174000000201" calcext:value-type="float">
            <text:p>8.48174000000201E-05</text:p>
          </table:table-cell>
          <table:table-cell office:value-type="float" office:value="-0.00135426219999998" calcext:value-type="float">
            <text:p>-0.0013542621999999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127012574382" calcext:value-type="float">
            <text:p>-0.127012574382</text:p>
          </table:table-cell>
          <table:table-cell office:value-type="float" office:value="-0.00161634390000001" calcext:value-type="float">
            <text:p>-0.00161634390000001</text:p>
          </table:table-cell>
          <table:table-cell office:value-type="float" office:value="-0.00205127900000002" calcext:value-type="float">
            <text:p>-0.00205127900000002</text:p>
          </table:table-cell>
          <table:table-cell office:value-type="float" office:value="-0.00197672100000001" calcext:value-type="float">
            <text:p>-0.00197672100000001</text:p>
          </table:table-cell>
          <table:table-cell office:value-type="float" office:value="-0.00141515590000001" calcext:value-type="float">
            <text:p>-0.00141515590000001</text:p>
          </table:table-cell>
          <table:table-cell office:value-type="float" office:value="-0.000148609300000019" calcext:value-type="float">
            <text:p>-0.000148609300000019</text:p>
          </table:table-cell>
          <table:table-cell office:value-type="float" office:value="0.003198862" calcext:value-type="float">
            <text:p>0.003198862</text:p>
          </table:table-cell>
          <table:table-cell office:value-type="float" office:value="0.00398443639999999" calcext:value-type="float">
            <text:p>0.00398443639999999</text:p>
          </table:table-cell>
          <table:table-cell office:value-type="float" office:value="0.011592865" calcext:value-type="float">
            <text:p>0.011592865</text:p>
          </table:table-cell>
          <table:table-cell office:value-type="float" office:value="0.000470831999999977" calcext:value-type="float">
            <text:p>0.000470831999999977</text:p>
          </table:table-cell>
          <table:table-cell office:value-type="float" office:value="-0.00209163880000002" calcext:value-type="float">
            <text:p>-0.00209163880000002</text:p>
          </table:table-cell>
          <table:table-cell office:value-type="float" office:value="-0.000340253200000001" calcext:value-type="float">
            <text:p>-0.000340253200000001</text:p>
          </table:table-cell>
          <table:table-cell office:value-type="float" office:value="-0.00120735920000001" calcext:value-type="float">
            <text:p>-0.0012073592000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128268268366" calcext:value-type="float">
            <text:p>-0.128268268366</text:p>
          </table:table-cell>
          <table:table-cell office:value-type="float" office:value="-0.00183513759999998" calcext:value-type="float">
            <text:p>-0.00183513759999998</text:p>
          </table:table-cell>
          <table:table-cell office:value-type="float" office:value="-0.00143004959999998" calcext:value-type="float">
            <text:p>-0.00143004959999998</text:p>
          </table:table-cell>
          <table:table-cell office:value-type="float" office:value="-0.00178290909999998" calcext:value-type="float">
            <text:p>-0.00178290909999998</text:p>
          </table:table-cell>
          <table:table-cell office:value-type="float" office:value="-0.0015879721" calcext:value-type="float">
            <text:p>-0.0015879721</text:p>
          </table:table-cell>
          <table:table-cell office:value-type="float" office:value="0.000196293000000014" calcext:value-type="float">
            <text:p>0.000196293000000014</text:p>
          </table:table-cell>
          <table:table-cell office:value-type="float" office:value="0.0042567104" calcext:value-type="float">
            <text:p>0.0042567104</text:p>
          </table:table-cell>
          <table:table-cell office:value-type="float" office:value="0.003698796" calcext:value-type="float">
            <text:p>0.003698796</text:p>
          </table:table-cell>
          <table:table-cell office:value-type="float" office:value="0.0113432854" calcext:value-type="float">
            <text:p>0.0113432854</text:p>
          </table:table-cell>
          <table:table-cell office:value-type="float" office:value="0.000521361800000009" calcext:value-type="float">
            <text:p>0.000521361800000009</text:p>
          </table:table-cell>
          <table:table-cell office:value-type="float" office:value="-0.00166501109999997" calcext:value-type="float">
            <text:p>-0.00166501109999997</text:p>
          </table:table-cell>
          <table:table-cell office:value-type="float" office:value="0.000288054300000007" calcext:value-type="float">
            <text:p>0.000288054300000007</text:p>
          </table:table-cell>
          <table:table-cell office:value-type="float" office:value="-0.000690043000000001" calcext:value-type="float">
            <text:p>-0.00069004300000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1306267794548" calcext:value-type="float">
            <text:p>-0.1306267794548</text:p>
          </table:table-cell>
          <table:table-cell office:value-type="float" office:value="-0.00156758729999998" calcext:value-type="float">
            <text:p>-0.00156758729999998</text:p>
          </table:table-cell>
          <table:table-cell office:value-type="float" office:value="-0.0012718588" calcext:value-type="float">
            <text:p>-0.0012718588</text:p>
          </table:table-cell>
          <table:table-cell office:value-type="float" office:value="-0.00221624969999998" calcext:value-type="float">
            <text:p>-0.00221624969999998</text:p>
          </table:table-cell>
          <table:table-cell office:value-type="float" office:value="-0.00149187449999999" calcext:value-type="float">
            <text:p>-0.00149187449999999</text:p>
          </table:table-cell>
          <table:table-cell office:value-type="float" office:value="0.000159323200000006" calcext:value-type="float">
            <text:p>0.000159323200000006</text:p>
          </table:table-cell>
          <table:table-cell office:value-type="float" office:value="0.0028839856" calcext:value-type="float">
            <text:p>0.0028839856</text:p>
          </table:table-cell>
          <table:table-cell office:value-type="float" office:value="0.00472687190000001" calcext:value-type="float">
            <text:p>0.00472687190000001</text:p>
          </table:table-cell>
          <table:table-cell office:value-type="float" office:value="0.0116991103" calcext:value-type="float">
            <text:p>0.0116991103</text:p>
          </table:table-cell>
          <table:table-cell office:value-type="float" office:value="0.000314652900000018" calcext:value-type="float">
            <text:p>0.000314652900000018</text:p>
          </table:table-cell>
          <table:table-cell office:value-type="float" office:value="-0.00236976149999998" calcext:value-type="float">
            <text:p>-0.00236976149999998</text:p>
          </table:table-cell>
          <table:table-cell office:value-type="float" office:value="-0.0000761448999999914" calcext:value-type="float">
            <text:p>-7.61448999999914E-05</text:p>
          </table:table-cell>
          <table:table-cell office:value-type="float" office:value="-0.0014165193" calcext:value-type="float">
            <text:p>-0.001416519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1337376455457" calcext:value-type="float">
            <text:p>-0.1337376455457</text:p>
          </table:table-cell>
          <table:table-cell office:value-type="float" office:value="-0.0020755381" calcext:value-type="float">
            <text:p>-0.0020755381</text:p>
          </table:table-cell>
          <table:table-cell office:value-type="float" office:value="-0.00144368410000001" calcext:value-type="float">
            <text:p>-0.00144368410000001</text:p>
          </table:table-cell>
          <table:table-cell office:value-type="float" office:value="-0.0019074083" calcext:value-type="float">
            <text:p>-0.0019074083</text:p>
          </table:table-cell>
          <table:table-cell office:value-type="float" office:value="-0.0014555306" calcext:value-type="float">
            <text:p>-0.0014555306</text:p>
          </table:table-cell>
          <table:table-cell office:value-type="float" office:value="-0.000191927000000008" calcext:value-type="float">
            <text:p>-0.000191927000000008</text:p>
          </table:table-cell>
          <table:table-cell office:value-type="float" office:value="0.00265553590000001" calcext:value-type="float">
            <text:p>0.00265553590000001</text:p>
          </table:table-cell>
          <table:table-cell office:value-type="float" office:value="0.0044834316" calcext:value-type="float">
            <text:p>0.0044834316</text:p>
          </table:table-cell>
          <table:table-cell office:value-type="float" office:value="0.0118448883" calcext:value-type="float">
            <text:p>0.0118448883</text:p>
          </table:table-cell>
          <table:table-cell office:value-type="float" office:value="0.000754937499999997" calcext:value-type="float">
            <text:p>0.000754937499999997</text:p>
          </table:table-cell>
          <table:table-cell office:value-type="float" office:value="-0.00226245820000001" calcext:value-type="float">
            <text:p>-0.00226245820000001</text:p>
          </table:table-cell>
          <table:table-cell office:value-type="float" office:value="0.000116005499999988" calcext:value-type="float">
            <text:p>0.000116005499999988</text:p>
          </table:table-cell>
          <table:table-cell office:value-type="float" office:value="-0.00113333760000001" calcext:value-type="float">
            <text:p>-0.001133337600000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1350998734157" calcext:value-type="float">
            <text:p>-0.1350998734157</text:p>
          </table:table-cell>
          <table:table-cell office:value-type="float" office:value="-0.00153602660000002" calcext:value-type="float">
            <text:p>-0.00153602660000002</text:p>
          </table:table-cell>
          <table:table-cell office:value-type="float" office:value="-0.00151357060000001" calcext:value-type="float">
            <text:p>-0.00151357060000001</text:p>
          </table:table-cell>
          <table:table-cell office:value-type="float" office:value="-0.00195208190000001" calcext:value-type="float">
            <text:p>-0.00195208190000001</text:p>
          </table:table-cell>
          <table:table-cell office:value-type="float" office:value="-0.000940218600000015" calcext:value-type="float">
            <text:p>-0.000940218600000015</text:p>
          </table:table-cell>
          <table:table-cell office:value-type="float" office:value="0.000386655299999983" calcext:value-type="float">
            <text:p>0.000386655299999983</text:p>
          </table:table-cell>
          <table:table-cell office:value-type="float" office:value="0.00288186969999998" calcext:value-type="float">
            <text:p>0.00288186969999998</text:p>
          </table:table-cell>
          <table:table-cell office:value-type="float" office:value="0.0046672821" calcext:value-type="float">
            <text:p>0.0046672821</text:p>
          </table:table-cell>
          <table:table-cell office:value-type="float" office:value="0.011820972" calcext:value-type="float">
            <text:p>0.011820972</text:p>
          </table:table-cell>
          <table:table-cell office:value-type="float" office:value="0.00135837489999999" calcext:value-type="float">
            <text:p>0.00135837489999999</text:p>
          </table:table-cell>
          <table:table-cell office:value-type="float" office:value="-0.00150348250000001" calcext:value-type="float">
            <text:p>-0.00150348250000001</text:p>
          </table:table-cell>
          <table:table-cell office:value-type="float" office:value="0.000582978099999992" calcext:value-type="float">
            <text:p>0.000582978099999992</text:p>
          </table:table-cell>
          <table:table-cell office:value-type="float" office:value="-0.000404909300000006" calcext:value-type="float">
            <text:p>-0.0004049093000000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1382522558685" calcext:value-type="float">
            <text:p>-0.1382522558685</text:p>
          </table:table-cell>
          <table:table-cell office:value-type="float" office:value="-0.00141264490000001" calcext:value-type="float">
            <text:p>-0.00141264490000001</text:p>
          </table:table-cell>
          <table:table-cell office:value-type="float" office:value="-0.00142766530000002" calcext:value-type="float">
            <text:p>-0.00142766530000002</text:p>
          </table:table-cell>
          <table:table-cell office:value-type="float" office:value="-0.00243531160000002" calcext:value-type="float">
            <text:p>-0.00243531160000002</text:p>
          </table:table-cell>
          <table:table-cell office:value-type="float" office:value="-0.00144667920000002" calcext:value-type="float">
            <text:p>-0.00144667920000002</text:p>
          </table:table-cell>
          <table:table-cell office:value-type="float" office:value="-0.00021739300000001" calcext:value-type="float">
            <text:p>-0.00021739300000001</text:p>
          </table:table-cell>
          <table:table-cell office:value-type="float" office:value="0.00315554439999999" calcext:value-type="float">
            <text:p>0.00315554439999999</text:p>
          </table:table-cell>
          <table:table-cell office:value-type="float" office:value="0.00426608329999997" calcext:value-type="float">
            <text:p>0.00426608329999997</text:p>
          </table:table-cell>
          <table:table-cell office:value-type="float" office:value="0.011475131" calcext:value-type="float">
            <text:p>0.011475131</text:p>
          </table:table-cell>
          <table:table-cell office:value-type="float" office:value="0.000535771299999988" calcext:value-type="float">
            <text:p>0.000535771299999988</text:p>
          </table:table-cell>
          <table:table-cell office:value-type="float" office:value="-0.0022748112" calcext:value-type="float">
            <text:p>-0.0022748112</text:p>
          </table:table-cell>
          <table:table-cell office:value-type="float" office:value="0.000476598799999978" calcext:value-type="float">
            <text:p>0.000476598799999978</text:p>
          </table:table-cell>
          <table:table-cell office:value-type="float" office:value="-0.00108754630000002" calcext:value-type="float">
            <text:p>-0.0010875463000000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1411972696876" calcext:value-type="float">
            <text:p>-0.1411972696876</text:p>
          </table:table-cell>
          <table:table-cell office:value-type="float" office:value="-0.0018014609" calcext:value-type="float">
            <text:p>-0.0018014609</text:p>
          </table:table-cell>
          <table:table-cell office:value-type="float" office:value="-0.00125829869999999" calcext:value-type="float">
            <text:p>-0.00125829869999999</text:p>
          </table:table-cell>
          <table:table-cell office:value-type="float" office:value="-0.00249388810000001" calcext:value-type="float">
            <text:p>-0.00249388810000001</text:p>
          </table:table-cell>
          <table:table-cell office:value-type="float" office:value="-0.00165887170000001" calcext:value-type="float">
            <text:p>-0.00165887170000001</text:p>
          </table:table-cell>
          <table:table-cell office:value-type="float" office:value="-0.000574275799999996" calcext:value-type="float">
            <text:p>-0.000574275799999996</text:p>
          </table:table-cell>
          <table:table-cell office:value-type="float" office:value="0.00239458679999999" calcext:value-type="float">
            <text:p>0.00239458679999999</text:p>
          </table:table-cell>
          <table:table-cell office:value-type="float" office:value="0.00396290429999999" calcext:value-type="float">
            <text:p>0.00396290429999999</text:p>
          </table:table-cell>
          <table:table-cell office:value-type="float" office:value="0.0110974908" calcext:value-type="float">
            <text:p>0.0110974908</text:p>
          </table:table-cell>
          <table:table-cell office:value-type="float" office:value="0.00113078959999999" calcext:value-type="float">
            <text:p>0.00113078959999999</text:p>
          </table:table-cell>
          <table:table-cell office:value-type="float" office:value="-0.0023117661" calcext:value-type="float">
            <text:p>-0.0023117661</text:p>
          </table:table-cell>
          <table:table-cell office:value-type="float" office:value="-0.000108763499999998" calcext:value-type="float">
            <text:p>-0.000108763499999998</text:p>
          </table:table-cell>
          <table:table-cell office:value-type="float" office:value="-0.00120599560000001" calcext:value-type="float">
            <text:p>-0.0012059956000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1436075970214" calcext:value-type="float">
            <text:p>-0.1436075970214</text:p>
          </table:table-cell>
          <table:table-cell office:value-type="float" office:value="-0.00182980299999999" calcext:value-type="float">
            <text:p>-0.00182980299999999</text:p>
          </table:table-cell>
          <table:table-cell office:value-type="float" office:value="-0.00118224320000002" calcext:value-type="float">
            <text:p>-0.00118224320000002</text:p>
          </table:table-cell>
          <table:table-cell office:value-type="float" office:value="-0.0030084252" calcext:value-type="float">
            <text:p>-0.0030084252</text:p>
          </table:table-cell>
          <table:table-cell office:value-type="float" office:value="-0.00192761420000001" calcext:value-type="float">
            <text:p>-0.00192761420000001</text:p>
          </table:table-cell>
          <table:table-cell office:value-type="float" office:value="-0.000401690600000004" calcext:value-type="float">
            <text:p>-0.000401690600000004</text:p>
          </table:table-cell>
          <table:table-cell office:value-type="float" office:value="0.00307005639999999" calcext:value-type="float">
            <text:p>0.00307005639999999</text:p>
          </table:table-cell>
          <table:table-cell office:value-type="float" office:value="0.00470836459999999" calcext:value-type="float">
            <text:p>0.00470836459999999</text:p>
          </table:table-cell>
          <table:table-cell office:value-type="float" office:value="0.010883674" calcext:value-type="float">
            <text:p>0.010883674</text:p>
          </table:table-cell>
          <table:table-cell office:value-type="float" office:value="0.000919461199999999" calcext:value-type="float">
            <text:p>0.000919461199999999</text:p>
          </table:table-cell>
          <table:table-cell office:value-type="float" office:value="-0.00222696359999999" calcext:value-type="float">
            <text:p>-0.00222696359999999</text:p>
          </table:table-cell>
          <table:table-cell office:value-type="float" office:value="0.000489965099999989" calcext:value-type="float">
            <text:p>0.000489965099999989</text:p>
          </table:table-cell>
          <table:table-cell office:value-type="float" office:value="-0.00044943389999999" calcext:value-type="float">
            <text:p>-0.000449433899999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1468093009967" calcext:value-type="float">
            <text:p>-0.1468093009967</text:p>
          </table:table-cell>
          <table:table-cell office:value-type="float" office:value="-0.00241929290000001" calcext:value-type="float">
            <text:p>-0.00241929290000001</text:p>
          </table:table-cell>
          <table:table-cell office:value-type="float" office:value="-0.0023749471" calcext:value-type="float">
            <text:p>-0.0023749471</text:p>
          </table:table-cell>
          <table:table-cell office:value-type="float" office:value="-0.00255925949999999" calcext:value-type="float">
            <text:p>-0.00255925949999999</text:p>
          </table:table-cell>
          <table:table-cell office:value-type="float" office:value="-0.0018296391" calcext:value-type="float">
            <text:p>-0.0018296391</text:p>
          </table:table-cell>
          <table:table-cell office:value-type="float" office:value="-0.000507071599999992" calcext:value-type="float">
            <text:p>-0.000507071599999992</text:p>
          </table:table-cell>
          <table:table-cell office:value-type="float" office:value="0.0030105114" calcext:value-type="float">
            <text:p>0.0030105114</text:p>
          </table:table-cell>
          <table:table-cell office:value-type="float" office:value="0.00412145259999999" calcext:value-type="float">
            <text:p>0.00412145259999999</text:p>
          </table:table-cell>
          <table:table-cell office:value-type="float" office:value="0.0108852535" calcext:value-type="float">
            <text:p>0.0108852535</text:p>
          </table:table-cell>
          <table:table-cell office:value-type="float" office:value="0.000411719099999985" calcext:value-type="float">
            <text:p>0.000411719099999985</text:p>
          </table:table-cell>
          <table:table-cell office:value-type="float" office:value="-0.00187689069999999" calcext:value-type="float">
            <text:p>-0.00187689069999999</text:p>
          </table:table-cell>
          <table:table-cell office:value-type="float" office:value="0.000617489199999988" calcext:value-type="float">
            <text:p>0.000617489199999988</text:p>
          </table:table-cell>
          <table:table-cell office:value-type="float" office:value="-0.000830560899999999" calcext:value-type="float">
            <text:p>-0.0008305608999999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14934450418016" calcext:value-type="float">
            <text:p>-0.14934450418016</text:p>
          </table:table-cell>
          <table:table-cell office:value-type="float" office:value="-0.0014807433" calcext:value-type="float">
            <text:p>-0.0014807433</text:p>
          </table:table-cell>
          <table:table-cell office:value-type="float" office:value="-0.00106696790000002" calcext:value-type="float">
            <text:p>-0.00106696790000002</text:p>
          </table:table-cell>
          <table:table-cell office:value-type="float" office:value="-0.00177134580000002" calcext:value-type="float">
            <text:p>-0.00177134580000002</text:p>
          </table:table-cell>
          <table:table-cell office:value-type="float" office:value="-0.0016481579" calcext:value-type="float">
            <text:p>-0.0016481579</text:p>
          </table:table-cell>
          <table:table-cell office:value-type="float" office:value="0.000323355199999986" calcext:value-type="float">
            <text:p>0.000323355199999986</text:p>
          </table:table-cell>
          <table:table-cell office:value-type="float" office:value="0.00428038829999999" calcext:value-type="float">
            <text:p>0.00428038829999999</text:p>
          </table:table-cell>
          <table:table-cell office:value-type="float" office:value="0.0040649324" calcext:value-type="float">
            <text:p>0.0040649324</text:p>
          </table:table-cell>
          <table:table-cell office:value-type="float" office:value="0.0114611685" calcext:value-type="float">
            <text:p>0.0114611685</text:p>
          </table:table-cell>
          <table:table-cell office:value-type="float" office:value="0.0011621862" calcext:value-type="float">
            <text:p>0.0011621862</text:p>
          </table:table-cell>
          <table:table-cell office:value-type="float" office:value="-0.00219339140000002" calcext:value-type="float">
            <text:p>-0.00219339140000002</text:p>
          </table:table-cell>
          <table:table-cell office:value-type="float" office:value="0.000512063499999993" calcext:value-type="float">
            <text:p>0.000512063499999993</text:p>
          </table:table-cell>
          <table:table-cell office:value-type="float" office:value="-0.000639125800000001" calcext:value-type="float">
            <text:p>-0.00063912580000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1524567531358" calcext:value-type="float">
            <text:p>-0.1524567531358</text:p>
          </table:table-cell>
          <table:table-cell office:value-type="float" office:value="-0.00180943310000001" calcext:value-type="float">
            <text:p>-0.00180943310000001</text:p>
          </table:table-cell>
          <table:table-cell office:value-type="float" office:value="-0.00169299540000001" calcext:value-type="float">
            <text:p>-0.00169299540000001</text:p>
          </table:table-cell>
          <table:table-cell office:value-type="float" office:value="-0.00208866590000001" calcext:value-type="float">
            <text:p>-0.00208866590000001</text:p>
          </table:table-cell>
          <table:table-cell office:value-type="float" office:value="-0.00193488589999999" calcext:value-type="float">
            <text:p>-0.00193488589999999</text:p>
          </table:table-cell>
          <table:table-cell office:value-type="float" office:value="0.0000248402999999953" calcext:value-type="float">
            <text:p>2.48402999999953E-05</text:p>
          </table:table-cell>
          <table:table-cell office:value-type="float" office:value="0.00318945949999999" calcext:value-type="float">
            <text:p>0.00318945949999999</text:p>
          </table:table-cell>
          <table:table-cell office:value-type="float" office:value="0.00448779769999999" calcext:value-type="float">
            <text:p>0.00448779769999999</text:p>
          </table:table-cell>
          <table:table-cell office:value-type="float" office:value="0.0110523105" calcext:value-type="float">
            <text:p>0.0110523105</text:p>
          </table:table-cell>
          <table:table-cell office:value-type="float" office:value="0.0012177974" calcext:value-type="float">
            <text:p>0.0012177974</text:p>
          </table:table-cell>
          <table:table-cell office:value-type="float" office:value="-0.00217476480000001" calcext:value-type="float">
            <text:p>-0.00217476480000001</text:p>
          </table:table-cell>
          <table:table-cell office:value-type="float" office:value="0.00023216009999999" calcext:value-type="float">
            <text:p>0.00023216009999999</text:p>
          </table:table-cell>
          <table:table-cell office:value-type="float" office:value="-0.00128440560000001" calcext:value-type="float">
            <text:p>-0.0012844056000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1554908095457" calcext:value-type="float">
            <text:p>-0.1554908095457</text:p>
          </table:table-cell>
          <table:table-cell office:value-type="float" office:value="-0.0022288412" calcext:value-type="float">
            <text:p>-0.0022288412</text:p>
          </table:table-cell>
          <table:table-cell office:value-type="float" office:value="-0.00145226710000002" calcext:value-type="float">
            <text:p>-0.00145226710000002</text:p>
          </table:table-cell>
          <table:table-cell office:value-type="float" office:value="-0.00243037940000002" calcext:value-type="float">
            <text:p>-0.00243037940000002</text:p>
          </table:table-cell>
          <table:table-cell office:value-type="float" office:value="-0.0022325963" calcext:value-type="float">
            <text:p>-0.0022325963</text:p>
          </table:table-cell>
          <table:table-cell office:value-type="float" office:value="-0.000132337199999999" calcext:value-type="float">
            <text:p>-0.000132337199999999</text:p>
          </table:table-cell>
          <table:table-cell office:value-type="float" office:value="0.00404253599999999" calcext:value-type="float">
            <text:p>0.00404253599999999</text:p>
          </table:table-cell>
          <table:table-cell office:value-type="float" office:value="0.00381360949999998" calcext:value-type="float">
            <text:p>0.00381360949999998</text:p>
          </table:table-cell>
          <table:table-cell office:value-type="float" office:value="0.0113725662" calcext:value-type="float">
            <text:p>0.0113725662</text:p>
          </table:table-cell>
          <table:table-cell office:value-type="float" office:value="0.0013837219" calcext:value-type="float">
            <text:p>0.0013837219</text:p>
          </table:table-cell>
          <table:table-cell office:value-type="float" office:value="-0.0016520917" calcext:value-type="float">
            <text:p>-0.0016520917</text:p>
          </table:table-cell>
          <table:table-cell office:value-type="float" office:value="0.000613301999999982" calcext:value-type="float">
            <text:p>0.000613301999999982</text:p>
          </table:table-cell>
          <table:table-cell office:value-type="float" office:value="-0.0012205243" calcext:value-type="float">
            <text:p>-0.001220524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1584407576739" calcext:value-type="float">
            <text:p>-0.1584407576739</text:p>
          </table:table-cell>
          <table:table-cell office:value-type="float" office:value="-0.001134038" calcext:value-type="float">
            <text:p>-0.001134038</text:p>
          </table:table-cell>
          <table:table-cell office:value-type="float" office:value="-0.0013788492" calcext:value-type="float">
            <text:p>-0.0013788492</text:p>
          </table:table-cell>
          <table:table-cell office:value-type="float" office:value="-0.0018263013" calcext:value-type="float">
            <text:p>-0.0018263013</text:p>
          </table:table-cell>
          <table:table-cell office:value-type="float" office:value="-0.00135530540000001" calcext:value-type="float">
            <text:p>-0.00135530540000001</text:p>
          </table:table-cell>
          <table:table-cell office:value-type="float" office:value="0.00000387429999998412" calcext:value-type="float">
            <text:p>3.87429999998412E-06</text:p>
          </table:table-cell>
          <table:table-cell office:value-type="float" office:value="0.00420528649999999" calcext:value-type="float">
            <text:p>0.00420528649999999</text:p>
          </table:table-cell>
          <table:table-cell office:value-type="float" office:value="0.0044846087" calcext:value-type="float">
            <text:p>0.0044846087</text:p>
          </table:table-cell>
          <table:table-cell office:value-type="float" office:value="0.0114523321" calcext:value-type="float">
            <text:p>0.0114523321</text:p>
          </table:table-cell>
          <table:table-cell office:value-type="float" office:value="0.00116199249999999" calcext:value-type="float">
            <text:p>0.00116199249999999</text:p>
          </table:table-cell>
          <table:table-cell office:value-type="float" office:value="-0.00189207500000002" calcext:value-type="float">
            <text:p>-0.00189207500000002</text:p>
          </table:table-cell>
          <table:table-cell office:value-type="float" office:value="0.00106014309999999" calcext:value-type="float">
            <text:p>0.00106014309999999</text:p>
          </table:table-cell>
          <table:table-cell office:value-type="float" office:value="-0.00120890140000002" calcext:value-type="float">
            <text:p>-0.001208901400000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1620641792631" calcext:value-type="float">
            <text:p>-0.1620641792631</text:p>
          </table:table-cell>
          <table:table-cell office:value-type="float" office:value="-0.0011640191" calcext:value-type="float">
            <text:p>-0.0011640191</text:p>
          </table:table-cell>
          <table:table-cell office:value-type="float" office:value="-0.0012395382" calcext:value-type="float">
            <text:p>-0.0012395382</text:p>
          </table:table-cell>
          <table:table-cell office:value-type="float" office:value="-0.00219146909999998" calcext:value-type="float">
            <text:p>-0.00219146909999998</text:p>
          </table:table-cell>
          <table:table-cell office:value-type="float" office:value="-0.0019994975" calcext:value-type="float">
            <text:p>-0.0019994975</text:p>
          </table:table-cell>
          <table:table-cell office:value-type="float" office:value="-0.000609472400000005" calcext:value-type="float">
            <text:p>-0.000609472400000005</text:p>
          </table:table-cell>
          <table:table-cell office:value-type="float" office:value="0.00394685560000002" calcext:value-type="float">
            <text:p>0.00394685560000002</text:p>
          </table:table-cell>
          <table:table-cell office:value-type="float" office:value="0.00454236560000001" calcext:value-type="float">
            <text:p>0.00454236560000001</text:p>
          </table:table-cell>
          <table:table-cell office:value-type="float" office:value="0.0110996663" calcext:value-type="float">
            <text:p>0.0110996663</text:p>
          </table:table-cell>
          <table:table-cell office:value-type="float" office:value="0.0011311769" calcext:value-type="float">
            <text:p>0.0011311769</text:p>
          </table:table-cell>
          <table:table-cell office:value-type="float" office:value="-0.00160072749999998" calcext:value-type="float">
            <text:p>-0.00160072749999998</text:p>
          </table:table-cell>
          <table:table-cell office:value-type="float" office:value="0.00103878970000001" calcext:value-type="float">
            <text:p>0.00103878970000001</text:p>
          </table:table-cell>
          <table:table-cell office:value-type="float" office:value="-0.00162707269999998" calcext:value-type="float">
            <text:p>-0.001627072699999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16571190737" calcext:value-type="float">
            <text:p>-0.16571190737</text:p>
          </table:table-cell>
          <table:table-cell office:value-type="float" office:value="-0.0011639447" calcext:value-type="float">
            <text:p>-0.0011639447</text:p>
          </table:table-cell>
          <table:table-cell office:value-type="float" office:value="-0.0017503948" calcext:value-type="float">
            <text:p>-0.0017503948</text:p>
          </table:table-cell>
          <table:table-cell office:value-type="float" office:value="-0.00159248710000001" calcext:value-type="float">
            <text:p>-0.00159248710000001</text:p>
          </table:table-cell>
          <table:table-cell office:value-type="float" office:value="-0.0014623553" calcext:value-type="float">
            <text:p>-0.0014623553</text:p>
          </table:table-cell>
          <table:table-cell office:value-type="float" office:value="0.000284552500000007" calcext:value-type="float">
            <text:p>0.000284552500000007</text:p>
          </table:table-cell>
          <table:table-cell office:value-type="float" office:value="0.0037908405" calcext:value-type="float">
            <text:p>0.0037908405</text:p>
          </table:table-cell>
          <table:table-cell office:value-type="float" office:value="0.00466652209999999" calcext:value-type="float">
            <text:p>0.00466652209999999</text:p>
          </table:table-cell>
          <table:table-cell office:value-type="float" office:value="0.0116214156" calcext:value-type="float">
            <text:p>0.0116214156</text:p>
          </table:table-cell>
          <table:table-cell office:value-type="float" office:value="0.0016415119" calcext:value-type="float">
            <text:p>0.0016415119</text:p>
          </table:table-cell>
          <table:table-cell office:value-type="float" office:value="-0.00146496300000001" calcext:value-type="float">
            <text:p>-0.00146496300000001</text:p>
          </table:table-cell>
          <table:table-cell office:value-type="float" office:value="0.000588863999999995" calcext:value-type="float">
            <text:p>0.000588863999999995</text:p>
          </table:table-cell>
          <table:table-cell office:value-type="float" office:value="-0.00116409370000001" calcext:value-type="float">
            <text:p>-0.0011640937000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1700886369492" calcext:value-type="float">
            <text:p>-0.1700886369492</text:p>
          </table:table-cell>
          <table:table-cell office:value-type="float" office:value="-0.00182707599999998" calcext:value-type="float">
            <text:p>-0.00182707599999998</text:p>
          </table:table-cell>
          <table:table-cell office:value-type="float" office:value="-0.00187008079999998" calcext:value-type="float">
            <text:p>-0.00187008079999998</text:p>
          </table:table-cell>
          <table:table-cell office:value-type="float" office:value="-0.0029059052" calcext:value-type="float">
            <text:p>-0.0029059052</text:p>
          </table:table-cell>
          <table:table-cell office:value-type="float" office:value="-0.00257946549999999" calcext:value-type="float">
            <text:p>-0.00257946549999999</text:p>
          </table:table-cell>
          <table:table-cell office:value-type="float" office:value="-0.000739842599999985" calcext:value-type="float">
            <text:p>-0.000739842599999985</text:p>
          </table:table-cell>
          <table:table-cell office:value-type="float" office:value="0.00322657830000001" calcext:value-type="float">
            <text:p>0.00322657830000001</text:p>
          </table:table-cell>
          <table:table-cell office:value-type="float" office:value="0.00367033480000001" calcext:value-type="float">
            <text:p>0.00367033480000001</text:p>
          </table:table-cell>
          <table:table-cell office:value-type="float" office:value="0.0112162531" calcext:value-type="float">
            <text:p>0.0112162531</text:p>
          </table:table-cell>
          <table:table-cell office:value-type="float" office:value="0.000201195500000001" calcext:value-type="float">
            <text:p>0.000201195500000001</text:p>
          </table:table-cell>
          <table:table-cell office:value-type="float" office:value="-0.0017383694" calcext:value-type="float">
            <text:p>-0.0017383694</text:p>
          </table:table-cell>
          <table:table-cell office:value-type="float" office:value="0.00111457710000001" calcext:value-type="float">
            <text:p>0.00111457710000001</text:p>
          </table:table-cell>
          <table:table-cell office:value-type="float" office:value="-0.0018892586" calcext:value-type="float">
            <text:p>-0.001889258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1737593391697" calcext:value-type="float">
            <text:p>-0.1737593391697</text:p>
          </table:table-cell>
          <table:table-cell office:value-type="float" office:value="-0.0023484677" calcext:value-type="float">
            <text:p>-0.0023484677</text:p>
          </table:table-cell>
          <table:table-cell office:value-type="float" office:value="-0.00203785300000001" calcext:value-type="float">
            <text:p>-0.00203785300000001</text:p>
          </table:table-cell>
          <table:table-cell office:value-type="float" office:value="-0.00299799440000001" calcext:value-type="float">
            <text:p>-0.00299799440000001</text:p>
          </table:table-cell>
          <table:table-cell office:value-type="float" office:value="-0.0023826062" calcext:value-type="float">
            <text:p>-0.0023826062</text:p>
          </table:table-cell>
          <table:table-cell office:value-type="float" office:value="-0.000550821400000012" calcext:value-type="float">
            <text:p>-0.000550821400000012</text:p>
          </table:table-cell>
          <table:table-cell office:value-type="float" office:value="0.00298261650000001" calcext:value-type="float">
            <text:p>0.00298261650000001</text:p>
          </table:table-cell>
          <table:table-cell office:value-type="float" office:value="0.0039787144" calcext:value-type="float">
            <text:p>0.0039787144</text:p>
          </table:table-cell>
          <table:table-cell office:value-type="float" office:value="0.0112811178" calcext:value-type="float">
            <text:p>0.0112811178</text:p>
          </table:table-cell>
          <table:table-cell office:value-type="float" office:value="0.000510752199999992" calcext:value-type="float">
            <text:p>0.000510752199999992</text:p>
          </table:table-cell>
          <table:table-cell office:value-type="float" office:value="-0.00162377950000001" calcext:value-type="float">
            <text:p>-0.00162377950000001</text:p>
          </table:table-cell>
          <table:table-cell office:value-type="float" office:value="0.000996425800000006" calcext:value-type="float">
            <text:p>0.000996425800000006</text:p>
          </table:table-cell>
          <table:table-cell office:value-type="float" office:value="-0.00144913790000001" calcext:value-type="float">
            <text:p>-0.0014491379000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1781339896048" calcext:value-type="float">
            <text:p>-0.1781339896048</text:p>
          </table:table-cell>
          <table:table-cell office:value-type="float" office:value="-0.00224858529999999" calcext:value-type="float">
            <text:p>-0.00224858529999999</text:p>
          </table:table-cell>
          <table:table-cell office:value-type="float" office:value="-0.0026998073" calcext:value-type="float">
            <text:p>-0.0026998073</text:p>
          </table:table-cell>
          <table:table-cell office:value-type="float" office:value="-0.00294807559999999" calcext:value-type="float">
            <text:p>-0.00294807559999999</text:p>
          </table:table-cell>
          <table:table-cell office:value-type="float" office:value="-0.0023525656" calcext:value-type="float">
            <text:p>-0.0023525656</text:p>
          </table:table-cell>
          <table:table-cell office:value-type="float" office:value="-0.000672444699999997" calcext:value-type="float">
            <text:p>-0.000672444699999997</text:p>
          </table:table-cell>
          <table:table-cell office:value-type="float" office:value="0.0028674155" calcext:value-type="float">
            <text:p>0.0028674155</text:p>
          </table:table-cell>
          <table:table-cell office:value-type="float" office:value="0.0043057054" calcext:value-type="float">
            <text:p>0.0043057054</text:p>
          </table:table-cell>
          <table:table-cell office:value-type="float" office:value="0.0103553235" calcext:value-type="float">
            <text:p>0.0103553235</text:p>
          </table:table-cell>
          <table:table-cell office:value-type="float" office:value="0.000245273099999999" calcext:value-type="float">
            <text:p>0.000245273099999999</text:p>
          </table:table-cell>
          <table:table-cell office:value-type="float" office:value="-0.0027489513" calcext:value-type="float">
            <text:p>-0.0027489513</text:p>
          </table:table-cell>
          <table:table-cell office:value-type="float" office:value="0.000819757599999998" calcext:value-type="float">
            <text:p>0.000819757599999998</text:p>
          </table:table-cell>
          <table:table-cell office:value-type="float" office:value="-0.00158530479999999" calcext:value-type="float">
            <text:p>-0.001585304799999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1817955820059" calcext:value-type="float">
            <text:p>-0.1817955820059</text:p>
          </table:table-cell>
          <table:table-cell office:value-type="float" office:value="-0.0020961165" calcext:value-type="float">
            <text:p>-0.0020961165</text:p>
          </table:table-cell>
          <table:table-cell office:value-type="float" office:value="-0.00180739160000001" calcext:value-type="float">
            <text:p>-0.00180739160000001</text:p>
          </table:table-cell>
          <table:table-cell office:value-type="float" office:value="-0.00261822340000001" calcext:value-type="float">
            <text:p>-0.00261822340000001</text:p>
          </table:table-cell>
          <table:table-cell office:value-type="float" office:value="-0.00214231010000002" calcext:value-type="float">
            <text:p>-0.00214231010000002</text:p>
          </table:table-cell>
          <table:table-cell office:value-type="float" office:value="-0.000919252600000003" calcext:value-type="float">
            <text:p>-0.000919252600000003</text:p>
          </table:table-cell>
          <table:table-cell office:value-type="float" office:value="0.0033589601" calcext:value-type="float">
            <text:p>0.0033589601</text:p>
          </table:table-cell>
          <table:table-cell office:value-type="float" office:value="0.00491166109999999" calcext:value-type="float">
            <text:p>0.00491166109999999</text:p>
          </table:table-cell>
          <table:table-cell office:value-type="float" office:value="0.0110335052" calcext:value-type="float">
            <text:p>0.0110335052</text:p>
          </table:table-cell>
          <table:table-cell office:value-type="float" office:value="0.000438720000000004" calcext:value-type="float">
            <text:p>0.000438720000000004</text:p>
          </table:table-cell>
          <table:table-cell office:value-type="float" office:value="-0.0016705692" calcext:value-type="float">
            <text:p>-0.0016705692</text:p>
          </table:table-cell>
          <table:table-cell office:value-type="float" office:value="0.00118280949999999" calcext:value-type="float">
            <text:p>0.00118280949999999</text:p>
          </table:table-cell>
          <table:table-cell office:value-type="float" office:value="-0.00112025439999999" calcext:value-type="float">
            <text:p>-0.001120254399999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186226777855" calcext:value-type="float">
            <text:p>-0.186226777855</text:p>
          </table:table-cell>
          <table:table-cell office:value-type="float" office:value="-0.00199829040000002" calcext:value-type="float">
            <text:p>-0.00199829040000002</text:p>
          </table:table-cell>
          <table:table-cell office:value-type="float" office:value="-0.00207857790000002" calcext:value-type="float">
            <text:p>-0.00207857790000002</text:p>
          </table:table-cell>
          <table:table-cell office:value-type="float" office:value="-0.0019089729" calcext:value-type="float">
            <text:p>-0.0019089729</text:p>
          </table:table-cell>
          <table:table-cell office:value-type="float" office:value="-0.0021535754" calcext:value-type="float">
            <text:p>-0.0021535754</text:p>
          </table:table-cell>
          <table:table-cell office:value-type="float" office:value="-0.00089983640000002" calcext:value-type="float">
            <text:p>-0.00089983640000002</text:p>
          </table:table-cell>
          <table:table-cell office:value-type="float" office:value="0.00399892029999999" calcext:value-type="float">
            <text:p>0.00399892029999999</text:p>
          </table:table-cell>
          <table:table-cell office:value-type="float" office:value="0.005041033" calcext:value-type="float">
            <text:p>0.005041033</text:p>
          </table:table-cell>
          <table:table-cell office:value-type="float" office:value="0.0113008767" calcext:value-type="float">
            <text:p>0.0113008767</text:p>
          </table:table-cell>
          <table:table-cell office:value-type="float" office:value="0.0004739463" calcext:value-type="float">
            <text:p>0.0004739463</text:p>
          </table:table-cell>
          <table:table-cell office:value-type="float" office:value="-0.0020877272" calcext:value-type="float">
            <text:p>-0.0020877272</text:p>
          </table:table-cell>
          <table:table-cell office:value-type="float" office:value="0.000672474499999992" calcext:value-type="float">
            <text:p>0.000672474499999992</text:p>
          </table:table-cell>
          <table:table-cell office:value-type="float" office:value="-0.00114908820000001" calcext:value-type="float">
            <text:p>-0.0011490882000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189722529049" calcext:value-type="float">
            <text:p>-0.189722529049</text:p>
          </table:table-cell>
          <table:table-cell office:value-type="float" office:value="-0.00154276189999999" calcext:value-type="float">
            <text:p>-0.00154276189999999</text:p>
          </table:table-cell>
          <table:table-cell office:value-type="float" office:value="-0.0017805994" calcext:value-type="float">
            <text:p>-0.0017805994</text:p>
          </table:table-cell>
          <table:table-cell office:value-type="float" office:value="-0.0017860532" calcext:value-type="float">
            <text:p>-0.0017860532</text:p>
          </table:table-cell>
          <table:table-cell office:value-type="float" office:value="-0.00178574029999998" calcext:value-type="float">
            <text:p>-0.00178574029999998</text:p>
          </table:table-cell>
          <table:table-cell office:value-type="float" office:value="-0.000377446399999981" calcext:value-type="float">
            <text:p>-0.000377446399999981</text:p>
          </table:table-cell>
          <table:table-cell office:value-type="float" office:value="0.00402954220000001" calcext:value-type="float">
            <text:p>0.00402954220000001</text:p>
          </table:table-cell>
          <table:table-cell office:value-type="float" office:value="0.00516101720000001" calcext:value-type="float">
            <text:p>0.00516101720000001</text:p>
          </table:table-cell>
          <table:table-cell office:value-type="float" office:value="0.0122174322" calcext:value-type="float">
            <text:p>0.0122174322</text:p>
          </table:table-cell>
          <table:table-cell office:value-type="float" office:value="0.00116440650000002" calcext:value-type="float">
            <text:p>0.00116440650000002</text:p>
          </table:table-cell>
          <table:table-cell office:value-type="float" office:value="-0.00138042869999999" calcext:value-type="float">
            <text:p>-0.00138042869999999</text:p>
          </table:table-cell>
          <table:table-cell office:value-type="float" office:value="0.00168181950000001" calcext:value-type="float">
            <text:p>0.00168181950000001</text:p>
          </table:table-cell>
          <table:table-cell office:value-type="float" office:value="-0.000451013499999986" calcext:value-type="float">
            <text:p>-0.0004510134999999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19391487345296" calcext:value-type="float">
            <text:p>-0.19391487345296</text:p>
          </table:table-cell>
          <table:table-cell office:value-type="float" office:value="-0.0020618587" calcext:value-type="float">
            <text:p>-0.0020618587</text:p>
          </table:table-cell>
          <table:table-cell office:value-type="float" office:value="-0.00252455469999999" calcext:value-type="float">
            <text:p>-0.00252455469999999</text:p>
          </table:table-cell>
          <table:table-cell office:value-type="float" office:value="-0.00244416289999999" calcext:value-type="float">
            <text:p>-0.00244416289999999</text:p>
          </table:table-cell>
          <table:table-cell office:value-type="float" office:value="-0.00203850859999999" calcext:value-type="float">
            <text:p>-0.00203850859999999</text:p>
          </table:table-cell>
          <table:table-cell office:value-type="float" office:value="-0.000228047300000006" calcext:value-type="float">
            <text:p>-0.000228047300000006</text:p>
          </table:table-cell>
          <table:table-cell office:value-type="float" office:value="0.00332380839999999" calcext:value-type="float">
            <text:p>0.00332380839999999</text:p>
          </table:table-cell>
          <table:table-cell office:value-type="float" office:value="0.0046198965" calcext:value-type="float">
            <text:p>0.0046198965</text:p>
          </table:table-cell>
          <table:table-cell office:value-type="float" office:value="0.0121437908" calcext:value-type="float">
            <text:p>0.0121437908</text:p>
          </table:table-cell>
          <table:table-cell office:value-type="float" office:value="0.000274673100000011" calcext:value-type="float">
            <text:p>0.000274673100000011</text:p>
          </table:table-cell>
          <table:table-cell office:value-type="float" office:value="-0.00204113119999999" calcext:value-type="float">
            <text:p>-0.00204113119999999</text:p>
          </table:table-cell>
          <table:table-cell office:value-type="float" office:value="0.000530272800000009" calcext:value-type="float">
            <text:p>0.000530272800000009</text:p>
          </table:table-cell>
          <table:table-cell office:value-type="float" office:value="-0.000535637099999986" calcext:value-type="float">
            <text:p>-0.00053563709999998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1976103322118" calcext:value-type="float">
            <text:p>-0.1976103322118</text:p>
          </table:table-cell>
          <table:table-cell office:value-type="float" office:value="-0.00166307389999998" calcext:value-type="float">
            <text:p>-0.00166307389999998</text:p>
          </table:table-cell>
          <table:table-cell office:value-type="float" office:value="-0.00246228279999999" calcext:value-type="float">
            <text:p>-0.00246228279999999</text:p>
          </table:table-cell>
          <table:table-cell office:value-type="float" office:value="-0.00234384839999999" calcext:value-type="float">
            <text:p>-0.00234384839999999</text:p>
          </table:table-cell>
          <table:table-cell office:value-type="float" office:value="-0.00191107399999998" calcext:value-type="float">
            <text:p>-0.00191107399999998</text:p>
          </table:table-cell>
          <table:table-cell office:value-type="float" office:value="0.000290676900000009" calcext:value-type="float">
            <text:p>0.000290676900000009</text:p>
          </table:table-cell>
          <table:table-cell office:value-type="float" office:value="0.00337822730000001" calcext:value-type="float">
            <text:p>0.00337822730000001</text:p>
          </table:table-cell>
          <table:table-cell office:value-type="float" office:value="0.00455708800000002" calcext:value-type="float">
            <text:p>0.00455708800000002</text:p>
          </table:table-cell>
          <table:table-cell office:value-type="float" office:value="0.0117242485" calcext:value-type="float">
            <text:p>0.0117242485</text:p>
          </table:table-cell>
          <table:table-cell office:value-type="float" office:value="0.000297397300000002" calcext:value-type="float">
            <text:p>0.000297397300000002</text:p>
          </table:table-cell>
          <table:table-cell office:value-type="float" office:value="-0.00153705479999999" calcext:value-type="float">
            <text:p>-0.00153705479999999</text:p>
          </table:table-cell>
          <table:table-cell office:value-type="float" office:value="0.000900894400000019" calcext:value-type="float">
            <text:p>0.000900894400000019</text:p>
          </table:table-cell>
          <table:table-cell office:value-type="float" office:value="-0.000683307699999997" calcext:value-type="float">
            <text:p>-0.0006833076999999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2015669944498" calcext:value-type="float">
            <text:p>-0.2015669944498</text:p>
          </table:table-cell>
          <table:table-cell office:value-type="float" office:value="-0.0021469891" calcext:value-type="float">
            <text:p>-0.0021469891</text:p>
          </table:table-cell>
          <table:table-cell office:value-type="float" office:value="-0.00242465729999999" calcext:value-type="float">
            <text:p>-0.00242465729999999</text:p>
          </table:table-cell>
          <table:table-cell office:value-type="float" office:value="-0.00219742950000001" calcext:value-type="float">
            <text:p>-0.00219742950000001</text:p>
          </table:table-cell>
          <table:table-cell office:value-type="float" office:value="-0.00166375930000001" calcext:value-type="float">
            <text:p>-0.00166375930000001</text:p>
          </table:table-cell>
          <table:table-cell office:value-type="float" office:value="-0.000183865400000011" calcext:value-type="float">
            <text:p>-0.000183865400000011</text:p>
          </table:table-cell>
          <table:table-cell office:value-type="float" office:value="0.00409305099999999" calcext:value-type="float">
            <text:p>0.00409305099999999</text:p>
          </table:table-cell>
          <table:table-cell office:value-type="float" office:value="0.00431028009999998" calcext:value-type="float">
            <text:p>0.00431028009999998</text:p>
          </table:table-cell>
          <table:table-cell office:value-type="float" office:value="0.0120905936" calcext:value-type="float">
            <text:p>0.0120905936</text:p>
          </table:table-cell>
          <table:table-cell office:value-type="float" office:value="0.000396355999999987" calcext:value-type="float">
            <text:p>0.000396355999999987</text:p>
          </table:table-cell>
          <table:table-cell office:value-type="float" office:value="-0.0011761039" calcext:value-type="float">
            <text:p>-0.0011761039</text:p>
          </table:table-cell>
          <table:table-cell office:value-type="float" office:value="0.0011502803" calcext:value-type="float">
            <text:p>0.0011502803</text:p>
          </table:table-cell>
          <table:table-cell office:value-type="float" office:value="-0.000681728100000001" calcext:value-type="float">
            <text:p>-0.0006817281000000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2051997378838" calcext:value-type="float">
            <text:p>-0.2051997378838</text:p>
          </table:table-cell>
          <table:table-cell office:value-type="float" office:value="-0.00194907189999999" calcext:value-type="float">
            <text:p>-0.00194907189999999</text:p>
          </table:table-cell>
          <table:table-cell office:value-type="float" office:value="-0.00260919330000001" calcext:value-type="float">
            <text:p>-0.00260919330000001</text:p>
          </table:table-cell>
          <table:table-cell office:value-type="float" office:value="-0.0017516762" calcext:value-type="float">
            <text:p>-0.0017516762</text:p>
          </table:table-cell>
          <table:table-cell office:value-type="float" office:value="-0.00223223859999999" calcext:value-type="float">
            <text:p>-0.00223223859999999</text:p>
          </table:table-cell>
          <table:table-cell office:value-type="float" office:value="0.000241533000000016" calcext:value-type="float">
            <text:p>0.000241533000000016</text:p>
          </table:table-cell>
          <table:table-cell office:value-type="float" office:value="0.00452911860000002" calcext:value-type="float">
            <text:p>0.00452911860000002</text:p>
          </table:table-cell>
          <table:table-cell office:value-type="float" office:value="0.00487765670000001" calcext:value-type="float">
            <text:p>0.00487765670000001</text:p>
          </table:table-cell>
          <table:table-cell office:value-type="float" office:value="0.0116375983" calcext:value-type="float">
            <text:p>0.0116375983</text:p>
          </table:table-cell>
          <table:table-cell office:value-type="float" office:value="0.000508993900000004" calcext:value-type="float">
            <text:p>0.000508993900000004</text:p>
          </table:table-cell>
          <table:table-cell office:value-type="float" office:value="-0.00155270099999999" calcext:value-type="float">
            <text:p>-0.00155270099999999</text:p>
          </table:table-cell>
          <table:table-cell office:value-type="float" office:value="0.0011429489" calcext:value-type="float">
            <text:p>0.0011429489</text:p>
          </table:table-cell>
          <table:table-cell office:value-type="float" office:value="-0.00094082949999999" calcext:value-type="float">
            <text:p>-0.0009408294999999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2093587382927" calcext:value-type="float">
            <text:p>-0.2093587382927</text:p>
          </table:table-cell>
          <table:table-cell office:value-type="float" office:value="-0.0023637265" calcext:value-type="float">
            <text:p>-0.0023637265</text:p>
          </table:table-cell>
          <table:table-cell office:value-type="float" office:value="-0.00257003309999998" calcext:value-type="float">
            <text:p>-0.00257003309999998</text:p>
          </table:table-cell>
          <table:table-cell office:value-type="float" office:value="-0.00163859129999999" calcext:value-type="float">
            <text:p>-0.00163859129999999</text:p>
          </table:table-cell>
          <table:table-cell office:value-type="float" office:value="-0.0020713359" calcext:value-type="float">
            <text:p>-0.0020713359</text:p>
          </table:table-cell>
          <table:table-cell office:value-type="float" office:value="-0.0000427812999999888" calcext:value-type="float">
            <text:p>-4.27812999999888E-05</text:p>
          </table:table-cell>
          <table:table-cell office:value-type="float" office:value="0.00427965820000001" calcext:value-type="float">
            <text:p>0.00427965820000001</text:p>
          </table:table-cell>
          <table:table-cell office:value-type="float" office:value="0.004776895" calcext:value-type="float">
            <text:p>0.004776895</text:p>
          </table:table-cell>
          <table:table-cell office:value-type="float" office:value="0.0117197632" calcext:value-type="float">
            <text:p>0.0117197632</text:p>
          </table:table-cell>
          <table:table-cell office:value-type="float" office:value="0.000486388800000015" calcext:value-type="float">
            <text:p>0.000486388800000015</text:p>
          </table:table-cell>
          <table:table-cell office:value-type="float" office:value="-0.00140289969999999" calcext:value-type="float">
            <text:p>-0.00140289969999999</text:p>
          </table:table-cell>
          <table:table-cell office:value-type="float" office:value="0.000663399700000011" calcext:value-type="float">
            <text:p>0.000663399700000011</text:p>
          </table:table-cell>
          <table:table-cell office:value-type="float" office:value="-0.000318661399999975" calcext:value-type="float">
            <text:p>-0.0003186613999999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2125791965313" calcext:value-type="float">
            <text:p>-0.2125791965313</text:p>
          </table:table-cell>
          <table:table-cell office:value-type="float" office:value="-0.00120945279999998" calcext:value-type="float">
            <text:p>-0.00120945279999998</text:p>
          </table:table-cell>
          <table:table-cell office:value-type="float" office:value="-0.0018776358" calcext:value-type="float">
            <text:p>-0.0018776358</text:p>
          </table:table-cell>
          <table:table-cell office:value-type="float" office:value="-0.00152100629999999" calcext:value-type="float">
            <text:p>-0.00152100629999999</text:p>
          </table:table-cell>
          <table:table-cell office:value-type="float" office:value="-0.00151246789999998" calcext:value-type="float">
            <text:p>-0.00151246789999998</text:p>
          </table:table-cell>
          <table:table-cell office:value-type="float" office:value="0.000236332400000011" calcext:value-type="float">
            <text:p>0.000236332400000011</text:p>
          </table:table-cell>
          <table:table-cell office:value-type="float" office:value="0.00484767550000001" calcext:value-type="float">
            <text:p>0.00484767550000001</text:p>
          </table:table-cell>
          <table:table-cell office:value-type="float" office:value="0.0050854236" calcext:value-type="float">
            <text:p>0.0050854236</text:p>
          </table:table-cell>
          <table:table-cell office:value-type="float" office:value="0.0121770501" calcext:value-type="float">
            <text:p>0.0121770501</text:p>
          </table:table-cell>
          <table:table-cell office:value-type="float" office:value="0.000377401700000002" calcext:value-type="float">
            <text:p>0.000377401700000002</text:p>
          </table:table-cell>
          <table:table-cell office:value-type="float" office:value="-0.00126180059999997" calcext:value-type="float">
            <text:p>-0.00126180059999997</text:p>
          </table:table-cell>
          <table:table-cell office:value-type="float" office:value="0.00163187080000002" calcext:value-type="float">
            <text:p>0.00163187080000002</text:p>
          </table:table-cell>
          <table:table-cell office:value-type="float" office:value="-0.000791355999999993" calcext:value-type="float">
            <text:p>-0.0007913559999999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21659042037554" calcext:value-type="float">
            <text:p>-0.21659042037554</text:p>
          </table:table-cell>
          <table:table-cell office:value-type="float" office:value="-0.001266405" calcext:value-type="float">
            <text:p>-0.001266405</text:p>
          </table:table-cell>
          <table:table-cell office:value-type="float" office:value="-0.00215516980000002" calcext:value-type="float">
            <text:p>-0.00215516980000002</text:p>
          </table:table-cell>
          <table:table-cell office:value-type="float" office:value="-0.00173364580000002" calcext:value-type="float">
            <text:p>-0.00173364580000002</text:p>
          </table:table-cell>
          <table:table-cell office:value-type="float" office:value="-0.00141654910000003" calcext:value-type="float">
            <text:p>-0.00141654910000003</text:p>
          </table:table-cell>
          <table:table-cell office:value-type="float" office:value="0.00011359159999999" calcext:value-type="float">
            <text:p>0.00011359159999999</text:p>
          </table:table-cell>
          <table:table-cell office:value-type="float" office:value="0.0041458905" calcext:value-type="float">
            <text:p>0.0041458905</text:p>
          </table:table-cell>
          <table:table-cell office:value-type="float" office:value="0.0051451028" calcext:value-type="float">
            <text:p>0.0051451028</text:p>
          </table:table-cell>
          <table:table-cell office:value-type="float" office:value="0.0121500194" calcext:value-type="float">
            <text:p>0.0121500194</text:p>
          </table:table-cell>
          <table:table-cell office:value-type="float" office:value="0.00045311449999999" calcext:value-type="float">
            <text:p>0.00045311449999999</text:p>
          </table:table-cell>
          <table:table-cell office:value-type="float" office:value="-0.00115464630000001" calcext:value-type="float">
            <text:p>-0.00115464630000001</text:p>
          </table:table-cell>
          <table:table-cell office:value-type="float" office:value="0.00157125299999999" calcext:value-type="float">
            <text:p>0.00157125299999999</text:p>
          </table:table-cell>
          <table:table-cell office:value-type="float" office:value="-0.0009488463" calcext:value-type="float">
            <text:p>-0.00094884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2209560519018" calcext:value-type="float">
            <text:p>-0.2209560519018</text:p>
          </table:table-cell>
          <table:table-cell office:value-type="float" office:value="-0.0017955154" calcext:value-type="float">
            <text:p>-0.0017955154</text:p>
          </table:table-cell>
          <table:table-cell office:value-type="float" office:value="-0.0026973337" calcext:value-type="float">
            <text:p>-0.0026973337</text:p>
          </table:table-cell>
          <table:table-cell office:value-type="float" office:value="-0.0020391941" calcext:value-type="float">
            <text:p>-0.0020391941</text:p>
          </table:table-cell>
          <table:table-cell office:value-type="float" office:value="-0.00158554319999998" calcext:value-type="float">
            <text:p>-0.00158554319999998</text:p>
          </table:table-cell>
          <table:table-cell office:value-type="float" office:value="-0.000554248699999982" calcext:value-type="float">
            <text:p>-0.000554248699999982</text:p>
          </table:table-cell>
          <table:table-cell office:value-type="float" office:value="0.00365017349999999" calcext:value-type="float">
            <text:p>0.00365017349999999</text:p>
          </table:table-cell>
          <table:table-cell office:value-type="float" office:value="0.00449034570000001" calcext:value-type="float">
            <text:p>0.00449034570000001</text:p>
          </table:table-cell>
          <table:table-cell office:value-type="float" office:value="0.0115721524" calcext:value-type="float">
            <text:p>0.0115721524</text:p>
          </table:table-cell>
          <table:table-cell office:value-type="float" office:value="0.000517800400000018" calcext:value-type="float">
            <text:p>0.000517800400000018</text:p>
          </table:table-cell>
          <table:table-cell office:value-type="float" office:value="-0.00134876370000001" calcext:value-type="float">
            <text:p>-0.00134876370000001</text:p>
          </table:table-cell>
          <table:table-cell office:value-type="float" office:value="0.000963360100000005" calcext:value-type="float">
            <text:p>0.000963360100000005</text:p>
          </table:table-cell>
          <table:table-cell office:value-type="float" office:value="-0.00118763750000001" calcext:value-type="float">
            <text:p>-0.0011876375000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2250579739648" calcext:value-type="float">
            <text:p>-0.2250579739648</text:p>
          </table:table-cell>
          <table:table-cell office:value-type="float" office:value="-0.00187134739999997" calcext:value-type="float">
            <text:p>-0.00187134739999997</text:p>
          </table:table-cell>
          <table:table-cell office:value-type="float" office:value="-0.00264407689999999" calcext:value-type="float">
            <text:p>-0.00264407689999999</text:p>
          </table:table-cell>
          <table:table-cell office:value-type="float" office:value="-0.00247521699999997" calcext:value-type="float">
            <text:p>-0.00247521699999997</text:p>
          </table:table-cell>
          <table:table-cell office:value-type="float" office:value="-0.00239421429999998" calcext:value-type="float">
            <text:p>-0.00239421429999998</text:p>
          </table:table-cell>
          <table:table-cell office:value-type="float" office:value="-0.000332772699999984" calcext:value-type="float">
            <text:p>-0.000332772699999984</text:p>
          </table:table-cell>
          <table:table-cell office:value-type="float" office:value="0.00365608930000003" calcext:value-type="float">
            <text:p>0.00365608930000003</text:p>
          </table:table-cell>
          <table:table-cell office:value-type="float" office:value="0.00435999040000001" calcext:value-type="float">
            <text:p>0.00435999040000001</text:p>
          </table:table-cell>
          <table:table-cell office:value-type="float" office:value="0.0114327371" calcext:value-type="float">
            <text:p>0.0114327371</text:p>
          </table:table-cell>
          <table:table-cell office:value-type="float" office:value="0.00071740150000002" calcext:value-type="float">
            <text:p>0.00071740150000002</text:p>
          </table:table-cell>
          <table:table-cell office:value-type="float" office:value="-0.00201930109999998" calcext:value-type="float">
            <text:p>-0.00201930109999998</text:p>
          </table:table-cell>
          <table:table-cell office:value-type="float" office:value="0.000518456100000009" calcext:value-type="float">
            <text:p>0.000518456100000009</text:p>
          </table:table-cell>
          <table:table-cell office:value-type="float" office:value="-0.00137630109999998" calcext:value-type="float">
            <text:p>-0.0013763010999999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228602298636" calcext:value-type="float">
            <text:p>-0.228602298636</text:p>
          </table:table-cell>
          <table:table-cell office:value-type="float" office:value="-0.00172111389999999" calcext:value-type="float">
            <text:p>-0.00172111389999999</text:p>
          </table:table-cell>
          <table:table-cell office:value-type="float" office:value="-0.00225940349999998" calcext:value-type="float">
            <text:p>-0.00225940349999998</text:p>
          </table:table-cell>
          <table:table-cell office:value-type="float" office:value="-0.0026069879" calcext:value-type="float">
            <text:p>-0.0026069879</text:p>
          </table:table-cell>
          <table:table-cell office:value-type="float" office:value="-0.0019912124" calcext:value-type="float">
            <text:p>-0.0019912124</text:p>
          </table:table-cell>
          <table:table-cell office:value-type="float" office:value="-0.000258102999999982" calcext:value-type="float">
            <text:p>-0.000258102999999982</text:p>
          </table:table-cell>
          <table:table-cell office:value-type="float" office:value="0.00353500250000002" calcext:value-type="float">
            <text:p>0.00353500250000002</text:p>
          </table:table-cell>
          <table:table-cell office:value-type="float" office:value="0.00521649420000001" calcext:value-type="float">
            <text:p>0.00521649420000001</text:p>
          </table:table-cell>
          <table:table-cell office:value-type="float" office:value="0.0125256479" calcext:value-type="float">
            <text:p>0.0125256479</text:p>
          </table:table-cell>
          <table:table-cell office:value-type="float" office:value="0.000597253500000006" calcext:value-type="float">
            <text:p>0.000597253500000006</text:p>
          </table:table-cell>
          <table:table-cell office:value-type="float" office:value="-0.00172533089999999" calcext:value-type="float">
            <text:p>-0.00172533089999999</text:p>
          </table:table-cell>
          <table:table-cell office:value-type="float" office:value="0.000835985000000011" calcext:value-type="float">
            <text:p>0.000835985000000011</text:p>
          </table:table-cell>
          <table:table-cell office:value-type="float" office:value="-0.000875905099999991" calcext:value-type="float">
            <text:p>-0.00087590509999999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2324893005949" calcext:value-type="float">
            <text:p>-0.2324893005949</text:p>
          </table:table-cell>
          <table:table-cell office:value-type="float" office:value="-0.00211566690000001" calcext:value-type="float">
            <text:p>-0.00211566690000001</text:p>
          </table:table-cell>
          <table:table-cell office:value-type="float" office:value="-0.0023296773" calcext:value-type="float">
            <text:p>-0.0023296773</text:p>
          </table:table-cell>
          <table:table-cell office:value-type="float" office:value="-0.00234688820000001" calcext:value-type="float">
            <text:p>-0.00234688820000001</text:p>
          </table:table-cell>
          <table:table-cell office:value-type="float" office:value="-0.0019140094" calcext:value-type="float">
            <text:p>-0.0019140094</text:p>
          </table:table-cell>
          <table:table-cell office:value-type="float" office:value="0.000365793699999978" calcext:value-type="float">
            <text:p>0.000365793699999978</text:p>
          </table:table-cell>
          <table:table-cell office:value-type="float" office:value="0.00360044839999998" calcext:value-type="float">
            <text:p>0.00360044839999998</text:p>
          </table:table-cell>
          <table:table-cell office:value-type="float" office:value="0.00496135649999999" calcext:value-type="float">
            <text:p>0.00496135649999999</text:p>
          </table:table-cell>
          <table:table-cell office:value-type="float" office:value="0.0125432611" calcext:value-type="float">
            <text:p>0.0125432611</text:p>
          </table:table-cell>
          <table:table-cell office:value-type="float" office:value="0.0014403164" calcext:value-type="float">
            <text:p>0.0014403164</text:p>
          </table:table-cell>
          <table:table-cell office:value-type="float" office:value="-0.00196684900000002" calcext:value-type="float">
            <text:p>-0.00196684900000002</text:p>
          </table:table-cell>
          <table:table-cell office:value-type="float" office:value="0.000945642599999991" calcext:value-type="float">
            <text:p>0.000945642599999991</text:p>
          </table:table-cell>
          <table:table-cell office:value-type="float" office:value="-0.000552266800000006" calcext:value-type="float">
            <text:p>-0.0005522668000000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2361339262483" calcext:value-type="float">
            <text:p>-0.2361339262483</text:p>
          </table:table-cell>
          <table:table-cell office:value-type="float" office:value="-0.00122474139999998" calcext:value-type="float">
            <text:p>-0.00122474139999998</text:p>
          </table:table-cell>
          <table:table-cell office:value-type="float" office:value="-0.0018586964" calcext:value-type="float">
            <text:p>-0.0018586964</text:p>
          </table:table-cell>
          <table:table-cell office:value-type="float" office:value="-0.0018849671" calcext:value-type="float">
            <text:p>-0.0018849671</text:p>
          </table:table-cell>
          <table:table-cell office:value-type="float" office:value="-0.00123582789999999" calcext:value-type="float">
            <text:p>-0.00123582789999999</text:p>
          </table:table-cell>
          <table:table-cell office:value-type="float" office:value="-0.0000570267999999985" calcext:value-type="float">
            <text:p>-5.70267999999985E-05</text:p>
          </table:table-cell>
          <table:table-cell office:value-type="float" office:value="0.00417643780000002" calcext:value-type="float">
            <text:p>0.00417643780000002</text:p>
          </table:table-cell>
          <table:table-cell office:value-type="float" office:value="0.00551973280000001" calcext:value-type="float">
            <text:p>0.00551973280000001</text:p>
          </table:table-cell>
          <table:table-cell office:value-type="float" office:value="0.0130894035" calcext:value-type="float">
            <text:p>0.0130894035</text:p>
          </table:table-cell>
          <table:table-cell office:value-type="float" office:value="0.00121559200000002" calcext:value-type="float">
            <text:p>0.00121559200000002</text:p>
          </table:table-cell>
          <table:table-cell office:value-type="float" office:value="-0.000740915600000003" calcext:value-type="float">
            <text:p>-0.000740915600000003</text:p>
          </table:table-cell>
          <table:table-cell office:value-type="float" office:value="0.0013284683" calcext:value-type="float">
            <text:p>0.0013284683</text:p>
          </table:table-cell>
          <table:table-cell office:value-type="float" office:value="0.000242605800000018" calcext:value-type="float">
            <text:p>0.000242605800000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2400529537485" calcext:value-type="float">
            <text:p>-0.2400529537485</text:p>
          </table:table-cell>
          <table:table-cell office:value-type="float" office:value="-0.00164750220000001" calcext:value-type="float">
            <text:p>-0.00164750220000001</text:p>
          </table:table-cell>
          <table:table-cell office:value-type="float" office:value="-0.00200298430000001" calcext:value-type="float">
            <text:p>-0.00200298430000001</text:p>
          </table:table-cell>
          <table:table-cell office:value-type="float" office:value="-0.00178515910000002" calcext:value-type="float">
            <text:p>-0.00178515910000002</text:p>
          </table:table-cell>
          <table:table-cell office:value-type="float" office:value="-0.00221559400000002" calcext:value-type="float">
            <text:p>-0.00221559400000002</text:p>
          </table:table-cell>
          <table:table-cell office:value-type="float" office:value="-0.000829458200000022" calcext:value-type="float">
            <text:p>-0.000829458200000022</text:p>
          </table:table-cell>
          <table:table-cell office:value-type="float" office:value="0.0043670237" calcext:value-type="float">
            <text:p>0.0043670237</text:p>
          </table:table-cell>
          <table:table-cell office:value-type="float" office:value="0.00514063239999998" calcext:value-type="float">
            <text:p>0.00514063239999998</text:p>
          </table:table-cell>
          <table:table-cell office:value-type="float" office:value="0.0127965063" calcext:value-type="float">
            <text:p>0.0127965063</text:p>
          </table:table-cell>
          <table:table-cell office:value-type="float" office:value="0.0015954077" calcext:value-type="float">
            <text:p>0.0015954077</text:p>
          </table:table-cell>
          <table:table-cell office:value-type="float" office:value="-0.0019374788" calcext:value-type="float">
            <text:p>-0.0019374788</text:p>
          </table:table-cell>
          <table:table-cell office:value-type="float" office:value="0.0013281852" calcext:value-type="float">
            <text:p>0.0013281852</text:p>
          </table:table-cell>
          <table:table-cell office:value-type="float" office:value="0.000157549999999979" calcext:value-type="float">
            <text:p>0.00015754999999997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244410198456" calcext:value-type="float">
            <text:p>-0.244410198456</text:p>
          </table:table-cell>
          <table:table-cell office:value-type="float" office:value="-0.00260119140000001" calcext:value-type="float">
            <text:p>-0.00260119140000001</text:p>
          </table:table-cell>
          <table:table-cell office:value-type="float" office:value="-0.00244697929999999" calcext:value-type="float">
            <text:p>-0.00244697929999999</text:p>
          </table:table-cell>
          <table:table-cell office:value-type="float" office:value="-0.00198802349999999" calcext:value-type="float">
            <text:p>-0.00198802349999999</text:p>
          </table:table-cell>
          <table:table-cell office:value-type="float" office:value="-0.00175616140000001" calcext:value-type="float">
            <text:p>-0.00175616140000001</text:p>
          </table:table-cell>
          <table:table-cell office:value-type="float" office:value="-0.000406563299999996" calcext:value-type="float">
            <text:p>-0.000406563299999996</text:p>
          </table:table-cell>
          <table:table-cell office:value-type="float" office:value="0.0038036853" calcext:value-type="float">
            <text:p>0.0038036853</text:p>
          </table:table-cell>
          <table:table-cell office:value-type="float" office:value="0.0048525781" calcext:value-type="float">
            <text:p>0.0048525781</text:p>
          </table:table-cell>
          <table:table-cell office:value-type="float" office:value="0.0127002001" calcext:value-type="float">
            <text:p>0.0127002001</text:p>
          </table:table-cell>
          <table:table-cell office:value-type="float" office:value="0.0011090487" calcext:value-type="float">
            <text:p>0.0011090487</text:p>
          </table:table-cell>
          <table:table-cell office:value-type="float" office:value="-0.0017138719" calcext:value-type="float">
            <text:p>-0.0017138719</text:p>
          </table:table-cell>
          <table:table-cell office:value-type="float" office:value="0.000973582299999998" calcext:value-type="float">
            <text:p>0.000973582299999998</text:p>
          </table:table-cell>
          <table:table-cell office:value-type="float" office:value="-0.0003573298" calcext:value-type="float">
            <text:p>-0.00035732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248596397729" calcext:value-type="float">
            <text:p>-0.248596397729</text:p>
          </table:table-cell>
          <table:table-cell office:value-type="float" office:value="-0.00238804519999999" calcext:value-type="float">
            <text:p>-0.00238804519999999</text:p>
          </table:table-cell>
          <table:table-cell office:value-type="float" office:value="-0.00231058889999999" calcext:value-type="float">
            <text:p>-0.00231058889999999</text:p>
          </table:table-cell>
          <table:table-cell office:value-type="float" office:value="-0.0022307932" calcext:value-type="float">
            <text:p>-0.0022307932</text:p>
          </table:table-cell>
          <table:table-cell office:value-type="float" office:value="-0.00247035919999999" calcext:value-type="float">
            <text:p>-0.00247035919999999</text:p>
          </table:table-cell>
          <table:table-cell office:value-type="float" office:value="-0.0004084855" calcext:value-type="float">
            <text:p>-0.0004084855</text:p>
          </table:table-cell>
          <table:table-cell office:value-type="float" office:value="0.00322255489999998" calcext:value-type="float">
            <text:p>0.00322255489999998</text:p>
          </table:table-cell>
          <table:table-cell office:value-type="float" office:value="0.00493520500000003" calcext:value-type="float">
            <text:p>0.00493520500000003</text:p>
          </table:table-cell>
          <table:table-cell office:value-type="float" office:value="0.0128489733" calcext:value-type="float">
            <text:p>0.0128489733</text:p>
          </table:table-cell>
          <table:table-cell office:value-type="float" office:value="0.00167219339999999" calcext:value-type="float">
            <text:p>0.00167219339999999</text:p>
          </table:table-cell>
          <table:table-cell office:value-type="float" office:value="-0.00132550300000001" calcext:value-type="float">
            <text:p>-0.00132550300000001</text:p>
          </table:table-cell>
          <table:table-cell office:value-type="float" office:value="0.0014545769" calcext:value-type="float">
            <text:p>0.0014545769</text:p>
          </table:table-cell>
          <table:table-cell office:value-type="float" office:value="-0.000103011699999989" calcext:value-type="float">
            <text:p>-0.0001030116999999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2525408288467" calcext:value-type="float">
            <text:p>-0.2525408288467</text:p>
          </table:table-cell>
          <table:table-cell office:value-type="float" office:value="-0.00153633949999998" calcext:value-type="float">
            <text:p>-0.00153633949999998</text:p>
          </table:table-cell>
          <table:table-cell office:value-type="float" office:value="-0.00189751380000003" calcext:value-type="float">
            <text:p>-0.00189751380000003</text:p>
          </table:table-cell>
          <table:table-cell office:value-type="float" office:value="-0.00223694739999999" calcext:value-type="float">
            <text:p>-0.00223694739999999</text:p>
          </table:table-cell>
          <table:table-cell office:value-type="float" office:value="-0.00225991010000001" calcext:value-type="float">
            <text:p>-0.00225991010000001</text:p>
          </table:table-cell>
          <table:table-cell office:value-type="float" office:value="-0.000706851499999994" calcext:value-type="float">
            <text:p>-0.000706851499999994</text:p>
          </table:table-cell>
          <table:table-cell office:value-type="float" office:value="0.00392284990000003" calcext:value-type="float">
            <text:p>0.00392284990000003</text:p>
          </table:table-cell>
          <table:table-cell office:value-type="float" office:value="0.0050105453" calcext:value-type="float">
            <text:p>0.0050105453</text:p>
          </table:table-cell>
          <table:table-cell office:value-type="float" office:value="0.0128754974" calcext:value-type="float">
            <text:p>0.0128754974</text:p>
          </table:table-cell>
          <table:table-cell office:value-type="float" office:value="0.00117880110000002" calcext:value-type="float">
            <text:p>0.00117880110000002</text:p>
          </table:table-cell>
          <table:table-cell office:value-type="float" office:value="-0.00153675669999997" calcext:value-type="float">
            <text:p>-0.00153675669999997</text:p>
          </table:table-cell>
          <table:table-cell office:value-type="float" office:value="0.00106233360000002" calcext:value-type="float">
            <text:p>0.00106233360000002</text:p>
          </table:table-cell>
          <table:table-cell office:value-type="float" office:value="0.00017413500000002" calcext:value-type="float">
            <text:p>0.000174135000000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2572381681218" calcext:value-type="float">
            <text:p>-0.2572381681218</text:p>
          </table:table-cell>
          <table:table-cell office:value-type="float" office:value="-0.00217995049999997" calcext:value-type="float">
            <text:p>-0.00217995049999997</text:p>
          </table:table-cell>
          <table:table-cell office:value-type="float" office:value="-0.00190445779999998" calcext:value-type="float">
            <text:p>-0.00190445779999998</text:p>
          </table:table-cell>
          <table:table-cell office:value-type="float" office:value="-0.00255814189999998" calcext:value-type="float">
            <text:p>-0.00255814189999998</text:p>
          </table:table-cell>
          <table:table-cell office:value-type="float" office:value="-0.00213143229999996" calcext:value-type="float">
            <text:p>-0.00213143229999996</text:p>
          </table:table-cell>
          <table:table-cell office:value-type="float" office:value="-0.000605881199999991" calcext:value-type="float">
            <text:p>-0.000605881199999991</text:p>
          </table:table-cell>
          <table:table-cell office:value-type="float" office:value="0.00347587469999999" calcext:value-type="float">
            <text:p>0.00347587469999999</text:p>
          </table:table-cell>
          <table:table-cell office:value-type="float" office:value="0.00500074030000003" calcext:value-type="float">
            <text:p>0.00500074030000003</text:p>
          </table:table-cell>
          <table:table-cell office:value-type="float" office:value="0.0127798915" calcext:value-type="float">
            <text:p>0.0127798915</text:p>
          </table:table-cell>
          <table:table-cell office:value-type="float" office:value="0.000880420200000009" calcext:value-type="float">
            <text:p>0.000880420200000009</text:p>
          </table:table-cell>
          <table:table-cell office:value-type="float" office:value="-0.00171214339999998" calcext:value-type="float">
            <text:p>-0.00171214339999998</text:p>
          </table:table-cell>
          <table:table-cell office:value-type="float" office:value="0.00110104680000001" calcext:value-type="float">
            <text:p>0.00110104680000001</text:p>
          </table:table-cell>
          <table:table-cell office:value-type="float" office:value="-0.0000388025999999986" calcext:value-type="float">
            <text:p>-3.88025999999986E-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261210730112" calcext:value-type="float">
            <text:p>-0.261210730112</text:p>
          </table:table-cell>
          <table:table-cell office:value-type="float" office:value="-0.00120818609999995" calcext:value-type="float">
            <text:p>-0.00120818609999995</text:p>
          </table:table-cell>
          <table:table-cell office:value-type="float" office:value="-0.00190100069999999" calcext:value-type="float">
            <text:p>-0.00190100069999999</text:p>
          </table:table-cell>
          <table:table-cell office:value-type="float" office:value="-0.0021346807" calcext:value-type="float">
            <text:p>-0.0021346807</text:p>
          </table:table-cell>
          <table:table-cell office:value-type="float" office:value="-0.00130209319999997" calcext:value-type="float">
            <text:p>-0.00130209319999997</text:p>
          </table:table-cell>
          <table:table-cell office:value-type="float" office:value="0.0000340343000000409" calcext:value-type="float">
            <text:p>3.40343000000409E-05</text:p>
          </table:table-cell>
          <table:table-cell office:value-type="float" office:value="0.00451666120000005" calcext:value-type="float">
            <text:p>0.00451666120000005</text:p>
          </table:table-cell>
          <table:table-cell office:value-type="float" office:value="0.00509059430000003" calcext:value-type="float">
            <text:p>0.00509059430000003</text:p>
          </table:table-cell>
          <table:table-cell office:value-type="float" office:value="0.0128952563" calcext:value-type="float">
            <text:p>0.0128952563</text:p>
          </table:table-cell>
          <table:table-cell office:value-type="float" office:value="0.00179535150000004" calcext:value-type="float">
            <text:p>0.00179535150000004</text:p>
          </table:table-cell>
          <table:table-cell office:value-type="float" office:value="-0.00153392549999998" calcext:value-type="float">
            <text:p>-0.00153392549999998</text:p>
          </table:table-cell>
          <table:table-cell office:value-type="float" office:value="0.00188586120000001" calcext:value-type="float">
            <text:p>0.00188586120000001</text:p>
          </table:table-cell>
          <table:table-cell office:value-type="float" office:value="0.000707775399999999" calcext:value-type="float">
            <text:p>0.00070777539999999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2667226338518" calcext:value-type="float">
            <text:p>-0.2667226338518</text:p>
          </table:table-cell>
          <table:table-cell office:value-type="float" office:value="-0.00197014210000002" calcext:value-type="float">
            <text:p>-0.00197014210000002</text:p>
          </table:table-cell>
          <table:table-cell office:value-type="float" office:value="-0.00179117919999999" calcext:value-type="float">
            <text:p>-0.00179117919999999</text:p>
          </table:table-cell>
          <table:table-cell office:value-type="float" office:value="-0.00231018660000004" calcext:value-type="float">
            <text:p>-0.00231018660000004</text:p>
          </table:table-cell>
          <table:table-cell office:value-type="float" office:value="-0.000901460600000015" calcext:value-type="float">
            <text:p>-0.000901460600000015</text:p>
          </table:table-cell>
          <table:table-cell office:value-type="float" office:value="-0.000256001900000025" calcext:value-type="float">
            <text:p>-0.000256001900000025</text:p>
          </table:table-cell>
          <table:table-cell office:value-type="float" office:value="0.00383400919999999" calcext:value-type="float">
            <text:p>0.00383400919999999</text:p>
          </table:table-cell>
          <table:table-cell office:value-type="float" office:value="0.0053939522" calcext:value-type="float">
            <text:p>0.0053939522</text:p>
          </table:table-cell>
          <table:table-cell office:value-type="float" office:value="0.0128106773" calcext:value-type="float">
            <text:p>0.0128106773</text:p>
          </table:table-cell>
          <table:table-cell office:value-type="float" office:value="0.00186216829999997" calcext:value-type="float">
            <text:p>0.00186216829999997</text:p>
          </table:table-cell>
          <table:table-cell office:value-type="float" office:value="-0.0013881027" calcext:value-type="float">
            <text:p>-0.0013881027</text:p>
          </table:table-cell>
          <table:table-cell office:value-type="float" office:value="0.0014188886" calcext:value-type="float">
            <text:p>0.0014188886</text:p>
          </table:table-cell>
          <table:table-cell office:value-type="float" office:value="0.000286787799999966" calcext:value-type="float">
            <text:p>0.0002867877999999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2715705381149" calcext:value-type="float">
            <text:p>-0.2715705381149</text:p>
          </table:table-cell>
          <table:table-cell office:value-type="float" office:value="-0.00120487810000003" calcext:value-type="float">
            <text:p>-0.00120487810000003</text:p>
          </table:table-cell>
          <table:table-cell office:value-type="float" office:value="-0.00137919190000002" calcext:value-type="float">
            <text:p>-0.00137919190000002</text:p>
          </table:table-cell>
          <table:table-cell office:value-type="float" office:value="-0.00142291189999999" calcext:value-type="float">
            <text:p>-0.00142291189999999</text:p>
          </table:table-cell>
          <table:table-cell office:value-type="float" office:value="-0.00101527569999998" calcext:value-type="float">
            <text:p>-0.00101527569999998</text:p>
          </table:table-cell>
          <table:table-cell office:value-type="float" office:value="0.000436097400000002" calcext:value-type="float">
            <text:p>0.000436097400000002</text:p>
          </table:table-cell>
          <table:table-cell office:value-type="float" office:value="0.00446707009999997" calcext:value-type="float">
            <text:p>0.00446707009999997</text:p>
          </table:table-cell>
          <table:table-cell office:value-type="float" office:value="0.00635725259999997" calcext:value-type="float">
            <text:p>0.00635725259999997</text:p>
          </table:table-cell>
          <table:table-cell office:value-type="float" office:value="0.013410151" calcext:value-type="float">
            <text:p>0.013410151</text:p>
          </table:table-cell>
          <table:table-cell office:value-type="float" office:value="0.00208705659999997" calcext:value-type="float">
            <text:p>0.00208705659999997</text:p>
          </table:table-cell>
          <table:table-cell office:value-type="float" office:value="-0.000125557200000015" calcext:value-type="float">
            <text:p>-0.000125557200000015</text:p>
          </table:table-cell>
          <table:table-cell office:value-type="float" office:value="0.00211429600000002" calcext:value-type="float">
            <text:p>0.00211429600000002</text:p>
          </table:table-cell>
          <table:table-cell office:value-type="float" office:value="0.00104564429999998" calcext:value-type="float">
            <text:p>0.001045644299999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2779909857359" calcext:value-type="float">
            <text:p>-0.2779909857359</text:p>
          </table:table-cell>
          <table:table-cell office:value-type="float" office:value="-0.0020565092" calcext:value-type="float">
            <text:p>-0.0020565092</text:p>
          </table:table-cell>
          <table:table-cell office:value-type="float" office:value="-0.00164234629999999" calcext:value-type="float">
            <text:p>-0.00164234629999999</text:p>
          </table:table-cell>
          <table:table-cell office:value-type="float" office:value="-0.00158479810000001" calcext:value-type="float">
            <text:p>-0.00158479810000001</text:p>
          </table:table-cell>
          <table:table-cell office:value-type="float" office:value="-0.00163954490000001" calcext:value-type="float">
            <text:p>-0.00163954490000001</text:p>
          </table:table-cell>
          <table:table-cell office:value-type="float" office:value="-0.00081431860000003" calcext:value-type="float">
            <text:p>-0.00081431860000003</text:p>
          </table:table-cell>
          <table:table-cell office:value-type="float" office:value="0.00421872740000001" calcext:value-type="float">
            <text:p>0.00421872740000001</text:p>
          </table:table-cell>
          <table:table-cell office:value-type="float" office:value="0.00542661550000001" calcext:value-type="float">
            <text:p>0.00542661550000001</text:p>
          </table:table-cell>
          <table:table-cell office:value-type="float" office:value="0.0122613311" calcext:value-type="float">
            <text:p>0.0122613311</text:p>
          </table:table-cell>
          <table:table-cell office:value-type="float" office:value="0.00161752110000002" calcext:value-type="float">
            <text:p>0.00161752110000002</text:p>
          </table:table-cell>
          <table:table-cell office:value-type="float" office:value="-0.00072604409999999" calcext:value-type="float">
            <text:p>-0.00072604409999999</text:p>
          </table:table-cell>
          <table:table-cell office:value-type="float" office:value="0.00197201969999999" calcext:value-type="float">
            <text:p>0.00197201969999999</text:p>
          </table:table-cell>
          <table:table-cell office:value-type="float" office:value="0.000541031400000003" calcext:value-type="float">
            <text:p>0.00054103140000000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2847901421104" calcext:value-type="float">
            <text:p>-0.2847901421104</text:p>
          </table:table-cell>
          <table:table-cell office:value-type="float" office:value="-0.00148478150000003" calcext:value-type="float">
            <text:p>-0.00148478150000003</text:p>
          </table:table-cell>
          <table:table-cell office:value-type="float" office:value="-0.00169011950000003" calcext:value-type="float">
            <text:p>-0.00169011950000003</text:p>
          </table:table-cell>
          <table:table-cell office:value-type="float" office:value="-0.0018127859" calcext:value-type="float">
            <text:p>-0.0018127859</text:p>
          </table:table-cell>
          <table:table-cell office:value-type="float" office:value="-0.00120890140000002" calcext:value-type="float">
            <text:p>-0.00120890140000002</text:p>
          </table:table-cell>
          <table:table-cell office:value-type="float" office:value="-0.00105074050000004" calcext:value-type="float">
            <text:p>-0.00105074050000004</text:p>
          </table:table-cell>
          <table:table-cell office:value-type="float" office:value="0.00318136809999997" calcext:value-type="float">
            <text:p>0.00318136809999997</text:p>
          </table:table-cell>
          <table:table-cell office:value-type="float" office:value="0.00490453839999999" calcext:value-type="float">
            <text:p>0.00490453839999999</text:p>
          </table:table-cell>
          <table:table-cell office:value-type="float" office:value="0.0122102499" calcext:value-type="float">
            <text:p>0.0122102499</text:p>
          </table:table-cell>
          <table:table-cell office:value-type="float" office:value="0.00127539039999997" calcext:value-type="float">
            <text:p>0.00127539039999997</text:p>
          </table:table-cell>
          <table:table-cell office:value-type="float" office:value="-0.000699997000000008" calcext:value-type="float">
            <text:p>-0.000699997000000008</text:p>
          </table:table-cell>
          <table:table-cell office:value-type="float" office:value="0.00131291149999996" calcext:value-type="float">
            <text:p>0.00131291149999996</text:p>
          </table:table-cell>
          <table:table-cell office:value-type="float" office:value="0.000177293999999995" calcext:value-type="float">
            <text:p>0.0001772939999999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29078552976597" calcext:value-type="float">
            <text:p>-0.29078552976597</text:p>
          </table:table-cell>
          <table:table-cell office:value-type="float" office:value="-0.00155541299999995" calcext:value-type="float">
            <text:p>-0.00155541299999995</text:p>
          </table:table-cell>
          <table:table-cell office:value-type="float" office:value="-0.00142160049999995" calcext:value-type="float">
            <text:p>-0.00142160049999995</text:p>
          </table:table-cell>
          <table:table-cell office:value-type="float" office:value="-0.00195458529999998" calcext:value-type="float">
            <text:p>-0.00195458529999998</text:p>
          </table:table-cell>
          <table:table-cell office:value-type="float" office:value="-0.00137758249999997" calcext:value-type="float">
            <text:p>-0.00137758249999997</text:p>
          </table:table-cell>
          <table:table-cell office:value-type="float" office:value="-0.000200569599999978" calcext:value-type="float">
            <text:p>-0.000200569599999978</text:p>
          </table:table-cell>
          <table:table-cell office:value-type="float" office:value="0.00448304420000001" calcext:value-type="float">
            <text:p>0.00448304420000001</text:p>
          </table:table-cell>
          <table:table-cell office:value-type="float" office:value="0.00516951090000001" calcext:value-type="float">
            <text:p>0.00516951090000001</text:p>
          </table:table-cell>
          <table:table-cell office:value-type="float" office:value="0.0131511987" calcext:value-type="float">
            <text:p>0.0131511987</text:p>
          </table:table-cell>
          <table:table-cell office:value-type="float" office:value="0.00215607880000002" calcext:value-type="float">
            <text:p>0.00215607880000002</text:p>
          </table:table-cell>
          <table:table-cell office:value-type="float" office:value="-0.00015997879999996" calcext:value-type="float">
            <text:p>-0.00015997879999996</text:p>
          </table:table-cell>
          <table:table-cell office:value-type="float" office:value="0.00145679720000003" calcext:value-type="float">
            <text:p>0.00145679720000003</text:p>
          </table:table-cell>
          <table:table-cell office:value-type="float" office:value="0.000260293500000008" calcext:value-type="float">
            <text:p>0.0002602935000000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2971972625443" calcext:value-type="float">
            <text:p>-0.2971972625443</text:p>
          </table:table-cell>
          <table:table-cell office:value-type="float" office:value="-0.00192007430000002" calcext:value-type="float">
            <text:p>-0.00192007430000002</text:p>
          </table:table-cell>
          <table:table-cell office:value-type="float" office:value="-0.00061911349999999" calcext:value-type="float">
            <text:p>-0.00061911349999999</text:p>
          </table:table-cell>
          <table:table-cell office:value-type="float" office:value="-0.0017148555" calcext:value-type="float">
            <text:p>-0.0017148555</text:p>
          </table:table-cell>
          <table:table-cell office:value-type="float" office:value="-0.00105357179999999" calcext:value-type="float">
            <text:p>-0.00105357179999999</text:p>
          </table:table-cell>
          <table:table-cell office:value-type="float" office:value="-0.000137418599999994" calcext:value-type="float">
            <text:p>-0.000137418599999994</text:p>
          </table:table-cell>
          <table:table-cell office:value-type="float" office:value="0.00447124240000002" calcext:value-type="float">
            <text:p>0.00447124240000002</text:p>
          </table:table-cell>
          <table:table-cell office:value-type="float" office:value="0.00561958550000002" calcext:value-type="float">
            <text:p>0.00561958550000002</text:p>
          </table:table-cell>
          <table:table-cell office:value-type="float" office:value="0.0131404399" calcext:value-type="float">
            <text:p>0.0131404399</text:p>
          </table:table-cell>
          <table:table-cell office:value-type="float" office:value="0.0026559531" calcext:value-type="float">
            <text:p>0.0026559531</text:p>
          </table:table-cell>
          <table:table-cell office:value-type="float" office:value="0.000442117399999997" calcext:value-type="float">
            <text:p>0.000442117399999997</text:p>
          </table:table-cell>
          <table:table-cell office:value-type="float" office:value="0.00198745719999999" calcext:value-type="float">
            <text:p>0.00198745719999999</text:p>
          </table:table-cell>
          <table:table-cell office:value-type="float" office:value="0.00068467849999998" calcext:value-type="float">
            <text:p>0.000684678499999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3043880841475" calcext:value-type="float">
            <text:p>-0.3043880841475</text:p>
          </table:table-cell>
          <table:table-cell office:value-type="float" office:value="-0.00138047339999997" calcext:value-type="float">
            <text:p>-0.00138047339999997</text:p>
          </table:table-cell>
          <table:table-cell office:value-type="float" office:value="-0.000636100799999984" calcext:value-type="float">
            <text:p>-0.000636100799999984</text:p>
          </table:table-cell>
          <table:table-cell office:value-type="float" office:value="-0.0016674995" calcext:value-type="float">
            <text:p>-0.0016674995</text:p>
          </table:table-cell>
          <table:table-cell office:value-type="float" office:value="-0.000732123799999984" calcext:value-type="float">
            <text:p>-0.000732123799999984</text:p>
          </table:table-cell>
          <table:table-cell office:value-type="float" office:value="0.000122815400000031" calcext:value-type="float">
            <text:p>0.000122815400000031</text:p>
          </table:table-cell>
          <table:table-cell office:value-type="float" office:value="0.00446638469999999" calcext:value-type="float">
            <text:p>0.00446638469999999</text:p>
          </table:table-cell>
          <table:table-cell office:value-type="float" office:value="0.00604528190000003" calcext:value-type="float">
            <text:p>0.00604528190000003</text:p>
          </table:table-cell>
          <table:table-cell office:value-type="float" office:value="0.0132580996" calcext:value-type="float">
            <text:p>0.0132580996</text:p>
          </table:table-cell>
          <table:table-cell office:value-type="float" office:value="0.00231969360000001" calcext:value-type="float">
            <text:p>0.00231969360000001</text:p>
          </table:table-cell>
          <table:table-cell office:value-type="float" office:value="-0.000050604299999979" calcext:value-type="float">
            <text:p>-5.0604299999979E-05</text:p>
          </table:table-cell>
          <table:table-cell office:value-type="float" office:value="0.00261762740000004" calcext:value-type="float">
            <text:p>0.00261762740000004</text:p>
          </table:table-cell>
          <table:table-cell office:value-type="float" office:value="0.000273048900000017" calcext:value-type="float">
            <text:p>0.0002730489000000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3127834195859" calcext:value-type="float">
            <text:p>-0.3127834195859</text:p>
          </table:table-cell>
          <table:table-cell office:value-type="float" office:value="-0.00237351659999996" calcext:value-type="float">
            <text:p>-0.00237351659999996</text:p>
          </table:table-cell>
          <table:table-cell office:value-type="float" office:value="-0.00113916399999997" calcext:value-type="float">
            <text:p>-0.00113916399999997</text:p>
          </table:table-cell>
          <table:table-cell office:value-type="float" office:value="-0.00240117309999999" calcext:value-type="float">
            <text:p>-0.00240117309999999</text:p>
          </table:table-cell>
          <table:table-cell office:value-type="float" office:value="-0.00162148479999996" calcext:value-type="float">
            <text:p>-0.00162148479999996</text:p>
          </table:table-cell>
          <table:table-cell office:value-type="float" office:value="-0.000299483499999975" calcext:value-type="float">
            <text:p>-0.000299483499999975</text:p>
          </table:table-cell>
          <table:table-cell office:value-type="float" office:value="0.00419133900000002" calcext:value-type="float">
            <text:p>0.00419133900000002</text:p>
          </table:table-cell>
          <table:table-cell office:value-type="float" office:value="0.00518998500000001" calcext:value-type="float">
            <text:p>0.00518998500000001</text:p>
          </table:table-cell>
          <table:table-cell office:value-type="float" office:value="0.0125350356" calcext:value-type="float">
            <text:p>0.0125350356</text:p>
          </table:table-cell>
          <table:table-cell office:value-type="float" office:value="0.0020610392" calcext:value-type="float">
            <text:p>0.0020610392</text:p>
          </table:table-cell>
          <table:table-cell office:value-type="float" office:value="-0.000286847300000004" calcext:value-type="float">
            <text:p>-0.000286847300000004</text:p>
          </table:table-cell>
          <table:table-cell office:value-type="float" office:value="0.00133758780000004" calcext:value-type="float">
            <text:p>0.00133758780000004</text:p>
          </table:table-cell>
          <table:table-cell office:value-type="float" office:value="-0.000222504099999965" calcext:value-type="float">
            <text:p>-0.0002225040999999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320351031275" calcext:value-type="float">
            <text:p>-0.320351031275</text:p>
          </table:table-cell>
          <table:table-cell office:value-type="float" office:value="-0.00249612329999999" calcext:value-type="float">
            <text:p>-0.00249612329999999</text:p>
          </table:table-cell>
          <table:table-cell office:value-type="float" office:value="-0.0016132593" calcext:value-type="float">
            <text:p>-0.0016132593</text:p>
          </table:table-cell>
          <table:table-cell office:value-type="float" office:value="-0.00210404400000003" calcext:value-type="float">
            <text:p>-0.00210404400000003</text:p>
          </table:table-cell>
          <table:table-cell office:value-type="float" office:value="-0.00147902970000002" calcext:value-type="float">
            <text:p>-0.00147902970000002</text:p>
          </table:table-cell>
          <table:table-cell office:value-type="float" office:value="-0.0000134707000000178" calcext:value-type="float">
            <text:p>-1.34707000000178E-05</text:p>
          </table:table-cell>
          <table:table-cell office:value-type="float" office:value="0.00417423249999999" calcext:value-type="float">
            <text:p>0.00417423249999999</text:p>
          </table:table-cell>
          <table:table-cell office:value-type="float" office:value="0.00559529659999997" calcext:value-type="float">
            <text:p>0.00559529659999997</text:p>
          </table:table-cell>
          <table:table-cell office:value-type="float" office:value="0.0121253431" calcext:value-type="float">
            <text:p>0.0121253431</text:p>
          </table:table-cell>
          <table:table-cell office:value-type="float" office:value="0.0023654401" calcext:value-type="float">
            <text:p>0.0023654401</text:p>
          </table:table-cell>
          <table:table-cell office:value-type="float" office:value="-0.000504076500000006" calcext:value-type="float">
            <text:p>-0.000504076500000006</text:p>
          </table:table-cell>
          <table:table-cell office:value-type="float" office:value="0.00147169829999999" calcext:value-type="float">
            <text:p>0.00147169829999999</text:p>
          </table:table-cell>
          <table:table-cell office:value-type="float" office:value="-0.000286221500000017" calcext:value-type="float">
            <text:p>-0.0002862215000000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3280282762054" calcext:value-type="float">
            <text:p>-0.3280282762054</text:p>
          </table:table-cell>
          <table:table-cell office:value-type="float" office:value="-0.00233027339999997" calcext:value-type="float">
            <text:p>-0.00233027339999997</text:p>
          </table:table-cell>
          <table:table-cell office:value-type="float" office:value="-0.00168687099999998" calcext:value-type="float">
            <text:p>-0.00168687099999998</text:p>
          </table:table-cell>
          <table:table-cell office:value-type="float" office:value="-0.00203716749999999" calcext:value-type="float">
            <text:p>-0.00203716749999999</text:p>
          </table:table-cell>
          <table:table-cell office:value-type="float" office:value="-0.00192180279999998" calcext:value-type="float">
            <text:p>-0.00192180279999998</text:p>
          </table:table-cell>
          <table:table-cell office:value-type="float" office:value="-0.000176012499999989" calcext:value-type="float">
            <text:p>-0.000176012499999989</text:p>
          </table:table-cell>
          <table:table-cell office:value-type="float" office:value="0.00423112510000001" calcext:value-type="float">
            <text:p>0.00423112510000001</text:p>
          </table:table-cell>
          <table:table-cell office:value-type="float" office:value="0.00575798750000001" calcext:value-type="float">
            <text:p>0.00575798750000001</text:p>
          </table:table-cell>
          <table:table-cell office:value-type="float" office:value="0.0126462579" calcext:value-type="float">
            <text:p>0.0126462579</text:p>
          </table:table-cell>
          <table:table-cell office:value-type="float" office:value="0.00207343700000001" calcext:value-type="float">
            <text:p>0.00207343700000001</text:p>
          </table:table-cell>
          <table:table-cell office:value-type="float" office:value="-0.00044336909999998" calcext:value-type="float">
            <text:p>-0.00044336909999998</text:p>
          </table:table-cell>
          <table:table-cell office:value-type="float" office:value="0.00203418730000005" calcext:value-type="float">
            <text:p>0.00203418730000005</text:p>
          </table:table-cell>
          <table:table-cell office:value-type="float" office:value="-0.0000672339999999716" calcext:value-type="float">
            <text:p>-6.72339999999716E-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3353330106696" calcext:value-type="float">
            <text:p>-0.3353330106696</text:p>
          </table:table-cell>
          <table:table-cell office:value-type="float" office:value="-0.00239682200000002" calcext:value-type="float">
            <text:p>-0.00239682200000002</text:p>
          </table:table-cell>
          <table:table-cell office:value-type="float" office:value="-0.00183695560000002" calcext:value-type="float">
            <text:p>-0.00183695560000002</text:p>
          </table:table-cell>
          <table:table-cell office:value-type="float" office:value="-0.00234320760000001" calcext:value-type="float">
            <text:p>-0.00234320760000001</text:p>
          </table:table-cell>
          <table:table-cell office:value-type="float" office:value="-0.0020201802" calcext:value-type="float">
            <text:p>-0.0020201802</text:p>
          </table:table-cell>
          <table:table-cell office:value-type="float" office:value="-0.000319898200000002" calcext:value-type="float">
            <text:p>-0.000319898200000002</text:p>
          </table:table-cell>
          <table:table-cell office:value-type="float" office:value="0.00404572479999998" calcext:value-type="float">
            <text:p>0.00404572479999998</text:p>
          </table:table-cell>
          <table:table-cell office:value-type="float" office:value="0.00604251019999996" calcext:value-type="float">
            <text:p>0.00604251019999996</text:p>
          </table:table-cell>
          <table:table-cell office:value-type="float" office:value="0.0127523243" calcext:value-type="float">
            <text:p>0.0127523243</text:p>
          </table:table-cell>
          <table:table-cell office:value-type="float" office:value="0.00243473049999998" calcext:value-type="float">
            <text:p>0.00243473049999998</text:p>
          </table:table-cell>
          <table:table-cell office:value-type="float" office:value="-0.000376373600000035" calcext:value-type="float">
            <text:p>-0.000376373600000035</text:p>
          </table:table-cell>
          <table:table-cell office:value-type="float" office:value="0.00151607389999997" calcext:value-type="float">
            <text:p>0.00151607389999997</text:p>
          </table:table-cell>
          <table:table-cell office:value-type="float" office:value="-0.000587552800000002" calcext:value-type="float">
            <text:p>-0.0005875528000000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3421407317823" calcext:value-type="float">
            <text:p>-0.3421407317823</text:p>
          </table:table-cell>
          <table:table-cell office:value-type="float" office:value="-0.00212261079999998" calcext:value-type="float">
            <text:p>-0.00212261079999998</text:p>
          </table:table-cell>
          <table:table-cell office:value-type="float" office:value="-0.0011234879" calcext:value-type="float">
            <text:p>-0.0011234879</text:p>
          </table:table-cell>
          <table:table-cell office:value-type="float" office:value="-0.00263300529999999" calcext:value-type="float">
            <text:p>-0.00263300529999999</text:p>
          </table:table-cell>
          <table:table-cell office:value-type="float" office:value="-0.00126010179999997" calcext:value-type="float">
            <text:p>-0.00126010179999997</text:p>
          </table:table-cell>
          <table:table-cell office:value-type="float" office:value="-0.000279009299999966" calcext:value-type="float">
            <text:p>-0.000279009299999966</text:p>
          </table:table-cell>
          <table:table-cell office:value-type="float" office:value="0.00497236850000005" calcext:value-type="float">
            <text:p>0.00497236850000005</text:p>
          </table:table-cell>
          <table:table-cell office:value-type="float" office:value="0.0062342883" calcext:value-type="float">
            <text:p>0.0062342883</text:p>
          </table:table-cell>
          <table:table-cell office:value-type="float" office:value="0.0131065548" calcext:value-type="float">
            <text:p>0.0131065548</text:p>
          </table:table-cell>
          <table:table-cell office:value-type="float" office:value="0.00250089170000001" calcext:value-type="float">
            <text:p>0.00250089170000001</text:p>
          </table:table-cell>
          <table:table-cell office:value-type="float" office:value="-0.000269085099999955" calcext:value-type="float">
            <text:p>-0.000269085099999955</text:p>
          </table:table-cell>
          <table:table-cell office:value-type="float" office:value="0.00168529160000003" calcext:value-type="float">
            <text:p>0.00168529160000003</text:p>
          </table:table-cell>
          <table:table-cell office:value-type="float" office:value="-0.000161766999999979" calcext:value-type="float">
            <text:p>-0.00016176699999997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3504466531161" calcext:value-type="float">
            <text:p>-0.3504466531161</text:p>
          </table:table-cell>
          <table:table-cell office:value-type="float" office:value="-0.00263357160000005" calcext:value-type="float">
            <text:p>-0.00263357160000005</text:p>
          </table:table-cell>
          <table:table-cell office:value-type="float" office:value="-0.0019148886" calcext:value-type="float">
            <text:p>-0.0019148886</text:p>
          </table:table-cell>
          <table:table-cell office:value-type="float" office:value="-0.00229927900000004" calcext:value-type="float">
            <text:p>-0.00229927900000004</text:p>
          </table:table-cell>
          <table:table-cell office:value-type="float" office:value="-0.00189545750000003" calcext:value-type="float">
            <text:p>-0.00189545750000003</text:p>
          </table:table-cell>
          <table:table-cell office:value-type="float" office:value="-0.000484168500000048" calcext:value-type="float">
            <text:p>-0.000484168500000048</text:p>
          </table:table-cell>
          <table:table-cell office:value-type="float" office:value="0.00526434179999996" calcext:value-type="float">
            <text:p>0.00526434179999996</text:p>
          </table:table-cell>
          <table:table-cell office:value-type="float" office:value="0.00526720289999999" calcext:value-type="float">
            <text:p>0.00526720289999999</text:p>
          </table:table-cell>
          <table:table-cell office:value-type="float" office:value="0.0128490627" calcext:value-type="float">
            <text:p>0.0128490627</text:p>
          </table:table-cell>
          <table:table-cell office:value-type="float" office:value="0.00251233579999999" calcext:value-type="float">
            <text:p>0.00251233579999999</text:p>
          </table:table-cell>
          <table:table-cell office:value-type="float" office:value="-0.000152647500000047" calcext:value-type="float">
            <text:p>-0.000152647500000047</text:p>
          </table:table-cell>
          <table:table-cell office:value-type="float" office:value="0.00191631909999995" calcext:value-type="float">
            <text:p>0.00191631909999995</text:p>
          </table:table-cell>
          <table:table-cell office:value-type="float" office:value="-0.00071033840000001" calcext:value-type="float">
            <text:p>-0.0007103384000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3577992180583" calcext:value-type="float">
            <text:p>-0.3577992180583</text:p>
          </table:table-cell>
          <table:table-cell office:value-type="float" office:value="-0.00251632930000001" calcext:value-type="float">
            <text:p>-0.00251632930000001</text:p>
          </table:table-cell>
          <table:table-cell office:value-type="float" office:value="-0.00187671179999999" calcext:value-type="float">
            <text:p>-0.00187671179999999</text:p>
          </table:table-cell>
          <table:table-cell office:value-type="float" office:value="-0.00217756629999999" calcext:value-type="float">
            <text:p>-0.00217756629999999</text:p>
          </table:table-cell>
          <table:table-cell office:value-type="float" office:value="-0.00207424159999997" calcext:value-type="float">
            <text:p>-0.00207424159999997</text:p>
          </table:table-cell>
          <table:table-cell office:value-type="float" office:value="-0.000535845699999982" calcext:value-type="float">
            <text:p>-0.000535845699999982</text:p>
          </table:table-cell>
          <table:table-cell office:value-type="float" office:value="0.00487482550000001" calcext:value-type="float">
            <text:p>0.00487482550000001</text:p>
          </table:table-cell>
          <table:table-cell office:value-type="float" office:value="0.00560334330000001" calcext:value-type="float">
            <text:p>0.00560334330000001</text:p>
          </table:table-cell>
          <table:table-cell office:value-type="float" office:value="0.0134710372" calcext:value-type="float">
            <text:p>0.0134710372</text:p>
          </table:table-cell>
          <table:table-cell office:value-type="float" office:value="0.00320801140000004" calcext:value-type="float">
            <text:p>0.00320801140000004</text:p>
          </table:table-cell>
          <table:table-cell office:value-type="float" office:value="-0.000076562099999955" calcext:value-type="float">
            <text:p>-7.6562099999955E-05</text:p>
          </table:table-cell>
          <table:table-cell office:value-type="float" office:value="0.00157481440000001" calcext:value-type="float">
            <text:p>0.00157481440000001</text:p>
          </table:table-cell>
          <table:table-cell office:value-type="float" office:value="0.000817477700000013" calcext:value-type="float">
            <text:p>0.0008174777000000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3659336299342" calcext:value-type="float">
            <text:p>-0.3659336299342</text:p>
          </table:table-cell>
          <table:table-cell office:value-type="float" office:value="-0.00185111170000002" calcext:value-type="float">
            <text:p>-0.00185111170000002</text:p>
          </table:table-cell>
          <table:table-cell office:value-type="float" office:value="-0.00124523049999997" calcext:value-type="float">
            <text:p>-0.00124523049999997</text:p>
          </table:table-cell>
          <table:table-cell office:value-type="float" office:value="-0.00215494639999997" calcext:value-type="float">
            <text:p>-0.00215494639999997</text:p>
          </table:table-cell>
          <table:table-cell office:value-type="float" office:value="-0.00142288210000002" calcext:value-type="float">
            <text:p>-0.00142288210000002</text:p>
          </table:table-cell>
          <table:table-cell office:value-type="float" office:value="-0.000108510299999975" calcext:value-type="float">
            <text:p>-0.000108510299999975</text:p>
          </table:table-cell>
          <table:table-cell office:value-type="float" office:value="0.00534641740000003" calcext:value-type="float">
            <text:p>0.00534641740000003</text:p>
          </table:table-cell>
          <table:table-cell office:value-type="float" office:value="0.0058787763" calcext:value-type="float">
            <text:p>0.0058787763</text:p>
          </table:table-cell>
          <table:table-cell office:value-type="float" office:value="0.0134397149" calcext:value-type="float">
            <text:p>0.0134397149</text:p>
          </table:table-cell>
          <table:table-cell office:value-type="float" office:value="0.00274688000000001" calcext:value-type="float">
            <text:p>0.00274688000000001</text:p>
          </table:table-cell>
          <table:table-cell office:value-type="float" office:value="0.000144213399999982" calcext:value-type="float">
            <text:p>0.000144213399999982</text:p>
          </table:table-cell>
          <table:table-cell office:value-type="float" office:value="0.00312536950000003" calcext:value-type="float">
            <text:p>0.00312536950000003</text:p>
          </table:table-cell>
          <table:table-cell office:value-type="float" office:value="0.000961959299999982" calcext:value-type="float">
            <text:p>0.00096195929999998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3740510463507" calcext:value-type="float">
            <text:p>-0.3740510463507</text:p>
          </table:table-cell>
          <table:table-cell office:value-type="float" office:value="-0.00158396370000002" calcext:value-type="float">
            <text:p>-0.00158396370000002</text:p>
          </table:table-cell>
          <table:table-cell office:value-type="float" office:value="-0.00126999620000001" calcext:value-type="float">
            <text:p>-0.00126999620000001</text:p>
          </table:table-cell>
          <table:table-cell office:value-type="float" office:value="-0.00184851889999998" calcext:value-type="float">
            <text:p>-0.00184851889999998</text:p>
          </table:table-cell>
          <table:table-cell office:value-type="float" office:value="-0.00126719479999998" calcext:value-type="float">
            <text:p>-0.00126719479999998</text:p>
          </table:table-cell>
          <table:table-cell office:value-type="float" office:value="0.000570058799999995" calcext:value-type="float">
            <text:p>0.000570058799999995</text:p>
          </table:table-cell>
          <table:table-cell office:value-type="float" office:value="0.00538951160000001" calcext:value-type="float">
            <text:p>0.00538951160000001</text:p>
          </table:table-cell>
          <table:table-cell office:value-type="float" office:value="0.00608032939999997" calcext:value-type="float">
            <text:p>0.00608032939999997</text:p>
          </table:table-cell>
          <table:table-cell office:value-type="float" office:value="0.0144076943" calcext:value-type="float">
            <text:p>0.0144076943</text:p>
          </table:table-cell>
          <table:table-cell office:value-type="float" office:value="0.0030297339" calcext:value-type="float">
            <text:p>0.0030297339</text:p>
          </table:table-cell>
          <table:table-cell office:value-type="float" office:value="0.000666886499999964" calcext:value-type="float">
            <text:p>0.000666886499999964</text:p>
          </table:table-cell>
          <table:table-cell office:value-type="float" office:value="0.0031636357" calcext:value-type="float">
            <text:p>0.0031636357</text:p>
          </table:table-cell>
          <table:table-cell office:value-type="float" office:value="0.0010221004" calcext:value-type="float">
            <text:p>0.00102210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382508826634" calcext:value-type="float">
            <text:p>-0.382508826634</text:p>
          </table:table-cell>
          <table:table-cell office:value-type="float" office:value="-0.00196075439999999" calcext:value-type="float">
            <text:p>-0.00196075439999999</text:p>
          </table:table-cell>
          <table:table-cell office:value-type="float" office:value="-0.00165542959999998" calcext:value-type="float">
            <text:p>-0.00165542959999998</text:p>
          </table:table-cell>
          <table:table-cell office:value-type="float" office:value="-0.00229090449999997" calcext:value-type="float">
            <text:p>-0.00229090449999997</text:p>
          </table:table-cell>
          <table:table-cell office:value-type="float" office:value="-0.00159448379999999" calcext:value-type="float">
            <text:p>-0.00159448379999999</text:p>
          </table:table-cell>
          <table:table-cell office:value-type="float" office:value="0.000180512700000024" calcext:value-type="float">
            <text:p>0.000180512700000024</text:p>
          </table:table-cell>
          <table:table-cell office:value-type="float" office:value="0.00467267640000002" calcext:value-type="float">
            <text:p>0.00467267640000002</text:p>
          </table:table-cell>
          <table:table-cell office:value-type="float" office:value="0.00591611870000003" calcext:value-type="float">
            <text:p>0.00591611870000003</text:p>
          </table:table-cell>
          <table:table-cell office:value-type="float" office:value="0.0141215027" calcext:value-type="float">
            <text:p>0.0141215027</text:p>
          </table:table-cell>
          <table:table-cell office:value-type="float" office:value="0.00285428770000001" calcext:value-type="float">
            <text:p>0.00285428770000001</text:p>
          </table:table-cell>
          <table:table-cell office:value-type="float" office:value="0.000585794500000014" calcext:value-type="float">
            <text:p>0.000585794500000014</text:p>
          </table:table-cell>
          <table:table-cell office:value-type="float" office:value="0.00305014850000002" calcext:value-type="float">
            <text:p>0.00305014850000002</text:p>
          </table:table-cell>
          <table:table-cell office:value-type="float" office:value="0.00114077330000001" calcext:value-type="float">
            <text:p>0.00114077330000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38986625509604" calcext:value-type="float">
            <text:p>-0.38986625509604</text:p>
          </table:table-cell>
          <table:table-cell office:value-type="float" office:value="-0.00168171519999999" calcext:value-type="float">
            <text:p>-0.00168171519999999</text:p>
          </table:table-cell>
          <table:table-cell office:value-type="float" office:value="-0.00120329860000001" calcext:value-type="float">
            <text:p>-0.00120329860000001</text:p>
          </table:table-cell>
          <table:table-cell office:value-type="float" office:value="-0.00205326080000001" calcext:value-type="float">
            <text:p>-0.00205326080000001</text:p>
          </table:table-cell>
          <table:table-cell office:value-type="float" office:value="-0.00104022030000001" calcext:value-type="float">
            <text:p>-0.00104022030000001</text:p>
          </table:table-cell>
          <table:table-cell office:value-type="float" office:value="0.000554502000000012" calcext:value-type="float">
            <text:p>0.000554502000000012</text:p>
          </table:table-cell>
          <table:table-cell office:value-type="float" office:value="0.00584286449999999" calcext:value-type="float">
            <text:p>0.00584286449999999</text:p>
          </table:table-cell>
          <table:table-cell office:value-type="float" office:value="0.0066041946" calcext:value-type="float">
            <text:p>0.0066041946</text:p>
          </table:table-cell>
          <table:table-cell office:value-type="float" office:value="0.0141260326" calcext:value-type="float">
            <text:p>0.0141260326</text:p>
          </table:table-cell>
          <table:table-cell office:value-type="float" office:value="0.00323027370000001" calcext:value-type="float">
            <text:p>0.00323027370000001</text:p>
          </table:table-cell>
          <table:table-cell office:value-type="float" office:value="0.000388056000000026" calcext:value-type="float">
            <text:p>0.000388056000000026</text:p>
          </table:table-cell>
          <table:table-cell office:value-type="float" office:value="0.0036399365" calcext:value-type="float">
            <text:p>0.0036399365</text:p>
          </table:table-cell>
          <table:table-cell office:value-type="float" office:value="0.00168463590000001" calcext:value-type="float">
            <text:p>0.00168463590000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39751850310813" calcext:value-type="float">
            <text:p>-0.39751850310813</text:p>
          </table:table-cell>
          <table:table-cell office:value-type="float" office:value="-0.001313746" calcext:value-type="float">
            <text:p>-0.001313746</text:p>
          </table:table-cell>
          <table:table-cell office:value-type="float" office:value="-0.00147059560000001" calcext:value-type="float">
            <text:p>-0.00147059560000001</text:p>
          </table:table-cell>
          <table:table-cell office:value-type="float" office:value="-0.00223109130000004" calcext:value-type="float">
            <text:p>-0.00223109130000004</text:p>
          </table:table-cell>
          <table:table-cell office:value-type="float" office:value="-0.0010818541" calcext:value-type="float">
            <text:p>-0.0010818541</text:p>
          </table:table-cell>
          <table:table-cell office:value-type="float" office:value="0.000682800999999955" calcext:value-type="float">
            <text:p>0.000682800999999955</text:p>
          </table:table-cell>
          <table:table-cell office:value-type="float" office:value="0.00577318659999998" calcext:value-type="float">
            <text:p>0.00577318659999998</text:p>
          </table:table-cell>
          <table:table-cell office:value-type="float" office:value="0.00688976049999995" calcext:value-type="float">
            <text:p>0.00688976049999995</text:p>
          </table:table-cell>
          <table:table-cell office:value-type="float" office:value="0.0147028863" calcext:value-type="float">
            <text:p>0.0147028863</text:p>
          </table:table-cell>
          <table:table-cell office:value-type="float" office:value="0.0034363865" calcext:value-type="float">
            <text:p>0.0034363865</text:p>
          </table:table-cell>
          <table:table-cell office:value-type="float" office:value="0.000657111399999966" calcext:value-type="float">
            <text:p>0.000657111399999966</text:p>
          </table:table-cell>
          <table:table-cell office:value-type="float" office:value="0.00415757289999996" calcext:value-type="float">
            <text:p>0.00415757289999996</text:p>
          </table:table-cell>
          <table:table-cell office:value-type="float" office:value="0.0019776225" calcext:value-type="float">
            <text:p>0.0019776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4048321546741" calcext:value-type="float">
            <text:p>-0.4048321546741</text:p>
          </table:table-cell>
          <table:table-cell office:value-type="float" office:value="-0.00148376819999996" calcext:value-type="float">
            <text:p>-0.00148376819999996</text:p>
          </table:table-cell>
          <table:table-cell office:value-type="float" office:value="-0.00148302319999999" calcext:value-type="float">
            <text:p>-0.00148302319999999</text:p>
          </table:table-cell>
          <table:table-cell office:value-type="float" office:value="-0.00228041409999996" calcext:value-type="float">
            <text:p>-0.00228041409999996</text:p>
          </table:table-cell>
          <table:table-cell office:value-type="float" office:value="-0.00111067299999995" calcext:value-type="float">
            <text:p>-0.00111067299999995</text:p>
          </table:table-cell>
          <table:table-cell office:value-type="float" office:value="0.000426173200000046" calcext:value-type="float">
            <text:p>0.000426173200000046</text:p>
          </table:table-cell>
          <table:table-cell office:value-type="float" office:value="0.00621044630000001" calcext:value-type="float">
            <text:p>0.00621044630000001</text:p>
          </table:table-cell>
          <table:table-cell office:value-type="float" office:value="0.00734347100000005" calcext:value-type="float">
            <text:p>0.00734347100000005</text:p>
          </table:table-cell>
          <table:table-cell office:value-type="float" office:value="0.0143026709" calcext:value-type="float">
            <text:p>0.0143026709</text:p>
          </table:table-cell>
          <table:table-cell office:value-type="float" office:value="0.00343790650000003" calcext:value-type="float">
            <text:p>0.00343790650000003</text:p>
          </table:table-cell>
          <table:table-cell office:value-type="float" office:value="0.000450432300000025" calcext:value-type="float">
            <text:p>0.000450432300000025</text:p>
          </table:table-cell>
          <table:table-cell office:value-type="float" office:value="0.00399473310000004" calcext:value-type="float">
            <text:p>0.00399473310000004</text:p>
          </table:table-cell>
          <table:table-cell office:value-type="float" office:value="0.00148206950000002" calcext:value-type="float">
            <text:p>0.0014820695000000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4116216022757" calcext:value-type="float">
            <text:p>-0.4116216022757</text:p>
          </table:table-cell>
          <table:table-cell office:value-type="float" office:value="-0.00204348570000001" calcext:value-type="float">
            <text:p>-0.00204348570000001</text:p>
          </table:table-cell>
          <table:table-cell office:value-type="float" office:value="-0.00229531529999999" calcext:value-type="float">
            <text:p>-0.00229531529999999</text:p>
          </table:table-cell>
          <table:table-cell office:value-type="float" office:value="-0.00258737799999997" calcext:value-type="float">
            <text:p>-0.00258737799999997</text:p>
          </table:table-cell>
          <table:table-cell office:value-type="float" office:value="-0.00192219020000001" calcext:value-type="float">
            <text:p>-0.00192219020000001</text:p>
          </table:table-cell>
          <table:table-cell office:value-type="float" office:value="0.000316798700000009" calcext:value-type="float">
            <text:p>0.000316798700000009</text:p>
          </table:table-cell>
          <table:table-cell office:value-type="float" office:value="0.00562426449999998" calcext:value-type="float">
            <text:p>0.00562426449999998</text:p>
          </table:table-cell>
          <table:table-cell office:value-type="float" office:value="0.00656279920000003" calcext:value-type="float">
            <text:p>0.00656279920000003</text:p>
          </table:table-cell>
          <table:table-cell office:value-type="float" office:value="0.0150286853" calcext:value-type="float">
            <text:p>0.0150286853</text:p>
          </table:table-cell>
          <table:table-cell office:value-type="float" office:value="0.00306361910000003" calcext:value-type="float">
            <text:p>0.00306361910000003</text:p>
          </table:table-cell>
          <table:table-cell office:value-type="float" office:value="0.00047519800000001" calcext:value-type="float">
            <text:p>0.00047519800000001</text:p>
          </table:table-cell>
          <table:table-cell office:value-type="float" office:value="0.0038280785" calcext:value-type="float">
            <text:p>0.0038280785</text:p>
          </table:table-cell>
          <table:table-cell office:value-type="float" office:value="0.00124713780000002" calcext:value-type="float">
            <text:p>0.001247137800000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4169953436345" calcext:value-type="float">
            <text:p>-0.4169953436345</text:p>
          </table:table-cell>
          <table:table-cell office:value-type="float" office:value="-0.00168114900000005" calcext:value-type="float">
            <text:p>-0.00168114900000005</text:p>
          </table:table-cell>
          <table:table-cell office:value-type="float" office:value="-0.00209295750000005" calcext:value-type="float">
            <text:p>-0.00209295750000005</text:p>
          </table:table-cell>
          <table:table-cell office:value-type="float" office:value="-0.00219261640000001" calcext:value-type="float">
            <text:p>-0.00219261640000001</text:p>
          </table:table-cell>
          <table:table-cell office:value-type="float" office:value="-0.00184908510000004" calcext:value-type="float">
            <text:p>-0.00184908510000004</text:p>
          </table:table-cell>
          <table:table-cell office:value-type="float" office:value="0.000134766099999961" calcext:value-type="float">
            <text:p>0.000134766099999961</text:p>
          </table:table-cell>
          <table:table-cell office:value-type="float" office:value="0.0064277351" calcext:value-type="float">
            <text:p>0.0064277351</text:p>
          </table:table-cell>
          <table:table-cell office:value-type="float" office:value="0.00698310139999997" calcext:value-type="float">
            <text:p>0.00698310139999997</text:p>
          </table:table-cell>
          <table:table-cell office:value-type="float" office:value="0.0152110756" calcext:value-type="float">
            <text:p>0.0152110756</text:p>
          </table:table-cell>
          <table:table-cell office:value-type="float" office:value="0.00300604109999997" calcext:value-type="float">
            <text:p>0.00300604109999997</text:p>
          </table:table-cell>
          <table:table-cell office:value-type="float" office:value="0.000595808099999984" calcext:value-type="float">
            <text:p>0.000595808099999984</text:p>
          </table:table-cell>
          <table:table-cell office:value-type="float" office:value="0.00482475759999995" calcext:value-type="float">
            <text:p>0.00482475759999995</text:p>
          </table:table-cell>
          <table:table-cell office:value-type="float" office:value="0.00144490599999997" calcext:value-type="float">
            <text:p>0.0014449059999999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4223789894974" calcext:value-type="float">
            <text:p>-0.4223789894974</text:p>
          </table:table-cell>
          <table:table-cell office:value-type="float" office:value="-0.00176638369999999" calcext:value-type="float">
            <text:p>-0.00176638369999999</text:p>
          </table:table-cell>
          <table:table-cell office:value-type="float" office:value="-0.00171056389999996" calcext:value-type="float">
            <text:p>-0.00171056389999996</text:p>
          </table:table-cell>
          <table:table-cell office:value-type="float" office:value="-0.00228396059999997" calcext:value-type="float">
            <text:p>-0.00228396059999997</text:p>
          </table:table-cell>
          <table:table-cell office:value-type="float" office:value="-0.00104105469999999" calcext:value-type="float">
            <text:p>-0.00104105469999999</text:p>
          </table:table-cell>
          <table:table-cell office:value-type="float" office:value="0.000335216500000013" calcext:value-type="float">
            <text:p>0.000335216500000013</text:p>
          </table:table-cell>
          <table:table-cell office:value-type="float" office:value="0.00642812250000002" calcext:value-type="float">
            <text:p>0.00642812250000002</text:p>
          </table:table-cell>
          <table:table-cell office:value-type="float" office:value="0.00790959590000001" calcext:value-type="float">
            <text:p>0.00790959590000001</text:p>
          </table:table-cell>
          <table:table-cell office:value-type="float" office:value="0.0153707564" calcext:value-type="float">
            <text:p>0.0153707564</text:p>
          </table:table-cell>
          <table:table-cell office:value-type="float" office:value="0.00335299970000003" calcext:value-type="float">
            <text:p>0.00335299970000003</text:p>
          </table:table-cell>
          <table:table-cell office:value-type="float" office:value="0.00121825930000002" calcext:value-type="float">
            <text:p>0.00121825930000002</text:p>
          </table:table-cell>
          <table:table-cell office:value-type="float" office:value="0.00516054030000002" calcext:value-type="float">
            <text:p>0.00516054030000002</text:p>
          </table:table-cell>
          <table:table-cell office:value-type="float" office:value="0.00213363760000002" calcext:value-type="float">
            <text:p>0.002133637600000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42773881533615" calcext:value-type="float">
            <text:p>-0.42773881533615</text:p>
          </table:table-cell>
          <table:table-cell office:value-type="float" office:value="-0.00148451329999999" calcext:value-type="float">
            <text:p>-0.00148451329999999</text:p>
          </table:table-cell>
          <table:table-cell office:value-type="float" office:value="-0.00186616179999999" calcext:value-type="float">
            <text:p>-0.00186616179999999</text:p>
          </table:table-cell>
          <table:table-cell office:value-type="float" office:value="-0.00224789980000001" calcext:value-type="float">
            <text:p>-0.00224789980000001</text:p>
          </table:table-cell>
          <table:table-cell office:value-type="float" office:value="-0.00151407720000002" calcext:value-type="float">
            <text:p>-0.00151407720000002</text:p>
          </table:table-cell>
          <table:table-cell office:value-type="float" office:value="0.000755816699999967" calcext:value-type="float">
            <text:p>0.000755816699999967</text:p>
          </table:table-cell>
          <table:table-cell office:value-type="float" office:value="0.00624796750000001" calcext:value-type="float">
            <text:p>0.00624796750000001</text:p>
          </table:table-cell>
          <table:table-cell office:value-type="float" office:value="0.00762286779999999" calcext:value-type="float">
            <text:p>0.00762286779999999</text:p>
          </table:table-cell>
          <table:table-cell office:value-type="float" office:value="0.0155282319" calcext:value-type="float">
            <text:p>0.0155282319</text:p>
          </table:table-cell>
          <table:table-cell office:value-type="float" office:value="0.00377076869999998" calcext:value-type="float">
            <text:p>0.00377076869999998</text:p>
          </table:table-cell>
          <table:table-cell office:value-type="float" office:value="0.00109189749999999" calcext:value-type="float">
            <text:p>0.00109189749999999</text:p>
          </table:table-cell>
          <table:table-cell office:value-type="float" office:value="0.00488743189999996" calcext:value-type="float">
            <text:p>0.00488743189999996</text:p>
          </table:table-cell>
          <table:table-cell office:value-type="float" office:value="0.00250947479999997" calcext:value-type="float">
            <text:p>0.002509474799999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43217760460375" calcext:value-type="float">
            <text:p>-0.43217760460375</text:p>
          </table:table-cell>
          <table:table-cell office:value-type="float" office:value="-0.00120082489999995" calcext:value-type="float">
            <text:p>-0.00120082489999995</text:p>
          </table:table-cell>
          <table:table-cell office:value-type="float" office:value="-0.00134295219999997" calcext:value-type="float">
            <text:p>-0.00134295219999997</text:p>
          </table:table-cell>
          <table:table-cell office:value-type="float" office:value="-0.00195148579999999" calcext:value-type="float">
            <text:p>-0.00195148579999999</text:p>
          </table:table-cell>
          <table:table-cell office:value-type="float" office:value="-0.00154706829999995" calcext:value-type="float">
            <text:p>-0.00154706829999995</text:p>
          </table:table-cell>
          <table:table-cell office:value-type="float" office:value="0.000925958200000021" calcext:value-type="float">
            <text:p>0.000925958200000021</text:p>
          </table:table-cell>
          <table:table-cell office:value-type="float" office:value="0.00688320400000003" calcext:value-type="float">
            <text:p>0.00688320400000003</text:p>
          </table:table-cell>
          <table:table-cell office:value-type="float" office:value="0.00896814470000001" calcext:value-type="float">
            <text:p>0.00896814470000001</text:p>
          </table:table-cell>
          <table:table-cell office:value-type="float" office:value="0.0161974431" calcext:value-type="float">
            <text:p>0.0161974431</text:p>
          </table:table-cell>
          <table:table-cell office:value-type="float" office:value="0.00389835240000003" calcext:value-type="float">
            <text:p>0.00389835240000003</text:p>
          </table:table-cell>
          <table:table-cell office:value-type="float" office:value="0.00164031990000002" calcext:value-type="float">
            <text:p>0.00164031990000002</text:p>
          </table:table-cell>
          <table:table-cell office:value-type="float" office:value="0.00548899180000001" calcext:value-type="float">
            <text:p>0.00548899180000001</text:p>
          </table:table-cell>
          <table:table-cell office:value-type="float" office:value="0.00305700310000001" calcext:value-type="float">
            <text:p>0.0030570031000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43743493438431" calcext:value-type="float">
            <text:p>-0.43743493438431</text:p>
          </table:table-cell>
          <table:table-cell office:value-type="float" office:value="-0.00185170770000004" calcext:value-type="float">
            <text:p>-0.00185170770000004</text:p>
          </table:table-cell>
          <table:table-cell office:value-type="float" office:value="-0.00206670170000001" calcext:value-type="float">
            <text:p>-0.00206670170000001</text:p>
          </table:table-cell>
          <table:table-cell office:value-type="float" office:value="-0.0021096766" calcext:value-type="float">
            <text:p>-0.0021096766</text:p>
          </table:table-cell>
          <table:table-cell office:value-type="float" office:value="-0.00157153609999999" calcext:value-type="float">
            <text:p>-0.00157153609999999</text:p>
          </table:table-cell>
          <table:table-cell office:value-type="float" office:value="-0.000281393500000005" calcext:value-type="float">
            <text:p>-0.000281393500000005</text:p>
          </table:table-cell>
          <table:table-cell office:value-type="float" office:value="0.00591140979999999" calcext:value-type="float">
            <text:p>0.00591140979999999</text:p>
          </table:table-cell>
          <table:table-cell office:value-type="float" office:value="0.00866800540000001" calcext:value-type="float">
            <text:p>0.00866800540000001</text:p>
          </table:table-cell>
          <table:table-cell office:value-type="float" office:value="0.0154680311" calcext:value-type="float">
            <text:p>0.0154680311</text:p>
          </table:table-cell>
          <table:table-cell office:value-type="float" office:value="0.00311183929999997" calcext:value-type="float">
            <text:p>0.00311183929999997</text:p>
          </table:table-cell>
          <table:table-cell office:value-type="float" office:value="0.0010953843" calcext:value-type="float">
            <text:p>0.0010953843</text:p>
          </table:table-cell>
          <table:table-cell office:value-type="float" office:value="0.00585770599999996" calcext:value-type="float">
            <text:p>0.00585770599999996</text:p>
          </table:table-cell>
          <table:table-cell office:value-type="float" office:value="0.00302419059999998" calcext:value-type="float">
            <text:p>0.003024190599999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4414263867458" calcext:value-type="float">
            <text:p>-0.4414263867458</text:p>
          </table:table-cell>
          <table:table-cell office:value-type="float" office:value="-0.00135082009999998" calcext:value-type="float">
            <text:p>-0.00135082009999998</text:p>
          </table:table-cell>
          <table:table-cell office:value-type="float" office:value="-0.00197824839999999" calcext:value-type="float">
            <text:p>-0.00197824839999999</text:p>
          </table:table-cell>
          <table:table-cell office:value-type="float" office:value="-0.00240772959999996" calcext:value-type="float">
            <text:p>-0.00240772959999996</text:p>
          </table:table-cell>
          <table:table-cell office:value-type="float" office:value="-0.00168076159999997" calcext:value-type="float">
            <text:p>-0.00168076159999997</text:p>
          </table:table-cell>
          <table:table-cell office:value-type="float" office:value="0.000906318399999995" calcext:value-type="float">
            <text:p>0.000906318399999995</text:p>
          </table:table-cell>
          <table:table-cell office:value-type="float" office:value="0.00689917800000001" calcext:value-type="float">
            <text:p>0.00689917800000001</text:p>
          </table:table-cell>
          <table:table-cell office:value-type="float" office:value="0.0091763735" calcext:value-type="float">
            <text:p>0.0091763735</text:p>
          </table:table-cell>
          <table:table-cell office:value-type="float" office:value="0.016213417" calcext:value-type="float">
            <text:p>0.016213417</text:p>
          </table:table-cell>
          <table:table-cell office:value-type="float" office:value="0.00386807319999999" calcext:value-type="float">
            <text:p>0.00386807319999999</text:p>
          </table:table-cell>
          <table:table-cell office:value-type="float" office:value="0.00245022770000003" calcext:value-type="float">
            <text:p>0.00245022770000003</text:p>
          </table:table-cell>
          <table:table-cell office:value-type="float" office:value="0.00694495440000004" calcext:value-type="float">
            <text:p>0.00694495440000004</text:p>
          </table:table-cell>
          <table:table-cell office:value-type="float" office:value="0.00317028159999999" calcext:value-type="float">
            <text:p>0.0031702815999999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4452032924645" calcext:value-type="float">
            <text:p>-0.4452032924645</text:p>
          </table:table-cell>
          <table:table-cell office:value-type="float" office:value="-0.00171482559999997" calcext:value-type="float">
            <text:p>-0.00171482559999997</text:p>
          </table:table-cell>
          <table:table-cell office:value-type="float" office:value="-0.00217619530000002" calcext:value-type="float">
            <text:p>-0.00217619530000002</text:p>
          </table:table-cell>
          <table:table-cell office:value-type="float" office:value="-0.00207155939999998" calcext:value-type="float">
            <text:p>-0.00207155939999998</text:p>
          </table:table-cell>
          <table:table-cell office:value-type="float" office:value="-0.00188568229999997" calcext:value-type="float">
            <text:p>-0.00188568229999997</text:p>
          </table:table-cell>
          <table:table-cell office:value-type="float" office:value="0.00166758900000002" calcext:value-type="float">
            <text:p>0.00166758900000002</text:p>
          </table:table-cell>
          <table:table-cell office:value-type="float" office:value="0.00744393469999999" calcext:value-type="float">
            <text:p>0.00744393469999999</text:p>
          </table:table-cell>
          <table:table-cell office:value-type="float" office:value="0.00922313340000003" calcext:value-type="float">
            <text:p>0.00922313340000003</text:p>
          </table:table-cell>
          <table:table-cell office:value-type="float" office:value="0.0172587634" calcext:value-type="float">
            <text:p>0.0172587634</text:p>
          </table:table-cell>
          <table:table-cell office:value-type="float" office:value="0.0036112667" calcext:value-type="float">
            <text:p>0.0036112667</text:p>
          </table:table-cell>
          <table:table-cell office:value-type="float" office:value="0.0020432473" calcext:value-type="float">
            <text:p>0.0020432473</text:p>
          </table:table-cell>
          <table:table-cell office:value-type="float" office:value="0.00817462810000003" calcext:value-type="float">
            <text:p>0.00817462810000003</text:p>
          </table:table-cell>
          <table:table-cell office:value-type="float" office:value="0.00491794950000002" calcext:value-type="float">
            <text:p>0.0049179495000000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4496258576722" calcext:value-type="float">
            <text:p>-0.4496258576722</text:p>
          </table:table-cell>
          <table:table-cell office:value-type="float" office:value="-0.00243484970000002" calcext:value-type="float">
            <text:p>-0.00243484970000002</text:p>
          </table:table-cell>
          <table:table-cell office:value-type="float" office:value="-0.00247824190000001" calcext:value-type="float">
            <text:p>-0.00247824190000001</text:p>
          </table:table-cell>
          <table:table-cell office:value-type="float" office:value="-0.00231179590000002" calcext:value-type="float">
            <text:p>-0.00231179590000002</text:p>
          </table:table-cell>
          <table:table-cell office:value-type="float" office:value="-0.00226119159999999" calcext:value-type="float">
            <text:p>-0.00226119159999999</text:p>
          </table:table-cell>
          <table:table-cell office:value-type="float" office:value="0.00093182930000002" calcext:value-type="float">
            <text:p>0.00093182930000002</text:p>
          </table:table-cell>
          <table:table-cell office:value-type="float" office:value="0.00755360729999999" calcext:value-type="float">
            <text:p>0.00755360729999999</text:p>
          </table:table-cell>
          <table:table-cell office:value-type="float" office:value="0.00881081820000002" calcext:value-type="float">
            <text:p>0.00881081820000002</text:p>
          </table:table-cell>
          <table:table-cell office:value-type="float" office:value="0.0168995858" calcext:value-type="float">
            <text:p>0.0168995858</text:p>
          </table:table-cell>
          <table:table-cell office:value-type="float" office:value="0.00361788280000003" calcext:value-type="float">
            <text:p>0.00361788280000003</text:p>
          </table:table-cell>
          <table:table-cell office:value-type="float" office:value="0.00193005800000001" calcext:value-type="float">
            <text:p>0.00193005800000001</text:p>
          </table:table-cell>
          <table:table-cell office:value-type="float" office:value="0.0094521642" calcext:value-type="float">
            <text:p>0.0094521642</text:p>
          </table:table-cell>
          <table:table-cell office:value-type="float" office:value="0.00501206520000003" calcext:value-type="float">
            <text:p>0.005012065200000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4520965947623" calcext:value-type="float">
            <text:p>-0.4520965947623</text:p>
          </table:table-cell>
          <table:table-cell office:value-type="float" office:value="-0.00208941109999999" calcext:value-type="float">
            <text:p>-0.00208941109999999</text:p>
          </table:table-cell>
          <table:table-cell office:value-type="float" office:value="-0.00209993130000002" calcext:value-type="float">
            <text:p>-0.00209993130000002</text:p>
          </table:table-cell>
          <table:table-cell office:value-type="float" office:value="-0.00255534060000001" calcext:value-type="float">
            <text:p>-0.00255534060000001</text:p>
          </table:table-cell>
          <table:table-cell office:value-type="float" office:value="-0.00154092910000003" calcext:value-type="float">
            <text:p>-0.00154092910000003</text:p>
          </table:table-cell>
          <table:table-cell office:value-type="float" office:value="0.00240775939999999" calcext:value-type="float">
            <text:p>0.00240775939999999</text:p>
          </table:table-cell>
          <table:table-cell office:value-type="float" office:value="0.00797235959999998" calcext:value-type="float">
            <text:p>0.00797235959999998</text:p>
          </table:table-cell>
          <table:table-cell office:value-type="float" office:value="0.00921681520000001" calcext:value-type="float">
            <text:p>0.00921681520000001</text:p>
          </table:table-cell>
          <table:table-cell office:value-type="float" office:value="0.0170610249" calcext:value-type="float">
            <text:p>0.0170610249</text:p>
          </table:table-cell>
          <table:table-cell office:value-type="float" office:value="0.00388535849999999" calcext:value-type="float">
            <text:p>0.00388535849999999</text:p>
          </table:table-cell>
          <table:table-cell office:value-type="float" office:value="0.0023786127" calcext:value-type="float">
            <text:p>0.0023786127</text:p>
          </table:table-cell>
          <table:table-cell office:value-type="float" office:value="0.011634916" calcext:value-type="float">
            <text:p>0.011634916</text:p>
          </table:table-cell>
          <table:table-cell office:value-type="float" office:value="0.00641721480000002" calcext:value-type="float">
            <text:p>0.0064172148000000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455463085377321" calcext:value-type="float">
            <text:p>-0.455463085377321</text:p>
          </table:table-cell>
          <table:table-cell office:value-type="float" office:value="-0.0022177994" calcext:value-type="float">
            <text:p>-0.0022177994</text:p>
          </table:table-cell>
          <table:table-cell office:value-type="float" office:value="-0.00247329470000002" calcext:value-type="float">
            <text:p>-0.00247329470000002</text:p>
          </table:table-cell>
          <table:table-cell office:value-type="float" office:value="-0.00270688530000002" calcext:value-type="float">
            <text:p>-0.00270688530000002</text:p>
          </table:table-cell>
          <table:table-cell office:value-type="float" office:value="-0.00145611159999998" calcext:value-type="float">
            <text:p>-0.00145611159999998</text:p>
          </table:table-cell>
          <table:table-cell office:value-type="float" office:value="0.0018336773" calcext:value-type="float">
            <text:p>0.0018336773</text:p>
          </table:table-cell>
          <table:table-cell office:value-type="float" office:value="0.00766131279999999" calcext:value-type="float">
            <text:p>0.00766131279999999</text:p>
          </table:table-cell>
          <table:table-cell office:value-type="float" office:value="0.00896626709999998" calcext:value-type="float">
            <text:p>0.00896626709999998</text:p>
          </table:table-cell>
          <table:table-cell office:value-type="float" office:value="0.0172514022" calcext:value-type="float">
            <text:p>0.0172514022</text:p>
          </table:table-cell>
          <table:table-cell office:value-type="float" office:value="0.00398564340000002" calcext:value-type="float">
            <text:p>0.00398564340000002</text:p>
          </table:table-cell>
          <table:table-cell office:value-type="float" office:value="0.0025644601" calcext:value-type="float">
            <text:p>0.0025644601</text:p>
          </table:table-cell>
          <table:table-cell office:value-type="float" office:value="0.0143151284" calcext:value-type="float">
            <text:p>0.0143151284</text:p>
          </table:table-cell>
          <table:table-cell office:value-type="float" office:value="0.00791320210000002" calcext:value-type="float">
            <text:p>0.007913202100000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45790265320718" calcext:value-type="float">
            <text:p>-0.45790265320718</text:p>
          </table:table-cell>
          <table:table-cell office:value-type="float" office:value="-0.0023300349" calcext:value-type="float">
            <text:p>-0.0023300349</text:p>
          </table:table-cell>
          <table:table-cell office:value-type="float" office:value="-0.00264197590000004" calcext:value-type="float">
            <text:p>-0.00264197590000004</text:p>
          </table:table-cell>
          <table:table-cell office:value-type="float" office:value="-0.00220936530000004" calcext:value-type="float">
            <text:p>-0.00220936530000004</text:p>
          </table:table-cell>
          <table:table-cell office:value-type="float" office:value="-0.00241366030000001" calcext:value-type="float">
            <text:p>-0.00241366030000001</text:p>
          </table:table-cell>
          <table:table-cell office:value-type="float" office:value="0.00183892250000001" calcext:value-type="float">
            <text:p>0.00183892250000001</text:p>
          </table:table-cell>
          <table:table-cell office:value-type="float" office:value="0.00806048519999997" calcext:value-type="float">
            <text:p>0.00806048519999997</text:p>
          </table:table-cell>
          <table:table-cell office:value-type="float" office:value="0.00897467139999997" calcext:value-type="float">
            <text:p>0.00897467139999997</text:p>
          </table:table-cell>
          <table:table-cell office:value-type="float" office:value="0.0175804198" calcext:value-type="float">
            <text:p>0.0175804198</text:p>
          </table:table-cell>
          <table:table-cell office:value-type="float" office:value="0.00451919439999998" calcext:value-type="float">
            <text:p>0.00451919439999998</text:p>
          </table:table-cell>
          <table:table-cell office:value-type="float" office:value="0.00326645379999996" calcext:value-type="float">
            <text:p>0.00326645379999996</text:p>
          </table:table-cell>
          <table:table-cell office:value-type="float" office:value="0.0176585913" calcext:value-type="float">
            <text:p>0.0176585913</text:p>
          </table:table-cell>
          <table:table-cell office:value-type="float" office:value="0.0102724731" calcext:value-type="float">
            <text:p>0.01027247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4599360400413" calcext:value-type="float">
            <text:p>-0.4599360400413</text:p>
          </table:table-cell>
          <table:table-cell office:value-type="float" office:value="-0.00156792989999999" calcext:value-type="float">
            <text:p>-0.00156792989999999</text:p>
          </table:table-cell>
          <table:table-cell office:value-type="float" office:value="-0.00202667709999999" calcext:value-type="float">
            <text:p>-0.00202667709999999</text:p>
          </table:table-cell>
          <table:table-cell office:value-type="float" office:value="-0.00198638439999999" calcext:value-type="float">
            <text:p>-0.00198638439999999</text:p>
          </table:table-cell>
          <table:table-cell office:value-type="float" office:value="-0.000262498800000011" calcext:value-type="float">
            <text:p>-0.000262498800000011</text:p>
          </table:table-cell>
          <table:table-cell office:value-type="float" office:value="0.0025915802" calcext:value-type="float">
            <text:p>0.0025915802</text:p>
          </table:table-cell>
          <table:table-cell office:value-type="float" office:value="0.00884908439999999" calcext:value-type="float">
            <text:p>0.00884908439999999</text:p>
          </table:table-cell>
          <table:table-cell office:value-type="float" office:value="0.0101329685" calcext:value-type="float">
            <text:p>0.0101329685</text:p>
          </table:table-cell>
          <table:table-cell office:value-type="float" office:value="0.0190294087" calcext:value-type="float">
            <text:p>0.0190294087</text:p>
          </table:table-cell>
          <table:table-cell office:value-type="float" office:value="0.00518250469999998" calcext:value-type="float">
            <text:p>0.00518250469999998</text:p>
          </table:table-cell>
          <table:table-cell office:value-type="float" office:value="0.0042645932" calcext:value-type="float">
            <text:p>0.0042645932</text:p>
          </table:table-cell>
          <table:table-cell office:value-type="float" office:value="0.0226828456" calcext:value-type="float">
            <text:p>0.0226828456</text:p>
          </table:table-cell>
          <table:table-cell office:value-type="float" office:value="0.0134493113" calcext:value-type="float">
            <text:p>0.01344931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4629616923247" calcext:value-type="float">
            <text:p>-0.4629616923247</text:p>
          </table:table-cell>
          <table:table-cell office:value-type="float" office:value="-0.00236362220000003" calcext:value-type="float">
            <text:p>-0.00236362220000003</text:p>
          </table:table-cell>
          <table:table-cell office:value-type="float" office:value="-0.0016551018" calcext:value-type="float">
            <text:p>-0.0016551018</text:p>
          </table:table-cell>
          <table:table-cell office:value-type="float" office:value="-0.00269502399999999" calcext:value-type="float">
            <text:p>-0.00269502399999999</text:p>
          </table:table-cell>
          <table:table-cell office:value-type="float" office:value="-0.000899553300000022" calcext:value-type="float">
            <text:p>-0.000899553300000022</text:p>
          </table:table-cell>
          <table:table-cell office:value-type="float" office:value="0.0020516813" calcext:value-type="float">
            <text:p>0.0020516813</text:p>
          </table:table-cell>
          <table:table-cell office:value-type="float" office:value="0.00872099399999998" calcext:value-type="float">
            <text:p>0.00872099399999998</text:p>
          </table:table-cell>
          <table:table-cell office:value-type="float" office:value="0.00976252560000002" calcext:value-type="float">
            <text:p>0.00976252560000002</text:p>
          </table:table-cell>
          <table:table-cell office:value-type="float" office:value="0.0187092424" calcext:value-type="float">
            <text:p>0.0187092424</text:p>
          </table:table-cell>
          <table:table-cell office:value-type="float" office:value="0.00551396609999999" calcext:value-type="float">
            <text:p>0.00551396609999999</text:p>
          </table:table-cell>
          <table:table-cell office:value-type="float" office:value="0.00479289890000001" calcext:value-type="float">
            <text:p>0.00479289890000001</text:p>
          </table:table-cell>
          <table:table-cell office:value-type="float" office:value="0.0288692713" calcext:value-type="float">
            <text:p>0.0288692713</text:p>
          </table:table-cell>
          <table:table-cell office:value-type="float" office:value="0.0154342949" calcext:value-type="float">
            <text:p>0.01543429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4668272058081" calcext:value-type="float">
            <text:p>-0.4668272058081</text:p>
          </table:table-cell>
          <table:table-cell office:value-type="float" office:value="-0.00263997910000002" calcext:value-type="float">
            <text:p>-0.00263997910000002</text:p>
          </table:table-cell>
          <table:table-cell office:value-type="float" office:value="-0.00258681180000003" calcext:value-type="float">
            <text:p>-0.00258681180000003</text:p>
          </table:table-cell>
          <table:table-cell office:value-type="float" office:value="-0.00325503940000005" calcext:value-type="float">
            <text:p>-0.00325503940000005</text:p>
          </table:table-cell>
          <table:table-cell office:value-type="float" office:value="-0.00174888970000003" calcext:value-type="float">
            <text:p>-0.00174888970000003</text:p>
          </table:table-cell>
          <table:table-cell office:value-type="float" office:value="0.00169822579999995" calcext:value-type="float">
            <text:p>0.00169822579999995</text:p>
          </table:table-cell>
          <table:table-cell office:value-type="float" office:value="0.00801867249999999" calcext:value-type="float">
            <text:p>0.00801867249999999</text:p>
          </table:table-cell>
          <table:table-cell office:value-type="float" office:value="0.00951483849999996" calcext:value-type="float">
            <text:p>0.00951483849999996</text:p>
          </table:table-cell>
          <table:table-cell office:value-type="float" office:value="0.0178903938" calcext:value-type="float">
            <text:p>0.0178903938</text:p>
          </table:table-cell>
          <table:table-cell office:value-type="float" office:value="0.00555932519999997" calcext:value-type="float">
            <text:p>0.00555932519999997</text:p>
          </table:table-cell>
          <table:table-cell office:value-type="float" office:value="0.0053091347" calcext:value-type="float">
            <text:p>0.0053091347</text:p>
          </table:table-cell>
          <table:table-cell office:value-type="float" office:value="0.0351942778" calcext:value-type="float">
            <text:p>0.0351942778</text:p>
          </table:table-cell>
          <table:table-cell office:value-type="float" office:value="0.0199880898" calcext:value-type="float">
            <text:p>0.01998808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470281569279" calcext:value-type="float">
            <text:p>-0.470281569279</text:p>
          </table:table-cell>
          <table:table-cell office:value-type="float" office:value="-0.00255262850000004" calcext:value-type="float">
            <text:p>-0.00255262850000004</text:p>
          </table:table-cell>
          <table:table-cell office:value-type="float" office:value="-0.00223481650000001" calcext:value-type="float">
            <text:p>-0.00223481650000001</text:p>
          </table:table-cell>
          <table:table-cell office:value-type="float" office:value="-0.00222525000000001" calcext:value-type="float">
            <text:p>-0.00222525000000001</text:p>
          </table:table-cell>
          <table:table-cell office:value-type="float" office:value="-0.00143927330000004" calcext:value-type="float">
            <text:p>-0.00143927330000004</text:p>
          </table:table-cell>
          <table:table-cell office:value-type="float" office:value="0.00232502819999997" calcext:value-type="float">
            <text:p>0.00232502819999997</text:p>
          </table:table-cell>
          <table:table-cell office:value-type="float" office:value="0.00837945939999996" calcext:value-type="float">
            <text:p>0.00837945939999996</text:p>
          </table:table-cell>
          <table:table-cell office:value-type="float" office:value="0.0094501078" calcext:value-type="float">
            <text:p>0.0094501078</text:p>
          </table:table-cell>
          <table:table-cell office:value-type="float" office:value="0.0182332993" calcext:value-type="float">
            <text:p>0.0182332993</text:p>
          </table:table-cell>
          <table:table-cell office:value-type="float" office:value="0.00679668779999998" calcext:value-type="float">
            <text:p>0.00679668779999998</text:p>
          </table:table-cell>
          <table:table-cell office:value-type="float" office:value="0.00681111219999997" calcext:value-type="float">
            <text:p>0.00681111219999997</text:p>
          </table:table-cell>
          <table:table-cell office:value-type="float" office:value="0.0451426208" calcext:value-type="float">
            <text:p>0.0451426208</text:p>
          </table:table-cell>
          <table:table-cell office:value-type="float" office:value="0.0255816877" calcext:value-type="float">
            <text:p>0.02558168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4754490208104" calcext:value-type="float">
            <text:p>-0.4754490208104</text:p>
          </table:table-cell>
          <table:table-cell office:value-type="float" office:value="-0.00242063400000003" calcext:value-type="float">
            <text:p>-0.00242063400000003</text:p>
          </table:table-cell>
          <table:table-cell office:value-type="float" office:value="-0.00253087280000003" calcext:value-type="float">
            <text:p>-0.00253087280000003</text:p>
          </table:table-cell>
          <table:table-cell office:value-type="float" office:value="-0.00221335890000002" calcext:value-type="float">
            <text:p>-0.00221335890000002</text:p>
          </table:table-cell>
          <table:table-cell office:value-type="float" office:value="-0.0019376874" calcext:value-type="float">
            <text:p>-0.0019376874</text:p>
          </table:table-cell>
          <table:table-cell office:value-type="float" office:value="0.00171384219999998" calcext:value-type="float">
            <text:p>0.00171384219999998</text:p>
          </table:table-cell>
          <table:table-cell office:value-type="float" office:value="0.0077007711" calcext:value-type="float">
            <text:p>0.0077007711</text:p>
          </table:table-cell>
          <table:table-cell office:value-type="float" office:value="0.00893312689999998" calcext:value-type="float">
            <text:p>0.00893312689999998</text:p>
          </table:table-cell>
          <table:table-cell office:value-type="float" office:value="0.0181040168" calcext:value-type="float">
            <text:p>0.0181040168</text:p>
          </table:table-cell>
          <table:table-cell office:value-type="float" office:value="0.00840720539999995" calcext:value-type="float">
            <text:p>0.00840720539999995</text:p>
          </table:table-cell>
          <table:table-cell office:value-type="float" office:value="0.00889596339999998" calcext:value-type="float">
            <text:p>0.00889596339999998</text:p>
          </table:table-cell>
          <table:table-cell office:value-type="float" office:value="0.0569552481" calcext:value-type="float">
            <text:p>0.0569552481</text:p>
          </table:table-cell>
          <table:table-cell office:value-type="float" office:value="0.0322520434999999" calcext:value-type="float">
            <text:p>0.03225204349999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4804891127977" calcext:value-type="float">
            <text:p>-0.4804891127977</text:p>
          </table:table-cell>
          <table:table-cell office:value-type="float" office:value="-0.0024131536" calcext:value-type="float">
            <text:p>-0.0024131536</text:p>
          </table:table-cell>
          <table:table-cell office:value-type="float" office:value="-0.00176125760000001" calcext:value-type="float">
            <text:p>-0.00176125760000001</text:p>
          </table:table-cell>
          <table:table-cell office:value-type="float" office:value="-0.0018387735" calcext:value-type="float">
            <text:p>-0.0018387735</text:p>
          </table:table-cell>
          <table:table-cell office:value-type="float" office:value="-0.00139454010000001" calcext:value-type="float">
            <text:p>-0.00139454010000001</text:p>
          </table:table-cell>
          <table:table-cell office:value-type="float" office:value="0.0026017726" calcext:value-type="float">
            <text:p>0.0026017726</text:p>
          </table:table-cell>
          <table:table-cell office:value-type="float" office:value="0.00782564279999998" calcext:value-type="float">
            <text:p>0.00782564279999998</text:p>
          </table:table-cell>
          <table:table-cell office:value-type="float" office:value="0.00977358220000002" calcext:value-type="float">
            <text:p>0.00977358220000002</text:p>
          </table:table-cell>
          <table:table-cell office:value-type="float" office:value="0.0179432333" calcext:value-type="float">
            <text:p>0.0179432333</text:p>
          </table:table-cell>
          <table:table-cell office:value-type="float" office:value="0.0103097558" calcext:value-type="float">
            <text:p>0.0103097558</text:p>
          </table:table-cell>
          <table:table-cell office:value-type="float" office:value="0.0116330981" calcext:value-type="float">
            <text:p>0.0116330981</text:p>
          </table:table-cell>
          <table:table-cell office:value-type="float" office:value="0.0726489127" calcext:value-type="float">
            <text:p>0.0726489127</text:p>
          </table:table-cell>
          <table:table-cell office:value-type="float" office:value="0.0414154232" calcext:value-type="float">
            <text:p>0.0414154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48852160200724" calcext:value-type="float">
            <text:p>-0.48852160200724</text:p>
          </table:table-cell>
          <table:table-cell office:value-type="float" office:value="-0.00339364999999997" calcext:value-type="float">
            <text:p>-0.00339364999999997</text:p>
          </table:table-cell>
          <table:table-cell office:value-type="float" office:value="-0.00258964299999998" calcext:value-type="float">
            <text:p>-0.00258964299999998</text:p>
          </table:table-cell>
          <table:table-cell office:value-type="float" office:value="-0.00277689099999995" calcext:value-type="float">
            <text:p>-0.00277689099999995</text:p>
          </table:table-cell>
          <table:table-cell office:value-type="float" office:value="-0.00228470559999999" calcext:value-type="float">
            <text:p>-0.00228470559999999</text:p>
          </table:table-cell>
          <table:table-cell office:value-type="float" office:value="0.00134876370000003" calcext:value-type="float">
            <text:p>0.00134876370000003</text:p>
          </table:table-cell>
          <table:table-cell office:value-type="float" office:value="0.0077695847" calcext:value-type="float">
            <text:p>0.0077695847</text:p>
          </table:table-cell>
          <table:table-cell office:value-type="float" office:value="0.00947409870000004" calcext:value-type="float">
            <text:p>0.00947409870000004</text:p>
          </table:table-cell>
          <table:table-cell office:value-type="float" office:value="0.0180097223" calcext:value-type="float">
            <text:p>0.0180097223</text:p>
          </table:table-cell>
          <table:table-cell office:value-type="float" office:value="0.012736559" calcext:value-type="float">
            <text:p>0.012736559</text:p>
          </table:table-cell>
          <table:table-cell office:value-type="float" office:value="0.0140511394" calcext:value-type="float">
            <text:p>0.0140511394</text:p>
          </table:table-cell>
          <table:table-cell office:value-type="float" office:value="0.0906231404000001" calcext:value-type="float">
            <text:p>0.0906231404000001</text:p>
          </table:table-cell>
          <table:table-cell office:value-type="float" office:value="0.0520691276" calcext:value-type="float">
            <text:p>0.05206912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497265913518771" calcext:value-type="float">
            <text:p>-0.497265913518771</text:p>
          </table:table-cell>
          <table:table-cell office:value-type="float" office:value="-0.00295686719999999" calcext:value-type="float">
            <text:p>-0.00295686719999999</text:p>
          </table:table-cell>
          <table:table-cell office:value-type="float" office:value="-0.00257551669999995" calcext:value-type="float">
            <text:p>-0.00257551669999995</text:p>
          </table:table-cell>
          <table:table-cell office:value-type="float" office:value="-0.00206738709999998" calcext:value-type="float">
            <text:p>-0.00206738709999998</text:p>
          </table:table-cell>
          <table:table-cell office:value-type="float" office:value="-0.0017385781" calcext:value-type="float">
            <text:p>-0.0017385781</text:p>
          </table:table-cell>
          <table:table-cell office:value-type="float" office:value="0.00234869120000003" calcext:value-type="float">
            <text:p>0.00234869120000003</text:p>
          </table:table-cell>
          <table:table-cell office:value-type="float" office:value="0.00840508940000007" calcext:value-type="float">
            <text:p>0.00840508940000007</text:p>
          </table:table-cell>
          <table:table-cell office:value-type="float" office:value="0.0092909336" calcext:value-type="float">
            <text:p>0.0092909336</text:p>
          </table:table-cell>
          <table:table-cell office:value-type="float" office:value="0.0185055137" calcext:value-type="float">
            <text:p>0.0185055137</text:p>
          </table:table-cell>
          <table:table-cell office:value-type="float" office:value="0.0158680082" calcext:value-type="float">
            <text:p>0.0158680082</text:p>
          </table:table-cell>
          <table:table-cell office:value-type="float" office:value="0.0186495781" calcext:value-type="float">
            <text:p>0.0186495781</text:p>
          </table:table-cell>
          <table:table-cell office:value-type="float" office:value="0.114149034" calcext:value-type="float">
            <text:p>0.114149034</text:p>
          </table:table-cell>
          <table:table-cell office:value-type="float" office:value="0.0648857355" calcext:value-type="float">
            <text:p>0.06488573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509920567668609" calcext:value-type="float">
            <text:p>-0.509920567668609</text:p>
          </table:table-cell>
          <table:table-cell office:value-type="float" office:value="-0.00338423259999998" calcext:value-type="float">
            <text:p>-0.00338423259999998</text:p>
          </table:table-cell>
          <table:table-cell office:value-type="float" office:value="-0.00279212000000006" calcext:value-type="float">
            <text:p>-0.00279212000000006</text:p>
          </table:table-cell>
          <table:table-cell office:value-type="float" office:value="-0.0023671985" calcext:value-type="float">
            <text:p>-0.0023671985</text:p>
          </table:table-cell>
          <table:table-cell office:value-type="float" office:value="-0.00247913600000005" calcext:value-type="float">
            <text:p>-0.00247913600000005</text:p>
          </table:table-cell>
          <table:table-cell office:value-type="float" office:value="0.001516819" calcext:value-type="float">
            <text:p>0.001516819</text:p>
          </table:table-cell>
          <table:table-cell office:value-type="float" office:value="0.00782048699999993" calcext:value-type="float">
            <text:p>0.00782048699999993</text:p>
          </table:table-cell>
          <table:table-cell office:value-type="float" office:value="0.00861793749999995" calcext:value-type="float">
            <text:p>0.00861793749999995</text:p>
          </table:table-cell>
          <table:table-cell office:value-type="float" office:value="0.0174854396999999" calcext:value-type="float">
            <text:p>0.0174854396999999</text:p>
          </table:table-cell>
          <table:table-cell office:value-type="float" office:value="0.0205178856" calcext:value-type="float">
            <text:p>0.0205178856</text:p>
          </table:table-cell>
          <table:table-cell office:value-type="float" office:value="0.0240437388" calcext:value-type="float">
            <text:p>0.0240437388</text:p>
          </table:table-cell>
          <table:table-cell office:value-type="float" office:value="0.1420872807" calcext:value-type="float">
            <text:p>0.1420872807</text:p>
          </table:table-cell>
          <table:table-cell office:value-type="float" office:value="0.0813169479" calcext:value-type="float">
            <text:p>0.08131694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5255737425872" calcext:value-type="float">
            <text:p>-0.5255737425872</text:p>
          </table:table-cell>
          <table:table-cell office:value-type="float" office:value="-0.00335252279999998" calcext:value-type="float">
            <text:p>-0.00335252279999998</text:p>
          </table:table-cell>
          <table:table-cell office:value-type="float" office:value="-0.0022726059" calcext:value-type="float">
            <text:p>-0.0022726059</text:p>
          </table:table-cell>
          <table:table-cell office:value-type="float" office:value="-0.0028309822" calcext:value-type="float">
            <text:p>-0.0028309822</text:p>
          </table:table-cell>
          <table:table-cell office:value-type="float" office:value="-0.00312811139999991" calcext:value-type="float">
            <text:p>-0.00312811139999991</text:p>
          </table:table-cell>
          <table:table-cell office:value-type="float" office:value="0.000949144400000046" calcext:value-type="float">
            <text:p>0.000949144400000046</text:p>
          </table:table-cell>
          <table:table-cell office:value-type="float" office:value="0.00797283650000003" calcext:value-type="float">
            <text:p>0.00797283650000003</text:p>
          </table:table-cell>
          <table:table-cell office:value-type="float" office:value="0.00754505400000005" calcext:value-type="float">
            <text:p>0.00754505400000005</text:p>
          </table:table-cell>
          <table:table-cell office:value-type="float" office:value="0.0173907876" calcext:value-type="float">
            <text:p>0.0173907876</text:p>
          </table:table-cell>
          <table:table-cell office:value-type="float" office:value="0.0266318917" calcext:value-type="float">
            <text:p>0.0266318917</text:p>
          </table:table-cell>
          <table:table-cell office:value-type="float" office:value="0.0315044522000001" calcext:value-type="float">
            <text:p>0.0315044522000001</text:p>
          </table:table-cell>
          <table:table-cell office:value-type="float" office:value="0.1759682894" calcext:value-type="float">
            <text:p>0.1759682894</text:p>
          </table:table-cell>
          <table:table-cell office:value-type="float" office:value="0.1015909314" calcext:value-type="float">
            <text:p>0.10159093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5448852473546" calcext:value-type="float">
            <text:p>-0.5448852473546</text:p>
          </table:table-cell>
          <table:table-cell office:value-type="float" office:value="-0.00315064190000003" calcext:value-type="float">
            <text:p>-0.00315064190000003</text:p>
          </table:table-cell>
          <table:table-cell office:value-type="float" office:value="-0.00179547069999997" calcext:value-type="float">
            <text:p>-0.00179547069999997</text:p>
          </table:table-cell>
          <table:table-cell office:value-type="float" office:value="-0.00213825710000004" calcext:value-type="float">
            <text:p>-0.00213825710000004</text:p>
          </table:table-cell>
          <table:table-cell office:value-type="float" office:value="-0.00299596790000001" calcext:value-type="float">
            <text:p>-0.00299596790000001</text:p>
          </table:table-cell>
          <table:table-cell office:value-type="float" office:value="0.000847399199999988" calcext:value-type="float">
            <text:p>0.000847399199999988</text:p>
          </table:table-cell>
          <table:table-cell office:value-type="float" office:value="0.0073943138" calcext:value-type="float">
            <text:p>0.0073943138</text:p>
          </table:table-cell>
          <table:table-cell office:value-type="float" office:value="0.00873649119999997" calcext:value-type="float">
            <text:p>0.00873649119999997</text:p>
          </table:table-cell>
          <table:table-cell office:value-type="float" office:value="0.0178672075" calcext:value-type="float">
            <text:p>0.0178672075</text:p>
          </table:table-cell>
          <table:table-cell office:value-type="float" office:value="0.0357271433" calcext:value-type="float">
            <text:p>0.0357271433</text:p>
          </table:table-cell>
          <table:table-cell office:value-type="float" office:value="0.0421860218" calcext:value-type="float">
            <text:p>0.0421860218</text:p>
          </table:table-cell>
          <table:table-cell office:value-type="float" office:value="0.2167240977" calcext:value-type="float">
            <text:p>0.2167240977</text:p>
          </table:table-cell>
          <table:table-cell office:value-type="float" office:value="0.1272699833" calcext:value-type="float">
            <text:p>0.12726998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57006027375958" calcext:value-type="float">
            <text:p>-0.57006027375958</text:p>
          </table:table-cell>
          <table:table-cell office:value-type="float" office:value="-0.00342834000000003" calcext:value-type="float">
            <text:p>-0.00342834000000003</text:p>
          </table:table-cell>
          <table:table-cell office:value-type="float" office:value="-0.00220042470000004" calcext:value-type="float">
            <text:p>-0.00220042470000004</text:p>
          </table:table-cell>
          <table:table-cell office:value-type="float" office:value="-0.00264042620000005" calcext:value-type="float">
            <text:p>-0.00264042620000005</text:p>
          </table:table-cell>
          <table:table-cell office:value-type="float" office:value="-0.00332313780000004" calcext:value-type="float">
            <text:p>-0.00332313780000004</text:p>
          </table:table-cell>
          <table:table-cell office:value-type="float" office:value="0.00144875049999993" calcext:value-type="float">
            <text:p>0.00144875049999993</text:p>
          </table:table-cell>
          <table:table-cell office:value-type="float" office:value="0.00680106879999998" calcext:value-type="float">
            <text:p>0.00680106879999998</text:p>
          </table:table-cell>
          <table:table-cell office:value-type="float" office:value="0.00778633359999992" calcext:value-type="float">
            <text:p>0.00778633359999992</text:p>
          </table:table-cell>
          <table:table-cell office:value-type="float" office:value="0.0173103213" calcext:value-type="float">
            <text:p>0.0173103213</text:p>
          </table:table-cell>
          <table:table-cell office:value-type="float" office:value="0.0475556253999999" calcext:value-type="float">
            <text:p>0.0475556253999999</text:p>
          </table:table-cell>
          <table:table-cell office:value-type="float" office:value="0.0551201105" calcext:value-type="float">
            <text:p>0.0551201105</text:p>
          </table:table-cell>
          <table:table-cell office:value-type="float" office:value="0.265391469" calcext:value-type="float">
            <text:p>0.265391469</text:p>
          </table:table-cell>
          <table:table-cell office:value-type="float" office:value="0.1578875184" calcext:value-type="float">
            <text:p>0.15788751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60218545627649" calcext:value-type="float">
            <text:p>-0.60218545627649</text:p>
          </table:table-cell>
          <table:table-cell office:value-type="float" office:value="-0.00314170130000002" calcext:value-type="float">
            <text:p>-0.00314170130000002</text:p>
          </table:table-cell>
          <table:table-cell office:value-type="float" office:value="-0.00199925899999998" calcext:value-type="float">
            <text:p>-0.00199925899999998</text:p>
          </table:table-cell>
          <table:table-cell office:value-type="float" office:value="-0.00261455779999997" calcext:value-type="float">
            <text:p>-0.00261455779999997</text:p>
          </table:table-cell>
          <table:table-cell office:value-type="float" office:value="-0.003705442" calcext:value-type="float">
            <text:p>-0.003705442</text:p>
          </table:table-cell>
          <table:table-cell office:value-type="float" office:value="0.000381231300000007" calcext:value-type="float">
            <text:p>0.000381231300000007</text:p>
          </table:table-cell>
          <table:table-cell office:value-type="float" office:value="0.00695288179999998" calcext:value-type="float">
            <text:p>0.00695288179999998</text:p>
          </table:table-cell>
          <table:table-cell office:value-type="float" office:value="0.00736808769999997" calcext:value-type="float">
            <text:p>0.00736808769999997</text:p>
          </table:table-cell>
          <table:table-cell office:value-type="float" office:value="0.0169370174" calcext:value-type="float">
            <text:p>0.0169370174</text:p>
          </table:table-cell>
          <table:table-cell office:value-type="float" office:value="0.0647426843000001" calcext:value-type="float">
            <text:p>0.0647426843000001</text:p>
          </table:table-cell>
          <table:table-cell office:value-type="float" office:value="0.0727588534" calcext:value-type="float">
            <text:p>0.0727588534</text:p>
          </table:table-cell>
          <table:table-cell office:value-type="float" office:value="0.3228812217" calcext:value-type="float">
            <text:p>0.3228812217</text:p>
          </table:table-cell>
          <table:table-cell office:value-type="float" office:value="0.194959104" calcext:value-type="float">
            <text:p>0.1949591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6423760975439" calcext:value-type="float">
            <text:p>-0.6423760975439</text:p>
          </table:table-cell>
          <table:table-cell office:value-type="float" office:value="-0.00371325010000001" calcext:value-type="float">
            <text:p>-0.00371325010000001</text:p>
          </table:table-cell>
          <table:table-cell office:value-type="float" office:value="-0.00192725660000004" calcext:value-type="float">
            <text:p>-0.00192725660000004</text:p>
          </table:table-cell>
          <table:table-cell office:value-type="float" office:value="-0.00272768729999995" calcext:value-type="float">
            <text:p>-0.00272768729999995</text:p>
          </table:table-cell>
          <table:table-cell office:value-type="float" office:value="-0.0047780275" calcext:value-type="float">
            <text:p>-0.0047780275</text:p>
          </table:table-cell>
          <table:table-cell office:value-type="float" office:value="-0.000954389599999939" calcext:value-type="float">
            <text:p>-0.000954389599999939</text:p>
          </table:table-cell>
          <table:table-cell office:value-type="float" office:value="0.00601309540000006" calcext:value-type="float">
            <text:p>0.00601309540000006</text:p>
          </table:table-cell>
          <table:table-cell office:value-type="float" office:value="0.00633752350000005" calcext:value-type="float">
            <text:p>0.00633752350000005</text:p>
          </table:table-cell>
          <table:table-cell office:value-type="float" office:value="0.0164423585" calcext:value-type="float">
            <text:p>0.0164423585</text:p>
          </table:table-cell>
          <table:table-cell office:value-type="float" office:value="0.0874185562000001" calcext:value-type="float">
            <text:p>0.0874185562000001</text:p>
          </table:table-cell>
          <table:table-cell office:value-type="float" office:value="0.0965771079000001" calcext:value-type="float">
            <text:p>0.0965771079000001</text:p>
          </table:table-cell>
          <table:table-cell office:value-type="float" office:value="0.390865386" calcext:value-type="float">
            <text:p>0.390865386</text:p>
          </table:table-cell>
          <table:table-cell office:value-type="float" office:value="0.2393956781" calcext:value-type="float">
            <text:p>0.23939567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6922065279602" calcext:value-type="float">
            <text:p>-0.6922065279602</text:p>
          </table:table-cell>
          <table:table-cell office:value-type="float" office:value="-0.00380676990000006" calcext:value-type="float">
            <text:p>-0.00380676990000006</text:p>
          </table:table-cell>
          <table:table-cell office:value-type="float" office:value="-0.00229322910000007" calcext:value-type="float">
            <text:p>-0.00229322910000007</text:p>
          </table:table-cell>
          <table:table-cell office:value-type="float" office:value="-0.00324589019999999" calcext:value-type="float">
            <text:p>-0.00324589019999999</text:p>
          </table:table-cell>
          <table:table-cell office:value-type="float" office:value="-0.00552797320000009" calcext:value-type="float">
            <text:p>-0.00552797320000009</text:p>
          </table:table-cell>
          <table:table-cell office:value-type="float" office:value="-0.00147485740000008" calcext:value-type="float">
            <text:p>-0.00147485740000008</text:p>
          </table:table-cell>
          <table:table-cell office:value-type="float" office:value="0.00492322439999993" calcext:value-type="float">
            <text:p>0.00492322439999993</text:p>
          </table:table-cell>
          <table:table-cell office:value-type="float" office:value="0.00639611479999991" calcext:value-type="float">
            <text:p>0.00639611479999991</text:p>
          </table:table-cell>
          <table:table-cell office:value-type="float" office:value="0.0160316825" calcext:value-type="float">
            <text:p>0.0160316825</text:p>
          </table:table-cell>
          <table:table-cell office:value-type="float" office:value="0.1195195317" calcext:value-type="float">
            <text:p>0.1195195317</text:p>
          </table:table-cell>
          <table:table-cell office:value-type="float" office:value="0.1284031868" calcext:value-type="float">
            <text:p>0.1284031868</text:p>
          </table:table-cell>
          <table:table-cell office:value-type="float" office:value="0.4703115224" calcext:value-type="float">
            <text:p>0.4703115224</text:p>
          </table:table-cell>
          <table:table-cell office:value-type="float" office:value="0.2961685061" calcext:value-type="float">
            <text:p>0.29616850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7523448239865" calcext:value-type="float">
            <text:p>-0.7523448239865</text:p>
          </table:table-cell>
          <table:table-cell office:value-type="float" office:value="-0.00295734400000003" calcext:value-type="float">
            <text:p>-0.00295734400000003</text:p>
          </table:table-cell>
          <table:table-cell office:value-type="float" office:value="-0.00138574830000004" calcext:value-type="float">
            <text:p>-0.00138574830000004</text:p>
          </table:table-cell>
          <table:table-cell office:value-type="float" office:value="-0.00203108780000005" calcext:value-type="float">
            <text:p>-0.00203108780000005</text:p>
          </table:table-cell>
          <table:table-cell office:value-type="float" office:value="-0.00550955529999997" calcext:value-type="float">
            <text:p>-0.00550955529999997</text:p>
          </table:table-cell>
          <table:table-cell office:value-type="float" office:value="-0.00128424159999996" calcext:value-type="float">
            <text:p>-0.00128424159999996</text:p>
          </table:table-cell>
          <table:table-cell office:value-type="float" office:value="0.00536149740000003" calcext:value-type="float">
            <text:p>0.00536149740000003</text:p>
          </table:table-cell>
          <table:table-cell office:value-type="float" office:value="0.00580108170000004" calcext:value-type="float">
            <text:p>0.00580108170000004</text:p>
          </table:table-cell>
          <table:table-cell office:value-type="float" office:value="0.0155189038" calcext:value-type="float">
            <text:p>0.0155189038</text:p>
          </table:table-cell>
          <table:table-cell office:value-type="float" office:value="0.1641377211" calcext:value-type="float">
            <text:p>0.1641377211</text:p>
          </table:table-cell>
          <table:table-cell office:value-type="float" office:value="0.1711093784" calcext:value-type="float">
            <text:p>0.1711093784</text:p>
          </table:table-cell>
          <table:table-cell office:value-type="float" office:value="0.5632351044" calcext:value-type="float">
            <text:p>0.5632351044</text:p>
          </table:table-cell>
          <table:table-cell office:value-type="float" office:value="0.3646907214" calcext:value-type="float">
            <text:p>0.36469072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825239395045" calcext:value-type="float">
            <text:p>-0.825239395045</text:p>
          </table:table-cell>
          <table:table-cell office:value-type="float" office:value="-0.00430500509999998" calcext:value-type="float">
            <text:p>-0.00430500509999998</text:p>
          </table:table-cell>
          <table:table-cell office:value-type="float" office:value="-0.00214093930000003" calcext:value-type="float">
            <text:p>-0.00214093930000003</text:p>
          </table:table-cell>
          <table:table-cell office:value-type="float" office:value="-0.00230747460000003" calcext:value-type="float">
            <text:p>-0.00230747460000003</text:p>
          </table:table-cell>
          <table:table-cell office:value-type="float" office:value="-0.00600743299999995" calcext:value-type="float">
            <text:p>-0.00600743299999995</text:p>
          </table:table-cell>
          <table:table-cell office:value-type="float" office:value="-0.00158220529999997" calcext:value-type="float">
            <text:p>-0.00158220529999997</text:p>
          </table:table-cell>
          <table:table-cell office:value-type="float" office:value="0.00467675919999999" calcext:value-type="float">
            <text:p>0.00467675919999999</text:p>
          </table:table-cell>
          <table:table-cell office:value-type="float" office:value="0.00569385290000002" calcext:value-type="float">
            <text:p>0.00569385290000002</text:p>
          </table:table-cell>
          <table:table-cell office:value-type="float" office:value="0.0151572227" calcext:value-type="float">
            <text:p>0.0151572227</text:p>
          </table:table-cell>
          <table:table-cell office:value-type="float" office:value="0.2241119744" calcext:value-type="float">
            <text:p>0.2241119744</text:p>
          </table:table-cell>
          <table:table-cell office:value-type="float" office:value="0.2291755084" calcext:value-type="float">
            <text:p>0.2291755084</text:p>
          </table:table-cell>
          <table:table-cell office:value-type="float" office:value="0.6717281934" calcext:value-type="float">
            <text:p>0.6717281934</text:p>
          </table:table-cell>
          <table:table-cell office:value-type="float" office:value="0.4468372464" calcext:value-type="float">
            <text:p>0.44683724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9107842774038" calcext:value-type="float">
            <text:p>-0.9107842774038</text:p>
          </table:table-cell>
          <table:table-cell office:value-type="float" office:value="-0.003467679" calcext:value-type="float">
            <text:p>-0.003467679</text:p>
          </table:table-cell>
          <table:table-cell office:value-type="float" office:value="-0.00160640479999996" calcext:value-type="float">
            <text:p>-0.00160640479999996</text:p>
          </table:table-cell>
          <table:table-cell office:value-type="float" office:value="-0.00282883639999998" calcext:value-type="float">
            <text:p>-0.00282883639999998</text:p>
          </table:table-cell>
          <table:table-cell office:value-type="float" office:value="-0.00735568999999992" calcext:value-type="float">
            <text:p>-0.00735568999999992</text:p>
          </table:table-cell>
          <table:table-cell office:value-type="float" office:value="-0.0015627145999999" calcext:value-type="float">
            <text:p>-0.0015627145999999</text:p>
          </table:table-cell>
          <table:table-cell office:value-type="float" office:value="0.00402981040000006" calcext:value-type="float">
            <text:p>0.00402981040000006</text:p>
          </table:table-cell>
          <table:table-cell office:value-type="float" office:value="0.00532722480000003" calcext:value-type="float">
            <text:p>0.00532722480000003</text:p>
          </table:table-cell>
          <table:table-cell office:value-type="float" office:value="0.0141770244" calcext:value-type="float">
            <text:p>0.0141770244</text:p>
          </table:table-cell>
          <table:table-cell office:value-type="float" office:value="0.3059658405" calcext:value-type="float">
            <text:p>0.3059658405</text:p>
          </table:table-cell>
          <table:table-cell office:value-type="float" office:value="0.3082912565" calcext:value-type="float">
            <text:p>0.3082912565</text:p>
          </table:table-cell>
          <table:table-cell office:value-type="float" office:value="0.8000290995" calcext:value-type="float">
            <text:p>0.8000290995</text:p>
          </table:table-cell>
          <table:table-cell office:value-type="float" office:value="0.5510845785" calcext:value-type="float">
            <text:p>0.5510845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06:28:56.727951749</dc:date>
    <meta:editing-duration>PT9M8S</meta:editing-duration>
    <meta:editing-cycles>2</meta:editing-cycles>
    <meta:generator>LibreOffice/7.4.7.2$Linux_X86_64 LibreOffice_project/40$Build-2</meta:generator>
    <meta:document-statistic meta:table-count="1" meta:cell-count="183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01" chart:maximum="0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57cm" svg:height="8.807cm" xlink:href=".." xlink:type="simple" chart:class="chart:scatter" chart:style-name="ch1">
        <chart:legend chart:legend-position="end" svg:x="11.508cm" svg:y="2.112cm" style:legend-expansion="high" chart:style-name="ch2"/>
        <chart:plot-area chart:style-name="ch3" table:cell-range-address="00b_df_complete_background_subtracted_and_dropped.A2:00b_df_complete_background_subtracted_and_dropped.J131 00b_df_complete_background_subtracted_and_dropped.B1:00b_df_complete_background_subtracted_and_dropped.J1" chart:data-source-has-labels="row" svg:x="0.313cm" svg:y="0.176cm" svg:width="10.882cm" svg:height="8.455cm">
          <chart:coordinate-region svg:x="1.517cm" svg:y="0.376cm" svg:width="9.398cm" svg:height="8.0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00b_df_complete_background_subtracted_and_dropped.B2:00b_df_complete_background_subtracted_and_dropped.B131" chart:label-cell-address="00b_df_complete_background_subtracted_and_dropped.B1:00b_df_complete_background_subtracted_and_dropped.B1" chart:class="chart:scatter">
            <chart:domain table:cell-range-address="00b_df_complete_background_subtracted_and_dropped.A2:00b_df_complete_background_subtracted_and_dropped.A131"/>
            <chart:data-point chart:repeated="130"/>
          </chart:series>
          <chart:series chart:style-name="ch8" chart:values-cell-range-address="00b_df_complete_background_subtracted_and_dropped.C2:00b_df_complete_background_subtracted_and_dropped.C131" chart:label-cell-address="00b_df_complete_background_subtracted_and_dropped.C1:00b_df_complete_background_subtracted_and_dropped.C1" chart:class="chart:scatter">
            <chart:data-point chart:repeated="130"/>
          </chart:series>
          <chart:series chart:style-name="ch9" chart:values-cell-range-address="00b_df_complete_background_subtracted_and_dropped.D2:00b_df_complete_background_subtracted_and_dropped.D131" chart:label-cell-address="00b_df_complete_background_subtracted_and_dropped.D1:00b_df_complete_background_subtracted_and_dropped.D1" chart:class="chart:scatter">
            <chart:data-point chart:repeated="130"/>
          </chart:series>
          <chart:series chart:style-name="ch10" chart:values-cell-range-address="00b_df_complete_background_subtracted_and_dropped.E2:00b_df_complete_background_subtracted_and_dropped.E131" chart:label-cell-address="00b_df_complete_background_subtracted_and_dropped.E1:00b_df_complete_background_subtracted_and_dropped.E1" chart:class="chart:scatter">
            <chart:data-point chart:repeated="130"/>
          </chart:series>
          <chart:series chart:style-name="ch11" chart:values-cell-range-address="00b_df_complete_background_subtracted_and_dropped.F2:00b_df_complete_background_subtracted_and_dropped.F131" chart:label-cell-address="00b_df_complete_background_subtracted_and_dropped.F1:00b_df_complete_background_subtracted_and_dropped.F1" chart:class="chart:scatter">
            <chart:data-point chart:repeated="130"/>
          </chart:series>
          <chart:series chart:style-name="ch12" chart:values-cell-range-address="00b_df_complete_background_subtracted_and_dropped.G2:00b_df_complete_background_subtracted_and_dropped.G131" chart:label-cell-address="00b_df_complete_background_subtracted_and_dropped.G1:00b_df_complete_background_subtracted_and_dropped.G1" chart:class="chart:scatter">
            <chart:data-point chart:repeated="130"/>
          </chart:series>
          <chart:series chart:style-name="ch13" chart:values-cell-range-address="00b_df_complete_background_subtracted_and_dropped.H2:00b_df_complete_background_subtracted_and_dropped.H131" chart:label-cell-address="00b_df_complete_background_subtracted_and_dropped.H1:00b_df_complete_background_subtracted_and_dropped.H1" chart:class="chart:scatter">
            <chart:data-point chart:repeated="130"/>
          </chart:series>
          <chart:series chart:style-name="ch14" chart:values-cell-range-address="00b_df_complete_background_subtracted_and_dropped.I2:00b_df_complete_background_subtracted_and_dropped.I131" chart:label-cell-address="00b_df_complete_background_subtracted_and_dropped.I1:00b_df_complete_background_subtracted_and_dropped.I1" chart:class="chart:scatter">
            <chart:data-point chart:repeated="130"/>
          </chart:series>
          <chart:series chart:style-name="ch15" chart:values-cell-range-address="00b_df_complete_background_subtracted_and_dropped.J2:00b_df_complete_background_subtracted_and_dropped.J131" chart:label-cell-address="00b_df_complete_background_subtracted_and_dropped.J1:00b_df_complete_background_subtracted_and_dropped.J1" chart:class="chart:scatter">
            <chart:data-point chart:repeated="1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ank-water-2.tsv</text:p>
                <draw:g>
                  <svg:desc>00b_df_complete_background_subtracted_and_dropped.B1:00b_df_complete_background_subtracted_and_dropped.B1</svg:desc>
                </draw:g>
              </table:table-cell>
              <table:table-cell office:value-type="string">
                <text:p>blank-water-4.tsv</text:p>
                <draw:g>
                  <svg:desc>00b_df_complete_background_subtracted_and_dropped.C1:00b_df_complete_background_subtracted_and_dropped.C1</svg:desc>
                </draw:g>
              </table:table-cell>
              <table:table-cell office:value-type="string">
                <text:p>blank-water-6.tsv</text:p>
                <draw:g>
                  <svg:desc>00b_df_complete_background_subtracted_and_dropped.D1:00b_df_complete_background_subtracted_and_dropped.D1</svg:desc>
                </draw:g>
              </table:table-cell>
              <table:table-cell office:value-type="string">
                <text:p>blank-water-8.tsv</text:p>
                <draw:g>
                  <svg:desc>00b_df_complete_background_subtracted_and_dropped.E1:00b_df_complete_background_subtracted_and_dropped.E1</svg:desc>
                </draw:g>
              </table:table-cell>
              <table:table-cell office:value-type="string">
                <text:p>blank-water-10.tsv</text:p>
                <draw:g>
                  <svg:desc>00b_df_complete_background_subtracted_and_dropped.F1:00b_df_complete_background_subtracted_and_dropped.F1</svg:desc>
                </draw:g>
              </table:table-cell>
              <table:table-cell office:value-type="string">
                <text:p>blank-water-23.tsv</text:p>
                <draw:g>
                  <svg:desc>00b_df_complete_background_subtracted_and_dropped.G1:00b_df_complete_background_subtracted_and_dropped.G1</svg:desc>
                </draw:g>
              </table:table-cell>
              <table:table-cell office:value-type="string">
                <text:p>blank-water-43.tsv</text:p>
                <draw:g>
                  <svg:desc>00b_df_complete_background_subtracted_and_dropped.H1:00b_df_complete_background_subtracted_and_dropped.H1</svg:desc>
                </draw:g>
              </table:table-cell>
              <table:table-cell office:value-type="string">
                <text:p>blank-water-44.tsv</text:p>
                <draw:g>
                  <svg:desc>00b_df_complete_background_subtracted_and_dropped.I1:00b_df_complete_background_subtracted_and_dropped.I1</svg:desc>
                </draw:g>
              </table:table-cell>
              <table:table-cell office:value-type="string">
                <text:p>blank-water-50.tsv</text:p>
                <draw:g>
                  <svg:desc>00b_df_complete_background_subtracted_and_dropped.J1:00b_df_complete_background_subtracted_and_droppe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00b_df_complete_background_subtracted_and_dropped.A2:00b_df_complete_background_subtracted_and_dropped.A131</svg:desc>
                </draw:g>
              </table:table-cell>
              <table:table-cell office:value-type="float" office:value="-0.09764414091">
                <text:p>-0.09764414091</text:p>
                <draw:g>
                  <svg:desc>00b_df_complete_background_subtracted_and_dropped.B2:00b_df_complete_background_subtracted_and_dropped.B131</svg:desc>
                </draw:g>
              </table:table-cell>
              <table:table-cell office:value-type="float" office:value="-0.00177403540000001">
                <text:p>-0.00177403540000001</text:p>
                <draw:g>
                  <svg:desc>00b_df_complete_background_subtracted_and_dropped.C2:00b_df_complete_background_subtracted_and_dropped.C131</svg:desc>
                </draw:g>
              </table:table-cell>
              <table:table-cell office:value-type="float" office:value="-0.0008120462">
                <text:p>-0.0008120462</text:p>
                <draw:g>
                  <svg:desc>00b_df_complete_background_subtracted_and_dropped.D2:00b_df_complete_background_subtracted_and_dropped.D131</svg:desc>
                </draw:g>
              </table:table-cell>
              <table:table-cell office:value-type="float" office:value="-0.00313208250000001">
                <text:p>-0.00313208250000001</text:p>
                <draw:g>
                  <svg:desc>00b_df_complete_background_subtracted_and_dropped.E2:00b_df_complete_background_subtracted_and_dropped.E131</svg:desc>
                </draw:g>
              </table:table-cell>
              <table:table-cell office:value-type="float" office:value="-0.0017056986">
                <text:p>-0.0017056986</text:p>
                <draw:g>
                  <svg:desc>00b_df_complete_background_subtracted_and_dropped.F2:00b_df_complete_background_subtracted_and_dropped.F131</svg:desc>
                </draw:g>
              </table:table-cell>
              <table:table-cell office:value-type="float" office:value="-0.00113211570000001">
                <text:p>-0.00113211570000001</text:p>
                <draw:g>
                  <svg:desc>00b_df_complete_background_subtracted_and_dropped.G2:00b_df_complete_background_subtracted_and_dropped.G131</svg:desc>
                </draw:g>
              </table:table-cell>
              <table:table-cell office:value-type="float" office:value="0.00225548449999999">
                <text:p>0.00225548449999999</text:p>
                <draw:g>
                  <svg:desc>00b_df_complete_background_subtracted_and_dropped.H2:00b_df_complete_background_subtracted_and_dropped.H131</svg:desc>
                </draw:g>
              </table:table-cell>
              <table:table-cell office:value-type="float" office:value="0.0021137297">
                <text:p>0.0021137297</text:p>
                <draw:g>
                  <svg:desc>00b_df_complete_background_subtracted_and_dropped.I2:00b_df_complete_background_subtracted_and_dropped.I131</svg:desc>
                </draw:g>
              </table:table-cell>
              <table:table-cell office:value-type="float" office:value="0.00864617529999999">
                <text:p>0.00864617529999999</text:p>
                <draw:g>
                  <svg:desc>00b_df_complete_background_subtracted_and_dropped.J2:00b_df_complete_background_subtracted_and_dropped.J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-0.09612561534056">
                <text:p>-0.09612561534056</text:p>
              </table:table-cell>
              <table:table-cell office:value-type="float" office:value="-0.000860802830000007">
                <text:p>-0.000860802830000007</text:p>
              </table:table-cell>
              <table:table-cell office:value-type="float" office:value="-0.00107435137">
                <text:p>-0.00107435137</text:p>
              </table:table-cell>
              <table:table-cell office:value-type="float" office:value="-0.000933468340000007">
                <text:p>-0.000933468340000007</text:p>
              </table:table-cell>
              <table:table-cell office:value-type="float" office:value="-0.00221698731">
                <text:p>-0.00221698731</text:p>
              </table:table-cell>
              <table:table-cell office:value-type="float" office:value="0.000342413779999995">
                <text:p>0.000342413779999995</text:p>
              </table:table-cell>
              <table:table-cell office:value-type="float" office:value="0.00278977305">
                <text:p>0.00278977305</text:p>
              </table:table-cell>
              <table:table-cell office:value-type="float" office:value="0.00324885546999999">
                <text:p>0.00324885546999999</text:p>
              </table:table-cell>
              <table:table-cell office:value-type="float" office:value="0.00926467033999999">
                <text:p>0.00926467033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">
                <text:p>347</text:p>
              </table:table-cell>
              <table:table-cell office:value-type="float" office:value="-0.097029682602">
                <text:p>-0.097029682602</text:p>
              </table:table-cell>
              <table:table-cell office:value-type="float" office:value="-0.00091736764">
                <text:p>-0.00091736764</text:p>
              </table:table-cell>
              <table:table-cell office:value-type="float" office:value="-0.000509142880000008">
                <text:p>-0.000509142880000008</text:p>
              </table:table-cell>
              <table:table-cell office:value-type="float" office:value="-0.000610791149999998">
                <text:p>-0.000610791149999998</text:p>
              </table:table-cell>
              <table:table-cell office:value-type="float" office:value="-0.00111342967">
                <text:p>-0.00111342967</text:p>
              </table:table-cell>
              <table:table-cell office:value-type="float" office:value="-0.0011940673">
                <text:p>-0.0011940673</text:p>
              </table:table-cell>
              <table:table-cell office:value-type="float" office:value="0.00287133454999999">
                <text:p>0.00287133454999999</text:p>
              </table:table-cell>
              <table:table-cell office:value-type="float" office:value="0.00267550348999999">
                <text:p>0.00267550348999999</text:p>
              </table:table-cell>
              <table:table-cell office:value-type="float" office:value="0.00912235676999999">
                <text:p>0.00912235676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">
                <text:p>346</text:p>
              </table:table-cell>
              <table:table-cell office:value-type="float" office:value="-0.0968622224213">
                <text:p>-0.0968622224213</text:p>
              </table:table-cell>
              <table:table-cell office:value-type="float" office:value="-0.0010952726">
                <text:p>-0.0010952726</text:p>
              </table:table-cell>
              <table:table-cell office:value-type="float" office:value="-0.000471174719999995">
                <text:p>-0.000471174719999995</text:p>
              </table:table-cell>
              <table:table-cell office:value-type="float" office:value="-0.000776439909999996">
                <text:p>-0.000776439909999996</text:p>
              </table:table-cell>
              <table:table-cell office:value-type="float" office:value="-0.00121282787">
                <text:p>-0.00121282787</text:p>
              </table:table-cell>
              <table:table-cell office:value-type="float" office:value="0.0000468567000000003">
                <text:p>0.0000468567000000003</text:p>
              </table:table-cell>
              <table:table-cell office:value-type="float" office:value="0.00359968836000001">
                <text:p>0.00359968836000001</text:p>
              </table:table-cell>
              <table:table-cell office:value-type="float" office:value="0.00397257506">
                <text:p>0.00397257506</text:p>
              </table:table-cell>
              <table:table-cell office:value-type="float" office:value="0.01009156556">
                <text:p>0.01009156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-0.09851302206919">
                <text:p>-0.09851302206919</text:p>
              </table:table-cell>
              <table:table-cell office:value-type="float" office:value="-0.00121488422">
                <text:p>-0.00121488422</text:p>
              </table:table-cell>
              <table:table-cell office:value-type="float" office:value="-0.000414572660000001">
                <text:p>-0.000414572660000001</text:p>
              </table:table-cell>
              <table:table-cell office:value-type="float" office:value="-0.00142732263000001">
                <text:p>-0.00142732263000001</text:p>
              </table:table-cell>
              <table:table-cell office:value-type="float" office:value="-0.00166873634">
                <text:p>-0.00166873634</text:p>
              </table:table-cell>
              <table:table-cell office:value-type="float" office:value="-0.00059662759000001">
                <text:p>-0.00059662759000001</text:p>
              </table:table-cell>
              <table:table-cell office:value-type="float" office:value="0.00296354296">
                <text:p>0.00296354296</text:p>
              </table:table-cell>
              <table:table-cell office:value-type="float" office:value="0.00356089325999999">
                <text:p>0.00356089325999999</text:p>
              </table:table-cell>
              <table:table-cell office:value-type="float" office:value="0.00917042795999999">
                <text:p>0.00917042795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  <table:table-cell office:value-type="float" office:value="-0.0983370321362">
                <text:p>-0.0983370321362</text:p>
              </table:table-cell>
              <table:table-cell office:value-type="float" office:value="-0.00111331046">
                <text:p>-0.00111331046</text:p>
              </table:table-cell>
              <table:table-cell office:value-type="float" office:value="-0.000349335369999995">
                <text:p>-0.000349335369999995</text:p>
              </table:table-cell>
              <table:table-cell office:value-type="float" office:value="0.00030744076">
                <text:p>0.00030744076</text:p>
              </table:table-cell>
              <table:table-cell office:value-type="float" office:value="-0.000537969169999999">
                <text:p>-0.000537969169999999</text:p>
              </table:table-cell>
              <table:table-cell office:value-type="float" office:value="-0.000165507199999998">
                <text:p>-0.000165507199999998</text:p>
              </table:table-cell>
              <table:table-cell office:value-type="float" office:value="0.00353706627">
                <text:p>0.00353706627</text:p>
              </table:table-cell>
              <table:table-cell office:value-type="float" office:value="0.00366263087">
                <text:p>0.00366263087</text:p>
              </table:table-cell>
              <table:table-cell office:value-type="float" office:value="0.00907945637">
                <text:p>0.0090794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  <table:table-cell office:value-type="float" office:value="-0.0981345204079">
                <text:p>-0.0981345204079</text:p>
              </table:table-cell>
              <table:table-cell office:value-type="float" office:value="-0.000514961780000003">
                <text:p>-0.000514961780000003</text:p>
              </table:table-cell>
              <table:table-cell office:value-type="float" office:value="-0.000368610029999994">
                <text:p>-0.000368610029999994</text:p>
              </table:table-cell>
              <table:table-cell office:value-type="float" office:value="-0.00140599162000001">
                <text:p>-0.00140599162000001</text:p>
              </table:table-cell>
              <table:table-cell office:value-type="float" office:value="-0.000996932389999997">
                <text:p>-0.000996932389999997</text:p>
              </table:table-cell>
              <table:table-cell office:value-type="float" office:value="0.00107657164">
                <text:p>0.00107657164</text:p>
              </table:table-cell>
              <table:table-cell office:value-type="float" office:value="0.0026220903">
                <text:p>0.0026220903</text:p>
              </table:table-cell>
              <table:table-cell office:value-type="float" office:value="0.0039145276">
                <text:p>0.0039145276</text:p>
              </table:table-cell>
              <table:table-cell office:value-type="float" office:value="0.0102254376">
                <text:p>0.0102254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  <table:table-cell office:value-type="float" office:value="-0.0988457655496">
                <text:p>-0.0988457655496</text:p>
              </table:table-cell>
              <table:table-cell office:value-type="float" office:value="-0.000887833539999994">
                <text:p>-0.000887833539999994</text:p>
              </table:table-cell>
              <table:table-cell office:value-type="float" office:value="-0.000485770409999989">
                <text:p>-0.000485770409999989</text:p>
              </table:table-cell>
              <table:table-cell office:value-type="float" office:value="-0.00106418133">
                <text:p>-0.00106418133</text:p>
              </table:table-cell>
              <table:table-cell office:value-type="float" office:value="-0.0024484843">
                <text:p>-0.0024484843</text:p>
              </table:table-cell>
              <table:table-cell office:value-type="float" office:value="-0.00127326696999999">
                <text:p>-0.00127326696999999</text:p>
              </table:table-cell>
              <table:table-cell office:value-type="float" office:value="0.00196509808000001">
                <text:p>0.00196509808000001</text:p>
              </table:table-cell>
              <table:table-cell office:value-type="float" office:value="0.00365591048000001">
                <text:p>0.00365591048000001</text:p>
              </table:table-cell>
              <table:table-cell office:value-type="float" office:value="0.00995925068">
                <text:p>0.00995925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">
                <text:p>341</text:p>
              </table:table-cell>
              <table:table-cell office:value-type="float" office:value="-0.0991699862058">
                <text:p>-0.0991699862058</text:p>
              </table:table-cell>
              <table:table-cell office:value-type="float" office:value="-0.000609777870000008">
                <text:p>-0.000609777870000008</text:p>
              </table:table-cell>
              <table:table-cell office:value-type="float" office:value="-0.000952921810000007">
                <text:p>-0.000952921810000007</text:p>
              </table:table-cell>
              <table:table-cell office:value-type="float" office:value="-0.00138224661">
                <text:p>-0.00138224661</text:p>
              </table:table-cell>
              <table:table-cell office:value-type="float" office:value="-0.00131127983">
                <text:p>-0.00131127983</text:p>
              </table:table-cell>
              <table:table-cell office:value-type="float" office:value="-0.00119883567000001">
                <text:p>-0.00119883567000001</text:p>
              </table:table-cell>
              <table:table-cell office:value-type="float" office:value="0.00360061971999999">
                <text:p>0.00360061971999999</text:p>
              </table:table-cell>
              <table:table-cell office:value-type="float" office:value="0.00419410322">
                <text:p>0.00419410322</text:p>
              </table:table-cell>
              <table:table-cell office:value-type="float" office:value="0.00938685241999999">
                <text:p>0.00938685241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-0.0995669934161">
                <text:p>-0.0995669934161</text:p>
              </table:table-cell>
              <table:table-cell office:value-type="float" office:value="-0.00152943283000001">
                <text:p>-0.00152943283000001</text:p>
              </table:table-cell>
              <table:table-cell office:value-type="float" office:value="-0.000446565450000005">
                <text:p>-0.000446565450000005</text:p>
              </table:table-cell>
              <table:table-cell office:value-type="float" office:value="-0.000501781700000009">
                <text:p>-0.000501781700000009</text:p>
              </table:table-cell>
              <table:table-cell office:value-type="float" office:value="-0.00240496546000001">
                <text:p>-0.00240496546000001</text:p>
              </table:table-cell>
              <table:table-cell office:value-type="float" office:value="-0.00176310539000001">
                <text:p>-0.00176310539000001</text:p>
              </table:table-cell>
              <table:table-cell office:value-type="float" office:value="0.00210823115">
                <text:p>0.00210823115</text:p>
              </table:table-cell>
              <table:table-cell office:value-type="float" office:value="0.00440729405">
                <text:p>0.00440729405</text:p>
              </table:table-cell>
              <table:table-cell office:value-type="float" office:value="0.00975889714999999">
                <text:p>0.00975889714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">
                <text:p>339</text:p>
              </table:table-cell>
              <table:table-cell office:value-type="float" office:value="-0.1000515882136">
                <text:p>-0.1000515882136</text:p>
              </table:table-cell>
              <table:table-cell office:value-type="float" office:value="-0.00142657013">
                <text:p>-0.00142657013</text:p>
              </table:table-cell>
              <table:table-cell office:value-type="float" office:value="-0.000541321900000003">
                <text:p>-0.000541321900000003</text:p>
              </table:table-cell>
              <table:table-cell office:value-type="float" office:value="-0.000866845259999999">
                <text:p>-0.000866845259999999</text:p>
              </table:table-cell>
              <table:table-cell office:value-type="float" office:value="-0.000646121810000011">
                <text:p>-0.000646121810000011</text:p>
              </table:table-cell>
              <table:table-cell office:value-type="float" office:value="-0.000395350200000005">
                <text:p>-0.000395350200000005</text:p>
              </table:table-cell>
              <table:table-cell office:value-type="float" office:value="0.0026715994">
                <text:p>0.0026715994</text:p>
              </table:table-cell>
              <table:table-cell office:value-type="float" office:value="0.00240622459999999">
                <text:p>0.00240622459999999</text:p>
              </table:table-cell>
              <table:table-cell office:value-type="float" office:value="0.0096184909">
                <text:p>0.0096184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-0.1008987535063">
                <text:p>-0.1008987535063</text:p>
              </table:table-cell>
              <table:table-cell office:value-type="float" office:value="-0.00101140887000001">
                <text:p>-0.00101140887000001</text:p>
              </table:table-cell>
              <table:table-cell office:value-type="float" office:value="0.00016078353">
                <text:p>0.00016078353</text:p>
              </table:table-cell>
              <table:table-cell office:value-type="float" office:value="-0.00123318285">
                <text:p>-0.00123318285</text:p>
              </table:table-cell>
              <table:table-cell office:value-type="float" office:value="-0.000864073640000004">
                <text:p>-0.000864073640000004</text:p>
              </table:table-cell>
              <table:table-cell office:value-type="float" office:value="-0.000392176210000011">
                <text:p>-0.000392176210000011</text:p>
              </table:table-cell>
              <table:table-cell office:value-type="float" office:value="0.00274741652999999">
                <text:p>0.00274741652999999</text:p>
              </table:table-cell>
              <table:table-cell office:value-type="float" office:value="0.00293264533">
                <text:p>0.00293264533</text:p>
              </table:table-cell>
              <table:table-cell office:value-type="float" office:value="0.00955738872999999">
                <text:p>0.00955738872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-0.1016016268842">
                <text:p>-0.1016016268842</text:p>
              </table:table-cell>
              <table:table-cell office:value-type="float" office:value="-0.000508256200000001">
                <text:p>-0.000508256200000001</text:p>
              </table:table-cell>
              <table:table-cell office:value-type="float" office:value="-0.000673040700000002">
                <text:p>-0.000673040700000002</text:p>
              </table:table-cell>
              <table:table-cell office:value-type="float" office:value="-0.00166351344">
                <text:p>-0.00166351344</text:p>
              </table:table-cell>
              <table:table-cell office:value-type="float" office:value="-0.00129906084">
                <text:p>-0.00129906084</text:p>
              </table:table-cell>
              <table:table-cell office:value-type="float" office:value="-0.000526241900000002">
                <text:p>-0.000526241900000002</text:p>
              </table:table-cell>
              <table:table-cell office:value-type="float" office:value="0.0019412712">
                <text:p>0.0019412712</text:p>
              </table:table-cell>
              <table:table-cell office:value-type="float" office:value="0.0033052266">
                <text:p>0.0033052266</text:p>
              </table:table-cell>
              <table:table-cell office:value-type="float" office:value="0.00936059660000001">
                <text:p>0.0093605966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-0.1006667169252">
                <text:p>-0.1006667169252</text:p>
              </table:table-cell>
              <table:table-cell office:value-type="float" office:value="-0.000491417939999989">
                <text:p>-0.000491417939999989</text:p>
              </table:table-cell>
              <table:table-cell office:value-type="float" office:value="0.000386349899999999">
                <text:p>0.000386349899999999</text:p>
              </table:table-cell>
              <table:table-cell office:value-type="float" office:value="-0.00100141763">
                <text:p>-0.00100141763</text:p>
              </table:table-cell>
              <table:table-cell office:value-type="float" office:value="-0.00155647098999999">
                <text:p>-0.00155647098999999</text:p>
              </table:table-cell>
              <table:table-cell office:value-type="float" office:value="0.00144954030000001">
                <text:p>0.00144954030000001</text:p>
              </table:table-cell>
              <table:table-cell office:value-type="float" office:value="0.00355229530000001">
                <text:p>0.00355229530000001</text:p>
              </table:table-cell>
              <table:table-cell office:value-type="float" office:value="0.00435579570000001">
                <text:p>0.00435579570000001</text:p>
              </table:table-cell>
              <table:table-cell office:value-type="float" office:value="0.0100708604">
                <text:p>0.0100708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-0.1023369382486">
                <text:p>-0.1023369382486</text:p>
              </table:table-cell>
              <table:table-cell office:value-type="float" office:value="-0.0010352283">
                <text:p>-0.0010352283</text:p>
              </table:table-cell>
              <table:table-cell office:value-type="float" office:value="-0.0020943284">
                <text:p>-0.0020943284</text:p>
              </table:table-cell>
              <table:table-cell office:value-type="float" office:value="-0.00160264959999999">
                <text:p>-0.00160264959999999</text:p>
              </table:table-cell>
              <table:table-cell office:value-type="float" office:value="-0.0022428259">
                <text:p>-0.0022428259</text:p>
              </table:table-cell>
              <table:table-cell office:value-type="float" office:value="-0.000888697799999991">
                <text:p>-0.000888697799999991</text:p>
              </table:table-cell>
              <table:table-cell office:value-type="float" office:value="0.00335150220000001">
                <text:p>0.00335150220000001</text:p>
              </table:table-cell>
              <table:table-cell office:value-type="float" office:value="0.0035083071">
                <text:p>0.0035083071</text:p>
              </table:table-cell>
              <table:table-cell office:value-type="float" office:value="0.0094595552">
                <text:p>0.0094595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-0.103263243969">
                <text:p>-0.103263243969</text:p>
              </table:table-cell>
              <table:table-cell office:value-type="float" office:value="-0.00196149949999999">
                <text:p>-0.00196149949999999</text:p>
              </table:table-cell>
              <table:table-cell office:value-type="float" office:value="-0.00123148419999999">
                <text:p>-0.00123148419999999</text:p>
              </table:table-cell>
              <table:table-cell office:value-type="float" office:value="-0.0020046905">
                <text:p>-0.0020046905</text:p>
              </table:table-cell>
              <table:table-cell office:value-type="float" office:value="-0.00270558899999999">
                <text:p>-0.00270558899999999</text:p>
              </table:table-cell>
              <table:table-cell office:value-type="float" office:value="-0.000279411699999996">
                <text:p>-0.000279411699999996</text:p>
              </table:table-cell>
              <table:table-cell office:value-type="float" office:value="0.00132586060000001">
                <text:p>0.00132586060000001</text:p>
              </table:table-cell>
              <table:table-cell office:value-type="float" office:value="0.0033526644">
                <text:p>0.0033526644</text:p>
              </table:table-cell>
              <table:table-cell office:value-type="float" office:value="0.0096285119">
                <text:p>0.0096285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-0.103192527153">
                <text:p>-0.103192527153</text:p>
              </table:table-cell>
              <table:table-cell office:value-type="float" office:value="-0.0012943596">
                <text:p>-0.0012943596</text:p>
              </table:table-cell>
              <table:table-cell office:value-type="float" office:value="-0.000867135800000002">
                <text:p>-0.000867135800000002</text:p>
              </table:table-cell>
              <table:table-cell office:value-type="float" office:value="-0.000933177800000004">
                <text:p>-0.000933177800000004</text:p>
              </table:table-cell>
              <table:table-cell office:value-type="float" office:value="-0.00109919160000001">
                <text:p>-0.00109919160000001</text:p>
              </table:table-cell>
              <table:table-cell office:value-type="float" office:value="-0.000835835900000012">
                <text:p>-0.000835835900000012</text:p>
              </table:table-cell>
              <table:table-cell office:value-type="float" office:value="0.00296178459999999">
                <text:p>0.00296178459999999</text:p>
              </table:table-cell>
              <table:table-cell office:value-type="float" office:value="0.00321184099999999">
                <text:p>0.00321184099999999</text:p>
              </table:table-cell>
              <table:table-cell office:value-type="float" office:value="0.0102236942">
                <text:p>0.0102236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-0.10392592983623">
                <text:p>-0.10392592983623</text:p>
              </table:table-cell>
              <table:table-cell office:value-type="float" office:value="-0.00018157810000001">
                <text:p>-0.00018157810000001</text:p>
              </table:table-cell>
              <table:table-cell office:value-type="float" office:value="-0.00104276830000001">
                <text:p>-0.00104276830000001</text:p>
              </table:table-cell>
              <table:table-cell office:value-type="float" office:value="-0.00176361200000001">
                <text:p>-0.00176361200000001</text:p>
              </table:table-cell>
              <table:table-cell office:value-type="float" office:value="-0.0015714839">
                <text:p>-0.0015714839</text:p>
              </table:table-cell>
              <table:table-cell office:value-type="float" office:value="-0.000288672700000006">
                <text:p>-0.000288672700000006</text:p>
              </table:table-cell>
              <table:table-cell office:value-type="float" office:value="0.00262323769999999">
                <text:p>0.00262323769999999</text:p>
              </table:table-cell>
              <table:table-cell office:value-type="float" office:value="0.00399525469999999">
                <text:p>0.00399525469999999</text:p>
              </table:table-cell>
              <table:table-cell office:value-type="float" office:value="0.0107194186">
                <text:p>0.0107194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-0.1038650774149">
                <text:p>-0.1038650774149</text:p>
              </table:table-cell>
              <table:table-cell office:value-type="float" office:value="0.000173099400000001">
                <text:p>0.000173099400000001</text:p>
              </table:table-cell>
              <table:table-cell office:value-type="float" office:value="-0.00108498329999999">
                <text:p>-0.00108498329999999</text:p>
              </table:table-cell>
              <table:table-cell office:value-type="float" office:value="-0.0012331381">
                <text:p>-0.0012331381</text:p>
              </table:table-cell>
              <table:table-cell office:value-type="float" office:value="-0.0010596439">
                <text:p>-0.0010596439</text:p>
              </table:table-cell>
              <table:table-cell office:value-type="float" office:value="0.0000406876000000056">
                <text:p>0.0000406876000000056</text:p>
              </table:table-cell>
              <table:table-cell office:value-type="float" office:value="0.0021955744">
                <text:p>0.0021955744</text:p>
              </table:table-cell>
              <table:table-cell office:value-type="float" office:value="0.00454415380000001">
                <text:p>0.00454415380000001</text:p>
              </table:table-cell>
              <table:table-cell office:value-type="float" office:value="0.0110369697">
                <text:p>0.0110369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-0.1056650086441">
                <text:p>-0.1056650086441</text:p>
              </table:table-cell>
              <table:table-cell office:value-type="float" office:value="-0.001761578">
                <text:p>-0.001761578</text:p>
              </table:table-cell>
              <table:table-cell office:value-type="float" office:value="-0.0015380532">
                <text:p>-0.0015380532</text:p>
              </table:table-cell>
              <table:table-cell office:value-type="float" office:value="-0.00183331219999999">
                <text:p>-0.00183331219999999</text:p>
              </table:table-cell>
              <table:table-cell office:value-type="float" office:value="-0.0016105101">
                <text:p>-0.0016105101</text:p>
              </table:table-cell>
              <table:table-cell office:value-type="float" office:value="-0.000274881699999993">
                <text:p>-0.000274881699999993</text:p>
              </table:table-cell>
              <table:table-cell office:value-type="float" office:value="0.00237936530000001">
                <text:p>0.00237936530000001</text:p>
              </table:table-cell>
              <table:table-cell office:value-type="float" office:value="0.00438068060000001">
                <text:p>0.00438068060000001</text:p>
              </table:table-cell>
              <table:table-cell office:value-type="float" office:value="0.0098994821">
                <text:p>0.0098994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">
                <text:p>329</text:p>
              </table:table-cell>
              <table:table-cell office:value-type="float" office:value="-0.106888201669">
                <text:p>-0.106888201669</text:p>
              </table:table-cell>
              <table:table-cell office:value-type="float" office:value="-0.0010933206">
                <text:p>-0.0010933206</text:p>
              </table:table-cell>
              <table:table-cell office:value-type="float" office:value="-0.0017444343">
                <text:p>-0.0017444343</text:p>
              </table:table-cell>
              <table:table-cell office:value-type="float" office:value="-0.0025800914">
                <text:p>-0.0025800914</text:p>
              </table:table-cell>
              <table:table-cell office:value-type="float" office:value="-0.0018411279">
                <text:p>-0.0018411279</text:p>
              </table:table-cell>
              <table:table-cell office:value-type="float" office:value="-0.000639498299999999">
                <text:p>-0.000639498299999999</text:p>
              </table:table-cell>
              <table:table-cell office:value-type="float" office:value="0.001366511">
                <text:p>0.001366511</text:p>
              </table:table-cell>
              <table:table-cell office:value-type="float" office:value="0.0026358068">
                <text:p>0.0026358068</text:p>
              </table:table-cell>
              <table:table-cell office:value-type="float" office:value="0.0086215734">
                <text:p>0.00862157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">
                <text:p>328</text:p>
              </table:table-cell>
              <table:table-cell office:value-type="float" office:value="-0.10763195863206">
                <text:p>-0.10763195863206</text:p>
              </table:table-cell>
              <table:table-cell office:value-type="float" office:value="-0.00134389850000001">
                <text:p>-0.00134389850000001</text:p>
              </table:table-cell>
              <table:table-cell office:value-type="float" office:value="-0.00255746400000001">
                <text:p>-0.00255746400000001</text:p>
              </table:table-cell>
              <table:table-cell office:value-type="float" office:value="-0.00251863150000001">
                <text:p>-0.00251863150000001</text:p>
              </table:table-cell>
              <table:table-cell office:value-type="float" office:value="-0.00210067630000001">
                <text:p>-0.00210067630000001</text:p>
              </table:table-cell>
              <table:table-cell office:value-type="float" office:value="-0.000694267500000012">
                <text:p>-0.000694267500000012</text:p>
              </table:table-cell>
              <table:table-cell office:value-type="float" office:value="0.00261234489999999">
                <text:p>0.00261234489999999</text:p>
              </table:table-cell>
              <table:table-cell office:value-type="float" office:value="0.0036329552">
                <text:p>0.0036329552</text:p>
              </table:table-cell>
              <table:table-cell office:value-type="float" office:value="0.0098091885">
                <text:p>0.0098091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7">
                <text:p>327</text:p>
              </table:table-cell>
              <table:table-cell office:value-type="float" office:value="-0.1070043575843">
                <text:p>-0.1070043575843</text:p>
              </table:table-cell>
              <table:table-cell office:value-type="float" office:value="-0.0000991671999999999">
                <text:p>-0.0000991671999999999</text:p>
              </table:table-cell>
              <table:table-cell office:value-type="float" office:value="-0.0010833516">
                <text:p>-0.0010833516</text:p>
              </table:table-cell>
              <table:table-cell office:value-type="float" office:value="-0.0000846682999999932">
                <text:p>-0.0000846682999999932</text:p>
              </table:table-cell>
              <table:table-cell office:value-type="float" office:value="-0.000984005600000004">
                <text:p>-0.000984005600000004</text:p>
              </table:table-cell>
              <table:table-cell office:value-type="float" office:value="0.000989891600000001">
                <text:p>0.000989891600000001</text:p>
              </table:table-cell>
              <table:table-cell office:value-type="float" office:value="0.0037435219">
                <text:p>0.0037435219</text:p>
              </table:table-cell>
              <table:table-cell office:value-type="float" office:value="0.0044368729">
                <text:p>0.0044368729</text:p>
              </table:table-cell>
              <table:table-cell office:value-type="float" office:value="0.0112150684">
                <text:p>0.0112150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">
                <text:p>326</text:p>
              </table:table-cell>
              <table:table-cell office:value-type="float" office:value="-0.109555532039">
                <text:p>-0.109555532039</text:p>
              </table:table-cell>
              <table:table-cell office:value-type="float" office:value="-0.000934258199999996">
                <text:p>-0.000934258199999996</text:p>
              </table:table-cell>
              <table:table-cell office:value-type="float" office:value="-0.00162637979999999">
                <text:p>-0.00162637979999999</text:p>
              </table:table-cell>
              <table:table-cell office:value-type="float" office:value="-0.00186504429999999">
                <text:p>-0.00186504429999999</text:p>
              </table:table-cell>
              <table:table-cell office:value-type="float" office:value="-0.000980027100000003">
                <text:p>-0.000980027100000003</text:p>
              </table:table-cell>
              <table:table-cell office:value-type="float" office:value="-0.0012855009">
                <text:p>-0.0012855009</text:p>
              </table:table-cell>
              <table:table-cell office:value-type="float" office:value="0.00250188260000001">
                <text:p>0.00250188260000001</text:p>
              </table:table-cell>
              <table:table-cell office:value-type="float" office:value="0.0050185024">
                <text:p>0.0050185024</text:p>
              </table:table-cell>
              <table:table-cell office:value-type="float" office:value="0.0097818747">
                <text:p>0.0097818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-0.1090098554959">
                <text:p>-0.1090098554959</text:p>
              </table:table-cell>
              <table:table-cell office:value-type="float" office:value="-0.0011344552">
                <text:p>-0.0011344552</text:p>
              </table:table-cell>
              <table:table-cell office:value-type="float" office:value="-0.0014539212">
                <text:p>-0.0014539212</text:p>
              </table:table-cell>
              <table:table-cell office:value-type="float" office:value="-0.001775369">
                <text:p>-0.001775369</text:p>
              </table:table-cell>
              <table:table-cell office:value-type="float" office:value="-0.0016422346">
                <text:p>-0.0016422346</text:p>
              </table:table-cell>
              <table:table-cell office:value-type="float" office:value="-0.000160336499999997">
                <text:p>-0.000160336499999997</text:p>
              </table:table-cell>
              <table:table-cell office:value-type="float" office:value="0.00245331980000001">
                <text:p>0.00245331980000001</text:p>
              </table:table-cell>
              <table:table-cell office:value-type="float" office:value="0.0041017309">
                <text:p>0.0041017309</text:p>
              </table:table-cell>
              <table:table-cell office:value-type="float" office:value="0.0090694055">
                <text:p>0.0090694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4">
                <text:p>324</text:p>
              </table:table-cell>
              <table:table-cell office:value-type="float" office:value="-0.1092570535906">
                <text:p>-0.1092570535906</text:p>
              </table:table-cell>
              <table:table-cell office:value-type="float" office:value="0.000681109700000002">
                <text:p>0.000681109700000002</text:p>
              </table:table-cell>
              <table:table-cell office:value-type="float" office:value="0.0000577718000000088">
                <text:p>0.0000577718000000088</text:p>
              </table:table-cell>
              <table:table-cell office:value-type="float" office:value="-0.000298015799999996">
                <text:p>-0.000298015799999996</text:p>
              </table:table-cell>
              <table:table-cell office:value-type="float" office:value="-0.0000634118999999905">
                <text:p>-0.0000634118999999905</text:p>
              </table:table-cell>
              <table:table-cell office:value-type="float" office:value="0.000912711000000011">
                <text:p>0.000912711000000011</text:p>
              </table:table-cell>
              <table:table-cell office:value-type="float" office:value="0.00410530720000001">
                <text:p>0.00410530720000001</text:p>
              </table:table-cell>
              <table:table-cell office:value-type="float" office:value="0.00577808170000001">
                <text:p>0.00577808170000001</text:p>
              </table:table-cell>
              <table:table-cell office:value-type="float" office:value="0.0114917308">
                <text:p>0.0114917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">
                <text:p>323</text:p>
              </table:table-cell>
              <table:table-cell office:value-type="float" office:value="-0.1113966073905">
                <text:p>-0.1113966073905</text:p>
              </table:table-cell>
              <table:table-cell office:value-type="float" office:value="-0.000884547799999996">
                <text:p>-0.000884547799999996</text:p>
              </table:table-cell>
              <table:table-cell office:value-type="float" office:value="-0.00177171820000001">
                <text:p>-0.00177171820000001</text:p>
              </table:table-cell>
              <table:table-cell office:value-type="float" office:value="-0.00200827420000001">
                <text:p>-0.00200827420000001</text:p>
              </table:table-cell>
              <table:table-cell office:value-type="float" office:value="-0.00230366730000001">
                <text:p>-0.00230366730000001</text:p>
              </table:table-cell>
              <table:table-cell office:value-type="float" office:value="0.0000107511999999921">
                <text:p>0.0000107511999999921</text:p>
              </table:table-cell>
              <table:table-cell office:value-type="float" office:value="0.00283883509999999">
                <text:p>0.00283883509999999</text:p>
              </table:table-cell>
              <table:table-cell office:value-type="float" office:value="0.00408045209999999">
                <text:p>0.00408045209999999</text:p>
              </table:table-cell>
              <table:table-cell office:value-type="float" office:value="0.009605974">
                <text:p>0.009605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">
                <text:p>322</text:p>
              </table:table-cell>
              <table:table-cell office:value-type="float" office:value="-0.1127535358336">
                <text:p>-0.1127535358336</text:p>
              </table:table-cell>
              <table:table-cell office:value-type="float" office:value="-0.0010914355">
                <text:p>-0.0010914355</text:p>
              </table:table-cell>
              <table:table-cell office:value-type="float" office:value="-0.0013158023">
                <text:p>-0.0013158023</text:p>
              </table:table-cell>
              <table:table-cell office:value-type="float" office:value="-0.0014507696">
                <text:p>-0.0014507696</text:p>
              </table:table-cell>
              <table:table-cell office:value-type="float" office:value="-0.0010975823">
                <text:p>-0.0010975823</text:p>
              </table:table-cell>
              <table:table-cell office:value-type="float" office:value="-0.000561766300000002">
                <text:p>-0.000561766300000002</text:p>
              </table:table-cell>
              <table:table-cell office:value-type="float" office:value="0.0039105416">
                <text:p>0.0039105416</text:p>
              </table:table-cell>
              <table:table-cell office:value-type="float" office:value="0.00486343360000001">
                <text:p>0.00486343360000001</text:p>
              </table:table-cell>
              <table:table-cell office:value-type="float" office:value="0.0105173215">
                <text:p>0.0105173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">
                <text:p>321</text:p>
              </table:table-cell>
              <table:table-cell office:value-type="float" office:value="-0.113171796648044">
                <text:p>-0.113171796648044</text:p>
              </table:table-cell>
              <table:table-cell office:value-type="float" office:value="-0.00108622010000001">
                <text:p>-0.00108622010000001</text:p>
              </table:table-cell>
              <table:table-cell office:value-type="float" office:value="-0.0013677701">
                <text:p>-0.0013677701</text:p>
              </table:table-cell>
              <table:table-cell office:value-type="float" office:value="-0.00139227510000001">
                <text:p>-0.00139227510000001</text:p>
              </table:table-cell>
              <table:table-cell office:value-type="float" office:value="-0.000297591100000008">
                <text:p>-0.000297591100000008</text:p>
              </table:table-cell>
              <table:table-cell office:value-type="float" office:value="-0.000719286499999999">
                <text:p>-0.000719286499999999</text:p>
              </table:table-cell>
              <table:table-cell office:value-type="float" office:value="0.0032726526">
                <text:p>0.0032726526</text:p>
              </table:table-cell>
              <table:table-cell office:value-type="float" office:value="0.0043996424">
                <text:p>0.0043996424</text:p>
              </table:table-cell>
              <table:table-cell office:value-type="float" office:value="0.0098764301">
                <text:p>0.00987643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-0.1141487088919">
                <text:p>-0.1141487088919</text:p>
              </table:table-cell>
              <table:table-cell office:value-type="float" office:value="-0.000784546100000005">
                <text:p>-0.000784546100000005</text:p>
              </table:table-cell>
              <table:table-cell office:value-type="float" office:value="-0.00219196820000001">
                <text:p>-0.00219196820000001</text:p>
              </table:table-cell>
              <table:table-cell office:value-type="float" office:value="-0.00205681469999999">
                <text:p>-0.00205681469999999</text:p>
              </table:table-cell>
              <table:table-cell office:value-type="float" office:value="-0.0014837831">
                <text:p>-0.0014837831</text:p>
              </table:table-cell>
              <table:table-cell office:value-type="float" office:value="-0.000524811400000005">
                <text:p>-0.000524811400000005</text:p>
              </table:table-cell>
              <table:table-cell office:value-type="float" office:value="0.0027015806">
                <text:p>0.0027015806</text:p>
              </table:table-cell>
              <table:table-cell office:value-type="float" office:value="0.00399430100000001">
                <text:p>0.00399430100000001</text:p>
              </table:table-cell>
              <table:table-cell office:value-type="float" office:value="0.0105399564">
                <text:p>0.0105399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">
                <text:p>319</text:p>
              </table:table-cell>
              <table:table-cell office:value-type="float" office:value="-0.115874158473">
                <text:p>-0.115874158473</text:p>
              </table:table-cell>
              <table:table-cell office:value-type="float" office:value="-0.0014760271">
                <text:p>-0.0014760271</text:p>
              </table:table-cell>
              <table:table-cell office:value-type="float" office:value="-0.00189489130000001">
                <text:p>-0.00189489130000001</text:p>
              </table:table-cell>
              <table:table-cell office:value-type="float" office:value="-0.0017896667">
                <text:p>-0.0017896667</text:p>
              </table:table-cell>
              <table:table-cell office:value-type="float" office:value="-0.0014141575">
                <text:p>-0.0014141575</text:p>
              </table:table-cell>
              <table:table-cell office:value-type="float" office:value="-0.000506922600000001">
                <text:p>-0.000506922600000001</text:p>
              </table:table-cell>
              <table:table-cell office:value-type="float" office:value="0.00298751139999999">
                <text:p>0.00298751139999999</text:p>
              </table:table-cell>
              <table:table-cell office:value-type="float" office:value="0.00328505779999999">
                <text:p>0.00328505779999999</text:p>
              </table:table-cell>
              <table:table-cell office:value-type="float" office:value="0.0103970766">
                <text:p>0.01039707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">
                <text:p>318</text:p>
              </table:table-cell>
              <table:table-cell office:value-type="float" office:value="-0.1165188183173">
                <text:p>-0.1165188183173</text:p>
              </table:table-cell>
              <table:table-cell office:value-type="float" office:value="-0.000292427799999995">
                <text:p>-0.000292427799999995</text:p>
              </table:table-cell>
              <table:table-cell office:value-type="float" office:value="-0.000769756699999999">
                <text:p>-0.000769756699999999</text:p>
              </table:table-cell>
              <table:table-cell office:value-type="float" office:value="-0.00185447929999999">
                <text:p>-0.00185447929999999</text:p>
              </table:table-cell>
              <table:table-cell office:value-type="float" office:value="-0.0007792041">
                <text:p>-0.0007792041</text:p>
              </table:table-cell>
              <table:table-cell office:value-type="float" office:value="-0.000510320099999989">
                <text:p>-0.000510320099999989</text:p>
              </table:table-cell>
              <table:table-cell office:value-type="float" office:value="0.00328626480000001">
                <text:p>0.00328626480000001</text:p>
              </table:table-cell>
              <table:table-cell office:value-type="float" office:value="0.00468381490000001">
                <text:p>0.00468381490000001</text:p>
              </table:table-cell>
              <table:table-cell office:value-type="float" office:value="0.0108538568">
                <text:p>0.0108538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">
                <text:p>317</text:p>
              </table:table-cell>
              <table:table-cell office:value-type="float" office:value="-0.11866455348472">
                <text:p>-0.11866455348472</text:p>
              </table:table-cell>
              <table:table-cell office:value-type="float" office:value="-0.0027457773">
                <text:p>-0.0027457773</text:p>
              </table:table-cell>
              <table:table-cell office:value-type="float" office:value="-0.0017725378">
                <text:p>-0.0017725378</text:p>
              </table:table-cell>
              <table:table-cell office:value-type="float" office:value="-0.0026691257">
                <text:p>-0.0026691257</text:p>
              </table:table-cell>
              <table:table-cell office:value-type="float" office:value="-0.0026620924">
                <text:p>-0.0026620924</text:p>
              </table:table-cell>
              <table:table-cell office:value-type="float" office:value="-0.0016101598">
                <text:p>-0.0016101598</text:p>
              </table:table-cell>
              <table:table-cell office:value-type="float" office:value="0.0025003106">
                <text:p>0.0025003106</text:p>
              </table:table-cell>
              <table:table-cell office:value-type="float" office:value="0.0032730252">
                <text:p>0.0032730252</text:p>
              </table:table-cell>
              <table:table-cell office:value-type="float" office:value="0.00903221970000001">
                <text:p>0.0090322197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">
                <text:p>316</text:p>
              </table:table-cell>
              <table:table-cell office:value-type="float" office:value="-0.119909885121">
                <text:p>-0.119909885121</text:p>
              </table:table-cell>
              <table:table-cell office:value-type="float" office:value="-0.00132219489999999">
                <text:p>-0.00132219489999999</text:p>
              </table:table-cell>
              <table:table-cell office:value-type="float" office:value="-0.0021826849">
                <text:p>-0.0021826849</text:p>
              </table:table-cell>
              <table:table-cell office:value-type="float" office:value="-0.00233569739999999">
                <text:p>-0.00233569739999999</text:p>
              </table:table-cell>
              <table:table-cell office:value-type="float" office:value="-0.00223879519999999">
                <text:p>-0.00223879519999999</text:p>
              </table:table-cell>
              <table:table-cell office:value-type="float" office:value="-0.000615701099999991">
                <text:p>-0.000615701099999991</text:p>
              </table:table-cell>
              <table:table-cell office:value-type="float" office:value="0.00359108300000001">
                <text:p>0.00359108300000001</text:p>
              </table:table-cell>
              <table:table-cell office:value-type="float" office:value="0.0035931468">
                <text:p>0.0035931468</text:p>
              </table:table-cell>
              <table:table-cell office:value-type="float" office:value="0.00878407800000002">
                <text:p>0.00878407800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">
                <text:p>315</text:p>
              </table:table-cell>
              <table:table-cell office:value-type="float" office:value="-0.1201091164767">
                <text:p>-0.1201091164767</text:p>
              </table:table-cell>
              <table:table-cell office:value-type="float" office:value="-0.00078008319999999">
                <text:p>-0.00078008319999999</text:p>
              </table:table-cell>
              <table:table-cell office:value-type="float" office:value="-0.000938326099999998">
                <text:p>-0.000938326099999998</text:p>
              </table:table-cell>
              <table:table-cell office:value-type="float" office:value="-0.000715546299999995">
                <text:p>-0.000715546299999995</text:p>
              </table:table-cell>
              <table:table-cell office:value-type="float" office:value="-0.00142678609999999">
                <text:p>-0.00142678609999999</text:p>
              </table:table-cell>
              <table:table-cell office:value-type="float" office:value="0.00085879870000001">
                <text:p>0.00085879870000001</text:p>
              </table:table-cell>
              <table:table-cell office:value-type="float" office:value="0.00366672880000001">
                <text:p>0.00366672880000001</text:p>
              </table:table-cell>
              <table:table-cell office:value-type="float" office:value="0.0043628067">
                <text:p>0.0043628067</text:p>
              </table:table-cell>
              <table:table-cell office:value-type="float" office:value="0.0104235858">
                <text:p>0.0104235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  <table:table-cell office:value-type="float" office:value="-0.123309634204">
                <text:p>-0.123309634204</text:p>
              </table:table-cell>
              <table:table-cell office:value-type="float" office:value="-0.0025141538">
                <text:p>-0.0025141538</text:p>
              </table:table-cell>
              <table:table-cell office:value-type="float" office:value="-0.00309138">
                <text:p>-0.00309138</text:p>
              </table:table-cell>
              <table:table-cell office:value-type="float" office:value="-0.00249525910000001">
                <text:p>-0.00249525910000001</text:p>
              </table:table-cell>
              <table:table-cell office:value-type="float" office:value="-0.00175131120000001">
                <text:p>-0.00175131120000001</text:p>
              </table:table-cell>
              <table:table-cell office:value-type="float" office:value="-0.0012698919">
                <text:p>-0.0012698919</text:p>
              </table:table-cell>
              <table:table-cell office:value-type="float" office:value="0.002403222">
                <text:p>0.002403222</text:p>
              </table:table-cell>
              <table:table-cell office:value-type="float" office:value="0.0036223828">
                <text:p>0.0036223828</text:p>
              </table:table-cell>
              <table:table-cell office:value-type="float" office:value="0.0093696564">
                <text:p>0.0093696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">
                <text:p>313</text:p>
              </table:table-cell>
              <table:table-cell office:value-type="float" office:value="-0.1236409308449">
                <text:p>-0.1236409308449</text:p>
              </table:table-cell>
              <table:table-cell office:value-type="float" office:value="-0.00208056719999999">
                <text:p>-0.00208056719999999</text:p>
              </table:table-cell>
              <table:table-cell office:value-type="float" office:value="-0.0017158389">
                <text:p>-0.0017158389</text:p>
              </table:table-cell>
              <table:table-cell office:value-type="float" office:value="-0.00149161370000001">
                <text:p>-0.00149161370000001</text:p>
              </table:table-cell>
              <table:table-cell office:value-type="float" office:value="-0.00155556950000001">
                <text:p>-0.00155556950000001</text:p>
              </table:table-cell>
              <table:table-cell office:value-type="float" office:value="0.0002028793">
                <text:p>0.0002028793</text:p>
              </table:table-cell>
              <table:table-cell office:value-type="float" office:value="0.0046546534">
                <text:p>0.0046546534</text:p>
              </table:table-cell>
              <table:table-cell office:value-type="float" office:value="0.00418985640000001">
                <text:p>0.00418985640000001</text:p>
              </table:table-cell>
              <table:table-cell office:value-type="float" office:value="0.00986362249999999">
                <text:p>0.0098636224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-0.1251930335122">
                <text:p>-0.1251930335122</text:p>
              </table:table-cell>
              <table:table-cell office:value-type="float" office:value="-0.00157699730000001">
                <text:p>-0.00157699730000001</text:p>
              </table:table-cell>
              <table:table-cell office:value-type="float" office:value="-0.0015688464">
                <text:p>-0.0015688464</text:p>
              </table:table-cell>
              <table:table-cell office:value-type="float" office:value="-0.0023726746">
                <text:p>-0.0023726746</text:p>
              </table:table-cell>
              <table:table-cell office:value-type="float" office:value="-0.0020091757">
                <text:p>-0.0020091757</text:p>
              </table:table-cell>
              <table:table-cell office:value-type="float" office:value="-0.000231377800000002">
                <text:p>-0.000231377800000002</text:p>
              </table:table-cell>
              <table:table-cell office:value-type="float" office:value="0.00295272469999999">
                <text:p>0.00295272469999999</text:p>
              </table:table-cell>
              <table:table-cell office:value-type="float" office:value="0.00434580449999999">
                <text:p>0.00434580449999999</text:p>
              </table:table-cell>
              <table:table-cell office:value-type="float" office:value="0.0110862851">
                <text:p>0.0110862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  <table:table-cell office:value-type="float" office:value="-0.128522250106">
                <text:p>-0.128522250106</text:p>
              </table:table-cell>
              <table:table-cell office:value-type="float" office:value="-0.0033783615">
                <text:p>-0.0033783615</text:p>
              </table:table-cell>
              <table:table-cell office:value-type="float" office:value="-0.003112644">
                <text:p>-0.003112644</text:p>
              </table:table-cell>
              <table:table-cell office:value-type="float" office:value="-0.0031711832">
                <text:p>-0.0031711832</text:p>
              </table:table-cell>
              <table:table-cell office:value-type="float" office:value="-0.00298572330000001">
                <text:p>-0.00298572330000001</text:p>
              </table:table-cell>
              <table:table-cell office:value-type="float" office:value="-0.000785857400000006">
                <text:p>-0.000785857400000006</text:p>
              </table:table-cell>
              <table:table-cell office:value-type="float" office:value="0.00132013859999999">
                <text:p>0.00132013859999999</text:p>
              </table:table-cell>
              <table:table-cell office:value-type="float" office:value="0.00234699250000001">
                <text:p>0.00234699250000001</text:p>
              </table:table-cell>
              <table:table-cell office:value-type="float" office:value="0.0084352791">
                <text:p>0.0084352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-0.130032013012">
                <text:p>-0.130032013012</text:p>
              </table:table-cell>
              <table:table-cell office:value-type="float" office:value="-0.0022693872">
                <text:p>-0.0022693872</text:p>
              </table:table-cell>
              <table:table-cell office:value-type="float" office:value="-0.0024837553">
                <text:p>-0.0024837553</text:p>
              </table:table-cell>
              <table:table-cell office:value-type="float" office:value="-0.00262199339999999">
                <text:p>-0.00262199339999999</text:p>
              </table:table-cell>
              <table:table-cell office:value-type="float" office:value="-0.0023036599">
                <text:p>-0.0023036599</text:p>
              </table:table-cell>
              <table:table-cell office:value-type="float" office:value="-0.000994801500000003">
                <text:p>-0.000994801500000003</text:p>
              </table:table-cell>
              <table:table-cell office:value-type="float" office:value="0.00238846249999999">
                <text:p>0.00238846249999999</text:p>
              </table:table-cell>
              <table:table-cell office:value-type="float" office:value="0.00331637270000001">
                <text:p>0.00331637270000001</text:p>
              </table:table-cell>
              <table:table-cell office:value-type="float" office:value="0.0098208934">
                <text:p>0.00982089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  <table:table-cell office:value-type="float" office:value="-0.13066006768882">
                <text:p>-0.13066006768882</text:p>
              </table:table-cell>
              <table:table-cell office:value-type="float" office:value="-0.00202091039999999">
                <text:p>-0.00202091039999999</text:p>
              </table:table-cell>
              <table:table-cell office:value-type="float" office:value="-0.0017298013">
                <text:p>-0.0017298013</text:p>
              </table:table-cell>
              <table:table-cell office:value-type="float" office:value="-0.0026967973">
                <text:p>-0.0026967973</text:p>
              </table:table-cell>
              <table:table-cell office:value-type="float" office:value="-0.0029332936">
                <text:p>-0.0029332936</text:p>
              </table:table-cell>
              <table:table-cell office:value-type="float" office:value="-0.00029441719999998">
                <text:p>-0.00029441719999998</text:p>
              </table:table-cell>
              <table:table-cell office:value-type="float" office:value="0.00327001510000002">
                <text:p>0.00327001510000002</text:p>
              </table:table-cell>
              <table:table-cell office:value-type="float" office:value="0.00381180640000001">
                <text:p>0.00381180640000001</text:p>
              </table:table-cell>
              <table:table-cell office:value-type="float" office:value="0.0101786107">
                <text:p>0.0101786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">
                <text:p>308</text:p>
              </table:table-cell>
              <table:table-cell office:value-type="float" office:value="-0.127012574382">
                <text:p>-0.127012574382</text:p>
              </table:table-cell>
              <table:table-cell office:value-type="float" office:value="-0.00161634390000001">
                <text:p>-0.00161634390000001</text:p>
              </table:table-cell>
              <table:table-cell office:value-type="float" office:value="-0.00205127900000002">
                <text:p>-0.00205127900000002</text:p>
              </table:table-cell>
              <table:table-cell office:value-type="float" office:value="-0.00197672100000001">
                <text:p>-0.00197672100000001</text:p>
              </table:table-cell>
              <table:table-cell office:value-type="float" office:value="-0.00141515590000001">
                <text:p>-0.00141515590000001</text:p>
              </table:table-cell>
              <table:table-cell office:value-type="float" office:value="-0.000148609300000019">
                <text:p>-0.000148609300000019</text:p>
              </table:table-cell>
              <table:table-cell office:value-type="float" office:value="0.003198862">
                <text:p>0.003198862</text:p>
              </table:table-cell>
              <table:table-cell office:value-type="float" office:value="0.00398443639999999">
                <text:p>0.00398443639999999</text:p>
              </table:table-cell>
              <table:table-cell office:value-type="float" office:value="0.011592865">
                <text:p>0.011592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  <table:table-cell office:value-type="float" office:value="-0.128268268366">
                <text:p>-0.128268268366</text:p>
              </table:table-cell>
              <table:table-cell office:value-type="float" office:value="-0.00183513759999998">
                <text:p>-0.00183513759999998</text:p>
              </table:table-cell>
              <table:table-cell office:value-type="float" office:value="-0.00143004959999998">
                <text:p>-0.00143004959999998</text:p>
              </table:table-cell>
              <table:table-cell office:value-type="float" office:value="-0.00178290909999998">
                <text:p>-0.00178290909999998</text:p>
              </table:table-cell>
              <table:table-cell office:value-type="float" office:value="-0.0015879721">
                <text:p>-0.0015879721</text:p>
              </table:table-cell>
              <table:table-cell office:value-type="float" office:value="0.000196293000000014">
                <text:p>0.000196293000000014</text:p>
              </table:table-cell>
              <table:table-cell office:value-type="float" office:value="0.0042567104">
                <text:p>0.0042567104</text:p>
              </table:table-cell>
              <table:table-cell office:value-type="float" office:value="0.003698796">
                <text:p>0.003698796</text:p>
              </table:table-cell>
              <table:table-cell office:value-type="float" office:value="0.0113432854">
                <text:p>0.0113432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-0.1306267794548">
                <text:p>-0.1306267794548</text:p>
              </table:table-cell>
              <table:table-cell office:value-type="float" office:value="-0.00156758729999998">
                <text:p>-0.00156758729999998</text:p>
              </table:table-cell>
              <table:table-cell office:value-type="float" office:value="-0.0012718588">
                <text:p>-0.0012718588</text:p>
              </table:table-cell>
              <table:table-cell office:value-type="float" office:value="-0.00221624969999998">
                <text:p>-0.00221624969999998</text:p>
              </table:table-cell>
              <table:table-cell office:value-type="float" office:value="-0.00149187449999999">
                <text:p>-0.00149187449999999</text:p>
              </table:table-cell>
              <table:table-cell office:value-type="float" office:value="0.000159323200000006">
                <text:p>0.000159323200000006</text:p>
              </table:table-cell>
              <table:table-cell office:value-type="float" office:value="0.0028839856">
                <text:p>0.0028839856</text:p>
              </table:table-cell>
              <table:table-cell office:value-type="float" office:value="0.00472687190000001">
                <text:p>0.00472687190000001</text:p>
              </table:table-cell>
              <table:table-cell office:value-type="float" office:value="0.0116991103">
                <text:p>0.0116991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-0.1337376455457">
                <text:p>-0.1337376455457</text:p>
              </table:table-cell>
              <table:table-cell office:value-type="float" office:value="-0.0020755381">
                <text:p>-0.0020755381</text:p>
              </table:table-cell>
              <table:table-cell office:value-type="float" office:value="-0.00144368410000001">
                <text:p>-0.00144368410000001</text:p>
              </table:table-cell>
              <table:table-cell office:value-type="float" office:value="-0.0019074083">
                <text:p>-0.0019074083</text:p>
              </table:table-cell>
              <table:table-cell office:value-type="float" office:value="-0.0014555306">
                <text:p>-0.0014555306</text:p>
              </table:table-cell>
              <table:table-cell office:value-type="float" office:value="-0.000191927000000008">
                <text:p>-0.000191927000000008</text:p>
              </table:table-cell>
              <table:table-cell office:value-type="float" office:value="0.00265553590000001">
                <text:p>0.00265553590000001</text:p>
              </table:table-cell>
              <table:table-cell office:value-type="float" office:value="0.0044834316">
                <text:p>0.0044834316</text:p>
              </table:table-cell>
              <table:table-cell office:value-type="float" office:value="0.0118448883">
                <text:p>0.0118448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">
                <text:p>304</text:p>
              </table:table-cell>
              <table:table-cell office:value-type="float" office:value="-0.1350998734157">
                <text:p>-0.1350998734157</text:p>
              </table:table-cell>
              <table:table-cell office:value-type="float" office:value="-0.00153602660000002">
                <text:p>-0.00153602660000002</text:p>
              </table:table-cell>
              <table:table-cell office:value-type="float" office:value="-0.00151357060000001">
                <text:p>-0.00151357060000001</text:p>
              </table:table-cell>
              <table:table-cell office:value-type="float" office:value="-0.00195208190000001">
                <text:p>-0.00195208190000001</text:p>
              </table:table-cell>
              <table:table-cell office:value-type="float" office:value="-0.000940218600000015">
                <text:p>-0.000940218600000015</text:p>
              </table:table-cell>
              <table:table-cell office:value-type="float" office:value="0.000386655299999983">
                <text:p>0.000386655299999983</text:p>
              </table:table-cell>
              <table:table-cell office:value-type="float" office:value="0.00288186969999998">
                <text:p>0.00288186969999998</text:p>
              </table:table-cell>
              <table:table-cell office:value-type="float" office:value="0.0046672821">
                <text:p>0.0046672821</text:p>
              </table:table-cell>
              <table:table-cell office:value-type="float" office:value="0.011820972">
                <text:p>0.011820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-0.1382522558685">
                <text:p>-0.1382522558685</text:p>
              </table:table-cell>
              <table:table-cell office:value-type="float" office:value="-0.00141264490000001">
                <text:p>-0.00141264490000001</text:p>
              </table:table-cell>
              <table:table-cell office:value-type="float" office:value="-0.00142766530000002">
                <text:p>-0.00142766530000002</text:p>
              </table:table-cell>
              <table:table-cell office:value-type="float" office:value="-0.00243531160000002">
                <text:p>-0.00243531160000002</text:p>
              </table:table-cell>
              <table:table-cell office:value-type="float" office:value="-0.00144667920000002">
                <text:p>-0.00144667920000002</text:p>
              </table:table-cell>
              <table:table-cell office:value-type="float" office:value="-0.00021739300000001">
                <text:p>-0.00021739300000001</text:p>
              </table:table-cell>
              <table:table-cell office:value-type="float" office:value="0.00315554439999999">
                <text:p>0.00315554439999999</text:p>
              </table:table-cell>
              <table:table-cell office:value-type="float" office:value="0.00426608329999997">
                <text:p>0.00426608329999997</text:p>
              </table:table-cell>
              <table:table-cell office:value-type="float" office:value="0.011475131">
                <text:p>0.011475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-0.1411972696876">
                <text:p>-0.1411972696876</text:p>
              </table:table-cell>
              <table:table-cell office:value-type="float" office:value="-0.0018014609">
                <text:p>-0.0018014609</text:p>
              </table:table-cell>
              <table:table-cell office:value-type="float" office:value="-0.00125829869999999">
                <text:p>-0.00125829869999999</text:p>
              </table:table-cell>
              <table:table-cell office:value-type="float" office:value="-0.00249388810000001">
                <text:p>-0.00249388810000001</text:p>
              </table:table-cell>
              <table:table-cell office:value-type="float" office:value="-0.00165887170000001">
                <text:p>-0.00165887170000001</text:p>
              </table:table-cell>
              <table:table-cell office:value-type="float" office:value="-0.000574275799999996">
                <text:p>-0.000574275799999996</text:p>
              </table:table-cell>
              <table:table-cell office:value-type="float" office:value="0.00239458679999999">
                <text:p>0.00239458679999999</text:p>
              </table:table-cell>
              <table:table-cell office:value-type="float" office:value="0.00396290429999999">
                <text:p>0.00396290429999999</text:p>
              </table:table-cell>
              <table:table-cell office:value-type="float" office:value="0.0110974908">
                <text:p>0.0110974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  <table:table-cell office:value-type="float" office:value="-0.1436075970214">
                <text:p>-0.1436075970214</text:p>
              </table:table-cell>
              <table:table-cell office:value-type="float" office:value="-0.00182980299999999">
                <text:p>-0.00182980299999999</text:p>
              </table:table-cell>
              <table:table-cell office:value-type="float" office:value="-0.00118224320000002">
                <text:p>-0.00118224320000002</text:p>
              </table:table-cell>
              <table:table-cell office:value-type="float" office:value="-0.0030084252">
                <text:p>-0.0030084252</text:p>
              </table:table-cell>
              <table:table-cell office:value-type="float" office:value="-0.00192761420000001">
                <text:p>-0.00192761420000001</text:p>
              </table:table-cell>
              <table:table-cell office:value-type="float" office:value="-0.000401690600000004">
                <text:p>-0.000401690600000004</text:p>
              </table:table-cell>
              <table:table-cell office:value-type="float" office:value="0.00307005639999999">
                <text:p>0.00307005639999999</text:p>
              </table:table-cell>
              <table:table-cell office:value-type="float" office:value="0.00470836459999999">
                <text:p>0.00470836459999999</text:p>
              </table:table-cell>
              <table:table-cell office:value-type="float" office:value="0.010883674">
                <text:p>0.010883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-0.1468093009967">
                <text:p>-0.1468093009967</text:p>
              </table:table-cell>
              <table:table-cell office:value-type="float" office:value="-0.00241929290000001">
                <text:p>-0.00241929290000001</text:p>
              </table:table-cell>
              <table:table-cell office:value-type="float" office:value="-0.0023749471">
                <text:p>-0.0023749471</text:p>
              </table:table-cell>
              <table:table-cell office:value-type="float" office:value="-0.00255925949999999">
                <text:p>-0.00255925949999999</text:p>
              </table:table-cell>
              <table:table-cell office:value-type="float" office:value="-0.0018296391">
                <text:p>-0.0018296391</text:p>
              </table:table-cell>
              <table:table-cell office:value-type="float" office:value="-0.000507071599999992">
                <text:p>-0.000507071599999992</text:p>
              </table:table-cell>
              <table:table-cell office:value-type="float" office:value="0.0030105114">
                <text:p>0.0030105114</text:p>
              </table:table-cell>
              <table:table-cell office:value-type="float" office:value="0.00412145259999999">
                <text:p>0.00412145259999999</text:p>
              </table:table-cell>
              <table:table-cell office:value-type="float" office:value="0.0108852535">
                <text:p>0.01088525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-0.14934450418016">
                <text:p>-0.14934450418016</text:p>
              </table:table-cell>
              <table:table-cell office:value-type="float" office:value="-0.0014807433">
                <text:p>-0.0014807433</text:p>
              </table:table-cell>
              <table:table-cell office:value-type="float" office:value="-0.00106696790000002">
                <text:p>-0.00106696790000002</text:p>
              </table:table-cell>
              <table:table-cell office:value-type="float" office:value="-0.00177134580000002">
                <text:p>-0.00177134580000002</text:p>
              </table:table-cell>
              <table:table-cell office:value-type="float" office:value="-0.0016481579">
                <text:p>-0.0016481579</text:p>
              </table:table-cell>
              <table:table-cell office:value-type="float" office:value="0.000323355199999986">
                <text:p>0.000323355199999986</text:p>
              </table:table-cell>
              <table:table-cell office:value-type="float" office:value="0.00428038829999999">
                <text:p>0.00428038829999999</text:p>
              </table:table-cell>
              <table:table-cell office:value-type="float" office:value="0.0040649324">
                <text:p>0.0040649324</text:p>
              </table:table-cell>
              <table:table-cell office:value-type="float" office:value="0.0114611685">
                <text:p>0.01146116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8">
                <text:p>298</text:p>
              </table:table-cell>
              <table:table-cell office:value-type="float" office:value="-0.1524567531358">
                <text:p>-0.1524567531358</text:p>
              </table:table-cell>
              <table:table-cell office:value-type="float" office:value="-0.00180943310000001">
                <text:p>-0.00180943310000001</text:p>
              </table:table-cell>
              <table:table-cell office:value-type="float" office:value="-0.00169299540000001">
                <text:p>-0.00169299540000001</text:p>
              </table:table-cell>
              <table:table-cell office:value-type="float" office:value="-0.00208866590000001">
                <text:p>-0.00208866590000001</text:p>
              </table:table-cell>
              <table:table-cell office:value-type="float" office:value="-0.00193488589999999">
                <text:p>-0.00193488589999999</text:p>
              </table:table-cell>
              <table:table-cell office:value-type="float" office:value="0.0000248402999999953">
                <text:p>0.0000248402999999953</text:p>
              </table:table-cell>
              <table:table-cell office:value-type="float" office:value="0.00318945949999999">
                <text:p>0.00318945949999999</text:p>
              </table:table-cell>
              <table:table-cell office:value-type="float" office:value="0.00448779769999999">
                <text:p>0.00448779769999999</text:p>
              </table:table-cell>
              <table:table-cell office:value-type="float" office:value="0.0110523105">
                <text:p>0.0110523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">
                <text:p>297</text:p>
              </table:table-cell>
              <table:table-cell office:value-type="float" office:value="-0.1554908095457">
                <text:p>-0.1554908095457</text:p>
              </table:table-cell>
              <table:table-cell office:value-type="float" office:value="-0.0022288412">
                <text:p>-0.0022288412</text:p>
              </table:table-cell>
              <table:table-cell office:value-type="float" office:value="-0.00145226710000002">
                <text:p>-0.00145226710000002</text:p>
              </table:table-cell>
              <table:table-cell office:value-type="float" office:value="-0.00243037940000002">
                <text:p>-0.00243037940000002</text:p>
              </table:table-cell>
              <table:table-cell office:value-type="float" office:value="-0.0022325963">
                <text:p>-0.0022325963</text:p>
              </table:table-cell>
              <table:table-cell office:value-type="float" office:value="-0.000132337199999999">
                <text:p>-0.000132337199999999</text:p>
              </table:table-cell>
              <table:table-cell office:value-type="float" office:value="0.00404253599999999">
                <text:p>0.00404253599999999</text:p>
              </table:table-cell>
              <table:table-cell office:value-type="float" office:value="0.00381360949999998">
                <text:p>0.00381360949999998</text:p>
              </table:table-cell>
              <table:table-cell office:value-type="float" office:value="0.0113725662">
                <text:p>0.0113725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-0.1584407576739">
                <text:p>-0.1584407576739</text:p>
              </table:table-cell>
              <table:table-cell office:value-type="float" office:value="-0.001134038">
                <text:p>-0.001134038</text:p>
              </table:table-cell>
              <table:table-cell office:value-type="float" office:value="-0.0013788492">
                <text:p>-0.0013788492</text:p>
              </table:table-cell>
              <table:table-cell office:value-type="float" office:value="-0.0018263013">
                <text:p>-0.0018263013</text:p>
              </table:table-cell>
              <table:table-cell office:value-type="float" office:value="-0.00135530540000001">
                <text:p>-0.00135530540000001</text:p>
              </table:table-cell>
              <table:table-cell office:value-type="float" office:value="0.00000387429999998412">
                <text:p>0.00000387429999998412</text:p>
              </table:table-cell>
              <table:table-cell office:value-type="float" office:value="0.00420528649999999">
                <text:p>0.00420528649999999</text:p>
              </table:table-cell>
              <table:table-cell office:value-type="float" office:value="0.0044846087">
                <text:p>0.0044846087</text:p>
              </table:table-cell>
              <table:table-cell office:value-type="float" office:value="0.0114523321">
                <text:p>0.0114523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-0.1620641792631">
                <text:p>-0.1620641792631</text:p>
              </table:table-cell>
              <table:table-cell office:value-type="float" office:value="-0.0011640191">
                <text:p>-0.0011640191</text:p>
              </table:table-cell>
              <table:table-cell office:value-type="float" office:value="-0.0012395382">
                <text:p>-0.0012395382</text:p>
              </table:table-cell>
              <table:table-cell office:value-type="float" office:value="-0.00219146909999998">
                <text:p>-0.00219146909999998</text:p>
              </table:table-cell>
              <table:table-cell office:value-type="float" office:value="-0.0019994975">
                <text:p>-0.0019994975</text:p>
              </table:table-cell>
              <table:table-cell office:value-type="float" office:value="-0.000609472400000005">
                <text:p>-0.000609472400000005</text:p>
              </table:table-cell>
              <table:table-cell office:value-type="float" office:value="0.00394685560000002">
                <text:p>0.00394685560000002</text:p>
              </table:table-cell>
              <table:table-cell office:value-type="float" office:value="0.00454236560000001">
                <text:p>0.00454236560000001</text:p>
              </table:table-cell>
              <table:table-cell office:value-type="float" office:value="0.0110996663">
                <text:p>0.0110996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">
                <text:p>294</text:p>
              </table:table-cell>
              <table:table-cell office:value-type="float" office:value="-0.16571190737">
                <text:p>-0.16571190737</text:p>
              </table:table-cell>
              <table:table-cell office:value-type="float" office:value="-0.0011639447">
                <text:p>-0.0011639447</text:p>
              </table:table-cell>
              <table:table-cell office:value-type="float" office:value="-0.0017503948">
                <text:p>-0.0017503948</text:p>
              </table:table-cell>
              <table:table-cell office:value-type="float" office:value="-0.00159248710000001">
                <text:p>-0.00159248710000001</text:p>
              </table:table-cell>
              <table:table-cell office:value-type="float" office:value="-0.0014623553">
                <text:p>-0.0014623553</text:p>
              </table:table-cell>
              <table:table-cell office:value-type="float" office:value="0.000284552500000007">
                <text:p>0.000284552500000007</text:p>
              </table:table-cell>
              <table:table-cell office:value-type="float" office:value="0.0037908405">
                <text:p>0.0037908405</text:p>
              </table:table-cell>
              <table:table-cell office:value-type="float" office:value="0.00466652209999999">
                <text:p>0.00466652209999999</text:p>
              </table:table-cell>
              <table:table-cell office:value-type="float" office:value="0.0116214156">
                <text:p>0.01162141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">
                <text:p>293</text:p>
              </table:table-cell>
              <table:table-cell office:value-type="float" office:value="-0.1700886369492">
                <text:p>-0.1700886369492</text:p>
              </table:table-cell>
              <table:table-cell office:value-type="float" office:value="-0.00182707599999998">
                <text:p>-0.00182707599999998</text:p>
              </table:table-cell>
              <table:table-cell office:value-type="float" office:value="-0.00187008079999998">
                <text:p>-0.00187008079999998</text:p>
              </table:table-cell>
              <table:table-cell office:value-type="float" office:value="-0.0029059052">
                <text:p>-0.0029059052</text:p>
              </table:table-cell>
              <table:table-cell office:value-type="float" office:value="-0.00257946549999999">
                <text:p>-0.00257946549999999</text:p>
              </table:table-cell>
              <table:table-cell office:value-type="float" office:value="-0.000739842599999985">
                <text:p>-0.000739842599999985</text:p>
              </table:table-cell>
              <table:table-cell office:value-type="float" office:value="0.00322657830000001">
                <text:p>0.00322657830000001</text:p>
              </table:table-cell>
              <table:table-cell office:value-type="float" office:value="0.00367033480000001">
                <text:p>0.00367033480000001</text:p>
              </table:table-cell>
              <table:table-cell office:value-type="float" office:value="0.0112162531">
                <text:p>0.0112162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">
                <text:p>292</text:p>
              </table:table-cell>
              <table:table-cell office:value-type="float" office:value="-0.1737593391697">
                <text:p>-0.1737593391697</text:p>
              </table:table-cell>
              <table:table-cell office:value-type="float" office:value="-0.0023484677">
                <text:p>-0.0023484677</text:p>
              </table:table-cell>
              <table:table-cell office:value-type="float" office:value="-0.00203785300000001">
                <text:p>-0.00203785300000001</text:p>
              </table:table-cell>
              <table:table-cell office:value-type="float" office:value="-0.00299799440000001">
                <text:p>-0.00299799440000001</text:p>
              </table:table-cell>
              <table:table-cell office:value-type="float" office:value="-0.0023826062">
                <text:p>-0.0023826062</text:p>
              </table:table-cell>
              <table:table-cell office:value-type="float" office:value="-0.000550821400000012">
                <text:p>-0.000550821400000012</text:p>
              </table:table-cell>
              <table:table-cell office:value-type="float" office:value="0.00298261650000001">
                <text:p>0.00298261650000001</text:p>
              </table:table-cell>
              <table:table-cell office:value-type="float" office:value="0.0039787144">
                <text:p>0.0039787144</text:p>
              </table:table-cell>
              <table:table-cell office:value-type="float" office:value="0.0112811178">
                <text:p>0.0112811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">
                <text:p>291</text:p>
              </table:table-cell>
              <table:table-cell office:value-type="float" office:value="-0.1781339896048">
                <text:p>-0.1781339896048</text:p>
              </table:table-cell>
              <table:table-cell office:value-type="float" office:value="-0.00224858529999999">
                <text:p>-0.00224858529999999</text:p>
              </table:table-cell>
              <table:table-cell office:value-type="float" office:value="-0.0026998073">
                <text:p>-0.0026998073</text:p>
              </table:table-cell>
              <table:table-cell office:value-type="float" office:value="-0.00294807559999999">
                <text:p>-0.00294807559999999</text:p>
              </table:table-cell>
              <table:table-cell office:value-type="float" office:value="-0.0023525656">
                <text:p>-0.0023525656</text:p>
              </table:table-cell>
              <table:table-cell office:value-type="float" office:value="-0.000672444699999997">
                <text:p>-0.000672444699999997</text:p>
              </table:table-cell>
              <table:table-cell office:value-type="float" office:value="0.0028674155">
                <text:p>0.0028674155</text:p>
              </table:table-cell>
              <table:table-cell office:value-type="float" office:value="0.0043057054">
                <text:p>0.0043057054</text:p>
              </table:table-cell>
              <table:table-cell office:value-type="float" office:value="0.0103553235">
                <text:p>0.0103553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-0.1817955820059">
                <text:p>-0.1817955820059</text:p>
              </table:table-cell>
              <table:table-cell office:value-type="float" office:value="-0.0020961165">
                <text:p>-0.0020961165</text:p>
              </table:table-cell>
              <table:table-cell office:value-type="float" office:value="-0.00180739160000001">
                <text:p>-0.00180739160000001</text:p>
              </table:table-cell>
              <table:table-cell office:value-type="float" office:value="-0.00261822340000001">
                <text:p>-0.00261822340000001</text:p>
              </table:table-cell>
              <table:table-cell office:value-type="float" office:value="-0.00214231010000002">
                <text:p>-0.00214231010000002</text:p>
              </table:table-cell>
              <table:table-cell office:value-type="float" office:value="-0.000919252600000003">
                <text:p>-0.000919252600000003</text:p>
              </table:table-cell>
              <table:table-cell office:value-type="float" office:value="0.0033589601">
                <text:p>0.0033589601</text:p>
              </table:table-cell>
              <table:table-cell office:value-type="float" office:value="0.00491166109999999">
                <text:p>0.00491166109999999</text:p>
              </table:table-cell>
              <table:table-cell office:value-type="float" office:value="0.0110335052">
                <text:p>0.0110335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">
                <text:p>289</text:p>
              </table:table-cell>
              <table:table-cell office:value-type="float" office:value="-0.186226777855">
                <text:p>-0.186226777855</text:p>
              </table:table-cell>
              <table:table-cell office:value-type="float" office:value="-0.00199829040000002">
                <text:p>-0.00199829040000002</text:p>
              </table:table-cell>
              <table:table-cell office:value-type="float" office:value="-0.00207857790000002">
                <text:p>-0.00207857790000002</text:p>
              </table:table-cell>
              <table:table-cell office:value-type="float" office:value="-0.0019089729">
                <text:p>-0.0019089729</text:p>
              </table:table-cell>
              <table:table-cell office:value-type="float" office:value="-0.0021535754">
                <text:p>-0.0021535754</text:p>
              </table:table-cell>
              <table:table-cell office:value-type="float" office:value="-0.00089983640000002">
                <text:p>-0.00089983640000002</text:p>
              </table:table-cell>
              <table:table-cell office:value-type="float" office:value="0.00399892029999999">
                <text:p>0.00399892029999999</text:p>
              </table:table-cell>
              <table:table-cell office:value-type="float" office:value="0.005041033">
                <text:p>0.005041033</text:p>
              </table:table-cell>
              <table:table-cell office:value-type="float" office:value="0.0113008767">
                <text:p>0.0113008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">
                <text:p>288</text:p>
              </table:table-cell>
              <table:table-cell office:value-type="float" office:value="-0.189722529049">
                <text:p>-0.189722529049</text:p>
              </table:table-cell>
              <table:table-cell office:value-type="float" office:value="-0.00154276189999999">
                <text:p>-0.00154276189999999</text:p>
              </table:table-cell>
              <table:table-cell office:value-type="float" office:value="-0.0017805994">
                <text:p>-0.0017805994</text:p>
              </table:table-cell>
              <table:table-cell office:value-type="float" office:value="-0.0017860532">
                <text:p>-0.0017860532</text:p>
              </table:table-cell>
              <table:table-cell office:value-type="float" office:value="-0.00178574029999998">
                <text:p>-0.00178574029999998</text:p>
              </table:table-cell>
              <table:table-cell office:value-type="float" office:value="-0.000377446399999981">
                <text:p>-0.000377446399999981</text:p>
              </table:table-cell>
              <table:table-cell office:value-type="float" office:value="0.00402954220000001">
                <text:p>0.00402954220000001</text:p>
              </table:table-cell>
              <table:table-cell office:value-type="float" office:value="0.00516101720000001">
                <text:p>0.00516101720000001</text:p>
              </table:table-cell>
              <table:table-cell office:value-type="float" office:value="0.0122174322">
                <text:p>0.01221743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">
                <text:p>287</text:p>
              </table:table-cell>
              <table:table-cell office:value-type="float" office:value="-0.19391487345296">
                <text:p>-0.19391487345296</text:p>
              </table:table-cell>
              <table:table-cell office:value-type="float" office:value="-0.0020618587">
                <text:p>-0.0020618587</text:p>
              </table:table-cell>
              <table:table-cell office:value-type="float" office:value="-0.00252455469999999">
                <text:p>-0.00252455469999999</text:p>
              </table:table-cell>
              <table:table-cell office:value-type="float" office:value="-0.00244416289999999">
                <text:p>-0.00244416289999999</text:p>
              </table:table-cell>
              <table:table-cell office:value-type="float" office:value="-0.00203850859999999">
                <text:p>-0.00203850859999999</text:p>
              </table:table-cell>
              <table:table-cell office:value-type="float" office:value="-0.000228047300000006">
                <text:p>-0.000228047300000006</text:p>
              </table:table-cell>
              <table:table-cell office:value-type="float" office:value="0.00332380839999999">
                <text:p>0.00332380839999999</text:p>
              </table:table-cell>
              <table:table-cell office:value-type="float" office:value="0.0046198965">
                <text:p>0.0046198965</text:p>
              </table:table-cell>
              <table:table-cell office:value-type="float" office:value="0.0121437908">
                <text:p>0.01214379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6">
                <text:p>286</text:p>
              </table:table-cell>
              <table:table-cell office:value-type="float" office:value="-0.1976103322118">
                <text:p>-0.1976103322118</text:p>
              </table:table-cell>
              <table:table-cell office:value-type="float" office:value="-0.00166307389999998">
                <text:p>-0.00166307389999998</text:p>
              </table:table-cell>
              <table:table-cell office:value-type="float" office:value="-0.00246228279999999">
                <text:p>-0.00246228279999999</text:p>
              </table:table-cell>
              <table:table-cell office:value-type="float" office:value="-0.00234384839999999">
                <text:p>-0.00234384839999999</text:p>
              </table:table-cell>
              <table:table-cell office:value-type="float" office:value="-0.00191107399999998">
                <text:p>-0.00191107399999998</text:p>
              </table:table-cell>
              <table:table-cell office:value-type="float" office:value="0.000290676900000009">
                <text:p>0.000290676900000009</text:p>
              </table:table-cell>
              <table:table-cell office:value-type="float" office:value="0.00337822730000001">
                <text:p>0.00337822730000001</text:p>
              </table:table-cell>
              <table:table-cell office:value-type="float" office:value="0.00455708800000002">
                <text:p>0.00455708800000002</text:p>
              </table:table-cell>
              <table:table-cell office:value-type="float" office:value="0.0117242485">
                <text:p>0.01172424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-0.2015669944498">
                <text:p>-0.2015669944498</text:p>
              </table:table-cell>
              <table:table-cell office:value-type="float" office:value="-0.0021469891">
                <text:p>-0.0021469891</text:p>
              </table:table-cell>
              <table:table-cell office:value-type="float" office:value="-0.00242465729999999">
                <text:p>-0.00242465729999999</text:p>
              </table:table-cell>
              <table:table-cell office:value-type="float" office:value="-0.00219742950000001">
                <text:p>-0.00219742950000001</text:p>
              </table:table-cell>
              <table:table-cell office:value-type="float" office:value="-0.00166375930000001">
                <text:p>-0.00166375930000001</text:p>
              </table:table-cell>
              <table:table-cell office:value-type="float" office:value="-0.000183865400000011">
                <text:p>-0.000183865400000011</text:p>
              </table:table-cell>
              <table:table-cell office:value-type="float" office:value="0.00409305099999999">
                <text:p>0.00409305099999999</text:p>
              </table:table-cell>
              <table:table-cell office:value-type="float" office:value="0.00431028009999998">
                <text:p>0.00431028009999998</text:p>
              </table:table-cell>
              <table:table-cell office:value-type="float" office:value="0.0120905936">
                <text:p>0.0120905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">
                <text:p>284</text:p>
              </table:table-cell>
              <table:table-cell office:value-type="float" office:value="-0.2051997378838">
                <text:p>-0.2051997378838</text:p>
              </table:table-cell>
              <table:table-cell office:value-type="float" office:value="-0.00194907189999999">
                <text:p>-0.00194907189999999</text:p>
              </table:table-cell>
              <table:table-cell office:value-type="float" office:value="-0.00260919330000001">
                <text:p>-0.00260919330000001</text:p>
              </table:table-cell>
              <table:table-cell office:value-type="float" office:value="-0.0017516762">
                <text:p>-0.0017516762</text:p>
              </table:table-cell>
              <table:table-cell office:value-type="float" office:value="-0.00223223859999999">
                <text:p>-0.00223223859999999</text:p>
              </table:table-cell>
              <table:table-cell office:value-type="float" office:value="0.000241533000000016">
                <text:p>0.000241533000000016</text:p>
              </table:table-cell>
              <table:table-cell office:value-type="float" office:value="0.00452911860000002">
                <text:p>0.00452911860000002</text:p>
              </table:table-cell>
              <table:table-cell office:value-type="float" office:value="0.00487765670000001">
                <text:p>0.00487765670000001</text:p>
              </table:table-cell>
              <table:table-cell office:value-type="float" office:value="0.0116375983">
                <text:p>0.01163759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3">
                <text:p>283</text:p>
              </table:table-cell>
              <table:table-cell office:value-type="float" office:value="-0.2093587382927">
                <text:p>-0.2093587382927</text:p>
              </table:table-cell>
              <table:table-cell office:value-type="float" office:value="-0.0023637265">
                <text:p>-0.0023637265</text:p>
              </table:table-cell>
              <table:table-cell office:value-type="float" office:value="-0.00257003309999998">
                <text:p>-0.00257003309999998</text:p>
              </table:table-cell>
              <table:table-cell office:value-type="float" office:value="-0.00163859129999999">
                <text:p>-0.00163859129999999</text:p>
              </table:table-cell>
              <table:table-cell office:value-type="float" office:value="-0.0020713359">
                <text:p>-0.0020713359</text:p>
              </table:table-cell>
              <table:table-cell office:value-type="float" office:value="-0.0000427812999999888">
                <text:p>-0.0000427812999999888</text:p>
              </table:table-cell>
              <table:table-cell office:value-type="float" office:value="0.00427965820000001">
                <text:p>0.00427965820000001</text:p>
              </table:table-cell>
              <table:table-cell office:value-type="float" office:value="0.004776895">
                <text:p>0.004776895</text:p>
              </table:table-cell>
              <table:table-cell office:value-type="float" office:value="0.0117197632">
                <text:p>0.0117197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">
                <text:p>282</text:p>
              </table:table-cell>
              <table:table-cell office:value-type="float" office:value="-0.2125791965313">
                <text:p>-0.2125791965313</text:p>
              </table:table-cell>
              <table:table-cell office:value-type="float" office:value="-0.00120945279999998">
                <text:p>-0.00120945279999998</text:p>
              </table:table-cell>
              <table:table-cell office:value-type="float" office:value="-0.0018776358">
                <text:p>-0.0018776358</text:p>
              </table:table-cell>
              <table:table-cell office:value-type="float" office:value="-0.00152100629999999">
                <text:p>-0.00152100629999999</text:p>
              </table:table-cell>
              <table:table-cell office:value-type="float" office:value="-0.00151246789999998">
                <text:p>-0.00151246789999998</text:p>
              </table:table-cell>
              <table:table-cell office:value-type="float" office:value="0.000236332400000011">
                <text:p>0.000236332400000011</text:p>
              </table:table-cell>
              <table:table-cell office:value-type="float" office:value="0.00484767550000001">
                <text:p>0.00484767550000001</text:p>
              </table:table-cell>
              <table:table-cell office:value-type="float" office:value="0.0050854236">
                <text:p>0.0050854236</text:p>
              </table:table-cell>
              <table:table-cell office:value-type="float" office:value="0.0121770501">
                <text:p>0.0121770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">
                <text:p>281</text:p>
              </table:table-cell>
              <table:table-cell office:value-type="float" office:value="-0.21659042037554">
                <text:p>-0.21659042037554</text:p>
              </table:table-cell>
              <table:table-cell office:value-type="float" office:value="-0.001266405">
                <text:p>-0.001266405</text:p>
              </table:table-cell>
              <table:table-cell office:value-type="float" office:value="-0.00215516980000002">
                <text:p>-0.00215516980000002</text:p>
              </table:table-cell>
              <table:table-cell office:value-type="float" office:value="-0.00173364580000002">
                <text:p>-0.00173364580000002</text:p>
              </table:table-cell>
              <table:table-cell office:value-type="float" office:value="-0.00141654910000003">
                <text:p>-0.00141654910000003</text:p>
              </table:table-cell>
              <table:table-cell office:value-type="float" office:value="0.00011359159999999">
                <text:p>0.00011359159999999</text:p>
              </table:table-cell>
              <table:table-cell office:value-type="float" office:value="0.0041458905">
                <text:p>0.0041458905</text:p>
              </table:table-cell>
              <table:table-cell office:value-type="float" office:value="0.0051451028">
                <text:p>0.0051451028</text:p>
              </table:table-cell>
              <table:table-cell office:value-type="float" office:value="0.0121500194">
                <text:p>0.0121500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-0.2209560519018">
                <text:p>-0.2209560519018</text:p>
              </table:table-cell>
              <table:table-cell office:value-type="float" office:value="-0.0017955154">
                <text:p>-0.0017955154</text:p>
              </table:table-cell>
              <table:table-cell office:value-type="float" office:value="-0.0026973337">
                <text:p>-0.0026973337</text:p>
              </table:table-cell>
              <table:table-cell office:value-type="float" office:value="-0.0020391941">
                <text:p>-0.0020391941</text:p>
              </table:table-cell>
              <table:table-cell office:value-type="float" office:value="-0.00158554319999998">
                <text:p>-0.00158554319999998</text:p>
              </table:table-cell>
              <table:table-cell office:value-type="float" office:value="-0.000554248699999982">
                <text:p>-0.000554248699999982</text:p>
              </table:table-cell>
              <table:table-cell office:value-type="float" office:value="0.00365017349999999">
                <text:p>0.00365017349999999</text:p>
              </table:table-cell>
              <table:table-cell office:value-type="float" office:value="0.00449034570000001">
                <text:p>0.00449034570000001</text:p>
              </table:table-cell>
              <table:table-cell office:value-type="float" office:value="0.0115721524">
                <text:p>0.0115721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-0.2250579739648">
                <text:p>-0.2250579739648</text:p>
              </table:table-cell>
              <table:table-cell office:value-type="float" office:value="-0.00187134739999997">
                <text:p>-0.00187134739999997</text:p>
              </table:table-cell>
              <table:table-cell office:value-type="float" office:value="-0.00264407689999999">
                <text:p>-0.00264407689999999</text:p>
              </table:table-cell>
              <table:table-cell office:value-type="float" office:value="-0.00247521699999997">
                <text:p>-0.00247521699999997</text:p>
              </table:table-cell>
              <table:table-cell office:value-type="float" office:value="-0.00239421429999998">
                <text:p>-0.00239421429999998</text:p>
              </table:table-cell>
              <table:table-cell office:value-type="float" office:value="-0.000332772699999984">
                <text:p>-0.000332772699999984</text:p>
              </table:table-cell>
              <table:table-cell office:value-type="float" office:value="0.00365608930000003">
                <text:p>0.00365608930000003</text:p>
              </table:table-cell>
              <table:table-cell office:value-type="float" office:value="0.00435999040000001">
                <text:p>0.00435999040000001</text:p>
              </table:table-cell>
              <table:table-cell office:value-type="float" office:value="0.0114327371">
                <text:p>0.01143273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8">
                <text:p>278</text:p>
              </table:table-cell>
              <table:table-cell office:value-type="float" office:value="-0.228602298636">
                <text:p>-0.228602298636</text:p>
              </table:table-cell>
              <table:table-cell office:value-type="float" office:value="-0.00172111389999999">
                <text:p>-0.00172111389999999</text:p>
              </table:table-cell>
              <table:table-cell office:value-type="float" office:value="-0.00225940349999998">
                <text:p>-0.00225940349999998</text:p>
              </table:table-cell>
              <table:table-cell office:value-type="float" office:value="-0.0026069879">
                <text:p>-0.0026069879</text:p>
              </table:table-cell>
              <table:table-cell office:value-type="float" office:value="-0.0019912124">
                <text:p>-0.0019912124</text:p>
              </table:table-cell>
              <table:table-cell office:value-type="float" office:value="-0.000258102999999982">
                <text:p>-0.000258102999999982</text:p>
              </table:table-cell>
              <table:table-cell office:value-type="float" office:value="0.00353500250000002">
                <text:p>0.00353500250000002</text:p>
              </table:table-cell>
              <table:table-cell office:value-type="float" office:value="0.00521649420000001">
                <text:p>0.00521649420000001</text:p>
              </table:table-cell>
              <table:table-cell office:value-type="float" office:value="0.0125256479">
                <text:p>0.01252564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">
                <text:p>277</text:p>
              </table:table-cell>
              <table:table-cell office:value-type="float" office:value="-0.2324893005949">
                <text:p>-0.2324893005949</text:p>
              </table:table-cell>
              <table:table-cell office:value-type="float" office:value="-0.00211566690000001">
                <text:p>-0.00211566690000001</text:p>
              </table:table-cell>
              <table:table-cell office:value-type="float" office:value="-0.0023296773">
                <text:p>-0.0023296773</text:p>
              </table:table-cell>
              <table:table-cell office:value-type="float" office:value="-0.00234688820000001">
                <text:p>-0.00234688820000001</text:p>
              </table:table-cell>
              <table:table-cell office:value-type="float" office:value="-0.0019140094">
                <text:p>-0.0019140094</text:p>
              </table:table-cell>
              <table:table-cell office:value-type="float" office:value="0.000365793699999978">
                <text:p>0.000365793699999978</text:p>
              </table:table-cell>
              <table:table-cell office:value-type="float" office:value="0.00360044839999998">
                <text:p>0.00360044839999998</text:p>
              </table:table-cell>
              <table:table-cell office:value-type="float" office:value="0.00496135649999999">
                <text:p>0.00496135649999999</text:p>
              </table:table-cell>
              <table:table-cell office:value-type="float" office:value="0.0125432611">
                <text:p>0.01254326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6">
                <text:p>276</text:p>
              </table:table-cell>
              <table:table-cell office:value-type="float" office:value="-0.2361339262483">
                <text:p>-0.2361339262483</text:p>
              </table:table-cell>
              <table:table-cell office:value-type="float" office:value="-0.00122474139999998">
                <text:p>-0.00122474139999998</text:p>
              </table:table-cell>
              <table:table-cell office:value-type="float" office:value="-0.0018586964">
                <text:p>-0.0018586964</text:p>
              </table:table-cell>
              <table:table-cell office:value-type="float" office:value="-0.0018849671">
                <text:p>-0.0018849671</text:p>
              </table:table-cell>
              <table:table-cell office:value-type="float" office:value="-0.00123582789999999">
                <text:p>-0.00123582789999999</text:p>
              </table:table-cell>
              <table:table-cell office:value-type="float" office:value="-0.0000570267999999985">
                <text:p>-0.0000570267999999985</text:p>
              </table:table-cell>
              <table:table-cell office:value-type="float" office:value="0.00417643780000002">
                <text:p>0.00417643780000002</text:p>
              </table:table-cell>
              <table:table-cell office:value-type="float" office:value="0.00551973280000001">
                <text:p>0.00551973280000001</text:p>
              </table:table-cell>
              <table:table-cell office:value-type="float" office:value="0.0130894035">
                <text:p>0.01308940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-0.2400529537485">
                <text:p>-0.2400529537485</text:p>
              </table:table-cell>
              <table:table-cell office:value-type="float" office:value="-0.00164750220000001">
                <text:p>-0.00164750220000001</text:p>
              </table:table-cell>
              <table:table-cell office:value-type="float" office:value="-0.00200298430000001">
                <text:p>-0.00200298430000001</text:p>
              </table:table-cell>
              <table:table-cell office:value-type="float" office:value="-0.00178515910000002">
                <text:p>-0.00178515910000002</text:p>
              </table:table-cell>
              <table:table-cell office:value-type="float" office:value="-0.00221559400000002">
                <text:p>-0.00221559400000002</text:p>
              </table:table-cell>
              <table:table-cell office:value-type="float" office:value="-0.000829458200000022">
                <text:p>-0.000829458200000022</text:p>
              </table:table-cell>
              <table:table-cell office:value-type="float" office:value="0.0043670237">
                <text:p>0.0043670237</text:p>
              </table:table-cell>
              <table:table-cell office:value-type="float" office:value="0.00514063239999998">
                <text:p>0.00514063239999998</text:p>
              </table:table-cell>
              <table:table-cell office:value-type="float" office:value="0.0127965063">
                <text:p>0.01279650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-0.244410198456">
                <text:p>-0.244410198456</text:p>
              </table:table-cell>
              <table:table-cell office:value-type="float" office:value="-0.00260119140000001">
                <text:p>-0.00260119140000001</text:p>
              </table:table-cell>
              <table:table-cell office:value-type="float" office:value="-0.00244697929999999">
                <text:p>-0.00244697929999999</text:p>
              </table:table-cell>
              <table:table-cell office:value-type="float" office:value="-0.00198802349999999">
                <text:p>-0.00198802349999999</text:p>
              </table:table-cell>
              <table:table-cell office:value-type="float" office:value="-0.00175616140000001">
                <text:p>-0.00175616140000001</text:p>
              </table:table-cell>
              <table:table-cell office:value-type="float" office:value="-0.000406563299999996">
                <text:p>-0.000406563299999996</text:p>
              </table:table-cell>
              <table:table-cell office:value-type="float" office:value="0.0038036853">
                <text:p>0.0038036853</text:p>
              </table:table-cell>
              <table:table-cell office:value-type="float" office:value="0.0048525781">
                <text:p>0.0048525781</text:p>
              </table:table-cell>
              <table:table-cell office:value-type="float" office:value="0.0127002001">
                <text:p>0.0127002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">
                <text:p>273</text:p>
              </table:table-cell>
              <table:table-cell office:value-type="float" office:value="-0.248596397729">
                <text:p>-0.248596397729</text:p>
              </table:table-cell>
              <table:table-cell office:value-type="float" office:value="-0.00238804519999999">
                <text:p>-0.00238804519999999</text:p>
              </table:table-cell>
              <table:table-cell office:value-type="float" office:value="-0.00231058889999999">
                <text:p>-0.00231058889999999</text:p>
              </table:table-cell>
              <table:table-cell office:value-type="float" office:value="-0.0022307932">
                <text:p>-0.0022307932</text:p>
              </table:table-cell>
              <table:table-cell office:value-type="float" office:value="-0.00247035919999999">
                <text:p>-0.00247035919999999</text:p>
              </table:table-cell>
              <table:table-cell office:value-type="float" office:value="-0.0004084855">
                <text:p>-0.0004084855</text:p>
              </table:table-cell>
              <table:table-cell office:value-type="float" office:value="0.00322255489999998">
                <text:p>0.00322255489999998</text:p>
              </table:table-cell>
              <table:table-cell office:value-type="float" office:value="0.00493520500000003">
                <text:p>0.00493520500000003</text:p>
              </table:table-cell>
              <table:table-cell office:value-type="float" office:value="0.0128489733">
                <text:p>0.01284897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2">
                <text:p>272</text:p>
              </table:table-cell>
              <table:table-cell office:value-type="float" office:value="-0.2525408288467">
                <text:p>-0.2525408288467</text:p>
              </table:table-cell>
              <table:table-cell office:value-type="float" office:value="-0.00153633949999998">
                <text:p>-0.00153633949999998</text:p>
              </table:table-cell>
              <table:table-cell office:value-type="float" office:value="-0.00189751380000003">
                <text:p>-0.00189751380000003</text:p>
              </table:table-cell>
              <table:table-cell office:value-type="float" office:value="-0.00223694739999999">
                <text:p>-0.00223694739999999</text:p>
              </table:table-cell>
              <table:table-cell office:value-type="float" office:value="-0.00225991010000001">
                <text:p>-0.00225991010000001</text:p>
              </table:table-cell>
              <table:table-cell office:value-type="float" office:value="-0.000706851499999994">
                <text:p>-0.000706851499999994</text:p>
              </table:table-cell>
              <table:table-cell office:value-type="float" office:value="0.00392284990000003">
                <text:p>0.00392284990000003</text:p>
              </table:table-cell>
              <table:table-cell office:value-type="float" office:value="0.0050105453">
                <text:p>0.0050105453</text:p>
              </table:table-cell>
              <table:table-cell office:value-type="float" office:value="0.0128754974">
                <text:p>0.0128754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1">
                <text:p>271</text:p>
              </table:table-cell>
              <table:table-cell office:value-type="float" office:value="-0.2572381681218">
                <text:p>-0.2572381681218</text:p>
              </table:table-cell>
              <table:table-cell office:value-type="float" office:value="-0.00217995049999997">
                <text:p>-0.00217995049999997</text:p>
              </table:table-cell>
              <table:table-cell office:value-type="float" office:value="-0.00190445779999998">
                <text:p>-0.00190445779999998</text:p>
              </table:table-cell>
              <table:table-cell office:value-type="float" office:value="-0.00255814189999998">
                <text:p>-0.00255814189999998</text:p>
              </table:table-cell>
              <table:table-cell office:value-type="float" office:value="-0.00213143229999996">
                <text:p>-0.00213143229999996</text:p>
              </table:table-cell>
              <table:table-cell office:value-type="float" office:value="-0.000605881199999991">
                <text:p>-0.000605881199999991</text:p>
              </table:table-cell>
              <table:table-cell office:value-type="float" office:value="0.00347587469999999">
                <text:p>0.00347587469999999</text:p>
              </table:table-cell>
              <table:table-cell office:value-type="float" office:value="0.00500074030000003">
                <text:p>0.00500074030000003</text:p>
              </table:table-cell>
              <table:table-cell office:value-type="float" office:value="0.0127798915">
                <text:p>0.01277989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-0.261210730112">
                <text:p>-0.261210730112</text:p>
              </table:table-cell>
              <table:table-cell office:value-type="float" office:value="-0.00120818609999995">
                <text:p>-0.00120818609999995</text:p>
              </table:table-cell>
              <table:table-cell office:value-type="float" office:value="-0.00190100069999999">
                <text:p>-0.00190100069999999</text:p>
              </table:table-cell>
              <table:table-cell office:value-type="float" office:value="-0.0021346807">
                <text:p>-0.0021346807</text:p>
              </table:table-cell>
              <table:table-cell office:value-type="float" office:value="-0.00130209319999997">
                <text:p>-0.00130209319999997</text:p>
              </table:table-cell>
              <table:table-cell office:value-type="float" office:value="0.0000340343000000409">
                <text:p>0.0000340343000000409</text:p>
              </table:table-cell>
              <table:table-cell office:value-type="float" office:value="0.00451666120000005">
                <text:p>0.00451666120000005</text:p>
              </table:table-cell>
              <table:table-cell office:value-type="float" office:value="0.00509059430000003">
                <text:p>0.00509059430000003</text:p>
              </table:table-cell>
              <table:table-cell office:value-type="float" office:value="0.0128952563">
                <text:p>0.01289525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">
                <text:p>269</text:p>
              </table:table-cell>
              <table:table-cell office:value-type="float" office:value="-0.2667226338518">
                <text:p>-0.2667226338518</text:p>
              </table:table-cell>
              <table:table-cell office:value-type="float" office:value="-0.00197014210000002">
                <text:p>-0.00197014210000002</text:p>
              </table:table-cell>
              <table:table-cell office:value-type="float" office:value="-0.00179117919999999">
                <text:p>-0.00179117919999999</text:p>
              </table:table-cell>
              <table:table-cell office:value-type="float" office:value="-0.00231018660000004">
                <text:p>-0.00231018660000004</text:p>
              </table:table-cell>
              <table:table-cell office:value-type="float" office:value="-0.000901460600000015">
                <text:p>-0.000901460600000015</text:p>
              </table:table-cell>
              <table:table-cell office:value-type="float" office:value="-0.000256001900000025">
                <text:p>-0.000256001900000025</text:p>
              </table:table-cell>
              <table:table-cell office:value-type="float" office:value="0.00383400919999999">
                <text:p>0.00383400919999999</text:p>
              </table:table-cell>
              <table:table-cell office:value-type="float" office:value="0.0053939522">
                <text:p>0.0053939522</text:p>
              </table:table-cell>
              <table:table-cell office:value-type="float" office:value="0.0128106773">
                <text:p>0.0128106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-0.2715705381149">
                <text:p>-0.2715705381149</text:p>
              </table:table-cell>
              <table:table-cell office:value-type="float" office:value="-0.00120487810000003">
                <text:p>-0.00120487810000003</text:p>
              </table:table-cell>
              <table:table-cell office:value-type="float" office:value="-0.00137919190000002">
                <text:p>-0.00137919190000002</text:p>
              </table:table-cell>
              <table:table-cell office:value-type="float" office:value="-0.00142291189999999">
                <text:p>-0.00142291189999999</text:p>
              </table:table-cell>
              <table:table-cell office:value-type="float" office:value="-0.00101527569999998">
                <text:p>-0.00101527569999998</text:p>
              </table:table-cell>
              <table:table-cell office:value-type="float" office:value="0.000436097400000002">
                <text:p>0.000436097400000002</text:p>
              </table:table-cell>
              <table:table-cell office:value-type="float" office:value="0.00446707009999997">
                <text:p>0.00446707009999997</text:p>
              </table:table-cell>
              <table:table-cell office:value-type="float" office:value="0.00635725259999997">
                <text:p>0.00635725259999997</text:p>
              </table:table-cell>
              <table:table-cell office:value-type="float" office:value="0.013410151">
                <text:p>0.013410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">
                <text:p>267</text:p>
              </table:table-cell>
              <table:table-cell office:value-type="float" office:value="-0.2779909857359">
                <text:p>-0.2779909857359</text:p>
              </table:table-cell>
              <table:table-cell office:value-type="float" office:value="-0.0020565092">
                <text:p>-0.0020565092</text:p>
              </table:table-cell>
              <table:table-cell office:value-type="float" office:value="-0.00164234629999999">
                <text:p>-0.00164234629999999</text:p>
              </table:table-cell>
              <table:table-cell office:value-type="float" office:value="-0.00158479810000001">
                <text:p>-0.00158479810000001</text:p>
              </table:table-cell>
              <table:table-cell office:value-type="float" office:value="-0.00163954490000001">
                <text:p>-0.00163954490000001</text:p>
              </table:table-cell>
              <table:table-cell office:value-type="float" office:value="-0.00081431860000003">
                <text:p>-0.00081431860000003</text:p>
              </table:table-cell>
              <table:table-cell office:value-type="float" office:value="0.00421872740000001">
                <text:p>0.00421872740000001</text:p>
              </table:table-cell>
              <table:table-cell office:value-type="float" office:value="0.00542661550000001">
                <text:p>0.00542661550000001</text:p>
              </table:table-cell>
              <table:table-cell office:value-type="float" office:value="0.0122613311">
                <text:p>0.0122613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-0.2847901421104">
                <text:p>-0.2847901421104</text:p>
              </table:table-cell>
              <table:table-cell office:value-type="float" office:value="-0.00148478150000003">
                <text:p>-0.00148478150000003</text:p>
              </table:table-cell>
              <table:table-cell office:value-type="float" office:value="-0.00169011950000003">
                <text:p>-0.00169011950000003</text:p>
              </table:table-cell>
              <table:table-cell office:value-type="float" office:value="-0.0018127859">
                <text:p>-0.0018127859</text:p>
              </table:table-cell>
              <table:table-cell office:value-type="float" office:value="-0.00120890140000002">
                <text:p>-0.00120890140000002</text:p>
              </table:table-cell>
              <table:table-cell office:value-type="float" office:value="-0.00105074050000004">
                <text:p>-0.00105074050000004</text:p>
              </table:table-cell>
              <table:table-cell office:value-type="float" office:value="0.00318136809999997">
                <text:p>0.00318136809999997</text:p>
              </table:table-cell>
              <table:table-cell office:value-type="float" office:value="0.00490453839999999">
                <text:p>0.00490453839999999</text:p>
              </table:table-cell>
              <table:table-cell office:value-type="float" office:value="0.0122102499">
                <text:p>0.0122102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">
                <text:p>265</text:p>
              </table:table-cell>
              <table:table-cell office:value-type="float" office:value="-0.29078552976597">
                <text:p>-0.29078552976597</text:p>
              </table:table-cell>
              <table:table-cell office:value-type="float" office:value="-0.00155541299999995">
                <text:p>-0.00155541299999995</text:p>
              </table:table-cell>
              <table:table-cell office:value-type="float" office:value="-0.00142160049999995">
                <text:p>-0.00142160049999995</text:p>
              </table:table-cell>
              <table:table-cell office:value-type="float" office:value="-0.00195458529999998">
                <text:p>-0.00195458529999998</text:p>
              </table:table-cell>
              <table:table-cell office:value-type="float" office:value="-0.00137758249999997">
                <text:p>-0.00137758249999997</text:p>
              </table:table-cell>
              <table:table-cell office:value-type="float" office:value="-0.000200569599999978">
                <text:p>-0.000200569599999978</text:p>
              </table:table-cell>
              <table:table-cell office:value-type="float" office:value="0.00448304420000001">
                <text:p>0.00448304420000001</text:p>
              </table:table-cell>
              <table:table-cell office:value-type="float" office:value="0.00516951090000001">
                <text:p>0.00516951090000001</text:p>
              </table:table-cell>
              <table:table-cell office:value-type="float" office:value="0.0131511987">
                <text:p>0.0131511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">
                <text:p>264</text:p>
              </table:table-cell>
              <table:table-cell office:value-type="float" office:value="-0.2971972625443">
                <text:p>-0.2971972625443</text:p>
              </table:table-cell>
              <table:table-cell office:value-type="float" office:value="-0.00192007430000002">
                <text:p>-0.00192007430000002</text:p>
              </table:table-cell>
              <table:table-cell office:value-type="float" office:value="-0.00061911349999999">
                <text:p>-0.00061911349999999</text:p>
              </table:table-cell>
              <table:table-cell office:value-type="float" office:value="-0.0017148555">
                <text:p>-0.0017148555</text:p>
              </table:table-cell>
              <table:table-cell office:value-type="float" office:value="-0.00105357179999999">
                <text:p>-0.00105357179999999</text:p>
              </table:table-cell>
              <table:table-cell office:value-type="float" office:value="-0.000137418599999994">
                <text:p>-0.000137418599999994</text:p>
              </table:table-cell>
              <table:table-cell office:value-type="float" office:value="0.00447124240000002">
                <text:p>0.00447124240000002</text:p>
              </table:table-cell>
              <table:table-cell office:value-type="float" office:value="0.00561958550000002">
                <text:p>0.00561958550000002</text:p>
              </table:table-cell>
              <table:table-cell office:value-type="float" office:value="0.0131404399">
                <text:p>0.0131404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">
                <text:p>263</text:p>
              </table:table-cell>
              <table:table-cell office:value-type="float" office:value="-0.3043880841475">
                <text:p>-0.3043880841475</text:p>
              </table:table-cell>
              <table:table-cell office:value-type="float" office:value="-0.00138047339999997">
                <text:p>-0.00138047339999997</text:p>
              </table:table-cell>
              <table:table-cell office:value-type="float" office:value="-0.000636100799999984">
                <text:p>-0.000636100799999984</text:p>
              </table:table-cell>
              <table:table-cell office:value-type="float" office:value="-0.0016674995">
                <text:p>-0.0016674995</text:p>
              </table:table-cell>
              <table:table-cell office:value-type="float" office:value="-0.000732123799999984">
                <text:p>-0.000732123799999984</text:p>
              </table:table-cell>
              <table:table-cell office:value-type="float" office:value="0.000122815400000031">
                <text:p>0.000122815400000031</text:p>
              </table:table-cell>
              <table:table-cell office:value-type="float" office:value="0.00446638469999999">
                <text:p>0.00446638469999999</text:p>
              </table:table-cell>
              <table:table-cell office:value-type="float" office:value="0.00604528190000003">
                <text:p>0.00604528190000003</text:p>
              </table:table-cell>
              <table:table-cell office:value-type="float" office:value="0.0132580996">
                <text:p>0.01325809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-0.3127834195859">
                <text:p>-0.3127834195859</text:p>
              </table:table-cell>
              <table:table-cell office:value-type="float" office:value="-0.00237351659999996">
                <text:p>-0.00237351659999996</text:p>
              </table:table-cell>
              <table:table-cell office:value-type="float" office:value="-0.00113916399999997">
                <text:p>-0.00113916399999997</text:p>
              </table:table-cell>
              <table:table-cell office:value-type="float" office:value="-0.00240117309999999">
                <text:p>-0.00240117309999999</text:p>
              </table:table-cell>
              <table:table-cell office:value-type="float" office:value="-0.00162148479999996">
                <text:p>-0.00162148479999996</text:p>
              </table:table-cell>
              <table:table-cell office:value-type="float" office:value="-0.000299483499999975">
                <text:p>-0.000299483499999975</text:p>
              </table:table-cell>
              <table:table-cell office:value-type="float" office:value="0.00419133900000002">
                <text:p>0.00419133900000002</text:p>
              </table:table-cell>
              <table:table-cell office:value-type="float" office:value="0.00518998500000001">
                <text:p>0.00518998500000001</text:p>
              </table:table-cell>
              <table:table-cell office:value-type="float" office:value="0.0125350356">
                <text:p>0.0125350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1">
                <text:p>261</text:p>
              </table:table-cell>
              <table:table-cell office:value-type="float" office:value="-0.320351031275">
                <text:p>-0.320351031275</text:p>
              </table:table-cell>
              <table:table-cell office:value-type="float" office:value="-0.00249612329999999">
                <text:p>-0.00249612329999999</text:p>
              </table:table-cell>
              <table:table-cell office:value-type="float" office:value="-0.0016132593">
                <text:p>-0.0016132593</text:p>
              </table:table-cell>
              <table:table-cell office:value-type="float" office:value="-0.00210404400000003">
                <text:p>-0.00210404400000003</text:p>
              </table:table-cell>
              <table:table-cell office:value-type="float" office:value="-0.00147902970000002">
                <text:p>-0.00147902970000002</text:p>
              </table:table-cell>
              <table:table-cell office:value-type="float" office:value="-0.0000134707000000178">
                <text:p>-0.0000134707000000178</text:p>
              </table:table-cell>
              <table:table-cell office:value-type="float" office:value="0.00417423249999999">
                <text:p>0.00417423249999999</text:p>
              </table:table-cell>
              <table:table-cell office:value-type="float" office:value="0.00559529659999997">
                <text:p>0.00559529659999997</text:p>
              </table:table-cell>
              <table:table-cell office:value-type="float" office:value="0.0121253431">
                <text:p>0.0121253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0">
                <text:p>260</text:p>
              </table:table-cell>
              <table:table-cell office:value-type="float" office:value="-0.3280282762054">
                <text:p>-0.3280282762054</text:p>
              </table:table-cell>
              <table:table-cell office:value-type="float" office:value="-0.00233027339999997">
                <text:p>-0.00233027339999997</text:p>
              </table:table-cell>
              <table:table-cell office:value-type="float" office:value="-0.00168687099999998">
                <text:p>-0.00168687099999998</text:p>
              </table:table-cell>
              <table:table-cell office:value-type="float" office:value="-0.00203716749999999">
                <text:p>-0.00203716749999999</text:p>
              </table:table-cell>
              <table:table-cell office:value-type="float" office:value="-0.00192180279999998">
                <text:p>-0.00192180279999998</text:p>
              </table:table-cell>
              <table:table-cell office:value-type="float" office:value="-0.000176012499999989">
                <text:p>-0.000176012499999989</text:p>
              </table:table-cell>
              <table:table-cell office:value-type="float" office:value="0.00423112510000001">
                <text:p>0.00423112510000001</text:p>
              </table:table-cell>
              <table:table-cell office:value-type="float" office:value="0.00575798750000001">
                <text:p>0.00575798750000001</text:p>
              </table:table-cell>
              <table:table-cell office:value-type="float" office:value="0.0126462579">
                <text:p>0.01264625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9">
                <text:p>259</text:p>
              </table:table-cell>
              <table:table-cell office:value-type="float" office:value="-0.3353330106696">
                <text:p>-0.3353330106696</text:p>
              </table:table-cell>
              <table:table-cell office:value-type="float" office:value="-0.00239682200000002">
                <text:p>-0.00239682200000002</text:p>
              </table:table-cell>
              <table:table-cell office:value-type="float" office:value="-0.00183695560000002">
                <text:p>-0.00183695560000002</text:p>
              </table:table-cell>
              <table:table-cell office:value-type="float" office:value="-0.00234320760000001">
                <text:p>-0.00234320760000001</text:p>
              </table:table-cell>
              <table:table-cell office:value-type="float" office:value="-0.0020201802">
                <text:p>-0.0020201802</text:p>
              </table:table-cell>
              <table:table-cell office:value-type="float" office:value="-0.000319898200000002">
                <text:p>-0.000319898200000002</text:p>
              </table:table-cell>
              <table:table-cell office:value-type="float" office:value="0.00404572479999998">
                <text:p>0.00404572479999998</text:p>
              </table:table-cell>
              <table:table-cell office:value-type="float" office:value="0.00604251019999996">
                <text:p>0.00604251019999996</text:p>
              </table:table-cell>
              <table:table-cell office:value-type="float" office:value="0.0127523243">
                <text:p>0.0127523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">
                <text:p>258</text:p>
              </table:table-cell>
              <table:table-cell office:value-type="float" office:value="-0.3421407317823">
                <text:p>-0.3421407317823</text:p>
              </table:table-cell>
              <table:table-cell office:value-type="float" office:value="-0.00212261079999998">
                <text:p>-0.00212261079999998</text:p>
              </table:table-cell>
              <table:table-cell office:value-type="float" office:value="-0.0011234879">
                <text:p>-0.0011234879</text:p>
              </table:table-cell>
              <table:table-cell office:value-type="float" office:value="-0.00263300529999999">
                <text:p>-0.00263300529999999</text:p>
              </table:table-cell>
              <table:table-cell office:value-type="float" office:value="-0.00126010179999997">
                <text:p>-0.00126010179999997</text:p>
              </table:table-cell>
              <table:table-cell office:value-type="float" office:value="-0.000279009299999966">
                <text:p>-0.000279009299999966</text:p>
              </table:table-cell>
              <table:table-cell office:value-type="float" office:value="0.00497236850000005">
                <text:p>0.00497236850000005</text:p>
              </table:table-cell>
              <table:table-cell office:value-type="float" office:value="0.0062342883">
                <text:p>0.0062342883</text:p>
              </table:table-cell>
              <table:table-cell office:value-type="float" office:value="0.0131065548">
                <text:p>0.0131065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-0.3504466531161">
                <text:p>-0.3504466531161</text:p>
              </table:table-cell>
              <table:table-cell office:value-type="float" office:value="-0.00263357160000005">
                <text:p>-0.00263357160000005</text:p>
              </table:table-cell>
              <table:table-cell office:value-type="float" office:value="-0.0019148886">
                <text:p>-0.0019148886</text:p>
              </table:table-cell>
              <table:table-cell office:value-type="float" office:value="-0.00229927900000004">
                <text:p>-0.00229927900000004</text:p>
              </table:table-cell>
              <table:table-cell office:value-type="float" office:value="-0.00189545750000003">
                <text:p>-0.00189545750000003</text:p>
              </table:table-cell>
              <table:table-cell office:value-type="float" office:value="-0.000484168500000048">
                <text:p>-0.000484168500000048</text:p>
              </table:table-cell>
              <table:table-cell office:value-type="float" office:value="0.00526434179999996">
                <text:p>0.00526434179999996</text:p>
              </table:table-cell>
              <table:table-cell office:value-type="float" office:value="0.00526720289999999">
                <text:p>0.00526720289999999</text:p>
              </table:table-cell>
              <table:table-cell office:value-type="float" office:value="0.0128490627">
                <text:p>0.01284906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-0.3577992180583">
                <text:p>-0.3577992180583</text:p>
              </table:table-cell>
              <table:table-cell office:value-type="float" office:value="-0.00251632930000001">
                <text:p>-0.00251632930000001</text:p>
              </table:table-cell>
              <table:table-cell office:value-type="float" office:value="-0.00187671179999999">
                <text:p>-0.00187671179999999</text:p>
              </table:table-cell>
              <table:table-cell office:value-type="float" office:value="-0.00217756629999999">
                <text:p>-0.00217756629999999</text:p>
              </table:table-cell>
              <table:table-cell office:value-type="float" office:value="-0.00207424159999997">
                <text:p>-0.00207424159999997</text:p>
              </table:table-cell>
              <table:table-cell office:value-type="float" office:value="-0.000535845699999982">
                <text:p>-0.000535845699999982</text:p>
              </table:table-cell>
              <table:table-cell office:value-type="float" office:value="0.00487482550000001">
                <text:p>0.00487482550000001</text:p>
              </table:table-cell>
              <table:table-cell office:value-type="float" office:value="0.00560334330000001">
                <text:p>0.00560334330000001</text:p>
              </table:table-cell>
              <table:table-cell office:value-type="float" office:value="0.0134710372">
                <text:p>0.0134710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-0.3659336299342">
                <text:p>-0.3659336299342</text:p>
              </table:table-cell>
              <table:table-cell office:value-type="float" office:value="-0.00185111170000002">
                <text:p>-0.00185111170000002</text:p>
              </table:table-cell>
              <table:table-cell office:value-type="float" office:value="-0.00124523049999997">
                <text:p>-0.00124523049999997</text:p>
              </table:table-cell>
              <table:table-cell office:value-type="float" office:value="-0.00215494639999997">
                <text:p>-0.00215494639999997</text:p>
              </table:table-cell>
              <table:table-cell office:value-type="float" office:value="-0.00142288210000002">
                <text:p>-0.00142288210000002</text:p>
              </table:table-cell>
              <table:table-cell office:value-type="float" office:value="-0.000108510299999975">
                <text:p>-0.000108510299999975</text:p>
              </table:table-cell>
              <table:table-cell office:value-type="float" office:value="0.00534641740000003">
                <text:p>0.00534641740000003</text:p>
              </table:table-cell>
              <table:table-cell office:value-type="float" office:value="0.0058787763">
                <text:p>0.0058787763</text:p>
              </table:table-cell>
              <table:table-cell office:value-type="float" office:value="0.0134397149">
                <text:p>0.0134397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-0.3740510463507">
                <text:p>-0.3740510463507</text:p>
              </table:table-cell>
              <table:table-cell office:value-type="float" office:value="-0.00158396370000002">
                <text:p>-0.00158396370000002</text:p>
              </table:table-cell>
              <table:table-cell office:value-type="float" office:value="-0.00126999620000001">
                <text:p>-0.00126999620000001</text:p>
              </table:table-cell>
              <table:table-cell office:value-type="float" office:value="-0.00184851889999998">
                <text:p>-0.00184851889999998</text:p>
              </table:table-cell>
              <table:table-cell office:value-type="float" office:value="-0.00126719479999998">
                <text:p>-0.00126719479999998</text:p>
              </table:table-cell>
              <table:table-cell office:value-type="float" office:value="0.000570058799999995">
                <text:p>0.000570058799999995</text:p>
              </table:table-cell>
              <table:table-cell office:value-type="float" office:value="0.00538951160000001">
                <text:p>0.00538951160000001</text:p>
              </table:table-cell>
              <table:table-cell office:value-type="float" office:value="0.00608032939999997">
                <text:p>0.00608032939999997</text:p>
              </table:table-cell>
              <table:table-cell office:value-type="float" office:value="0.0144076943">
                <text:p>0.01440769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">
                <text:p>253</text:p>
              </table:table-cell>
              <table:table-cell office:value-type="float" office:value="-0.382508826634">
                <text:p>-0.382508826634</text:p>
              </table:table-cell>
              <table:table-cell office:value-type="float" office:value="-0.00196075439999999">
                <text:p>-0.00196075439999999</text:p>
              </table:table-cell>
              <table:table-cell office:value-type="float" office:value="-0.00165542959999998">
                <text:p>-0.00165542959999998</text:p>
              </table:table-cell>
              <table:table-cell office:value-type="float" office:value="-0.00229090449999997">
                <text:p>-0.00229090449999997</text:p>
              </table:table-cell>
              <table:table-cell office:value-type="float" office:value="-0.00159448379999999">
                <text:p>-0.00159448379999999</text:p>
              </table:table-cell>
              <table:table-cell office:value-type="float" office:value="0.000180512700000024">
                <text:p>0.000180512700000024</text:p>
              </table:table-cell>
              <table:table-cell office:value-type="float" office:value="0.00467267640000002">
                <text:p>0.00467267640000002</text:p>
              </table:table-cell>
              <table:table-cell office:value-type="float" office:value="0.00591611870000003">
                <text:p>0.00591611870000003</text:p>
              </table:table-cell>
              <table:table-cell office:value-type="float" office:value="0.0141215027">
                <text:p>0.01412150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-0.38986625509604">
                <text:p>-0.38986625509604</text:p>
              </table:table-cell>
              <table:table-cell office:value-type="float" office:value="-0.00168171519999999">
                <text:p>-0.00168171519999999</text:p>
              </table:table-cell>
              <table:table-cell office:value-type="float" office:value="-0.00120329860000001">
                <text:p>-0.00120329860000001</text:p>
              </table:table-cell>
              <table:table-cell office:value-type="float" office:value="-0.00205326080000001">
                <text:p>-0.00205326080000001</text:p>
              </table:table-cell>
              <table:table-cell office:value-type="float" office:value="-0.00104022030000001">
                <text:p>-0.00104022030000001</text:p>
              </table:table-cell>
              <table:table-cell office:value-type="float" office:value="0.000554502000000012">
                <text:p>0.000554502000000012</text:p>
              </table:table-cell>
              <table:table-cell office:value-type="float" office:value="0.00584286449999999">
                <text:p>0.00584286449999999</text:p>
              </table:table-cell>
              <table:table-cell office:value-type="float" office:value="0.0066041946">
                <text:p>0.0066041946</text:p>
              </table:table-cell>
              <table:table-cell office:value-type="float" office:value="0.0141260326">
                <text:p>0.0141260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-0.39751850310813">
                <text:p>-0.39751850310813</text:p>
              </table:table-cell>
              <table:table-cell office:value-type="float" office:value="-0.001313746">
                <text:p>-0.001313746</text:p>
              </table:table-cell>
              <table:table-cell office:value-type="float" office:value="-0.00147059560000001">
                <text:p>-0.00147059560000001</text:p>
              </table:table-cell>
              <table:table-cell office:value-type="float" office:value="-0.00223109130000004">
                <text:p>-0.00223109130000004</text:p>
              </table:table-cell>
              <table:table-cell office:value-type="float" office:value="-0.0010818541">
                <text:p>-0.0010818541</text:p>
              </table:table-cell>
              <table:table-cell office:value-type="float" office:value="0.000682800999999955">
                <text:p>0.000682800999999955</text:p>
              </table:table-cell>
              <table:table-cell office:value-type="float" office:value="0.00577318659999998">
                <text:p>0.00577318659999998</text:p>
              </table:table-cell>
              <table:table-cell office:value-type="float" office:value="0.00688976049999995">
                <text:p>0.00688976049999995</text:p>
              </table:table-cell>
              <table:table-cell office:value-type="float" office:value="0.0147028863">
                <text:p>0.0147028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-0.4048321546741">
                <text:p>-0.4048321546741</text:p>
              </table:table-cell>
              <table:table-cell office:value-type="float" office:value="-0.00148376819999996">
                <text:p>-0.00148376819999996</text:p>
              </table:table-cell>
              <table:table-cell office:value-type="float" office:value="-0.00148302319999999">
                <text:p>-0.00148302319999999</text:p>
              </table:table-cell>
              <table:table-cell office:value-type="float" office:value="-0.00228041409999996">
                <text:p>-0.00228041409999996</text:p>
              </table:table-cell>
              <table:table-cell office:value-type="float" office:value="-0.00111067299999995">
                <text:p>-0.00111067299999995</text:p>
              </table:table-cell>
              <table:table-cell office:value-type="float" office:value="0.000426173200000046">
                <text:p>0.000426173200000046</text:p>
              </table:table-cell>
              <table:table-cell office:value-type="float" office:value="0.00621044630000001">
                <text:p>0.00621044630000001</text:p>
              </table:table-cell>
              <table:table-cell office:value-type="float" office:value="0.00734347100000005">
                <text:p>0.00734347100000005</text:p>
              </table:table-cell>
              <table:table-cell office:value-type="float" office:value="0.0143026709">
                <text:p>0.01430267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">
                <text:p>249</text:p>
              </table:table-cell>
              <table:table-cell office:value-type="float" office:value="-0.4116216022757">
                <text:p>-0.4116216022757</text:p>
              </table:table-cell>
              <table:table-cell office:value-type="float" office:value="-0.00204348570000001">
                <text:p>-0.00204348570000001</text:p>
              </table:table-cell>
              <table:table-cell office:value-type="float" office:value="-0.00229531529999999">
                <text:p>-0.00229531529999999</text:p>
              </table:table-cell>
              <table:table-cell office:value-type="float" office:value="-0.00258737799999997">
                <text:p>-0.00258737799999997</text:p>
              </table:table-cell>
              <table:table-cell office:value-type="float" office:value="-0.00192219020000001">
                <text:p>-0.00192219020000001</text:p>
              </table:table-cell>
              <table:table-cell office:value-type="float" office:value="0.000316798700000009">
                <text:p>0.000316798700000009</text:p>
              </table:table-cell>
              <table:table-cell office:value-type="float" office:value="0.00562426449999998">
                <text:p>0.00562426449999998</text:p>
              </table:table-cell>
              <table:table-cell office:value-type="float" office:value="0.00656279920000003">
                <text:p>0.00656279920000003</text:p>
              </table:table-cell>
              <table:table-cell office:value-type="float" office:value="0.0150286853">
                <text:p>0.01502868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-0.4169953436345">
                <text:p>-0.4169953436345</text:p>
              </table:table-cell>
              <table:table-cell office:value-type="float" office:value="-0.00168114900000005">
                <text:p>-0.00168114900000005</text:p>
              </table:table-cell>
              <table:table-cell office:value-type="float" office:value="-0.00209295750000005">
                <text:p>-0.00209295750000005</text:p>
              </table:table-cell>
              <table:table-cell office:value-type="float" office:value="-0.00219261640000001">
                <text:p>-0.00219261640000001</text:p>
              </table:table-cell>
              <table:table-cell office:value-type="float" office:value="-0.00184908510000004">
                <text:p>-0.00184908510000004</text:p>
              </table:table-cell>
              <table:table-cell office:value-type="float" office:value="0.000134766099999961">
                <text:p>0.000134766099999961</text:p>
              </table:table-cell>
              <table:table-cell office:value-type="float" office:value="0.0064277351">
                <text:p>0.0064277351</text:p>
              </table:table-cell>
              <table:table-cell office:value-type="float" office:value="0.00698310139999997">
                <text:p>0.00698310139999997</text:p>
              </table:table-cell>
              <table:table-cell office:value-type="float" office:value="0.0152110756">
                <text:p>0.01521107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">
                <text:p>247</text:p>
              </table:table-cell>
              <table:table-cell office:value-type="float" office:value="-0.4223789894974">
                <text:p>-0.4223789894974</text:p>
              </table:table-cell>
              <table:table-cell office:value-type="float" office:value="-0.00176638369999999">
                <text:p>-0.00176638369999999</text:p>
              </table:table-cell>
              <table:table-cell office:value-type="float" office:value="-0.00171056389999996">
                <text:p>-0.00171056389999996</text:p>
              </table:table-cell>
              <table:table-cell office:value-type="float" office:value="-0.00228396059999997">
                <text:p>-0.00228396059999997</text:p>
              </table:table-cell>
              <table:table-cell office:value-type="float" office:value="-0.00104105469999999">
                <text:p>-0.00104105469999999</text:p>
              </table:table-cell>
              <table:table-cell office:value-type="float" office:value="0.000335216500000013">
                <text:p>0.000335216500000013</text:p>
              </table:table-cell>
              <table:table-cell office:value-type="float" office:value="0.00642812250000002">
                <text:p>0.00642812250000002</text:p>
              </table:table-cell>
              <table:table-cell office:value-type="float" office:value="0.00790959590000001">
                <text:p>0.00790959590000001</text:p>
              </table:table-cell>
              <table:table-cell office:value-type="float" office:value="0.0153707564">
                <text:p>0.01537075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-0.42773881533615">
                <text:p>-0.42773881533615</text:p>
              </table:table-cell>
              <table:table-cell office:value-type="float" office:value="-0.00148451329999999">
                <text:p>-0.00148451329999999</text:p>
              </table:table-cell>
              <table:table-cell office:value-type="float" office:value="-0.00186616179999999">
                <text:p>-0.00186616179999999</text:p>
              </table:table-cell>
              <table:table-cell office:value-type="float" office:value="-0.00224789980000001">
                <text:p>-0.00224789980000001</text:p>
              </table:table-cell>
              <table:table-cell office:value-type="float" office:value="-0.00151407720000002">
                <text:p>-0.00151407720000002</text:p>
              </table:table-cell>
              <table:table-cell office:value-type="float" office:value="0.000755816699999967">
                <text:p>0.000755816699999967</text:p>
              </table:table-cell>
              <table:table-cell office:value-type="float" office:value="0.00624796750000001">
                <text:p>0.00624796750000001</text:p>
              </table:table-cell>
              <table:table-cell office:value-type="float" office:value="0.00762286779999999">
                <text:p>0.00762286779999999</text:p>
              </table:table-cell>
              <table:table-cell office:value-type="float" office:value="0.0155282319">
                <text:p>0.01552823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-0.43217760460375">
                <text:p>-0.43217760460375</text:p>
              </table:table-cell>
              <table:table-cell office:value-type="float" office:value="-0.00120082489999995">
                <text:p>-0.00120082489999995</text:p>
              </table:table-cell>
              <table:table-cell office:value-type="float" office:value="-0.00134295219999997">
                <text:p>-0.00134295219999997</text:p>
              </table:table-cell>
              <table:table-cell office:value-type="float" office:value="-0.00195148579999999">
                <text:p>-0.00195148579999999</text:p>
              </table:table-cell>
              <table:table-cell office:value-type="float" office:value="-0.00154706829999995">
                <text:p>-0.00154706829999995</text:p>
              </table:table-cell>
              <table:table-cell office:value-type="float" office:value="0.000925958200000021">
                <text:p>0.000925958200000021</text:p>
              </table:table-cell>
              <table:table-cell office:value-type="float" office:value="0.00688320400000003">
                <text:p>0.00688320400000003</text:p>
              </table:table-cell>
              <table:table-cell office:value-type="float" office:value="0.00896814470000001">
                <text:p>0.00896814470000001</text:p>
              </table:table-cell>
              <table:table-cell office:value-type="float" office:value="0.0161974431">
                <text:p>0.01619744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-0.43743493438431">
                <text:p>-0.43743493438431</text:p>
              </table:table-cell>
              <table:table-cell office:value-type="float" office:value="-0.00185170770000004">
                <text:p>-0.00185170770000004</text:p>
              </table:table-cell>
              <table:table-cell office:value-type="float" office:value="-0.00206670170000001">
                <text:p>-0.00206670170000001</text:p>
              </table:table-cell>
              <table:table-cell office:value-type="float" office:value="-0.0021096766">
                <text:p>-0.0021096766</text:p>
              </table:table-cell>
              <table:table-cell office:value-type="float" office:value="-0.00157153609999999">
                <text:p>-0.00157153609999999</text:p>
              </table:table-cell>
              <table:table-cell office:value-type="float" office:value="-0.000281393500000005">
                <text:p>-0.000281393500000005</text:p>
              </table:table-cell>
              <table:table-cell office:value-type="float" office:value="0.00591140979999999">
                <text:p>0.00591140979999999</text:p>
              </table:table-cell>
              <table:table-cell office:value-type="float" office:value="0.00866800540000001">
                <text:p>0.00866800540000001</text:p>
              </table:table-cell>
              <table:table-cell office:value-type="float" office:value="0.0154680311">
                <text:p>0.01546803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-0.4414263867458">
                <text:p>-0.4414263867458</text:p>
              </table:table-cell>
              <table:table-cell office:value-type="float" office:value="-0.00135082009999998">
                <text:p>-0.00135082009999998</text:p>
              </table:table-cell>
              <table:table-cell office:value-type="float" office:value="-0.00197824839999999">
                <text:p>-0.00197824839999999</text:p>
              </table:table-cell>
              <table:table-cell office:value-type="float" office:value="-0.00240772959999996">
                <text:p>-0.00240772959999996</text:p>
              </table:table-cell>
              <table:table-cell office:value-type="float" office:value="-0.00168076159999997">
                <text:p>-0.00168076159999997</text:p>
              </table:table-cell>
              <table:table-cell office:value-type="float" office:value="0.000906318399999995">
                <text:p>0.000906318399999995</text:p>
              </table:table-cell>
              <table:table-cell office:value-type="float" office:value="0.00689917800000001">
                <text:p>0.00689917800000001</text:p>
              </table:table-cell>
              <table:table-cell office:value-type="float" office:value="0.0091763735">
                <text:p>0.0091763735</text:p>
              </table:table-cell>
              <table:table-cell office:value-type="float" office:value="0.016213417">
                <text:p>0.0162134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2">
                <text:p>242</text:p>
              </table:table-cell>
              <table:table-cell office:value-type="float" office:value="-0.4452032924645">
                <text:p>-0.4452032924645</text:p>
              </table:table-cell>
              <table:table-cell office:value-type="float" office:value="-0.00171482559999997">
                <text:p>-0.00171482559999997</text:p>
              </table:table-cell>
              <table:table-cell office:value-type="float" office:value="-0.00217619530000002">
                <text:p>-0.00217619530000002</text:p>
              </table:table-cell>
              <table:table-cell office:value-type="float" office:value="-0.00207155939999998">
                <text:p>-0.00207155939999998</text:p>
              </table:table-cell>
              <table:table-cell office:value-type="float" office:value="-0.00188568229999997">
                <text:p>-0.00188568229999997</text:p>
              </table:table-cell>
              <table:table-cell office:value-type="float" office:value="0.00166758900000002">
                <text:p>0.00166758900000002</text:p>
              </table:table-cell>
              <table:table-cell office:value-type="float" office:value="0.00744393469999999">
                <text:p>0.00744393469999999</text:p>
              </table:table-cell>
              <table:table-cell office:value-type="float" office:value="0.00922313340000003">
                <text:p>0.00922313340000003</text:p>
              </table:table-cell>
              <table:table-cell office:value-type="float" office:value="0.0172587634">
                <text:p>0.01725876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">
                <text:p>241</text:p>
              </table:table-cell>
              <table:table-cell office:value-type="float" office:value="-0.4496258576722">
                <text:p>-0.4496258576722</text:p>
              </table:table-cell>
              <table:table-cell office:value-type="float" office:value="-0.00243484970000002">
                <text:p>-0.00243484970000002</text:p>
              </table:table-cell>
              <table:table-cell office:value-type="float" office:value="-0.00247824190000001">
                <text:p>-0.00247824190000001</text:p>
              </table:table-cell>
              <table:table-cell office:value-type="float" office:value="-0.00231179590000002">
                <text:p>-0.00231179590000002</text:p>
              </table:table-cell>
              <table:table-cell office:value-type="float" office:value="-0.00226119159999999">
                <text:p>-0.00226119159999999</text:p>
              </table:table-cell>
              <table:table-cell office:value-type="float" office:value="0.00093182930000002">
                <text:p>0.00093182930000002</text:p>
              </table:table-cell>
              <table:table-cell office:value-type="float" office:value="0.00755360729999999">
                <text:p>0.00755360729999999</text:p>
              </table:table-cell>
              <table:table-cell office:value-type="float" office:value="0.00881081820000002">
                <text:p>0.00881081820000002</text:p>
              </table:table-cell>
              <table:table-cell office:value-type="float" office:value="0.0168995858">
                <text:p>0.0168995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-0.4520965947623">
                <text:p>-0.4520965947623</text:p>
              </table:table-cell>
              <table:table-cell office:value-type="float" office:value="-0.00208941109999999">
                <text:p>-0.00208941109999999</text:p>
              </table:table-cell>
              <table:table-cell office:value-type="float" office:value="-0.00209993130000002">
                <text:p>-0.00209993130000002</text:p>
              </table:table-cell>
              <table:table-cell office:value-type="float" office:value="-0.00255534060000001">
                <text:p>-0.00255534060000001</text:p>
              </table:table-cell>
              <table:table-cell office:value-type="float" office:value="-0.00154092910000003">
                <text:p>-0.00154092910000003</text:p>
              </table:table-cell>
              <table:table-cell office:value-type="float" office:value="0.00240775939999999">
                <text:p>0.00240775939999999</text:p>
              </table:table-cell>
              <table:table-cell office:value-type="float" office:value="0.00797235959999998">
                <text:p>0.00797235959999998</text:p>
              </table:table-cell>
              <table:table-cell office:value-type="float" office:value="0.00921681520000001">
                <text:p>0.00921681520000001</text:p>
              </table:table-cell>
              <table:table-cell office:value-type="float" office:value="0.0170610249">
                <text:p>0.01706102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9">
                <text:p>239</text:p>
              </table:table-cell>
              <table:table-cell office:value-type="float" office:value="-0.455463085377321">
                <text:p>-0.455463085377321</text:p>
              </table:table-cell>
              <table:table-cell office:value-type="float" office:value="-0.0022177994">
                <text:p>-0.0022177994</text:p>
              </table:table-cell>
              <table:table-cell office:value-type="float" office:value="-0.00247329470000002">
                <text:p>-0.00247329470000002</text:p>
              </table:table-cell>
              <table:table-cell office:value-type="float" office:value="-0.00270688530000002">
                <text:p>-0.00270688530000002</text:p>
              </table:table-cell>
              <table:table-cell office:value-type="float" office:value="-0.00145611159999998">
                <text:p>-0.00145611159999998</text:p>
              </table:table-cell>
              <table:table-cell office:value-type="float" office:value="0.0018336773">
                <text:p>0.0018336773</text:p>
              </table:table-cell>
              <table:table-cell office:value-type="float" office:value="0.00766131279999999">
                <text:p>0.00766131279999999</text:p>
              </table:table-cell>
              <table:table-cell office:value-type="float" office:value="0.00896626709999998">
                <text:p>0.00896626709999998</text:p>
              </table:table-cell>
              <table:table-cell office:value-type="float" office:value="0.0172514022">
                <text:p>0.01725140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-0.45790265320718">
                <text:p>-0.45790265320718</text:p>
              </table:table-cell>
              <table:table-cell office:value-type="float" office:value="-0.0023300349">
                <text:p>-0.0023300349</text:p>
              </table:table-cell>
              <table:table-cell office:value-type="float" office:value="-0.00264197590000004">
                <text:p>-0.00264197590000004</text:p>
              </table:table-cell>
              <table:table-cell office:value-type="float" office:value="-0.00220936530000004">
                <text:p>-0.00220936530000004</text:p>
              </table:table-cell>
              <table:table-cell office:value-type="float" office:value="-0.00241366030000001">
                <text:p>-0.00241366030000001</text:p>
              </table:table-cell>
              <table:table-cell office:value-type="float" office:value="0.00183892250000001">
                <text:p>0.00183892250000001</text:p>
              </table:table-cell>
              <table:table-cell office:value-type="float" office:value="0.00806048519999997">
                <text:p>0.00806048519999997</text:p>
              </table:table-cell>
              <table:table-cell office:value-type="float" office:value="0.00897467139999997">
                <text:p>0.00897467139999997</text:p>
              </table:table-cell>
              <table:table-cell office:value-type="float" office:value="0.0175804198">
                <text:p>0.01758041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7">
                <text:p>237</text:p>
              </table:table-cell>
              <table:table-cell office:value-type="float" office:value="-0.4599360400413">
                <text:p>-0.4599360400413</text:p>
              </table:table-cell>
              <table:table-cell office:value-type="float" office:value="-0.00156792989999999">
                <text:p>-0.00156792989999999</text:p>
              </table:table-cell>
              <table:table-cell office:value-type="float" office:value="-0.00202667709999999">
                <text:p>-0.00202667709999999</text:p>
              </table:table-cell>
              <table:table-cell office:value-type="float" office:value="-0.00198638439999999">
                <text:p>-0.00198638439999999</text:p>
              </table:table-cell>
              <table:table-cell office:value-type="float" office:value="-0.000262498800000011">
                <text:p>-0.000262498800000011</text:p>
              </table:table-cell>
              <table:table-cell office:value-type="float" office:value="0.0025915802">
                <text:p>0.0025915802</text:p>
              </table:table-cell>
              <table:table-cell office:value-type="float" office:value="0.00884908439999999">
                <text:p>0.00884908439999999</text:p>
              </table:table-cell>
              <table:table-cell office:value-type="float" office:value="0.0101329685">
                <text:p>0.0101329685</text:p>
              </table:table-cell>
              <table:table-cell office:value-type="float" office:value="0.0190294087">
                <text:p>0.01902940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-0.4629616923247">
                <text:p>-0.4629616923247</text:p>
              </table:table-cell>
              <table:table-cell office:value-type="float" office:value="-0.00236362220000003">
                <text:p>-0.00236362220000003</text:p>
              </table:table-cell>
              <table:table-cell office:value-type="float" office:value="-0.0016551018">
                <text:p>-0.0016551018</text:p>
              </table:table-cell>
              <table:table-cell office:value-type="float" office:value="-0.00269502399999999">
                <text:p>-0.00269502399999999</text:p>
              </table:table-cell>
              <table:table-cell office:value-type="float" office:value="-0.000899553300000022">
                <text:p>-0.000899553300000022</text:p>
              </table:table-cell>
              <table:table-cell office:value-type="float" office:value="0.0020516813">
                <text:p>0.0020516813</text:p>
              </table:table-cell>
              <table:table-cell office:value-type="float" office:value="0.00872099399999998">
                <text:p>0.00872099399999998</text:p>
              </table:table-cell>
              <table:table-cell office:value-type="float" office:value="0.00976252560000002">
                <text:p>0.00976252560000002</text:p>
              </table:table-cell>
              <table:table-cell office:value-type="float" office:value="0.0187092424">
                <text:p>0.0187092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5">
                <text:p>235</text:p>
              </table:table-cell>
              <table:table-cell office:value-type="float" office:value="-0.4668272058081">
                <text:p>-0.4668272058081</text:p>
              </table:table-cell>
              <table:table-cell office:value-type="float" office:value="-0.00263997910000002">
                <text:p>-0.00263997910000002</text:p>
              </table:table-cell>
              <table:table-cell office:value-type="float" office:value="-0.00258681180000003">
                <text:p>-0.00258681180000003</text:p>
              </table:table-cell>
              <table:table-cell office:value-type="float" office:value="-0.00325503940000005">
                <text:p>-0.00325503940000005</text:p>
              </table:table-cell>
              <table:table-cell office:value-type="float" office:value="-0.00174888970000003">
                <text:p>-0.00174888970000003</text:p>
              </table:table-cell>
              <table:table-cell office:value-type="float" office:value="0.00169822579999995">
                <text:p>0.00169822579999995</text:p>
              </table:table-cell>
              <table:table-cell office:value-type="float" office:value="0.00801867249999999">
                <text:p>0.00801867249999999</text:p>
              </table:table-cell>
              <table:table-cell office:value-type="float" office:value="0.00951483849999996">
                <text:p>0.00951483849999996</text:p>
              </table:table-cell>
              <table:table-cell office:value-type="float" office:value="0.0178903938">
                <text:p>0.0178903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4">
                <text:p>234</text:p>
              </table:table-cell>
              <table:table-cell office:value-type="float" office:value="-0.470281569279">
                <text:p>-0.470281569279</text:p>
              </table:table-cell>
              <table:table-cell office:value-type="float" office:value="-0.00255262850000004">
                <text:p>-0.00255262850000004</text:p>
              </table:table-cell>
              <table:table-cell office:value-type="float" office:value="-0.00223481650000001">
                <text:p>-0.00223481650000001</text:p>
              </table:table-cell>
              <table:table-cell office:value-type="float" office:value="-0.00222525000000001">
                <text:p>-0.00222525000000001</text:p>
              </table:table-cell>
              <table:table-cell office:value-type="float" office:value="-0.00143927330000004">
                <text:p>-0.00143927330000004</text:p>
              </table:table-cell>
              <table:table-cell office:value-type="float" office:value="0.00232502819999997">
                <text:p>0.00232502819999997</text:p>
              </table:table-cell>
              <table:table-cell office:value-type="float" office:value="0.00837945939999996">
                <text:p>0.00837945939999996</text:p>
              </table:table-cell>
              <table:table-cell office:value-type="float" office:value="0.0094501078">
                <text:p>0.0094501078</text:p>
              </table:table-cell>
              <table:table-cell office:value-type="float" office:value="0.0182332993">
                <text:p>0.01823329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0.4754490208104">
                <text:p>-0.4754490208104</text:p>
              </table:table-cell>
              <table:table-cell office:value-type="float" office:value="-0.00242063400000003">
                <text:p>-0.00242063400000003</text:p>
              </table:table-cell>
              <table:table-cell office:value-type="float" office:value="-0.00253087280000003">
                <text:p>-0.00253087280000003</text:p>
              </table:table-cell>
              <table:table-cell office:value-type="float" office:value="-0.00221335890000002">
                <text:p>-0.00221335890000002</text:p>
              </table:table-cell>
              <table:table-cell office:value-type="float" office:value="-0.0019376874">
                <text:p>-0.0019376874</text:p>
              </table:table-cell>
              <table:table-cell office:value-type="float" office:value="0.00171384219999998">
                <text:p>0.00171384219999998</text:p>
              </table:table-cell>
              <table:table-cell office:value-type="float" office:value="0.0077007711">
                <text:p>0.0077007711</text:p>
              </table:table-cell>
              <table:table-cell office:value-type="float" office:value="0.00893312689999998">
                <text:p>0.00893312689999998</text:p>
              </table:table-cell>
              <table:table-cell office:value-type="float" office:value="0.0181040168">
                <text:p>0.0181040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2">
                <text:p>232</text:p>
              </table:table-cell>
              <table:table-cell office:value-type="float" office:value="-0.4804891127977">
                <text:p>-0.4804891127977</text:p>
              </table:table-cell>
              <table:table-cell office:value-type="float" office:value="-0.0024131536">
                <text:p>-0.0024131536</text:p>
              </table:table-cell>
              <table:table-cell office:value-type="float" office:value="-0.00176125760000001">
                <text:p>-0.00176125760000001</text:p>
              </table:table-cell>
              <table:table-cell office:value-type="float" office:value="-0.0018387735">
                <text:p>-0.0018387735</text:p>
              </table:table-cell>
              <table:table-cell office:value-type="float" office:value="-0.00139454010000001">
                <text:p>-0.00139454010000001</text:p>
              </table:table-cell>
              <table:table-cell office:value-type="float" office:value="0.0026017726">
                <text:p>0.0026017726</text:p>
              </table:table-cell>
              <table:table-cell office:value-type="float" office:value="0.00782564279999998">
                <text:p>0.00782564279999998</text:p>
              </table:table-cell>
              <table:table-cell office:value-type="float" office:value="0.00977358220000002">
                <text:p>0.00977358220000002</text:p>
              </table:table-cell>
              <table:table-cell office:value-type="float" office:value="0.0179432333">
                <text:p>0.0179432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-0.48852160200724">
                <text:p>-0.48852160200724</text:p>
              </table:table-cell>
              <table:table-cell office:value-type="float" office:value="-0.00339364999999997">
                <text:p>-0.00339364999999997</text:p>
              </table:table-cell>
              <table:table-cell office:value-type="float" office:value="-0.00258964299999998">
                <text:p>-0.00258964299999998</text:p>
              </table:table-cell>
              <table:table-cell office:value-type="float" office:value="-0.00277689099999995">
                <text:p>-0.00277689099999995</text:p>
              </table:table-cell>
              <table:table-cell office:value-type="float" office:value="-0.00228470559999999">
                <text:p>-0.00228470559999999</text:p>
              </table:table-cell>
              <table:table-cell office:value-type="float" office:value="0.00134876370000003">
                <text:p>0.00134876370000003</text:p>
              </table:table-cell>
              <table:table-cell office:value-type="float" office:value="0.0077695847">
                <text:p>0.0077695847</text:p>
              </table:table-cell>
              <table:table-cell office:value-type="float" office:value="0.00947409870000004">
                <text:p>0.00947409870000004</text:p>
              </table:table-cell>
              <table:table-cell office:value-type="float" office:value="0.0180097223">
                <text:p>0.01800972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-0.497265913518771">
                <text:p>-0.497265913518771</text:p>
              </table:table-cell>
              <table:table-cell office:value-type="float" office:value="-0.00295686719999999">
                <text:p>-0.00295686719999999</text:p>
              </table:table-cell>
              <table:table-cell office:value-type="float" office:value="-0.00257551669999995">
                <text:p>-0.00257551669999995</text:p>
              </table:table-cell>
              <table:table-cell office:value-type="float" office:value="-0.00206738709999998">
                <text:p>-0.00206738709999998</text:p>
              </table:table-cell>
              <table:table-cell office:value-type="float" office:value="-0.0017385781">
                <text:p>-0.0017385781</text:p>
              </table:table-cell>
              <table:table-cell office:value-type="float" office:value="0.00234869120000003">
                <text:p>0.00234869120000003</text:p>
              </table:table-cell>
              <table:table-cell office:value-type="float" office:value="0.00840508940000007">
                <text:p>0.00840508940000007</text:p>
              </table:table-cell>
              <table:table-cell office:value-type="float" office:value="0.0092909336">
                <text:p>0.0092909336</text:p>
              </table:table-cell>
              <table:table-cell office:value-type="float" office:value="0.0185055137">
                <text:p>0.01850551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">
                <text:p>229</text:p>
              </table:table-cell>
              <table:table-cell office:value-type="float" office:value="-0.509920567668609">
                <text:p>-0.509920567668609</text:p>
              </table:table-cell>
              <table:table-cell office:value-type="float" office:value="-0.00338423259999998">
                <text:p>-0.00338423259999998</text:p>
              </table:table-cell>
              <table:table-cell office:value-type="float" office:value="-0.00279212000000006">
                <text:p>-0.00279212000000006</text:p>
              </table:table-cell>
              <table:table-cell office:value-type="float" office:value="-0.0023671985">
                <text:p>-0.0023671985</text:p>
              </table:table-cell>
              <table:table-cell office:value-type="float" office:value="-0.00247913600000005">
                <text:p>-0.00247913600000005</text:p>
              </table:table-cell>
              <table:table-cell office:value-type="float" office:value="0.001516819">
                <text:p>0.001516819</text:p>
              </table:table-cell>
              <table:table-cell office:value-type="float" office:value="0.00782048699999993">
                <text:p>0.00782048699999993</text:p>
              </table:table-cell>
              <table:table-cell office:value-type="float" office:value="0.00861793749999995">
                <text:p>0.00861793749999995</text:p>
              </table:table-cell>
              <table:table-cell office:value-type="float" office:value="0.0174854396999999">
                <text:p>0.0174854396999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">
                <text:p>228</text:p>
              </table:table-cell>
              <table:table-cell office:value-type="float" office:value="-0.5255737425872">
                <text:p>-0.5255737425872</text:p>
              </table:table-cell>
              <table:table-cell office:value-type="float" office:value="-0.00335252279999998">
                <text:p>-0.00335252279999998</text:p>
              </table:table-cell>
              <table:table-cell office:value-type="float" office:value="-0.0022726059">
                <text:p>-0.0022726059</text:p>
              </table:table-cell>
              <table:table-cell office:value-type="float" office:value="-0.0028309822">
                <text:p>-0.0028309822</text:p>
              </table:table-cell>
              <table:table-cell office:value-type="float" office:value="-0.00312811139999991">
                <text:p>-0.00312811139999991</text:p>
              </table:table-cell>
              <table:table-cell office:value-type="float" office:value="0.000949144400000046">
                <text:p>0.000949144400000046</text:p>
              </table:table-cell>
              <table:table-cell office:value-type="float" office:value="0.00797283650000003">
                <text:p>0.00797283650000003</text:p>
              </table:table-cell>
              <table:table-cell office:value-type="float" office:value="0.00754505400000005">
                <text:p>0.00754505400000005</text:p>
              </table:table-cell>
              <table:table-cell office:value-type="float" office:value="0.0173907876">
                <text:p>0.01739078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7">
                <text:p>227</text:p>
              </table:table-cell>
              <table:table-cell office:value-type="float" office:value="-0.5448852473546">
                <text:p>-0.5448852473546</text:p>
              </table:table-cell>
              <table:table-cell office:value-type="float" office:value="-0.00315064190000003">
                <text:p>-0.00315064190000003</text:p>
              </table:table-cell>
              <table:table-cell office:value-type="float" office:value="-0.00179547069999997">
                <text:p>-0.00179547069999997</text:p>
              </table:table-cell>
              <table:table-cell office:value-type="float" office:value="-0.00213825710000004">
                <text:p>-0.00213825710000004</text:p>
              </table:table-cell>
              <table:table-cell office:value-type="float" office:value="-0.00299596790000001">
                <text:p>-0.00299596790000001</text:p>
              </table:table-cell>
              <table:table-cell office:value-type="float" office:value="0.000847399199999988">
                <text:p>0.000847399199999988</text:p>
              </table:table-cell>
              <table:table-cell office:value-type="float" office:value="0.0073943138">
                <text:p>0.0073943138</text:p>
              </table:table-cell>
              <table:table-cell office:value-type="float" office:value="0.00873649119999997">
                <text:p>0.00873649119999997</text:p>
              </table:table-cell>
              <table:table-cell office:value-type="float" office:value="0.0178672075">
                <text:p>0.01786720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6">
                <text:p>226</text:p>
              </table:table-cell>
              <table:table-cell office:value-type="float" office:value="-0.57006027375958">
                <text:p>-0.57006027375958</text:p>
              </table:table-cell>
              <table:table-cell office:value-type="float" office:value="-0.00342834000000003">
                <text:p>-0.00342834000000003</text:p>
              </table:table-cell>
              <table:table-cell office:value-type="float" office:value="-0.00220042470000004">
                <text:p>-0.00220042470000004</text:p>
              </table:table-cell>
              <table:table-cell office:value-type="float" office:value="-0.00264042620000005">
                <text:p>-0.00264042620000005</text:p>
              </table:table-cell>
              <table:table-cell office:value-type="float" office:value="-0.00332313780000004">
                <text:p>-0.00332313780000004</text:p>
              </table:table-cell>
              <table:table-cell office:value-type="float" office:value="0.00144875049999993">
                <text:p>0.00144875049999993</text:p>
              </table:table-cell>
              <table:table-cell office:value-type="float" office:value="0.00680106879999998">
                <text:p>0.00680106879999998</text:p>
              </table:table-cell>
              <table:table-cell office:value-type="float" office:value="0.00778633359999992">
                <text:p>0.00778633359999992</text:p>
              </table:table-cell>
              <table:table-cell office:value-type="float" office:value="0.0173103213">
                <text:p>0.01731032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5">
                <text:p>225</text:p>
              </table:table-cell>
              <table:table-cell office:value-type="float" office:value="-0.60218545627649">
                <text:p>-0.60218545627649</text:p>
              </table:table-cell>
              <table:table-cell office:value-type="float" office:value="-0.00314170130000002">
                <text:p>-0.00314170130000002</text:p>
              </table:table-cell>
              <table:table-cell office:value-type="float" office:value="-0.00199925899999998">
                <text:p>-0.00199925899999998</text:p>
              </table:table-cell>
              <table:table-cell office:value-type="float" office:value="-0.00261455779999997">
                <text:p>-0.00261455779999997</text:p>
              </table:table-cell>
              <table:table-cell office:value-type="float" office:value="-0.003705442">
                <text:p>-0.003705442</text:p>
              </table:table-cell>
              <table:table-cell office:value-type="float" office:value="0.000381231300000007">
                <text:p>0.000381231300000007</text:p>
              </table:table-cell>
              <table:table-cell office:value-type="float" office:value="0.00695288179999998">
                <text:p>0.00695288179999998</text:p>
              </table:table-cell>
              <table:table-cell office:value-type="float" office:value="0.00736808769999997">
                <text:p>0.00736808769999997</text:p>
              </table:table-cell>
              <table:table-cell office:value-type="float" office:value="0.0169370174">
                <text:p>0.01693701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4">
                <text:p>224</text:p>
              </table:table-cell>
              <table:table-cell office:value-type="float" office:value="-0.6423760975439">
                <text:p>-0.6423760975439</text:p>
              </table:table-cell>
              <table:table-cell office:value-type="float" office:value="-0.00371325010000001">
                <text:p>-0.00371325010000001</text:p>
              </table:table-cell>
              <table:table-cell office:value-type="float" office:value="-0.00192725660000004">
                <text:p>-0.00192725660000004</text:p>
              </table:table-cell>
              <table:table-cell office:value-type="float" office:value="-0.00272768729999995">
                <text:p>-0.00272768729999995</text:p>
              </table:table-cell>
              <table:table-cell office:value-type="float" office:value="-0.0047780275">
                <text:p>-0.0047780275</text:p>
              </table:table-cell>
              <table:table-cell office:value-type="float" office:value="-0.000954389599999939">
                <text:p>-0.000954389599999939</text:p>
              </table:table-cell>
              <table:table-cell office:value-type="float" office:value="0.00601309540000006">
                <text:p>0.00601309540000006</text:p>
              </table:table-cell>
              <table:table-cell office:value-type="float" office:value="0.00633752350000005">
                <text:p>0.00633752350000005</text:p>
              </table:table-cell>
              <table:table-cell office:value-type="float" office:value="0.0164423585">
                <text:p>0.01644235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-0.6922065279602">
                <text:p>-0.6922065279602</text:p>
              </table:table-cell>
              <table:table-cell office:value-type="float" office:value="-0.00380676990000006">
                <text:p>-0.00380676990000006</text:p>
              </table:table-cell>
              <table:table-cell office:value-type="float" office:value="-0.00229322910000007">
                <text:p>-0.00229322910000007</text:p>
              </table:table-cell>
              <table:table-cell office:value-type="float" office:value="-0.00324589019999999">
                <text:p>-0.00324589019999999</text:p>
              </table:table-cell>
              <table:table-cell office:value-type="float" office:value="-0.00552797320000009">
                <text:p>-0.00552797320000009</text:p>
              </table:table-cell>
              <table:table-cell office:value-type="float" office:value="-0.00147485740000008">
                <text:p>-0.00147485740000008</text:p>
              </table:table-cell>
              <table:table-cell office:value-type="float" office:value="0.00492322439999993">
                <text:p>0.00492322439999993</text:p>
              </table:table-cell>
              <table:table-cell office:value-type="float" office:value="0.00639611479999991">
                <text:p>0.00639611479999991</text:p>
              </table:table-cell>
              <table:table-cell office:value-type="float" office:value="0.0160316825">
                <text:p>0.0160316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-0.7523448239865">
                <text:p>-0.7523448239865</text:p>
              </table:table-cell>
              <table:table-cell office:value-type="float" office:value="-0.00295734400000003">
                <text:p>-0.00295734400000003</text:p>
              </table:table-cell>
              <table:table-cell office:value-type="float" office:value="-0.00138574830000004">
                <text:p>-0.00138574830000004</text:p>
              </table:table-cell>
              <table:table-cell office:value-type="float" office:value="-0.00203108780000005">
                <text:p>-0.00203108780000005</text:p>
              </table:table-cell>
              <table:table-cell office:value-type="float" office:value="-0.00550955529999997">
                <text:p>-0.00550955529999997</text:p>
              </table:table-cell>
              <table:table-cell office:value-type="float" office:value="-0.00128424159999996">
                <text:p>-0.00128424159999996</text:p>
              </table:table-cell>
              <table:table-cell office:value-type="float" office:value="0.00536149740000003">
                <text:p>0.00536149740000003</text:p>
              </table:table-cell>
              <table:table-cell office:value-type="float" office:value="0.00580108170000004">
                <text:p>0.00580108170000004</text:p>
              </table:table-cell>
              <table:table-cell office:value-type="float" office:value="0.0155189038">
                <text:p>0.01551890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1">
                <text:p>221</text:p>
              </table:table-cell>
              <table:table-cell office:value-type="float" office:value="-0.825239395045">
                <text:p>-0.825239395045</text:p>
              </table:table-cell>
              <table:table-cell office:value-type="float" office:value="-0.00430500509999998">
                <text:p>-0.00430500509999998</text:p>
              </table:table-cell>
              <table:table-cell office:value-type="float" office:value="-0.00214093930000003">
                <text:p>-0.00214093930000003</text:p>
              </table:table-cell>
              <table:table-cell office:value-type="float" office:value="-0.00230747460000003">
                <text:p>-0.00230747460000003</text:p>
              </table:table-cell>
              <table:table-cell office:value-type="float" office:value="-0.00600743299999995">
                <text:p>-0.00600743299999995</text:p>
              </table:table-cell>
              <table:table-cell office:value-type="float" office:value="-0.00158220529999997">
                <text:p>-0.00158220529999997</text:p>
              </table:table-cell>
              <table:table-cell office:value-type="float" office:value="0.00467675919999999">
                <text:p>0.00467675919999999</text:p>
              </table:table-cell>
              <table:table-cell office:value-type="float" office:value="0.00569385290000002">
                <text:p>0.00569385290000002</text:p>
              </table:table-cell>
              <table:table-cell office:value-type="float" office:value="0.0151572227">
                <text:p>0.01515722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">
                <text:p>220</text:p>
              </table:table-cell>
              <table:table-cell office:value-type="float" office:value="-0.9107842774038">
                <text:p>-0.9107842774038</text:p>
              </table:table-cell>
              <table:table-cell office:value-type="float" office:value="-0.003467679">
                <text:p>-0.003467679</text:p>
              </table:table-cell>
              <table:table-cell office:value-type="float" office:value="-0.00160640479999996">
                <text:p>-0.00160640479999996</text:p>
              </table:table-cell>
              <table:table-cell office:value-type="float" office:value="-0.00282883639999998">
                <text:p>-0.00282883639999998</text:p>
              </table:table-cell>
              <table:table-cell office:value-type="float" office:value="-0.00735568999999992">
                <text:p>-0.00735568999999992</text:p>
              </table:table-cell>
              <table:table-cell office:value-type="float" office:value="-0.0015627145999999">
                <text:p>-0.0015627145999999</text:p>
              </table:table-cell>
              <table:table-cell office:value-type="float" office:value="0.00402981040000006">
                <text:p>0.00402981040000006</text:p>
              </table:table-cell>
              <table:table-cell office:value-type="float" office:value="0.00532722480000003">
                <text:p>0.00532722480000003</text:p>
              </table:table-cell>
              <table:table-cell office:value-type="float" office:value="0.0141770244">
                <text:p>0.0141770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40" chart:maximum="35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01" chart:maximum="0.0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4cm" svg:y="3.454cm" style:legend-expansion="high" chart:style-name="ch2"/>
        <chart:plot-area chart:style-name="ch3" table:cell-range-address="00b_df_complete_background_subtracted_and_dropped.A2:00b_df_complete_background_subtracted_and_dropped.A131 00b_df_complete_background_subtracted_and_dropped.K1:00b_df_complete_background_subtracted_and_dropped.N131" chart:data-source-has-labels="row" svg:x="0.32cm" svg:y="0.18cm" svg:width="10.1cm" svg:height="8.64cm">
          <chart:coordinate-region svg:x="1.524cm" svg:y="0.38cm" svg:width="8.896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00b_df_complete_background_subtracted_and_dropped.K2:00b_df_complete_background_subtracted_and_dropped.K131" chart:label-cell-address="00b_df_complete_background_subtracted_and_dropped.K1:00b_df_complete_background_subtracted_and_dropped.K1" chart:class="chart:scatter">
            <chart:domain table:cell-range-address="00b_df_complete_background_subtracted_and_dropped.A2:00b_df_complete_background_subtracted_and_dropped.A131"/>
            <chart:data-point chart:repeated="130"/>
          </chart:series>
          <chart:series chart:style-name="ch8" chart:values-cell-range-address="00b_df_complete_background_subtracted_and_dropped.L2:00b_df_complete_background_subtracted_and_dropped.L131" chart:label-cell-address="00b_df_complete_background_subtracted_and_dropped.L1:00b_df_complete_background_subtracted_and_dropped.L1" chart:class="chart:scatter">
            <chart:data-point chart:repeated="130"/>
          </chart:series>
          <chart:series chart:style-name="ch9" chart:values-cell-range-address="00b_df_complete_background_subtracted_and_dropped.M2:00b_df_complete_background_subtracted_and_dropped.M131" chart:label-cell-address="00b_df_complete_background_subtracted_and_dropped.M1:00b_df_complete_background_subtracted_and_dropped.M1" chart:class="chart:scatter">
            <chart:data-point chart:repeated="130"/>
          </chart:series>
          <chart:series chart:style-name="ch10" chart:values-cell-range-address="00b_df_complete_background_subtracted_and_dropped.N2:00b_df_complete_background_subtracted_and_dropped.N131" chart:label-cell-address="00b_df_complete_background_subtracted_and_dropped.N1:00b_df_complete_background_subtracted_and_dropped.N1" chart:class="chart:scatter">
            <chart:data-point chart:repeated="1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ank-x33-3.tsv</text:p>
                <draw:g>
                  <svg:desc>00b_df_complete_background_subtracted_and_dropped.K1:00b_df_complete_background_subtracted_and_dropped.K1</svg:desc>
                </draw:g>
              </table:table-cell>
              <table:table-cell office:value-type="string">
                <text:p>blank-x33-from-tube-9.tsv</text:p>
                <draw:g>
                  <svg:desc>00b_df_complete_background_subtracted_and_dropped.L1:00b_df_complete_background_subtracted_and_dropped.L1</svg:desc>
                </draw:g>
              </table:table-cell>
              <table:table-cell office:value-type="string">
                <text:p>blank-x33-stored-5.tsv</text:p>
                <draw:g>
                  <svg:desc>00b_df_complete_background_subtracted_and_dropped.M1:00b_df_complete_background_subtracted_and_dropped.M1</svg:desc>
                </draw:g>
              </table:table-cell>
              <table:table-cell office:value-type="string">
                <text:p>blank-x33-stored-7.tsv</text:p>
                <draw:g>
                  <svg:desc>00b_df_complete_background_subtracted_and_dropped.N1:00b_df_complete_background_subtracted_and_dropped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00b_df_complete_background_subtracted_and_dropped.A2:00b_df_complete_background_subtracted_and_dropped.A131</svg:desc>
                </draw:g>
              </table:table-cell>
              <table:table-cell office:value-type="float" office:value="-0.00153143700000001">
                <text:p>-0.00153143700000001</text:p>
                <draw:g>
                  <svg:desc>00b_df_complete_background_subtracted_and_dropped.K2:00b_df_complete_background_subtracted_and_dropped.K131</svg:desc>
                </draw:g>
              </table:table-cell>
              <table:table-cell office:value-type="float" office:value="-0.00263661890000001">
                <text:p>-0.00263661890000001</text:p>
                <draw:g>
                  <svg:desc>00b_df_complete_background_subtracted_and_dropped.L2:00b_df_complete_background_subtracted_and_dropped.L131</svg:desc>
                </draw:g>
              </table:table-cell>
              <table:table-cell office:value-type="float" office:value="-0.00112926960000001">
                <text:p>-0.00112926960000001</text:p>
                <draw:g>
                  <svg:desc>00b_df_complete_background_subtracted_and_dropped.M2:00b_df_complete_background_subtracted_and_dropped.M131</svg:desc>
                </draw:g>
              </table:table-cell>
              <table:table-cell office:value-type="float" office:value="-0.0026063919">
                <text:p>-0.0026063919</text:p>
                <draw:g>
                  <svg:desc>00b_df_complete_background_subtracted_and_dropped.N2:00b_df_complete_background_subtracted_and_dropped.N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0.00014220177999999">
                <text:p>0.00014220177999999</text:p>
              </table:table-cell>
              <table:table-cell office:value-type="float" office:value="-0.0019222498">
                <text:p>-0.0019222498</text:p>
              </table:table-cell>
              <table:table-cell office:value-type="float" office:value="0.00033430009999999">
                <text:p>0.00033430009999999</text:p>
              </table:table-cell>
              <table:table-cell office:value-type="float" office:value="-0.000153452159999998">
                <text:p>-0.00015345215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">
                <text:p>347</text:p>
              </table:table-cell>
              <table:table-cell office:value-type="float" office:value="-0.000673249370000004">
                <text:p>-0.000673249370000004</text:p>
              </table:table-cell>
              <table:table-cell office:value-type="float" office:value="-0.0008764416">
                <text:p>-0.0008764416</text:p>
              </table:table-cell>
              <table:table-cell office:value-type="float" office:value="0.000527948139999998">
                <text:p>0.000527948139999998</text:p>
              </table:table-cell>
              <table:table-cell office:value-type="float" office:value="-0.000822268430000009">
                <text:p>-0.00082226843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">
                <text:p>346</text:p>
              </table:table-cell>
              <table:table-cell office:value-type="float" office:value="-0.000702545050000003">
                <text:p>-0.000702545050000003</text:p>
              </table:table-cell>
              <table:table-cell office:value-type="float" office:value="-0.00195628404999999">
                <text:p>-0.00195628404999999</text:p>
              </table:table-cell>
              <table:table-cell office:value-type="float" office:value="0.00163064897">
                <text:p>0.00163064897</text:p>
              </table:table-cell>
              <table:table-cell office:value-type="float" office:value="-0.000242538749999993">
                <text:p>-0.00024253874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-0.000151880090000001">
                <text:p>-0.000151880090000001</text:p>
              </table:table-cell>
              <table:table-cell office:value-type="float" office:value="-0.00211985409">
                <text:p>-0.00211985409</text:p>
              </table:table-cell>
              <table:table-cell office:value-type="float" office:value="-0.000199273230000005">
                <text:p>-0.000199273230000005</text:p>
              </table:table-cell>
              <table:table-cell office:value-type="float" office:value="-0.00108945370000001">
                <text:p>-0.0010894537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  <table:table-cell office:value-type="float" office:value="-0.000899508600000001">
                <text:p>-0.000899508600000001</text:p>
              </table:table-cell>
              <table:table-cell office:value-type="float" office:value="-0.00187093765">
                <text:p>-0.00187093765</text:p>
              </table:table-cell>
              <table:table-cell office:value-type="float" office:value="0.000370465220000005">
                <text:p>0.000370465220000005</text:p>
              </table:table-cell>
              <table:table-cell office:value-type="float" office:value="-0.000265359879999996">
                <text:p>-0.00026535987999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  <table:table-cell office:value-type="float" office:value="-0.000480957330000004">
                <text:p>-0.000480957330000004</text:p>
              </table:table-cell>
              <table:table-cell office:value-type="float" office:value="-0.001011163">
                <text:p>-0.001011163</text:p>
              </table:table-cell>
              <table:table-cell office:value-type="float" office:value="0.000985063610000003">
                <text:p>0.000985063610000003</text:p>
              </table:table-cell>
              <table:table-cell office:value-type="float" office:value="-0.000799879429999997">
                <text:p>-0.000799879429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  <table:table-cell office:value-type="float" office:value="0.000250346960000009">
                <text:p>0.000250346960000009</text:p>
              </table:table-cell>
              <table:table-cell office:value-type="float" office:value="-0.00184869766">
                <text:p>-0.00184869766</text:p>
              </table:table-cell>
              <table:table-cell office:value-type="float" office:value="0.000343009830000005">
                <text:p>0.000343009830000005</text:p>
              </table:table-cell>
              <table:table-cell office:value-type="float" office:value="-0.00113412737999999">
                <text:p>-0.00113412737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">
                <text:p>341</text:p>
              </table:table-cell>
              <table:table-cell office:value-type="float" office:value="0.000272504989999992">
                <text:p>0.000272504989999992</text:p>
              </table:table-cell>
              <table:table-cell office:value-type="float" office:value="-0.000660382210000005">
                <text:p>-0.000660382210000005</text:p>
              </table:table-cell>
              <table:table-cell office:value-type="float" office:value="0.000915400679999998">
                <text:p>0.000915400679999998</text:p>
              </table:table-cell>
              <table:table-cell office:value-type="float" office:value="-0.00070278347000001">
                <text:p>-0.00070278347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00039547681999999">
                <text:p>0.00039547681999999</text:p>
              </table:table-cell>
              <table:table-cell office:value-type="float" office:value="-0.00262015313000001">
                <text:p>-0.00262015313000001</text:p>
              </table:table-cell>
              <table:table-cell office:value-type="float" office:value="0.000777289249999993">
                <text:p>0.000777289249999993</text:p>
              </table:table-cell>
              <table:table-cell office:value-type="float" office:value="-0.00125268101000001">
                <text:p>-0.00125268101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">
                <text:p>339</text:p>
              </table:table-cell>
              <table:table-cell office:value-type="float" office:value="-0.000198260000000006">
                <text:p>-0.000198260000000006</text:p>
              </table:table-cell>
              <table:table-cell office:value-type="float" office:value="-0.00116756559">
                <text:p>-0.00116756559</text:p>
              </table:table-cell>
              <table:table-cell office:value-type="float" office:value="0.00137184559999999">
                <text:p>0.00137184559999999</text:p>
              </table:table-cell>
              <table:table-cell office:value-type="float" office:value="-0.00200502575">
                <text:p>-0.00200502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-0.000550508500000005">
                <text:p>-0.000550508500000005</text:p>
              </table:table-cell>
              <table:table-cell office:value-type="float" office:value="-0.00238866359000001">
                <text:p>-0.00238866359000001</text:p>
              </table:table-cell>
              <table:table-cell office:value-type="float" office:value="0.00089619313">
                <text:p>0.00089619313</text:p>
              </table:table-cell>
              <table:table-cell office:value-type="float" office:value="-0.000998273500000008">
                <text:p>-0.000998273500000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0.000734537899999999">
                <text:p>0.000734537899999999</text:p>
              </table:table-cell>
              <table:table-cell office:value-type="float" office:value="-0.00162506844">
                <text:p>-0.00162506844</text:p>
              </table:table-cell>
              <table:table-cell office:value-type="float" office:value="-0.000196702699999995">
                <text:p>-0.000196702699999995</text:p>
              </table:table-cell>
              <table:table-cell office:value-type="float" office:value="-0.00168451661999999">
                <text:p>-0.00168451661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0.00186183300000001">
                <text:p>0.00186183300000001</text:p>
              </table:table-cell>
              <table:table-cell office:value-type="float" office:value="-0.000504612919999994">
                <text:p>-0.000504612919999994</text:p>
              </table:table-cell>
              <table:table-cell office:value-type="float" office:value="0.000851213900000009">
                <text:p>0.000851213900000009</text:p>
              </table:table-cell>
              <table:table-cell office:value-type="float" office:value="-0.000257737899999999">
                <text:p>-0.0002577378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-0.000612586700000001">
                <text:p>-0.000612586700000001</text:p>
              </table:table-cell>
              <table:table-cell office:value-type="float" office:value="-0.00213123109999999">
                <text:p>-0.00213123109999999</text:p>
              </table:table-cell>
              <table:table-cell office:value-type="float" office:value="0.000335209099999997">
                <text:p>0.000335209099999997</text:p>
              </table:table-cell>
              <table:table-cell office:value-type="float" office:value="-0.0022752508">
                <text:p>-0.0022752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0.000239633000000003">
                <text:p>0.000239633000000003</text:p>
              </table:table-cell>
              <table:table-cell office:value-type="float" office:value="-0.00259978329999999">
                <text:p>-0.00259978329999999</text:p>
              </table:table-cell>
              <table:table-cell office:value-type="float" office:value="-0.000622123500000002">
                <text:p>-0.000622123500000002</text:p>
              </table:table-cell>
              <table:table-cell office:value-type="float" office:value="-0.0018291399">
                <text:p>-0.0018291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0.000378832199999998">
                <text:p>0.000378832199999998</text:p>
              </table:table-cell>
              <table:table-cell office:value-type="float" office:value="-0.00267918410000001">
                <text:p>-0.00267918410000001</text:p>
              </table:table-cell>
              <table:table-cell office:value-type="float" office:value="0.000865153999999993">
                <text:p>0.000865153999999993</text:p>
              </table:table-cell>
              <table:table-cell office:value-type="float" office:value="-0.00157943370000001">
                <text:p>-0.0015794337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0.000849753599999989">
                <text:p>0.000849753599999989</text:p>
              </table:table-cell>
              <table:table-cell office:value-type="float" office:value="-0.00267858800000001">
                <text:p>-0.00267858800000001</text:p>
              </table:table-cell>
              <table:table-cell office:value-type="float" office:value="0.00122344499999999">
                <text:p>0.00122344499999999</text:p>
              </table:table-cell>
              <table:table-cell office:value-type="float" office:value="-0.000870607800000006">
                <text:p>-0.000870607800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0.0010847375">
                <text:p>0.0010847375</text:p>
              </table:table-cell>
              <table:table-cell office:value-type="float" office:value="-0.0012029856">
                <text:p>-0.0012029856</text:p>
              </table:table-cell>
              <table:table-cell office:value-type="float" office:value="0.000491015600000005">
                <text:p>0.000491015600000005</text:p>
              </table:table-cell>
              <table:table-cell office:value-type="float" office:value="-0.000611767099999994">
                <text:p>-0.0006117670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0.0000712424000000045">
                <text:p>0.0000712424000000045</text:p>
              </table:table-cell>
              <table:table-cell office:value-type="float" office:value="-0.0027827919">
                <text:p>-0.0027827919</text:p>
              </table:table-cell>
              <table:table-cell office:value-type="float" office:value="-0.0000315382999999947">
                <text:p>-0.0000315382999999947</text:p>
              </table:table-cell>
              <table:table-cell office:value-type="float" office:value="-0.001399912">
                <text:p>-0.001399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">
                <text:p>329</text:p>
              </table:table-cell>
              <table:table-cell office:value-type="float" office:value="-0.000639438700000009">
                <text:p>-0.000639438700000009</text:p>
              </table:table-cell>
              <table:table-cell office:value-type="float" office:value="-0.002457656">
                <text:p>-0.002457656</text:p>
              </table:table-cell>
              <table:table-cell office:value-type="float" office:value="-0.000734195100000001">
                <text:p>-0.000734195100000001</text:p>
              </table:table-cell>
              <table:table-cell office:value-type="float" office:value="-0.0021667257">
                <text:p>-0.0021667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">
                <text:p>328</text:p>
              </table:table-cell>
              <table:table-cell office:value-type="float" office:value="-0.000594176400000007">
                <text:p>-0.000594176400000007</text:p>
              </table:table-cell>
              <table:table-cell office:value-type="float" office:value="-0.0018390268">
                <text:p>-0.0018390268</text:p>
              </table:table-cell>
              <table:table-cell office:value-type="float" office:value="-0.000426277500000002">
                <text:p>-0.000426277500000002</text:p>
              </table:table-cell>
              <table:table-cell office:value-type="float" office:value="-0.0023767725">
                <text:p>-0.0023767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7">
                <text:p>327</text:p>
              </table:table-cell>
              <table:table-cell office:value-type="float" office:value="0.000467889100000007">
                <text:p>0.000467889100000007</text:p>
              </table:table-cell>
              <table:table-cell office:value-type="float" office:value="-0.0019239038">
                <text:p>-0.0019239038</text:p>
              </table:table-cell>
              <table:table-cell office:value-type="float" office:value="0.0013969392">
                <text:p>0.0013969392</text:p>
              </table:table-cell>
              <table:table-cell office:value-type="float" office:value="0.0000002012000000079">
                <text:p>0.000000201200000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">
                <text:p>326</text:p>
              </table:table-cell>
              <table:table-cell office:value-type="float" office:value="0.000623129299999997">
                <text:p>0.000623129299999997</text:p>
              </table:table-cell>
              <table:table-cell office:value-type="float" office:value="-0.00167988249999999">
                <text:p>-0.00167988249999999</text:p>
              </table:table-cell>
              <table:table-cell office:value-type="float" office:value="-0.000740379099999994">
                <text:p>-0.000740379099999994</text:p>
              </table:table-cell>
              <table:table-cell office:value-type="float" office:value="0.000155501000000002">
                <text:p>0.0001555010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0.00112292920000001">
                <text:p>0.00112292920000001</text:p>
              </table:table-cell>
              <table:table-cell office:value-type="float" office:value="-0.0017845854">
                <text:p>-0.0017845854</text:p>
              </table:table-cell>
              <table:table-cell office:value-type="float" office:value="-0.0000446437999999938">
                <text:p>-0.0000446437999999938</text:p>
              </table:table-cell>
              <table:table-cell office:value-type="float" office:value="-0.00122090429999999">
                <text:p>-0.0012209042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4">
                <text:p>324</text:p>
              </table:table-cell>
              <table:table-cell office:value-type="float" office:value="0.00167646260000001">
                <text:p>0.00167646260000001</text:p>
              </table:table-cell>
              <table:table-cell office:value-type="float" office:value="-0.000467523899999989">
                <text:p>-0.000467523899999989</text:p>
              </table:table-cell>
              <table:table-cell office:value-type="float" office:value="0.00189591200000001">
                <text:p>0.00189591200000001</text:p>
              </table:table-cell>
              <table:table-cell office:value-type="float" office:value="0.000253692300000011">
                <text:p>0.000253692300000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">
                <text:p>323</text:p>
              </table:table-cell>
              <table:table-cell office:value-type="float" office:value="0.0008709878">
                <text:p>0.0008709878</text:p>
              </table:table-cell>
              <table:table-cell office:value-type="float" office:value="-0.0012805015">
                <text:p>-0.0012805015</text:p>
              </table:table-cell>
              <table:table-cell office:value-type="float" office:value="0.000682048500000004">
                <text:p>0.000682048500000004</text:p>
              </table:table-cell>
              <table:table-cell office:value-type="float" office:value="-0.000859551100000008">
                <text:p>-0.00085955110000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">
                <text:p>322</text:p>
              </table:table-cell>
              <table:table-cell office:value-type="float" office:value="-0.0000809355999999983">
                <text:p>-0.0000809355999999983</text:p>
              </table:table-cell>
              <table:table-cell office:value-type="float" office:value="-0.001543723">
                <text:p>-0.001543723</text:p>
              </table:table-cell>
              <table:table-cell office:value-type="float" office:value="0.0010587722">
                <text:p>0.0010587722</text:p>
              </table:table-cell>
              <table:table-cell office:value-type="float" office:value="-0.0013319626">
                <text:p>-0.0013319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">
                <text:p>321</text:p>
              </table:table-cell>
              <table:table-cell office:value-type="float" office:value="0.000173807200000001">
                <text:p>0.000173807200000001</text:p>
              </table:table-cell>
              <table:table-cell office:value-type="float" office:value="-0.0012059957">
                <text:p>-0.0012059957</text:p>
              </table:table-cell>
              <table:table-cell office:value-type="float" office:value="0.000759780399999993">
                <text:p>0.000759780399999993</text:p>
              </table:table-cell>
              <table:table-cell office:value-type="float" office:value="-0.001441732">
                <text:p>-0.001441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0.000113390399999996">
                <text:p>0.000113390399999996</text:p>
              </table:table-cell>
              <table:table-cell office:value-type="float" office:value="-0.0018928349">
                <text:p>-0.0018928349</text:p>
              </table:table-cell>
              <table:table-cell office:value-type="float" office:value="-0.000212863100000002">
                <text:p>-0.000212863100000002</text:p>
              </table:table-cell>
              <table:table-cell office:value-type="float" office:value="-0.00172450389999999">
                <text:p>-0.0017245038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">
                <text:p>319</text:p>
              </table:table-cell>
              <table:table-cell office:value-type="float" office:value="0.000851549199999996">
                <text:p>0.000851549199999996</text:p>
              </table:table-cell>
              <table:table-cell office:value-type="float" office:value="-0.002620779">
                <text:p>-0.002620779</text:p>
              </table:table-cell>
              <table:table-cell office:value-type="float" office:value="0.000663414599999995">
                <text:p>0.000663414599999995</text:p>
              </table:table-cell>
              <table:table-cell office:value-type="float" office:value="-0.00171956420000001">
                <text:p>-0.0017195642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">
                <text:p>318</text:p>
              </table:table-cell>
              <table:table-cell office:value-type="float" office:value="0.000796541600000006">
                <text:p>0.000796541600000006</text:p>
              </table:table-cell>
              <table:table-cell office:value-type="float" office:value="-0.00148441639999999">
                <text:p>-0.00148441639999999</text:p>
              </table:table-cell>
              <table:table-cell office:value-type="float" office:value="-0.0000737905999999983">
                <text:p>-0.0000737905999999983</text:p>
              </table:table-cell>
              <table:table-cell office:value-type="float" office:value="-0.000685974999999992">
                <text:p>-0.000685974999999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">
                <text:p>317</text:p>
              </table:table-cell>
              <table:table-cell office:value-type="float" office:value="-0.000412084100000001">
                <text:p>-0.000412084100000001</text:p>
              </table:table-cell>
              <table:table-cell office:value-type="float" office:value="-0.0023979693">
                <text:p>-0.0023979693</text:p>
              </table:table-cell>
              <table:table-cell office:value-type="float" office:value="-0.000717334399999992">
                <text:p>-0.000717334399999992</text:p>
              </table:table-cell>
              <table:table-cell office:value-type="float" office:value="-0.0016818493">
                <text:p>-0.0016818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">
                <text:p>316</text:p>
              </table:table-cell>
              <table:table-cell office:value-type="float" office:value="0.000101849400000006">
                <text:p>0.000101849400000006</text:p>
              </table:table-cell>
              <table:table-cell office:value-type="float" office:value="-0.0017321929">
                <text:p>-0.0017321929</text:p>
              </table:table-cell>
              <table:table-cell office:value-type="float" office:value="0.000576868600000002">
                <text:p>0.000576868600000002</text:p>
              </table:table-cell>
              <table:table-cell office:value-type="float" office:value="-0.0016829297">
                <text:p>-0.0016829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">
                <text:p>315</text:p>
              </table:table-cell>
              <table:table-cell office:value-type="float" office:value="0.0013331473">
                <text:p>0.0013331473</text:p>
              </table:table-cell>
              <table:table-cell office:value-type="float" office:value="-0.0010246038">
                <text:p>-0.0010246038</text:p>
              </table:table-cell>
              <table:table-cell office:value-type="float" office:value="0.00119751700000001">
                <text:p>0.00119751700000001</text:p>
              </table:table-cell>
              <table:table-cell office:value-type="float" office:value="-0.000560559299999999">
                <text:p>-0.0005605592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  <table:table-cell office:value-type="float" office:value="-0.000735998200000004">
                <text:p>-0.000735998200000004</text:p>
              </table:table-cell>
              <table:table-cell office:value-type="float" office:value="-0.00287844990000001">
                <text:p>-0.00287844990000001</text:p>
              </table:table-cell>
              <table:table-cell office:value-type="float" office:value="-0.000479221400000007">
                <text:p>-0.000479221400000007</text:p>
              </table:table-cell>
              <table:table-cell office:value-type="float" office:value="-0.0028228015">
                <text:p>-0.0028228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">
                <text:p>313</text:p>
              </table:table-cell>
              <table:table-cell office:value-type="float" office:value="0.000141322600000007">
                <text:p>0.000141322600000007</text:p>
              </table:table-cell>
              <table:table-cell office:value-type="float" office:value="-0.001905635">
                <text:p>-0.001905635</text:p>
              </table:table-cell>
              <table:table-cell office:value-type="float" office:value="0.000534869699999996">
                <text:p>0.000534869699999996</text:p>
              </table:table-cell>
              <table:table-cell office:value-type="float" office:value="-0.0010505691">
                <text:p>-0.0010505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0.0010231138">
                <text:p>0.0010231138</text:p>
              </table:table-cell>
              <table:table-cell office:value-type="float" office:value="-0.0017265677">
                <text:p>-0.0017265677</text:p>
              </table:table-cell>
              <table:table-cell office:value-type="float" office:value="0.00118508940000001">
                <text:p>0.00118508940000001</text:p>
              </table:table-cell>
              <table:table-cell office:value-type="float" office:value="-0.0018542409">
                <text:p>-0.0018542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  <table:table-cell office:value-type="float" office:value="-0.0010012388">
                <text:p>-0.0010012388</text:p>
              </table:table-cell>
              <table:table-cell office:value-type="float" office:value="-0.00364226100000001">
                <text:p>-0.00364226100000001</text:p>
              </table:table-cell>
              <table:table-cell office:value-type="float" office:value="-0.00118914249999999">
                <text:p>-0.00118914249999999</text:p>
              </table:table-cell>
              <table:table-cell office:value-type="float" office:value="-0.00301788">
                <text:p>-0.00301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0.0003960878">
                <text:p>0.0003960878</text:p>
              </table:table-cell>
              <table:table-cell office:value-type="float" office:value="-0.0026545077">
                <text:p>-0.0026545077</text:p>
              </table:table-cell>
              <table:table-cell office:value-type="float" office:value="-0.000499159100000007">
                <text:p>-0.000499159100000007</text:p>
              </table:table-cell>
              <table:table-cell office:value-type="float" office:value="-0.00234535329999999">
                <text:p>-0.0023453532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  <table:table-cell office:value-type="float" office:value="-0.000278264299999997">
                <text:p>-0.000278264299999997</text:p>
              </table:table-cell>
              <table:table-cell office:value-type="float" office:value="-0.00275237859999999">
                <text:p>-0.00275237859999999</text:p>
              </table:table-cell>
              <table:table-cell office:value-type="float" office:value="0.0000848174000000201">
                <text:p>0.0000848174000000201</text:p>
              </table:table-cell>
              <table:table-cell office:value-type="float" office:value="-0.00135426219999998">
                <text:p>-0.0013542621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">
                <text:p>308</text:p>
              </table:table-cell>
              <table:table-cell office:value-type="float" office:value="0.000470831999999977">
                <text:p>0.000470831999999977</text:p>
              </table:table-cell>
              <table:table-cell office:value-type="float" office:value="-0.00209163880000002">
                <text:p>-0.00209163880000002</text:p>
              </table:table-cell>
              <table:table-cell office:value-type="float" office:value="-0.000340253200000001">
                <text:p>-0.000340253200000001</text:p>
              </table:table-cell>
              <table:table-cell office:value-type="float" office:value="-0.00120735920000001">
                <text:p>-0.0012073592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  <table:table-cell office:value-type="float" office:value="0.000521361800000009">
                <text:p>0.000521361800000009</text:p>
              </table:table-cell>
              <table:table-cell office:value-type="float" office:value="-0.00166501109999997">
                <text:p>-0.00166501109999997</text:p>
              </table:table-cell>
              <table:table-cell office:value-type="float" office:value="0.000288054300000007">
                <text:p>0.000288054300000007</text:p>
              </table:table-cell>
              <table:table-cell office:value-type="float" office:value="-0.000690043000000001">
                <text:p>-0.000690043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0.000314652900000018">
                <text:p>0.000314652900000018</text:p>
              </table:table-cell>
              <table:table-cell office:value-type="float" office:value="-0.00236976149999998">
                <text:p>-0.00236976149999998</text:p>
              </table:table-cell>
              <table:table-cell office:value-type="float" office:value="-0.0000761448999999914">
                <text:p>-0.0000761448999999914</text:p>
              </table:table-cell>
              <table:table-cell office:value-type="float" office:value="-0.0014165193">
                <text:p>-0.00141651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0.000754937499999997">
                <text:p>0.000754937499999997</text:p>
              </table:table-cell>
              <table:table-cell office:value-type="float" office:value="-0.00226245820000001">
                <text:p>-0.00226245820000001</text:p>
              </table:table-cell>
              <table:table-cell office:value-type="float" office:value="0.000116005499999988">
                <text:p>0.000116005499999988</text:p>
              </table:table-cell>
              <table:table-cell office:value-type="float" office:value="-0.00113333760000001">
                <text:p>-0.0011333376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">
                <text:p>304</text:p>
              </table:table-cell>
              <table:table-cell office:value-type="float" office:value="0.00135837489999999">
                <text:p>0.00135837489999999</text:p>
              </table:table-cell>
              <table:table-cell office:value-type="float" office:value="-0.00150348250000001">
                <text:p>-0.00150348250000001</text:p>
              </table:table-cell>
              <table:table-cell office:value-type="float" office:value="0.000582978099999992">
                <text:p>0.000582978099999992</text:p>
              </table:table-cell>
              <table:table-cell office:value-type="float" office:value="-0.000404909300000006">
                <text:p>-0.000404909300000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0.000535771299999988">
                <text:p>0.000535771299999988</text:p>
              </table:table-cell>
              <table:table-cell office:value-type="float" office:value="-0.0022748112">
                <text:p>-0.0022748112</text:p>
              </table:table-cell>
              <table:table-cell office:value-type="float" office:value="0.000476598799999978">
                <text:p>0.000476598799999978</text:p>
              </table:table-cell>
              <table:table-cell office:value-type="float" office:value="-0.00108754630000002">
                <text:p>-0.0010875463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0.00113078959999999">
                <text:p>0.00113078959999999</text:p>
              </table:table-cell>
              <table:table-cell office:value-type="float" office:value="-0.0023117661">
                <text:p>-0.0023117661</text:p>
              </table:table-cell>
              <table:table-cell office:value-type="float" office:value="-0.000108763499999998">
                <text:p>-0.000108763499999998</text:p>
              </table:table-cell>
              <table:table-cell office:value-type="float" office:value="-0.00120599560000001">
                <text:p>-0.0012059956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  <table:table-cell office:value-type="float" office:value="0.000919461199999999">
                <text:p>0.000919461199999999</text:p>
              </table:table-cell>
              <table:table-cell office:value-type="float" office:value="-0.00222696359999999">
                <text:p>-0.00222696359999999</text:p>
              </table:table-cell>
              <table:table-cell office:value-type="float" office:value="0.000489965099999989">
                <text:p>0.000489965099999989</text:p>
              </table:table-cell>
              <table:table-cell office:value-type="float" office:value="-0.00044943389999999">
                <text:p>-0.0004494338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.000411719099999985">
                <text:p>0.000411719099999985</text:p>
              </table:table-cell>
              <table:table-cell office:value-type="float" office:value="-0.00187689069999999">
                <text:p>-0.00187689069999999</text:p>
              </table:table-cell>
              <table:table-cell office:value-type="float" office:value="0.000617489199999988">
                <text:p>0.000617489199999988</text:p>
              </table:table-cell>
              <table:table-cell office:value-type="float" office:value="-0.000830560899999999">
                <text:p>-0.0008305608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0.0011621862">
                <text:p>0.0011621862</text:p>
              </table:table-cell>
              <table:table-cell office:value-type="float" office:value="-0.00219339140000002">
                <text:p>-0.00219339140000002</text:p>
              </table:table-cell>
              <table:table-cell office:value-type="float" office:value="0.000512063499999993">
                <text:p>0.000512063499999993</text:p>
              </table:table-cell>
              <table:table-cell office:value-type="float" office:value="-0.000639125800000001">
                <text:p>-0.0006391258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8">
                <text:p>298</text:p>
              </table:table-cell>
              <table:table-cell office:value-type="float" office:value="0.0012177974">
                <text:p>0.0012177974</text:p>
              </table:table-cell>
              <table:table-cell office:value-type="float" office:value="-0.00217476480000001">
                <text:p>-0.00217476480000001</text:p>
              </table:table-cell>
              <table:table-cell office:value-type="float" office:value="0.00023216009999999">
                <text:p>0.00023216009999999</text:p>
              </table:table-cell>
              <table:table-cell office:value-type="float" office:value="-0.00128440560000001">
                <text:p>-0.0012844056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">
                <text:p>297</text:p>
              </table:table-cell>
              <table:table-cell office:value-type="float" office:value="0.0013837219">
                <text:p>0.0013837219</text:p>
              </table:table-cell>
              <table:table-cell office:value-type="float" office:value="-0.0016520917">
                <text:p>-0.0016520917</text:p>
              </table:table-cell>
              <table:table-cell office:value-type="float" office:value="0.000613301999999982">
                <text:p>0.000613301999999982</text:p>
              </table:table-cell>
              <table:table-cell office:value-type="float" office:value="-0.0012205243">
                <text:p>-0.0012205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0.00116199249999999">
                <text:p>0.00116199249999999</text:p>
              </table:table-cell>
              <table:table-cell office:value-type="float" office:value="-0.00189207500000002">
                <text:p>-0.00189207500000002</text:p>
              </table:table-cell>
              <table:table-cell office:value-type="float" office:value="0.00106014309999999">
                <text:p>0.00106014309999999</text:p>
              </table:table-cell>
              <table:table-cell office:value-type="float" office:value="-0.00120890140000002">
                <text:p>-0.001208901400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0.0011311769">
                <text:p>0.0011311769</text:p>
              </table:table-cell>
              <table:table-cell office:value-type="float" office:value="-0.00160072749999998">
                <text:p>-0.00160072749999998</text:p>
              </table:table-cell>
              <table:table-cell office:value-type="float" office:value="0.00103878970000001">
                <text:p>0.00103878970000001</text:p>
              </table:table-cell>
              <table:table-cell office:value-type="float" office:value="-0.00162707269999998">
                <text:p>-0.001627072699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">
                <text:p>294</text:p>
              </table:table-cell>
              <table:table-cell office:value-type="float" office:value="0.0016415119">
                <text:p>0.0016415119</text:p>
              </table:table-cell>
              <table:table-cell office:value-type="float" office:value="-0.00146496300000001">
                <text:p>-0.00146496300000001</text:p>
              </table:table-cell>
              <table:table-cell office:value-type="float" office:value="0.000588863999999995">
                <text:p>0.000588863999999995</text:p>
              </table:table-cell>
              <table:table-cell office:value-type="float" office:value="-0.00116409370000001">
                <text:p>-0.0011640937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">
                <text:p>293</text:p>
              </table:table-cell>
              <table:table-cell office:value-type="float" office:value="0.000201195500000001">
                <text:p>0.000201195500000001</text:p>
              </table:table-cell>
              <table:table-cell office:value-type="float" office:value="-0.0017383694">
                <text:p>-0.0017383694</text:p>
              </table:table-cell>
              <table:table-cell office:value-type="float" office:value="0.00111457710000001">
                <text:p>0.00111457710000001</text:p>
              </table:table-cell>
              <table:table-cell office:value-type="float" office:value="-0.0018892586">
                <text:p>-0.0018892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">
                <text:p>292</text:p>
              </table:table-cell>
              <table:table-cell office:value-type="float" office:value="0.000510752199999992">
                <text:p>0.000510752199999992</text:p>
              </table:table-cell>
              <table:table-cell office:value-type="float" office:value="-0.00162377950000001">
                <text:p>-0.00162377950000001</text:p>
              </table:table-cell>
              <table:table-cell office:value-type="float" office:value="0.000996425800000006">
                <text:p>0.000996425800000006</text:p>
              </table:table-cell>
              <table:table-cell office:value-type="float" office:value="-0.00144913790000001">
                <text:p>-0.0014491379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">
                <text:p>291</text:p>
              </table:table-cell>
              <table:table-cell office:value-type="float" office:value="0.000245273099999999">
                <text:p>0.000245273099999999</text:p>
              </table:table-cell>
              <table:table-cell office:value-type="float" office:value="-0.0027489513">
                <text:p>-0.0027489513</text:p>
              </table:table-cell>
              <table:table-cell office:value-type="float" office:value="0.000819757599999998">
                <text:p>0.000819757599999998</text:p>
              </table:table-cell>
              <table:table-cell office:value-type="float" office:value="-0.00158530479999999">
                <text:p>-0.0015853047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0.000438720000000004">
                <text:p>0.000438720000000004</text:p>
              </table:table-cell>
              <table:table-cell office:value-type="float" office:value="-0.0016705692">
                <text:p>-0.0016705692</text:p>
              </table:table-cell>
              <table:table-cell office:value-type="float" office:value="0.00118280949999999">
                <text:p>0.00118280949999999</text:p>
              </table:table-cell>
              <table:table-cell office:value-type="float" office:value="-0.00112025439999999">
                <text:p>-0.0011202543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">
                <text:p>289</text:p>
              </table:table-cell>
              <table:table-cell office:value-type="float" office:value="0.0004739463">
                <text:p>0.0004739463</text:p>
              </table:table-cell>
              <table:table-cell office:value-type="float" office:value="-0.0020877272">
                <text:p>-0.0020877272</text:p>
              </table:table-cell>
              <table:table-cell office:value-type="float" office:value="0.000672474499999992">
                <text:p>0.000672474499999992</text:p>
              </table:table-cell>
              <table:table-cell office:value-type="float" office:value="-0.00114908820000001">
                <text:p>-0.0011490882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">
                <text:p>288</text:p>
              </table:table-cell>
              <table:table-cell office:value-type="float" office:value="0.00116440650000002">
                <text:p>0.00116440650000002</text:p>
              </table:table-cell>
              <table:table-cell office:value-type="float" office:value="-0.00138042869999999">
                <text:p>-0.00138042869999999</text:p>
              </table:table-cell>
              <table:table-cell office:value-type="float" office:value="0.00168181950000001">
                <text:p>0.00168181950000001</text:p>
              </table:table-cell>
              <table:table-cell office:value-type="float" office:value="-0.000451013499999986">
                <text:p>-0.000451013499999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">
                <text:p>287</text:p>
              </table:table-cell>
              <table:table-cell office:value-type="float" office:value="0.000274673100000011">
                <text:p>0.000274673100000011</text:p>
              </table:table-cell>
              <table:table-cell office:value-type="float" office:value="-0.00204113119999999">
                <text:p>-0.00204113119999999</text:p>
              </table:table-cell>
              <table:table-cell office:value-type="float" office:value="0.000530272800000009">
                <text:p>0.000530272800000009</text:p>
              </table:table-cell>
              <table:table-cell office:value-type="float" office:value="-0.000535637099999986">
                <text:p>-0.000535637099999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6">
                <text:p>286</text:p>
              </table:table-cell>
              <table:table-cell office:value-type="float" office:value="0.000297397300000002">
                <text:p>0.000297397300000002</text:p>
              </table:table-cell>
              <table:table-cell office:value-type="float" office:value="-0.00153705479999999">
                <text:p>-0.00153705479999999</text:p>
              </table:table-cell>
              <table:table-cell office:value-type="float" office:value="0.000900894400000019">
                <text:p>0.000900894400000019</text:p>
              </table:table-cell>
              <table:table-cell office:value-type="float" office:value="-0.000683307699999997">
                <text:p>-0.000683307699999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0.000396355999999987">
                <text:p>0.000396355999999987</text:p>
              </table:table-cell>
              <table:table-cell office:value-type="float" office:value="-0.0011761039">
                <text:p>-0.0011761039</text:p>
              </table:table-cell>
              <table:table-cell office:value-type="float" office:value="0.0011502803">
                <text:p>0.0011502803</text:p>
              </table:table-cell>
              <table:table-cell office:value-type="float" office:value="-0.000681728100000001">
                <text:p>-0.0006817281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">
                <text:p>284</text:p>
              </table:table-cell>
              <table:table-cell office:value-type="float" office:value="0.000508993900000004">
                <text:p>0.000508993900000004</text:p>
              </table:table-cell>
              <table:table-cell office:value-type="float" office:value="-0.00155270099999999">
                <text:p>-0.00155270099999999</text:p>
              </table:table-cell>
              <table:table-cell office:value-type="float" office:value="0.0011429489">
                <text:p>0.0011429489</text:p>
              </table:table-cell>
              <table:table-cell office:value-type="float" office:value="-0.00094082949999999">
                <text:p>-0.0009408294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3">
                <text:p>283</text:p>
              </table:table-cell>
              <table:table-cell office:value-type="float" office:value="0.000486388800000015">
                <text:p>0.000486388800000015</text:p>
              </table:table-cell>
              <table:table-cell office:value-type="float" office:value="-0.00140289969999999">
                <text:p>-0.00140289969999999</text:p>
              </table:table-cell>
              <table:table-cell office:value-type="float" office:value="0.000663399700000011">
                <text:p>0.000663399700000011</text:p>
              </table:table-cell>
              <table:table-cell office:value-type="float" office:value="-0.000318661399999975">
                <text:p>-0.000318661399999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">
                <text:p>282</text:p>
              </table:table-cell>
              <table:table-cell office:value-type="float" office:value="0.000377401700000002">
                <text:p>0.000377401700000002</text:p>
              </table:table-cell>
              <table:table-cell office:value-type="float" office:value="-0.00126180059999997">
                <text:p>-0.00126180059999997</text:p>
              </table:table-cell>
              <table:table-cell office:value-type="float" office:value="0.00163187080000002">
                <text:p>0.00163187080000002</text:p>
              </table:table-cell>
              <table:table-cell office:value-type="float" office:value="-0.000791355999999993">
                <text:p>-0.0007913559999999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">
                <text:p>281</text:p>
              </table:table-cell>
              <table:table-cell office:value-type="float" office:value="0.00045311449999999">
                <text:p>0.00045311449999999</text:p>
              </table:table-cell>
              <table:table-cell office:value-type="float" office:value="-0.00115464630000001">
                <text:p>-0.00115464630000001</text:p>
              </table:table-cell>
              <table:table-cell office:value-type="float" office:value="0.00157125299999999">
                <text:p>0.00157125299999999</text:p>
              </table:table-cell>
              <table:table-cell office:value-type="float" office:value="-0.0009488463">
                <text:p>-0.0009488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0.000517800400000018">
                <text:p>0.000517800400000018</text:p>
              </table:table-cell>
              <table:table-cell office:value-type="float" office:value="-0.00134876370000001">
                <text:p>-0.00134876370000001</text:p>
              </table:table-cell>
              <table:table-cell office:value-type="float" office:value="0.000963360100000005">
                <text:p>0.000963360100000005</text:p>
              </table:table-cell>
              <table:table-cell office:value-type="float" office:value="-0.00118763750000001">
                <text:p>-0.0011876375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0.00071740150000002">
                <text:p>0.00071740150000002</text:p>
              </table:table-cell>
              <table:table-cell office:value-type="float" office:value="-0.00201930109999998">
                <text:p>-0.00201930109999998</text:p>
              </table:table-cell>
              <table:table-cell office:value-type="float" office:value="0.000518456100000009">
                <text:p>0.000518456100000009</text:p>
              </table:table-cell>
              <table:table-cell office:value-type="float" office:value="-0.00137630109999998">
                <text:p>-0.0013763010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8">
                <text:p>278</text:p>
              </table:table-cell>
              <table:table-cell office:value-type="float" office:value="0.000597253500000006">
                <text:p>0.000597253500000006</text:p>
              </table:table-cell>
              <table:table-cell office:value-type="float" office:value="-0.00172533089999999">
                <text:p>-0.00172533089999999</text:p>
              </table:table-cell>
              <table:table-cell office:value-type="float" office:value="0.000835985000000011">
                <text:p>0.000835985000000011</text:p>
              </table:table-cell>
              <table:table-cell office:value-type="float" office:value="-0.000875905099999991">
                <text:p>-0.000875905099999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">
                <text:p>277</text:p>
              </table:table-cell>
              <table:table-cell office:value-type="float" office:value="0.0014403164">
                <text:p>0.0014403164</text:p>
              </table:table-cell>
              <table:table-cell office:value-type="float" office:value="-0.00196684900000002">
                <text:p>-0.00196684900000002</text:p>
              </table:table-cell>
              <table:table-cell office:value-type="float" office:value="0.000945642599999991">
                <text:p>0.000945642599999991</text:p>
              </table:table-cell>
              <table:table-cell office:value-type="float" office:value="-0.000552266800000006">
                <text:p>-0.000552266800000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6">
                <text:p>276</text:p>
              </table:table-cell>
              <table:table-cell office:value-type="float" office:value="0.00121559200000002">
                <text:p>0.00121559200000002</text:p>
              </table:table-cell>
              <table:table-cell office:value-type="float" office:value="-0.000740915600000003">
                <text:p>-0.000740915600000003</text:p>
              </table:table-cell>
              <table:table-cell office:value-type="float" office:value="0.0013284683">
                <text:p>0.0013284683</text:p>
              </table:table-cell>
              <table:table-cell office:value-type="float" office:value="0.000242605800000018">
                <text:p>0.000242605800000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0.0015954077">
                <text:p>0.0015954077</text:p>
              </table:table-cell>
              <table:table-cell office:value-type="float" office:value="-0.0019374788">
                <text:p>-0.0019374788</text:p>
              </table:table-cell>
              <table:table-cell office:value-type="float" office:value="0.0013281852">
                <text:p>0.0013281852</text:p>
              </table:table-cell>
              <table:table-cell office:value-type="float" office:value="0.000157549999999979">
                <text:p>0.000157549999999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0.0011090487">
                <text:p>0.0011090487</text:p>
              </table:table-cell>
              <table:table-cell office:value-type="float" office:value="-0.0017138719">
                <text:p>-0.0017138719</text:p>
              </table:table-cell>
              <table:table-cell office:value-type="float" office:value="0.000973582299999998">
                <text:p>0.000973582299999998</text:p>
              </table:table-cell>
              <table:table-cell office:value-type="float" office:value="-0.0003573298">
                <text:p>-0.0003573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">
                <text:p>273</text:p>
              </table:table-cell>
              <table:table-cell office:value-type="float" office:value="0.00167219339999999">
                <text:p>0.00167219339999999</text:p>
              </table:table-cell>
              <table:table-cell office:value-type="float" office:value="-0.00132550300000001">
                <text:p>-0.00132550300000001</text:p>
              </table:table-cell>
              <table:table-cell office:value-type="float" office:value="0.0014545769">
                <text:p>0.0014545769</text:p>
              </table:table-cell>
              <table:table-cell office:value-type="float" office:value="-0.000103011699999989">
                <text:p>-0.000103011699999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2">
                <text:p>272</text:p>
              </table:table-cell>
              <table:table-cell office:value-type="float" office:value="0.00117880110000002">
                <text:p>0.00117880110000002</text:p>
              </table:table-cell>
              <table:table-cell office:value-type="float" office:value="-0.00153675669999997">
                <text:p>-0.00153675669999997</text:p>
              </table:table-cell>
              <table:table-cell office:value-type="float" office:value="0.00106233360000002">
                <text:p>0.00106233360000002</text:p>
              </table:table-cell>
              <table:table-cell office:value-type="float" office:value="0.00017413500000002">
                <text:p>0.000174135000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1">
                <text:p>271</text:p>
              </table:table-cell>
              <table:table-cell office:value-type="float" office:value="0.000880420200000009">
                <text:p>0.000880420200000009</text:p>
              </table:table-cell>
              <table:table-cell office:value-type="float" office:value="-0.00171214339999998">
                <text:p>-0.00171214339999998</text:p>
              </table:table-cell>
              <table:table-cell office:value-type="float" office:value="0.00110104680000001">
                <text:p>0.00110104680000001</text:p>
              </table:table-cell>
              <table:table-cell office:value-type="float" office:value="-0.0000388025999999986">
                <text:p>-0.0000388025999999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0.00179535150000004">
                <text:p>0.00179535150000004</text:p>
              </table:table-cell>
              <table:table-cell office:value-type="float" office:value="-0.00153392549999998">
                <text:p>-0.00153392549999998</text:p>
              </table:table-cell>
              <table:table-cell office:value-type="float" office:value="0.00188586120000001">
                <text:p>0.00188586120000001</text:p>
              </table:table-cell>
              <table:table-cell office:value-type="float" office:value="0.000707775399999999">
                <text:p>0.0007077753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">
                <text:p>269</text:p>
              </table:table-cell>
              <table:table-cell office:value-type="float" office:value="0.00186216829999997">
                <text:p>0.00186216829999997</text:p>
              </table:table-cell>
              <table:table-cell office:value-type="float" office:value="-0.0013881027">
                <text:p>-0.0013881027</text:p>
              </table:table-cell>
              <table:table-cell office:value-type="float" office:value="0.0014188886">
                <text:p>0.0014188886</text:p>
              </table:table-cell>
              <table:table-cell office:value-type="float" office:value="0.000286787799999966">
                <text:p>0.000286787799999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0.00208705659999997">
                <text:p>0.00208705659999997</text:p>
              </table:table-cell>
              <table:table-cell office:value-type="float" office:value="-0.000125557200000015">
                <text:p>-0.000125557200000015</text:p>
              </table:table-cell>
              <table:table-cell office:value-type="float" office:value="0.00211429600000002">
                <text:p>0.00211429600000002</text:p>
              </table:table-cell>
              <table:table-cell office:value-type="float" office:value="0.00104564429999998">
                <text:p>0.00104564429999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">
                <text:p>267</text:p>
              </table:table-cell>
              <table:table-cell office:value-type="float" office:value="0.00161752110000002">
                <text:p>0.00161752110000002</text:p>
              </table:table-cell>
              <table:table-cell office:value-type="float" office:value="-0.00072604409999999">
                <text:p>-0.00072604409999999</text:p>
              </table:table-cell>
              <table:table-cell office:value-type="float" office:value="0.00197201969999999">
                <text:p>0.00197201969999999</text:p>
              </table:table-cell>
              <table:table-cell office:value-type="float" office:value="0.000541031400000003">
                <text:p>0.000541031400000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0.00127539039999997">
                <text:p>0.00127539039999997</text:p>
              </table:table-cell>
              <table:table-cell office:value-type="float" office:value="-0.000699997000000008">
                <text:p>-0.000699997000000008</text:p>
              </table:table-cell>
              <table:table-cell office:value-type="float" office:value="0.00131291149999996">
                <text:p>0.00131291149999996</text:p>
              </table:table-cell>
              <table:table-cell office:value-type="float" office:value="0.000177293999999995">
                <text:p>0.000177293999999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">
                <text:p>265</text:p>
              </table:table-cell>
              <table:table-cell office:value-type="float" office:value="0.00215607880000002">
                <text:p>0.00215607880000002</text:p>
              </table:table-cell>
              <table:table-cell office:value-type="float" office:value="-0.00015997879999996">
                <text:p>-0.00015997879999996</text:p>
              </table:table-cell>
              <table:table-cell office:value-type="float" office:value="0.00145679720000003">
                <text:p>0.00145679720000003</text:p>
              </table:table-cell>
              <table:table-cell office:value-type="float" office:value="0.000260293500000008">
                <text:p>0.000260293500000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">
                <text:p>264</text:p>
              </table:table-cell>
              <table:table-cell office:value-type="float" office:value="0.0026559531">
                <text:p>0.0026559531</text:p>
              </table:table-cell>
              <table:table-cell office:value-type="float" office:value="0.000442117399999997">
                <text:p>0.000442117399999997</text:p>
              </table:table-cell>
              <table:table-cell office:value-type="float" office:value="0.00198745719999999">
                <text:p>0.00198745719999999</text:p>
              </table:table-cell>
              <table:table-cell office:value-type="float" office:value="0.00068467849999998">
                <text:p>0.0006846784999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">
                <text:p>263</text:p>
              </table:table-cell>
              <table:table-cell office:value-type="float" office:value="0.00231969360000001">
                <text:p>0.00231969360000001</text:p>
              </table:table-cell>
              <table:table-cell office:value-type="float" office:value="-0.000050604299999979">
                <text:p>-0.000050604299999979</text:p>
              </table:table-cell>
              <table:table-cell office:value-type="float" office:value="0.00261762740000004">
                <text:p>0.00261762740000004</text:p>
              </table:table-cell>
              <table:table-cell office:value-type="float" office:value="0.000273048900000017">
                <text:p>0.000273048900000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0.0020610392">
                <text:p>0.0020610392</text:p>
              </table:table-cell>
              <table:table-cell office:value-type="float" office:value="-0.000286847300000004">
                <text:p>-0.000286847300000004</text:p>
              </table:table-cell>
              <table:table-cell office:value-type="float" office:value="0.00133758780000004">
                <text:p>0.00133758780000004</text:p>
              </table:table-cell>
              <table:table-cell office:value-type="float" office:value="-0.000222504099999965">
                <text:p>-0.000222504099999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1">
                <text:p>261</text:p>
              </table:table-cell>
              <table:table-cell office:value-type="float" office:value="0.0023654401">
                <text:p>0.0023654401</text:p>
              </table:table-cell>
              <table:table-cell office:value-type="float" office:value="-0.000504076500000006">
                <text:p>-0.000504076500000006</text:p>
              </table:table-cell>
              <table:table-cell office:value-type="float" office:value="0.00147169829999999">
                <text:p>0.00147169829999999</text:p>
              </table:table-cell>
              <table:table-cell office:value-type="float" office:value="-0.000286221500000017">
                <text:p>-0.000286221500000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0">
                <text:p>260</text:p>
              </table:table-cell>
              <table:table-cell office:value-type="float" office:value="0.00207343700000001">
                <text:p>0.00207343700000001</text:p>
              </table:table-cell>
              <table:table-cell office:value-type="float" office:value="-0.00044336909999998">
                <text:p>-0.00044336909999998</text:p>
              </table:table-cell>
              <table:table-cell office:value-type="float" office:value="0.00203418730000005">
                <text:p>0.00203418730000005</text:p>
              </table:table-cell>
              <table:table-cell office:value-type="float" office:value="-0.0000672339999999716">
                <text:p>-0.0000672339999999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9">
                <text:p>259</text:p>
              </table:table-cell>
              <table:table-cell office:value-type="float" office:value="0.00243473049999998">
                <text:p>0.00243473049999998</text:p>
              </table:table-cell>
              <table:table-cell office:value-type="float" office:value="-0.000376373600000035">
                <text:p>-0.000376373600000035</text:p>
              </table:table-cell>
              <table:table-cell office:value-type="float" office:value="0.00151607389999997">
                <text:p>0.00151607389999997</text:p>
              </table:table-cell>
              <table:table-cell office:value-type="float" office:value="-0.000587552800000002">
                <text:p>-0.000587552800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">
                <text:p>258</text:p>
              </table:table-cell>
              <table:table-cell office:value-type="float" office:value="0.00250089170000001">
                <text:p>0.00250089170000001</text:p>
              </table:table-cell>
              <table:table-cell office:value-type="float" office:value="-0.000269085099999955">
                <text:p>-0.000269085099999955</text:p>
              </table:table-cell>
              <table:table-cell office:value-type="float" office:value="0.00168529160000003">
                <text:p>0.00168529160000003</text:p>
              </table:table-cell>
              <table:table-cell office:value-type="float" office:value="-0.000161766999999979">
                <text:p>-0.0001617669999999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0.00251233579999999">
                <text:p>0.00251233579999999</text:p>
              </table:table-cell>
              <table:table-cell office:value-type="float" office:value="-0.000152647500000047">
                <text:p>-0.000152647500000047</text:p>
              </table:table-cell>
              <table:table-cell office:value-type="float" office:value="0.00191631909999995">
                <text:p>0.00191631909999995</text:p>
              </table:table-cell>
              <table:table-cell office:value-type="float" office:value="-0.00071033840000001">
                <text:p>-0.0007103384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0.00320801140000004">
                <text:p>0.00320801140000004</text:p>
              </table:table-cell>
              <table:table-cell office:value-type="float" office:value="-0.000076562099999955">
                <text:p>-0.000076562099999955</text:p>
              </table:table-cell>
              <table:table-cell office:value-type="float" office:value="0.00157481440000001">
                <text:p>0.00157481440000001</text:p>
              </table:table-cell>
              <table:table-cell office:value-type="float" office:value="0.000817477700000013">
                <text:p>0.000817477700000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0.00274688000000001">
                <text:p>0.00274688000000001</text:p>
              </table:table-cell>
              <table:table-cell office:value-type="float" office:value="0.000144213399999982">
                <text:p>0.000144213399999982</text:p>
              </table:table-cell>
              <table:table-cell office:value-type="float" office:value="0.00312536950000003">
                <text:p>0.00312536950000003</text:p>
              </table:table-cell>
              <table:table-cell office:value-type="float" office:value="0.000961959299999982">
                <text:p>0.0009619592999999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0.0030297339">
                <text:p>0.0030297339</text:p>
              </table:table-cell>
              <table:table-cell office:value-type="float" office:value="0.000666886499999964">
                <text:p>0.000666886499999964</text:p>
              </table:table-cell>
              <table:table-cell office:value-type="float" office:value="0.0031636357">
                <text:p>0.0031636357</text:p>
              </table:table-cell>
              <table:table-cell office:value-type="float" office:value="0.0010221004">
                <text:p>0.0010221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">
                <text:p>253</text:p>
              </table:table-cell>
              <table:table-cell office:value-type="float" office:value="0.00285428770000001">
                <text:p>0.00285428770000001</text:p>
              </table:table-cell>
              <table:table-cell office:value-type="float" office:value="0.000585794500000014">
                <text:p>0.000585794500000014</text:p>
              </table:table-cell>
              <table:table-cell office:value-type="float" office:value="0.00305014850000002">
                <text:p>0.00305014850000002</text:p>
              </table:table-cell>
              <table:table-cell office:value-type="float" office:value="0.00114077330000001">
                <text:p>0.0011407733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0.00323027370000001">
                <text:p>0.00323027370000001</text:p>
              </table:table-cell>
              <table:table-cell office:value-type="float" office:value="0.000388056000000026">
                <text:p>0.000388056000000026</text:p>
              </table:table-cell>
              <table:table-cell office:value-type="float" office:value="0.0036399365">
                <text:p>0.0036399365</text:p>
              </table:table-cell>
              <table:table-cell office:value-type="float" office:value="0.00168463590000001">
                <text:p>0.0016846359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0.0034363865">
                <text:p>0.0034363865</text:p>
              </table:table-cell>
              <table:table-cell office:value-type="float" office:value="0.000657111399999966">
                <text:p>0.000657111399999966</text:p>
              </table:table-cell>
              <table:table-cell office:value-type="float" office:value="0.00415757289999996">
                <text:p>0.00415757289999996</text:p>
              </table:table-cell>
              <table:table-cell office:value-type="float" office:value="0.0019776225">
                <text:p>0.0019776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0.00343790650000003">
                <text:p>0.00343790650000003</text:p>
              </table:table-cell>
              <table:table-cell office:value-type="float" office:value="0.000450432300000025">
                <text:p>0.000450432300000025</text:p>
              </table:table-cell>
              <table:table-cell office:value-type="float" office:value="0.00399473310000004">
                <text:p>0.00399473310000004</text:p>
              </table:table-cell>
              <table:table-cell office:value-type="float" office:value="0.00148206950000002">
                <text:p>0.0014820695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">
                <text:p>249</text:p>
              </table:table-cell>
              <table:table-cell office:value-type="float" office:value="0.00306361910000003">
                <text:p>0.00306361910000003</text:p>
              </table:table-cell>
              <table:table-cell office:value-type="float" office:value="0.00047519800000001">
                <text:p>0.00047519800000001</text:p>
              </table:table-cell>
              <table:table-cell office:value-type="float" office:value="0.0038280785">
                <text:p>0.0038280785</text:p>
              </table:table-cell>
              <table:table-cell office:value-type="float" office:value="0.00124713780000002">
                <text:p>0.0012471378000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0.00300604109999997">
                <text:p>0.00300604109999997</text:p>
              </table:table-cell>
              <table:table-cell office:value-type="float" office:value="0.000595808099999984">
                <text:p>0.000595808099999984</text:p>
              </table:table-cell>
              <table:table-cell office:value-type="float" office:value="0.00482475759999995">
                <text:p>0.00482475759999995</text:p>
              </table:table-cell>
              <table:table-cell office:value-type="float" office:value="0.00144490599999997">
                <text:p>0.001444905999999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">
                <text:p>247</text:p>
              </table:table-cell>
              <table:table-cell office:value-type="float" office:value="0.00335299970000003">
                <text:p>0.00335299970000003</text:p>
              </table:table-cell>
              <table:table-cell office:value-type="float" office:value="0.00121825930000002">
                <text:p>0.00121825930000002</text:p>
              </table:table-cell>
              <table:table-cell office:value-type="float" office:value="0.00516054030000002">
                <text:p>0.00516054030000002</text:p>
              </table:table-cell>
              <table:table-cell office:value-type="float" office:value="0.00213363760000002">
                <text:p>0.00213363760000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0.00377076869999998">
                <text:p>0.00377076869999998</text:p>
              </table:table-cell>
              <table:table-cell office:value-type="float" office:value="0.00109189749999999">
                <text:p>0.00109189749999999</text:p>
              </table:table-cell>
              <table:table-cell office:value-type="float" office:value="0.00488743189999996">
                <text:p>0.00488743189999996</text:p>
              </table:table-cell>
              <table:table-cell office:value-type="float" office:value="0.00250947479999997">
                <text:p>0.00250947479999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0.00389835240000003">
                <text:p>0.00389835240000003</text:p>
              </table:table-cell>
              <table:table-cell office:value-type="float" office:value="0.00164031990000002">
                <text:p>0.00164031990000002</text:p>
              </table:table-cell>
              <table:table-cell office:value-type="float" office:value="0.00548899180000001">
                <text:p>0.00548899180000001</text:p>
              </table:table-cell>
              <table:table-cell office:value-type="float" office:value="0.00305700310000001">
                <text:p>0.0030570031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0.00311183929999997">
                <text:p>0.00311183929999997</text:p>
              </table:table-cell>
              <table:table-cell office:value-type="float" office:value="0.0010953843">
                <text:p>0.0010953843</text:p>
              </table:table-cell>
              <table:table-cell office:value-type="float" office:value="0.00585770599999996">
                <text:p>0.00585770599999996</text:p>
              </table:table-cell>
              <table:table-cell office:value-type="float" office:value="0.00302419059999998">
                <text:p>0.0030241905999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0.00386807319999999">
                <text:p>0.00386807319999999</text:p>
              </table:table-cell>
              <table:table-cell office:value-type="float" office:value="0.00245022770000003">
                <text:p>0.00245022770000003</text:p>
              </table:table-cell>
              <table:table-cell office:value-type="float" office:value="0.00694495440000004">
                <text:p>0.00694495440000004</text:p>
              </table:table-cell>
              <table:table-cell office:value-type="float" office:value="0.00317028159999999">
                <text:p>0.00317028159999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2">
                <text:p>242</text:p>
              </table:table-cell>
              <table:table-cell office:value-type="float" office:value="0.0036112667">
                <text:p>0.0036112667</text:p>
              </table:table-cell>
              <table:table-cell office:value-type="float" office:value="0.0020432473">
                <text:p>0.0020432473</text:p>
              </table:table-cell>
              <table:table-cell office:value-type="float" office:value="0.00817462810000003">
                <text:p>0.00817462810000003</text:p>
              </table:table-cell>
              <table:table-cell office:value-type="float" office:value="0.00491794950000002">
                <text:p>0.004917949500000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">
                <text:p>241</text:p>
              </table:table-cell>
              <table:table-cell office:value-type="float" office:value="0.00361788280000003">
                <text:p>0.00361788280000003</text:p>
              </table:table-cell>
              <table:table-cell office:value-type="float" office:value="0.00193005800000001">
                <text:p>0.00193005800000001</text:p>
              </table:table-cell>
              <table:table-cell office:value-type="float" office:value="0.0094521642">
                <text:p>0.0094521642</text:p>
              </table:table-cell>
              <table:table-cell office:value-type="float" office:value="0.00501206520000003">
                <text:p>0.00501206520000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0.00388535849999999">
                <text:p>0.00388535849999999</text:p>
              </table:table-cell>
              <table:table-cell office:value-type="float" office:value="0.0023786127">
                <text:p>0.0023786127</text:p>
              </table:table-cell>
              <table:table-cell office:value-type="float" office:value="0.011634916">
                <text:p>0.011634916</text:p>
              </table:table-cell>
              <table:table-cell office:value-type="float" office:value="0.00641721480000002">
                <text:p>0.00641721480000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9">
                <text:p>239</text:p>
              </table:table-cell>
              <table:table-cell office:value-type="float" office:value="0.00398564340000002">
                <text:p>0.00398564340000002</text:p>
              </table:table-cell>
              <table:table-cell office:value-type="float" office:value="0.0025644601">
                <text:p>0.0025644601</text:p>
              </table:table-cell>
              <table:table-cell office:value-type="float" office:value="0.0143151284">
                <text:p>0.0143151284</text:p>
              </table:table-cell>
              <table:table-cell office:value-type="float" office:value="0.00791320210000002">
                <text:p>0.00791320210000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0.00451919439999998">
                <text:p>0.00451919439999998</text:p>
              </table:table-cell>
              <table:table-cell office:value-type="float" office:value="0.00326645379999996">
                <text:p>0.00326645379999996</text:p>
              </table:table-cell>
              <table:table-cell office:value-type="float" office:value="0.0176585913">
                <text:p>0.0176585913</text:p>
              </table:table-cell>
              <table:table-cell office:value-type="float" office:value="0.0102724731">
                <text:p>0.01027247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7">
                <text:p>237</text:p>
              </table:table-cell>
              <table:table-cell office:value-type="float" office:value="0.00518250469999998">
                <text:p>0.00518250469999998</text:p>
              </table:table-cell>
              <table:table-cell office:value-type="float" office:value="0.0042645932">
                <text:p>0.0042645932</text:p>
              </table:table-cell>
              <table:table-cell office:value-type="float" office:value="0.0226828456">
                <text:p>0.0226828456</text:p>
              </table:table-cell>
              <table:table-cell office:value-type="float" office:value="0.0134493113">
                <text:p>0.0134493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0.00551396609999999">
                <text:p>0.00551396609999999</text:p>
              </table:table-cell>
              <table:table-cell office:value-type="float" office:value="0.00479289890000001">
                <text:p>0.00479289890000001</text:p>
              </table:table-cell>
              <table:table-cell office:value-type="float" office:value="0.0288692713">
                <text:p>0.0288692713</text:p>
              </table:table-cell>
              <table:table-cell office:value-type="float" office:value="0.0154342949">
                <text:p>0.01543429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5">
                <text:p>235</text:p>
              </table:table-cell>
              <table:table-cell office:value-type="float" office:value="0.00555932519999997">
                <text:p>0.00555932519999997</text:p>
              </table:table-cell>
              <table:table-cell office:value-type="float" office:value="0.0053091347">
                <text:p>0.0053091347</text:p>
              </table:table-cell>
              <table:table-cell office:value-type="float" office:value="0.0351942778">
                <text:p>0.0351942778</text:p>
              </table:table-cell>
              <table:table-cell office:value-type="float" office:value="0.0199880898">
                <text:p>0.0199880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4">
                <text:p>234</text:p>
              </table:table-cell>
              <table:table-cell office:value-type="float" office:value="0.00679668779999998">
                <text:p>0.00679668779999998</text:p>
              </table:table-cell>
              <table:table-cell office:value-type="float" office:value="0.00681111219999997">
                <text:p>0.00681111219999997</text:p>
              </table:table-cell>
              <table:table-cell office:value-type="float" office:value="0.0451426208">
                <text:p>0.0451426208</text:p>
              </table:table-cell>
              <table:table-cell office:value-type="float" office:value="0.0255816877">
                <text:p>0.02558168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0.00840720539999995">
                <text:p>0.00840720539999995</text:p>
              </table:table-cell>
              <table:table-cell office:value-type="float" office:value="0.00889596339999998">
                <text:p>0.00889596339999998</text:p>
              </table:table-cell>
              <table:table-cell office:value-type="float" office:value="0.0569552481">
                <text:p>0.0569552481</text:p>
              </table:table-cell>
              <table:table-cell office:value-type="float" office:value="0.0322520434999999">
                <text:p>0.0322520434999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2">
                <text:p>232</text:p>
              </table:table-cell>
              <table:table-cell office:value-type="float" office:value="0.0103097558">
                <text:p>0.0103097558</text:p>
              </table:table-cell>
              <table:table-cell office:value-type="float" office:value="0.0116330981">
                <text:p>0.0116330981</text:p>
              </table:table-cell>
              <table:table-cell office:value-type="float" office:value="0.0726489127">
                <text:p>0.0726489127</text:p>
              </table:table-cell>
              <table:table-cell office:value-type="float" office:value="0.0414154232">
                <text:p>0.04141542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.012736559">
                <text:p>0.012736559</text:p>
              </table:table-cell>
              <table:table-cell office:value-type="float" office:value="0.0140511394">
                <text:p>0.0140511394</text:p>
              </table:table-cell>
              <table:table-cell office:value-type="float" office:value="0.0906231404000001">
                <text:p>0.0906231404000001</text:p>
              </table:table-cell>
              <table:table-cell office:value-type="float" office:value="0.0520691276">
                <text:p>0.0520691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0.0158680082">
                <text:p>0.0158680082</text:p>
              </table:table-cell>
              <table:table-cell office:value-type="float" office:value="0.0186495781">
                <text:p>0.0186495781</text:p>
              </table:table-cell>
              <table:table-cell office:value-type="float" office:value="0.114149034">
                <text:p>0.114149034</text:p>
              </table:table-cell>
              <table:table-cell office:value-type="float" office:value="0.0648857355">
                <text:p>0.06488573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">
                <text:p>229</text:p>
              </table:table-cell>
              <table:table-cell office:value-type="float" office:value="0.0205178856">
                <text:p>0.0205178856</text:p>
              </table:table-cell>
              <table:table-cell office:value-type="float" office:value="0.0240437388">
                <text:p>0.0240437388</text:p>
              </table:table-cell>
              <table:table-cell office:value-type="float" office:value="0.1420872807">
                <text:p>0.1420872807</text:p>
              </table:table-cell>
              <table:table-cell office:value-type="float" office:value="0.0813169479">
                <text:p>0.08131694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">
                <text:p>228</text:p>
              </table:table-cell>
              <table:table-cell office:value-type="float" office:value="0.0266318917">
                <text:p>0.0266318917</text:p>
              </table:table-cell>
              <table:table-cell office:value-type="float" office:value="0.0315044522000001">
                <text:p>0.0315044522000001</text:p>
              </table:table-cell>
              <table:table-cell office:value-type="float" office:value="0.1759682894">
                <text:p>0.1759682894</text:p>
              </table:table-cell>
              <table:table-cell office:value-type="float" office:value="0.1015909314">
                <text:p>0.10159093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7">
                <text:p>227</text:p>
              </table:table-cell>
              <table:table-cell office:value-type="float" office:value="0.0357271433">
                <text:p>0.0357271433</text:p>
              </table:table-cell>
              <table:table-cell office:value-type="float" office:value="0.0421860218">
                <text:p>0.0421860218</text:p>
              </table:table-cell>
              <table:table-cell office:value-type="float" office:value="0.2167240977">
                <text:p>0.2167240977</text:p>
              </table:table-cell>
              <table:table-cell office:value-type="float" office:value="0.1272699833">
                <text:p>0.12726998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6">
                <text:p>226</text:p>
              </table:table-cell>
              <table:table-cell office:value-type="float" office:value="0.0475556253999999">
                <text:p>0.0475556253999999</text:p>
              </table:table-cell>
              <table:table-cell office:value-type="float" office:value="0.0551201105">
                <text:p>0.0551201105</text:p>
              </table:table-cell>
              <table:table-cell office:value-type="float" office:value="0.265391469">
                <text:p>0.265391469</text:p>
              </table:table-cell>
              <table:table-cell office:value-type="float" office:value="0.1578875184">
                <text:p>0.1578875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5">
                <text:p>225</text:p>
              </table:table-cell>
              <table:table-cell office:value-type="float" office:value="0.0647426843000001">
                <text:p>0.0647426843000001</text:p>
              </table:table-cell>
              <table:table-cell office:value-type="float" office:value="0.0727588534">
                <text:p>0.0727588534</text:p>
              </table:table-cell>
              <table:table-cell office:value-type="float" office:value="0.3228812217">
                <text:p>0.3228812217</text:p>
              </table:table-cell>
              <table:table-cell office:value-type="float" office:value="0.194959104">
                <text:p>0.194959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4">
                <text:p>224</text:p>
              </table:table-cell>
              <table:table-cell office:value-type="float" office:value="0.0874185562000001">
                <text:p>0.0874185562000001</text:p>
              </table:table-cell>
              <table:table-cell office:value-type="float" office:value="0.0965771079000001">
                <text:p>0.0965771079000001</text:p>
              </table:table-cell>
              <table:table-cell office:value-type="float" office:value="0.390865386">
                <text:p>0.390865386</text:p>
              </table:table-cell>
              <table:table-cell office:value-type="float" office:value="0.2393956781">
                <text:p>0.23939567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0.1195195317">
                <text:p>0.1195195317</text:p>
              </table:table-cell>
              <table:table-cell office:value-type="float" office:value="0.1284031868">
                <text:p>0.1284031868</text:p>
              </table:table-cell>
              <table:table-cell office:value-type="float" office:value="0.4703115224">
                <text:p>0.4703115224</text:p>
              </table:table-cell>
              <table:table-cell office:value-type="float" office:value="0.2961685061">
                <text:p>0.2961685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0.1641377211">
                <text:p>0.1641377211</text:p>
              </table:table-cell>
              <table:table-cell office:value-type="float" office:value="0.1711093784">
                <text:p>0.1711093784</text:p>
              </table:table-cell>
              <table:table-cell office:value-type="float" office:value="0.5632351044">
                <text:p>0.5632351044</text:p>
              </table:table-cell>
              <table:table-cell office:value-type="float" office:value="0.3646907214">
                <text:p>0.36469072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1">
                <text:p>221</text:p>
              </table:table-cell>
              <table:table-cell office:value-type="float" office:value="0.2241119744">
                <text:p>0.2241119744</text:p>
              </table:table-cell>
              <table:table-cell office:value-type="float" office:value="0.2291755084">
                <text:p>0.2291755084</text:p>
              </table:table-cell>
              <table:table-cell office:value-type="float" office:value="0.6717281934">
                <text:p>0.6717281934</text:p>
              </table:table-cell>
              <table:table-cell office:value-type="float" office:value="0.4468372464">
                <text:p>0.4468372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">
                <text:p>220</text:p>
              </table:table-cell>
              <table:table-cell office:value-type="float" office:value="0.3059658405">
                <text:p>0.3059658405</text:p>
              </table:table-cell>
              <table:table-cell office:value-type="float" office:value="0.3082912565">
                <text:p>0.3082912565</text:p>
              </table:table-cell>
              <table:table-cell office:value-type="float" office:value="0.8000290995">
                <text:p>0.8000290995</text:p>
              </table:table-cell>
              <table:table-cell office:value-type="float" office:value="0.5510845785">
                <text:p>0.5510845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20" chart:maximum="26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4cm" svg:y="3.454cm" style:legend-expansion="high" chart:style-name="ch2"/>
        <chart:plot-area chart:style-name="ch3" table:cell-range-address="00b_df_complete_background_subtracted_and_dropped.A2:00b_df_complete_background_subtracted_and_dropped.A131 00b_df_complete_background_subtracted_and_dropped.K1:00b_df_complete_background_subtracted_and_dropped.N131" chart:data-source-has-labels="row" svg:x="0.32cm" svg:y="0.18cm" svg:width="10.1cm" svg:height="8.64cm">
          <chart:coordinate-region svg:x="1.339cm" svg:y="0.38cm" svg:width="8.802cm" svg:height="7.8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00b_df_complete_background_subtracted_and_dropped.K2:00b_df_complete_background_subtracted_and_dropped.K131" chart:label-cell-address="00b_df_complete_background_subtracted_and_dropped.K1:00b_df_complete_background_subtracted_and_dropped.K1" chart:class="chart:scatter">
            <chart:domain table:cell-range-address="00b_df_complete_background_subtracted_and_dropped.A2:00b_df_complete_background_subtracted_and_dropped.A131"/>
            <chart:data-point chart:repeated="130"/>
          </chart:series>
          <chart:series chart:style-name="ch8" chart:values-cell-range-address="00b_df_complete_background_subtracted_and_dropped.L2:00b_df_complete_background_subtracted_and_dropped.L131" chart:label-cell-address="00b_df_complete_background_subtracted_and_dropped.L1:00b_df_complete_background_subtracted_and_dropped.L1" chart:class="chart:scatter">
            <chart:data-point chart:repeated="130"/>
          </chart:series>
          <chart:series chart:style-name="ch9" chart:values-cell-range-address="00b_df_complete_background_subtracted_and_dropped.M2:00b_df_complete_background_subtracted_and_dropped.M131" chart:label-cell-address="00b_df_complete_background_subtracted_and_dropped.M1:00b_df_complete_background_subtracted_and_dropped.M1" chart:class="chart:scatter">
            <chart:data-point chart:repeated="130"/>
          </chart:series>
          <chart:series chart:style-name="ch10" chart:values-cell-range-address="00b_df_complete_background_subtracted_and_dropped.N2:00b_df_complete_background_subtracted_and_dropped.N131" chart:label-cell-address="00b_df_complete_background_subtracted_and_dropped.N1:00b_df_complete_background_subtracted_and_dropped.N1" chart:class="chart:scatter">
            <chart:data-point chart:repeated="1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ank-x33-3.tsv</text:p>
                <draw:g>
                  <svg:desc>00b_df_complete_background_subtracted_and_dropped.K1:00b_df_complete_background_subtracted_and_dropped.K1</svg:desc>
                </draw:g>
              </table:table-cell>
              <table:table-cell office:value-type="string">
                <text:p>blank-x33-from-tube-9.tsv</text:p>
                <draw:g>
                  <svg:desc>00b_df_complete_background_subtracted_and_dropped.L1:00b_df_complete_background_subtracted_and_dropped.L1</svg:desc>
                </draw:g>
              </table:table-cell>
              <table:table-cell office:value-type="string">
                <text:p>blank-x33-stored-5.tsv</text:p>
                <draw:g>
                  <svg:desc>00b_df_complete_background_subtracted_and_dropped.M1:00b_df_complete_background_subtracted_and_dropped.M1</svg:desc>
                </draw:g>
              </table:table-cell>
              <table:table-cell office:value-type="string">
                <text:p>blank-x33-stored-7.tsv</text:p>
                <draw:g>
                  <svg:desc>00b_df_complete_background_subtracted_and_dropped.N1:00b_df_complete_background_subtracted_and_dropped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00b_df_complete_background_subtracted_and_dropped.A2:00b_df_complete_background_subtracted_and_dropped.A131</svg:desc>
                </draw:g>
              </table:table-cell>
              <table:table-cell office:value-type="float" office:value="-0.00153143700000001">
                <text:p>-0.00153143700000001</text:p>
                <draw:g>
                  <svg:desc>00b_df_complete_background_subtracted_and_dropped.K2:00b_df_complete_background_subtracted_and_dropped.K131</svg:desc>
                </draw:g>
              </table:table-cell>
              <table:table-cell office:value-type="float" office:value="-0.00263661890000001">
                <text:p>-0.00263661890000001</text:p>
                <draw:g>
                  <svg:desc>00b_df_complete_background_subtracted_and_dropped.L2:00b_df_complete_background_subtracted_and_dropped.L131</svg:desc>
                </draw:g>
              </table:table-cell>
              <table:table-cell office:value-type="float" office:value="-0.00112926960000001">
                <text:p>-0.00112926960000001</text:p>
                <draw:g>
                  <svg:desc>00b_df_complete_background_subtracted_and_dropped.M2:00b_df_complete_background_subtracted_and_dropped.M131</svg:desc>
                </draw:g>
              </table:table-cell>
              <table:table-cell office:value-type="float" office:value="-0.0026063919">
                <text:p>-0.0026063919</text:p>
                <draw:g>
                  <svg:desc>00b_df_complete_background_subtracted_and_dropped.N2:00b_df_complete_background_subtracted_and_dropped.N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0.00014220177999999">
                <text:p>0.00014220177999999</text:p>
              </table:table-cell>
              <table:table-cell office:value-type="float" office:value="-0.0019222498">
                <text:p>-0.0019222498</text:p>
              </table:table-cell>
              <table:table-cell office:value-type="float" office:value="0.00033430009999999">
                <text:p>0.00033430009999999</text:p>
              </table:table-cell>
              <table:table-cell office:value-type="float" office:value="-0.000153452159999998">
                <text:p>-0.00015345215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">
                <text:p>347</text:p>
              </table:table-cell>
              <table:table-cell office:value-type="float" office:value="-0.000673249370000004">
                <text:p>-0.000673249370000004</text:p>
              </table:table-cell>
              <table:table-cell office:value-type="float" office:value="-0.0008764416">
                <text:p>-0.0008764416</text:p>
              </table:table-cell>
              <table:table-cell office:value-type="float" office:value="0.000527948139999998">
                <text:p>0.000527948139999998</text:p>
              </table:table-cell>
              <table:table-cell office:value-type="float" office:value="-0.000822268430000009">
                <text:p>-0.00082226843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">
                <text:p>346</text:p>
              </table:table-cell>
              <table:table-cell office:value-type="float" office:value="-0.000702545050000003">
                <text:p>-0.000702545050000003</text:p>
              </table:table-cell>
              <table:table-cell office:value-type="float" office:value="-0.00195628404999999">
                <text:p>-0.00195628404999999</text:p>
              </table:table-cell>
              <table:table-cell office:value-type="float" office:value="0.00163064897">
                <text:p>0.00163064897</text:p>
              </table:table-cell>
              <table:table-cell office:value-type="float" office:value="-0.000242538749999993">
                <text:p>-0.000242538749999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-0.000151880090000001">
                <text:p>-0.000151880090000001</text:p>
              </table:table-cell>
              <table:table-cell office:value-type="float" office:value="-0.00211985409">
                <text:p>-0.00211985409</text:p>
              </table:table-cell>
              <table:table-cell office:value-type="float" office:value="-0.000199273230000005">
                <text:p>-0.000199273230000005</text:p>
              </table:table-cell>
              <table:table-cell office:value-type="float" office:value="-0.00108945370000001">
                <text:p>-0.0010894537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  <table:table-cell office:value-type="float" office:value="-0.000899508600000001">
                <text:p>-0.000899508600000001</text:p>
              </table:table-cell>
              <table:table-cell office:value-type="float" office:value="-0.00187093765">
                <text:p>-0.00187093765</text:p>
              </table:table-cell>
              <table:table-cell office:value-type="float" office:value="0.000370465220000005">
                <text:p>0.000370465220000005</text:p>
              </table:table-cell>
              <table:table-cell office:value-type="float" office:value="-0.000265359879999996">
                <text:p>-0.00026535987999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  <table:table-cell office:value-type="float" office:value="-0.000480957330000004">
                <text:p>-0.000480957330000004</text:p>
              </table:table-cell>
              <table:table-cell office:value-type="float" office:value="-0.001011163">
                <text:p>-0.001011163</text:p>
              </table:table-cell>
              <table:table-cell office:value-type="float" office:value="0.000985063610000003">
                <text:p>0.000985063610000003</text:p>
              </table:table-cell>
              <table:table-cell office:value-type="float" office:value="-0.000799879429999997">
                <text:p>-0.000799879429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  <table:table-cell office:value-type="float" office:value="0.000250346960000009">
                <text:p>0.000250346960000009</text:p>
              </table:table-cell>
              <table:table-cell office:value-type="float" office:value="-0.00184869766">
                <text:p>-0.00184869766</text:p>
              </table:table-cell>
              <table:table-cell office:value-type="float" office:value="0.000343009830000005">
                <text:p>0.000343009830000005</text:p>
              </table:table-cell>
              <table:table-cell office:value-type="float" office:value="-0.00113412737999999">
                <text:p>-0.00113412737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">
                <text:p>341</text:p>
              </table:table-cell>
              <table:table-cell office:value-type="float" office:value="0.000272504989999992">
                <text:p>0.000272504989999992</text:p>
              </table:table-cell>
              <table:table-cell office:value-type="float" office:value="-0.000660382210000005">
                <text:p>-0.000660382210000005</text:p>
              </table:table-cell>
              <table:table-cell office:value-type="float" office:value="0.000915400679999998">
                <text:p>0.000915400679999998</text:p>
              </table:table-cell>
              <table:table-cell office:value-type="float" office:value="-0.00070278347000001">
                <text:p>-0.00070278347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00039547681999999">
                <text:p>0.00039547681999999</text:p>
              </table:table-cell>
              <table:table-cell office:value-type="float" office:value="-0.00262015313000001">
                <text:p>-0.00262015313000001</text:p>
              </table:table-cell>
              <table:table-cell office:value-type="float" office:value="0.000777289249999993">
                <text:p>0.000777289249999993</text:p>
              </table:table-cell>
              <table:table-cell office:value-type="float" office:value="-0.00125268101000001">
                <text:p>-0.00125268101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">
                <text:p>339</text:p>
              </table:table-cell>
              <table:table-cell office:value-type="float" office:value="-0.000198260000000006">
                <text:p>-0.000198260000000006</text:p>
              </table:table-cell>
              <table:table-cell office:value-type="float" office:value="-0.00116756559">
                <text:p>-0.00116756559</text:p>
              </table:table-cell>
              <table:table-cell office:value-type="float" office:value="0.00137184559999999">
                <text:p>0.00137184559999999</text:p>
              </table:table-cell>
              <table:table-cell office:value-type="float" office:value="-0.00200502575">
                <text:p>-0.00200502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-0.000550508500000005">
                <text:p>-0.000550508500000005</text:p>
              </table:table-cell>
              <table:table-cell office:value-type="float" office:value="-0.00238866359000001">
                <text:p>-0.00238866359000001</text:p>
              </table:table-cell>
              <table:table-cell office:value-type="float" office:value="0.00089619313">
                <text:p>0.00089619313</text:p>
              </table:table-cell>
              <table:table-cell office:value-type="float" office:value="-0.000998273500000008">
                <text:p>-0.000998273500000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0.000734537899999999">
                <text:p>0.000734537899999999</text:p>
              </table:table-cell>
              <table:table-cell office:value-type="float" office:value="-0.00162506844">
                <text:p>-0.00162506844</text:p>
              </table:table-cell>
              <table:table-cell office:value-type="float" office:value="-0.000196702699999995">
                <text:p>-0.000196702699999995</text:p>
              </table:table-cell>
              <table:table-cell office:value-type="float" office:value="-0.00168451661999999">
                <text:p>-0.00168451661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0.00186183300000001">
                <text:p>0.00186183300000001</text:p>
              </table:table-cell>
              <table:table-cell office:value-type="float" office:value="-0.000504612919999994">
                <text:p>-0.000504612919999994</text:p>
              </table:table-cell>
              <table:table-cell office:value-type="float" office:value="0.000851213900000009">
                <text:p>0.000851213900000009</text:p>
              </table:table-cell>
              <table:table-cell office:value-type="float" office:value="-0.000257737899999999">
                <text:p>-0.0002577378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-0.000612586700000001">
                <text:p>-0.000612586700000001</text:p>
              </table:table-cell>
              <table:table-cell office:value-type="float" office:value="-0.00213123109999999">
                <text:p>-0.00213123109999999</text:p>
              </table:table-cell>
              <table:table-cell office:value-type="float" office:value="0.000335209099999997">
                <text:p>0.000335209099999997</text:p>
              </table:table-cell>
              <table:table-cell office:value-type="float" office:value="-0.0022752508">
                <text:p>-0.0022752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0.000239633000000003">
                <text:p>0.000239633000000003</text:p>
              </table:table-cell>
              <table:table-cell office:value-type="float" office:value="-0.00259978329999999">
                <text:p>-0.00259978329999999</text:p>
              </table:table-cell>
              <table:table-cell office:value-type="float" office:value="-0.000622123500000002">
                <text:p>-0.000622123500000002</text:p>
              </table:table-cell>
              <table:table-cell office:value-type="float" office:value="-0.0018291399">
                <text:p>-0.0018291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0.000378832199999998">
                <text:p>0.000378832199999998</text:p>
              </table:table-cell>
              <table:table-cell office:value-type="float" office:value="-0.00267918410000001">
                <text:p>-0.00267918410000001</text:p>
              </table:table-cell>
              <table:table-cell office:value-type="float" office:value="0.000865153999999993">
                <text:p>0.000865153999999993</text:p>
              </table:table-cell>
              <table:table-cell office:value-type="float" office:value="-0.00157943370000001">
                <text:p>-0.0015794337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0.000849753599999989">
                <text:p>0.000849753599999989</text:p>
              </table:table-cell>
              <table:table-cell office:value-type="float" office:value="-0.00267858800000001">
                <text:p>-0.00267858800000001</text:p>
              </table:table-cell>
              <table:table-cell office:value-type="float" office:value="0.00122344499999999">
                <text:p>0.00122344499999999</text:p>
              </table:table-cell>
              <table:table-cell office:value-type="float" office:value="-0.000870607800000006">
                <text:p>-0.000870607800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0.0010847375">
                <text:p>0.0010847375</text:p>
              </table:table-cell>
              <table:table-cell office:value-type="float" office:value="-0.0012029856">
                <text:p>-0.0012029856</text:p>
              </table:table-cell>
              <table:table-cell office:value-type="float" office:value="0.000491015600000005">
                <text:p>0.000491015600000005</text:p>
              </table:table-cell>
              <table:table-cell office:value-type="float" office:value="-0.000611767099999994">
                <text:p>-0.0006117670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0.0000712424000000045">
                <text:p>0.0000712424000000045</text:p>
              </table:table-cell>
              <table:table-cell office:value-type="float" office:value="-0.0027827919">
                <text:p>-0.0027827919</text:p>
              </table:table-cell>
              <table:table-cell office:value-type="float" office:value="-0.0000315382999999947">
                <text:p>-0.0000315382999999947</text:p>
              </table:table-cell>
              <table:table-cell office:value-type="float" office:value="-0.001399912">
                <text:p>-0.001399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">
                <text:p>329</text:p>
              </table:table-cell>
              <table:table-cell office:value-type="float" office:value="-0.000639438700000009">
                <text:p>-0.000639438700000009</text:p>
              </table:table-cell>
              <table:table-cell office:value-type="float" office:value="-0.002457656">
                <text:p>-0.002457656</text:p>
              </table:table-cell>
              <table:table-cell office:value-type="float" office:value="-0.000734195100000001">
                <text:p>-0.000734195100000001</text:p>
              </table:table-cell>
              <table:table-cell office:value-type="float" office:value="-0.0021667257">
                <text:p>-0.0021667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">
                <text:p>328</text:p>
              </table:table-cell>
              <table:table-cell office:value-type="float" office:value="-0.000594176400000007">
                <text:p>-0.000594176400000007</text:p>
              </table:table-cell>
              <table:table-cell office:value-type="float" office:value="-0.0018390268">
                <text:p>-0.0018390268</text:p>
              </table:table-cell>
              <table:table-cell office:value-type="float" office:value="-0.000426277500000002">
                <text:p>-0.000426277500000002</text:p>
              </table:table-cell>
              <table:table-cell office:value-type="float" office:value="-0.0023767725">
                <text:p>-0.0023767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7">
                <text:p>327</text:p>
              </table:table-cell>
              <table:table-cell office:value-type="float" office:value="0.000467889100000007">
                <text:p>0.000467889100000007</text:p>
              </table:table-cell>
              <table:table-cell office:value-type="float" office:value="-0.0019239038">
                <text:p>-0.0019239038</text:p>
              </table:table-cell>
              <table:table-cell office:value-type="float" office:value="0.0013969392">
                <text:p>0.0013969392</text:p>
              </table:table-cell>
              <table:table-cell office:value-type="float" office:value="0.0000002012000000079">
                <text:p>0.0000002012000000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">
                <text:p>326</text:p>
              </table:table-cell>
              <table:table-cell office:value-type="float" office:value="0.000623129299999997">
                <text:p>0.000623129299999997</text:p>
              </table:table-cell>
              <table:table-cell office:value-type="float" office:value="-0.00167988249999999">
                <text:p>-0.00167988249999999</text:p>
              </table:table-cell>
              <table:table-cell office:value-type="float" office:value="-0.000740379099999994">
                <text:p>-0.000740379099999994</text:p>
              </table:table-cell>
              <table:table-cell office:value-type="float" office:value="0.000155501000000002">
                <text:p>0.0001555010000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0.00112292920000001">
                <text:p>0.00112292920000001</text:p>
              </table:table-cell>
              <table:table-cell office:value-type="float" office:value="-0.0017845854">
                <text:p>-0.0017845854</text:p>
              </table:table-cell>
              <table:table-cell office:value-type="float" office:value="-0.0000446437999999938">
                <text:p>-0.0000446437999999938</text:p>
              </table:table-cell>
              <table:table-cell office:value-type="float" office:value="-0.00122090429999999">
                <text:p>-0.0012209042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4">
                <text:p>324</text:p>
              </table:table-cell>
              <table:table-cell office:value-type="float" office:value="0.00167646260000001">
                <text:p>0.00167646260000001</text:p>
              </table:table-cell>
              <table:table-cell office:value-type="float" office:value="-0.000467523899999989">
                <text:p>-0.000467523899999989</text:p>
              </table:table-cell>
              <table:table-cell office:value-type="float" office:value="0.00189591200000001">
                <text:p>0.00189591200000001</text:p>
              </table:table-cell>
              <table:table-cell office:value-type="float" office:value="0.000253692300000011">
                <text:p>0.000253692300000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">
                <text:p>323</text:p>
              </table:table-cell>
              <table:table-cell office:value-type="float" office:value="0.0008709878">
                <text:p>0.0008709878</text:p>
              </table:table-cell>
              <table:table-cell office:value-type="float" office:value="-0.0012805015">
                <text:p>-0.0012805015</text:p>
              </table:table-cell>
              <table:table-cell office:value-type="float" office:value="0.000682048500000004">
                <text:p>0.000682048500000004</text:p>
              </table:table-cell>
              <table:table-cell office:value-type="float" office:value="-0.000859551100000008">
                <text:p>-0.00085955110000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">
                <text:p>322</text:p>
              </table:table-cell>
              <table:table-cell office:value-type="float" office:value="-0.0000809355999999983">
                <text:p>-0.0000809355999999983</text:p>
              </table:table-cell>
              <table:table-cell office:value-type="float" office:value="-0.001543723">
                <text:p>-0.001543723</text:p>
              </table:table-cell>
              <table:table-cell office:value-type="float" office:value="0.0010587722">
                <text:p>0.0010587722</text:p>
              </table:table-cell>
              <table:table-cell office:value-type="float" office:value="-0.0013319626">
                <text:p>-0.0013319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">
                <text:p>321</text:p>
              </table:table-cell>
              <table:table-cell office:value-type="float" office:value="0.000173807200000001">
                <text:p>0.000173807200000001</text:p>
              </table:table-cell>
              <table:table-cell office:value-type="float" office:value="-0.0012059957">
                <text:p>-0.0012059957</text:p>
              </table:table-cell>
              <table:table-cell office:value-type="float" office:value="0.000759780399999993">
                <text:p>0.000759780399999993</text:p>
              </table:table-cell>
              <table:table-cell office:value-type="float" office:value="-0.001441732">
                <text:p>-0.001441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0.000113390399999996">
                <text:p>0.000113390399999996</text:p>
              </table:table-cell>
              <table:table-cell office:value-type="float" office:value="-0.0018928349">
                <text:p>-0.0018928349</text:p>
              </table:table-cell>
              <table:table-cell office:value-type="float" office:value="-0.000212863100000002">
                <text:p>-0.000212863100000002</text:p>
              </table:table-cell>
              <table:table-cell office:value-type="float" office:value="-0.00172450389999999">
                <text:p>-0.0017245038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">
                <text:p>319</text:p>
              </table:table-cell>
              <table:table-cell office:value-type="float" office:value="0.000851549199999996">
                <text:p>0.000851549199999996</text:p>
              </table:table-cell>
              <table:table-cell office:value-type="float" office:value="-0.002620779">
                <text:p>-0.002620779</text:p>
              </table:table-cell>
              <table:table-cell office:value-type="float" office:value="0.000663414599999995">
                <text:p>0.000663414599999995</text:p>
              </table:table-cell>
              <table:table-cell office:value-type="float" office:value="-0.00171956420000001">
                <text:p>-0.0017195642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">
                <text:p>318</text:p>
              </table:table-cell>
              <table:table-cell office:value-type="float" office:value="0.000796541600000006">
                <text:p>0.000796541600000006</text:p>
              </table:table-cell>
              <table:table-cell office:value-type="float" office:value="-0.00148441639999999">
                <text:p>-0.00148441639999999</text:p>
              </table:table-cell>
              <table:table-cell office:value-type="float" office:value="-0.0000737905999999983">
                <text:p>-0.0000737905999999983</text:p>
              </table:table-cell>
              <table:table-cell office:value-type="float" office:value="-0.000685974999999992">
                <text:p>-0.000685974999999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">
                <text:p>317</text:p>
              </table:table-cell>
              <table:table-cell office:value-type="float" office:value="-0.000412084100000001">
                <text:p>-0.000412084100000001</text:p>
              </table:table-cell>
              <table:table-cell office:value-type="float" office:value="-0.0023979693">
                <text:p>-0.0023979693</text:p>
              </table:table-cell>
              <table:table-cell office:value-type="float" office:value="-0.000717334399999992">
                <text:p>-0.000717334399999992</text:p>
              </table:table-cell>
              <table:table-cell office:value-type="float" office:value="-0.0016818493">
                <text:p>-0.0016818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">
                <text:p>316</text:p>
              </table:table-cell>
              <table:table-cell office:value-type="float" office:value="0.000101849400000006">
                <text:p>0.000101849400000006</text:p>
              </table:table-cell>
              <table:table-cell office:value-type="float" office:value="-0.0017321929">
                <text:p>-0.0017321929</text:p>
              </table:table-cell>
              <table:table-cell office:value-type="float" office:value="0.000576868600000002">
                <text:p>0.000576868600000002</text:p>
              </table:table-cell>
              <table:table-cell office:value-type="float" office:value="-0.0016829297">
                <text:p>-0.0016829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">
                <text:p>315</text:p>
              </table:table-cell>
              <table:table-cell office:value-type="float" office:value="0.0013331473">
                <text:p>0.0013331473</text:p>
              </table:table-cell>
              <table:table-cell office:value-type="float" office:value="-0.0010246038">
                <text:p>-0.0010246038</text:p>
              </table:table-cell>
              <table:table-cell office:value-type="float" office:value="0.00119751700000001">
                <text:p>0.00119751700000001</text:p>
              </table:table-cell>
              <table:table-cell office:value-type="float" office:value="-0.000560559299999999">
                <text:p>-0.0005605592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  <table:table-cell office:value-type="float" office:value="-0.000735998200000004">
                <text:p>-0.000735998200000004</text:p>
              </table:table-cell>
              <table:table-cell office:value-type="float" office:value="-0.00287844990000001">
                <text:p>-0.00287844990000001</text:p>
              </table:table-cell>
              <table:table-cell office:value-type="float" office:value="-0.000479221400000007">
                <text:p>-0.000479221400000007</text:p>
              </table:table-cell>
              <table:table-cell office:value-type="float" office:value="-0.0028228015">
                <text:p>-0.0028228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">
                <text:p>313</text:p>
              </table:table-cell>
              <table:table-cell office:value-type="float" office:value="0.000141322600000007">
                <text:p>0.000141322600000007</text:p>
              </table:table-cell>
              <table:table-cell office:value-type="float" office:value="-0.001905635">
                <text:p>-0.001905635</text:p>
              </table:table-cell>
              <table:table-cell office:value-type="float" office:value="0.000534869699999996">
                <text:p>0.000534869699999996</text:p>
              </table:table-cell>
              <table:table-cell office:value-type="float" office:value="-0.0010505691">
                <text:p>-0.0010505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0.0010231138">
                <text:p>0.0010231138</text:p>
              </table:table-cell>
              <table:table-cell office:value-type="float" office:value="-0.0017265677">
                <text:p>-0.0017265677</text:p>
              </table:table-cell>
              <table:table-cell office:value-type="float" office:value="0.00118508940000001">
                <text:p>0.00118508940000001</text:p>
              </table:table-cell>
              <table:table-cell office:value-type="float" office:value="-0.0018542409">
                <text:p>-0.0018542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  <table:table-cell office:value-type="float" office:value="-0.0010012388">
                <text:p>-0.0010012388</text:p>
              </table:table-cell>
              <table:table-cell office:value-type="float" office:value="-0.00364226100000001">
                <text:p>-0.00364226100000001</text:p>
              </table:table-cell>
              <table:table-cell office:value-type="float" office:value="-0.00118914249999999">
                <text:p>-0.00118914249999999</text:p>
              </table:table-cell>
              <table:table-cell office:value-type="float" office:value="-0.00301788">
                <text:p>-0.00301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0.0003960878">
                <text:p>0.0003960878</text:p>
              </table:table-cell>
              <table:table-cell office:value-type="float" office:value="-0.0026545077">
                <text:p>-0.0026545077</text:p>
              </table:table-cell>
              <table:table-cell office:value-type="float" office:value="-0.000499159100000007">
                <text:p>-0.000499159100000007</text:p>
              </table:table-cell>
              <table:table-cell office:value-type="float" office:value="-0.00234535329999999">
                <text:p>-0.0023453532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  <table:table-cell office:value-type="float" office:value="-0.000278264299999997">
                <text:p>-0.000278264299999997</text:p>
              </table:table-cell>
              <table:table-cell office:value-type="float" office:value="-0.00275237859999999">
                <text:p>-0.00275237859999999</text:p>
              </table:table-cell>
              <table:table-cell office:value-type="float" office:value="0.0000848174000000201">
                <text:p>0.0000848174000000201</text:p>
              </table:table-cell>
              <table:table-cell office:value-type="float" office:value="-0.00135426219999998">
                <text:p>-0.0013542621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">
                <text:p>308</text:p>
              </table:table-cell>
              <table:table-cell office:value-type="float" office:value="0.000470831999999977">
                <text:p>0.000470831999999977</text:p>
              </table:table-cell>
              <table:table-cell office:value-type="float" office:value="-0.00209163880000002">
                <text:p>-0.00209163880000002</text:p>
              </table:table-cell>
              <table:table-cell office:value-type="float" office:value="-0.000340253200000001">
                <text:p>-0.000340253200000001</text:p>
              </table:table-cell>
              <table:table-cell office:value-type="float" office:value="-0.00120735920000001">
                <text:p>-0.0012073592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  <table:table-cell office:value-type="float" office:value="0.000521361800000009">
                <text:p>0.000521361800000009</text:p>
              </table:table-cell>
              <table:table-cell office:value-type="float" office:value="-0.00166501109999997">
                <text:p>-0.00166501109999997</text:p>
              </table:table-cell>
              <table:table-cell office:value-type="float" office:value="0.000288054300000007">
                <text:p>0.000288054300000007</text:p>
              </table:table-cell>
              <table:table-cell office:value-type="float" office:value="-0.000690043000000001">
                <text:p>-0.000690043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0.000314652900000018">
                <text:p>0.000314652900000018</text:p>
              </table:table-cell>
              <table:table-cell office:value-type="float" office:value="-0.00236976149999998">
                <text:p>-0.00236976149999998</text:p>
              </table:table-cell>
              <table:table-cell office:value-type="float" office:value="-0.0000761448999999914">
                <text:p>-0.0000761448999999914</text:p>
              </table:table-cell>
              <table:table-cell office:value-type="float" office:value="-0.0014165193">
                <text:p>-0.00141651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0.000754937499999997">
                <text:p>0.000754937499999997</text:p>
              </table:table-cell>
              <table:table-cell office:value-type="float" office:value="-0.00226245820000001">
                <text:p>-0.00226245820000001</text:p>
              </table:table-cell>
              <table:table-cell office:value-type="float" office:value="0.000116005499999988">
                <text:p>0.000116005499999988</text:p>
              </table:table-cell>
              <table:table-cell office:value-type="float" office:value="-0.00113333760000001">
                <text:p>-0.0011333376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">
                <text:p>304</text:p>
              </table:table-cell>
              <table:table-cell office:value-type="float" office:value="0.00135837489999999">
                <text:p>0.00135837489999999</text:p>
              </table:table-cell>
              <table:table-cell office:value-type="float" office:value="-0.00150348250000001">
                <text:p>-0.00150348250000001</text:p>
              </table:table-cell>
              <table:table-cell office:value-type="float" office:value="0.000582978099999992">
                <text:p>0.000582978099999992</text:p>
              </table:table-cell>
              <table:table-cell office:value-type="float" office:value="-0.000404909300000006">
                <text:p>-0.000404909300000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0.000535771299999988">
                <text:p>0.000535771299999988</text:p>
              </table:table-cell>
              <table:table-cell office:value-type="float" office:value="-0.0022748112">
                <text:p>-0.0022748112</text:p>
              </table:table-cell>
              <table:table-cell office:value-type="float" office:value="0.000476598799999978">
                <text:p>0.000476598799999978</text:p>
              </table:table-cell>
              <table:table-cell office:value-type="float" office:value="-0.00108754630000002">
                <text:p>-0.0010875463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0.00113078959999999">
                <text:p>0.00113078959999999</text:p>
              </table:table-cell>
              <table:table-cell office:value-type="float" office:value="-0.0023117661">
                <text:p>-0.0023117661</text:p>
              </table:table-cell>
              <table:table-cell office:value-type="float" office:value="-0.000108763499999998">
                <text:p>-0.000108763499999998</text:p>
              </table:table-cell>
              <table:table-cell office:value-type="float" office:value="-0.00120599560000001">
                <text:p>-0.0012059956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  <table:table-cell office:value-type="float" office:value="0.000919461199999999">
                <text:p>0.000919461199999999</text:p>
              </table:table-cell>
              <table:table-cell office:value-type="float" office:value="-0.00222696359999999">
                <text:p>-0.00222696359999999</text:p>
              </table:table-cell>
              <table:table-cell office:value-type="float" office:value="0.000489965099999989">
                <text:p>0.000489965099999989</text:p>
              </table:table-cell>
              <table:table-cell office:value-type="float" office:value="-0.00044943389999999">
                <text:p>-0.0004494338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.000411719099999985">
                <text:p>0.000411719099999985</text:p>
              </table:table-cell>
              <table:table-cell office:value-type="float" office:value="-0.00187689069999999">
                <text:p>-0.00187689069999999</text:p>
              </table:table-cell>
              <table:table-cell office:value-type="float" office:value="0.000617489199999988">
                <text:p>0.000617489199999988</text:p>
              </table:table-cell>
              <table:table-cell office:value-type="float" office:value="-0.000830560899999999">
                <text:p>-0.0008305608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0.0011621862">
                <text:p>0.0011621862</text:p>
              </table:table-cell>
              <table:table-cell office:value-type="float" office:value="-0.00219339140000002">
                <text:p>-0.00219339140000002</text:p>
              </table:table-cell>
              <table:table-cell office:value-type="float" office:value="0.000512063499999993">
                <text:p>0.000512063499999993</text:p>
              </table:table-cell>
              <table:table-cell office:value-type="float" office:value="-0.000639125800000001">
                <text:p>-0.0006391258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8">
                <text:p>298</text:p>
              </table:table-cell>
              <table:table-cell office:value-type="float" office:value="0.0012177974">
                <text:p>0.0012177974</text:p>
              </table:table-cell>
              <table:table-cell office:value-type="float" office:value="-0.00217476480000001">
                <text:p>-0.00217476480000001</text:p>
              </table:table-cell>
              <table:table-cell office:value-type="float" office:value="0.00023216009999999">
                <text:p>0.00023216009999999</text:p>
              </table:table-cell>
              <table:table-cell office:value-type="float" office:value="-0.00128440560000001">
                <text:p>-0.0012844056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">
                <text:p>297</text:p>
              </table:table-cell>
              <table:table-cell office:value-type="float" office:value="0.0013837219">
                <text:p>0.0013837219</text:p>
              </table:table-cell>
              <table:table-cell office:value-type="float" office:value="-0.0016520917">
                <text:p>-0.0016520917</text:p>
              </table:table-cell>
              <table:table-cell office:value-type="float" office:value="0.000613301999999982">
                <text:p>0.000613301999999982</text:p>
              </table:table-cell>
              <table:table-cell office:value-type="float" office:value="-0.0012205243">
                <text:p>-0.0012205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0.00116199249999999">
                <text:p>0.00116199249999999</text:p>
              </table:table-cell>
              <table:table-cell office:value-type="float" office:value="-0.00189207500000002">
                <text:p>-0.00189207500000002</text:p>
              </table:table-cell>
              <table:table-cell office:value-type="float" office:value="0.00106014309999999">
                <text:p>0.00106014309999999</text:p>
              </table:table-cell>
              <table:table-cell office:value-type="float" office:value="-0.00120890140000002">
                <text:p>-0.00120890140000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0.0011311769">
                <text:p>0.0011311769</text:p>
              </table:table-cell>
              <table:table-cell office:value-type="float" office:value="-0.00160072749999998">
                <text:p>-0.00160072749999998</text:p>
              </table:table-cell>
              <table:table-cell office:value-type="float" office:value="0.00103878970000001">
                <text:p>0.00103878970000001</text:p>
              </table:table-cell>
              <table:table-cell office:value-type="float" office:value="-0.00162707269999998">
                <text:p>-0.001627072699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">
                <text:p>294</text:p>
              </table:table-cell>
              <table:table-cell office:value-type="float" office:value="0.0016415119">
                <text:p>0.0016415119</text:p>
              </table:table-cell>
              <table:table-cell office:value-type="float" office:value="-0.00146496300000001">
                <text:p>-0.00146496300000001</text:p>
              </table:table-cell>
              <table:table-cell office:value-type="float" office:value="0.000588863999999995">
                <text:p>0.000588863999999995</text:p>
              </table:table-cell>
              <table:table-cell office:value-type="float" office:value="-0.00116409370000001">
                <text:p>-0.0011640937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">
                <text:p>293</text:p>
              </table:table-cell>
              <table:table-cell office:value-type="float" office:value="0.000201195500000001">
                <text:p>0.000201195500000001</text:p>
              </table:table-cell>
              <table:table-cell office:value-type="float" office:value="-0.0017383694">
                <text:p>-0.0017383694</text:p>
              </table:table-cell>
              <table:table-cell office:value-type="float" office:value="0.00111457710000001">
                <text:p>0.00111457710000001</text:p>
              </table:table-cell>
              <table:table-cell office:value-type="float" office:value="-0.0018892586">
                <text:p>-0.0018892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">
                <text:p>292</text:p>
              </table:table-cell>
              <table:table-cell office:value-type="float" office:value="0.000510752199999992">
                <text:p>0.000510752199999992</text:p>
              </table:table-cell>
              <table:table-cell office:value-type="float" office:value="-0.00162377950000001">
                <text:p>-0.00162377950000001</text:p>
              </table:table-cell>
              <table:table-cell office:value-type="float" office:value="0.000996425800000006">
                <text:p>0.000996425800000006</text:p>
              </table:table-cell>
              <table:table-cell office:value-type="float" office:value="-0.00144913790000001">
                <text:p>-0.0014491379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">
                <text:p>291</text:p>
              </table:table-cell>
              <table:table-cell office:value-type="float" office:value="0.000245273099999999">
                <text:p>0.000245273099999999</text:p>
              </table:table-cell>
              <table:table-cell office:value-type="float" office:value="-0.0027489513">
                <text:p>-0.0027489513</text:p>
              </table:table-cell>
              <table:table-cell office:value-type="float" office:value="0.000819757599999998">
                <text:p>0.000819757599999998</text:p>
              </table:table-cell>
              <table:table-cell office:value-type="float" office:value="-0.00158530479999999">
                <text:p>-0.0015853047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0.000438720000000004">
                <text:p>0.000438720000000004</text:p>
              </table:table-cell>
              <table:table-cell office:value-type="float" office:value="-0.0016705692">
                <text:p>-0.0016705692</text:p>
              </table:table-cell>
              <table:table-cell office:value-type="float" office:value="0.00118280949999999">
                <text:p>0.00118280949999999</text:p>
              </table:table-cell>
              <table:table-cell office:value-type="float" office:value="-0.00112025439999999">
                <text:p>-0.0011202543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">
                <text:p>289</text:p>
              </table:table-cell>
              <table:table-cell office:value-type="float" office:value="0.0004739463">
                <text:p>0.0004739463</text:p>
              </table:table-cell>
              <table:table-cell office:value-type="float" office:value="-0.0020877272">
                <text:p>-0.0020877272</text:p>
              </table:table-cell>
              <table:table-cell office:value-type="float" office:value="0.000672474499999992">
                <text:p>0.000672474499999992</text:p>
              </table:table-cell>
              <table:table-cell office:value-type="float" office:value="-0.00114908820000001">
                <text:p>-0.0011490882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">
                <text:p>288</text:p>
              </table:table-cell>
              <table:table-cell office:value-type="float" office:value="0.00116440650000002">
                <text:p>0.00116440650000002</text:p>
              </table:table-cell>
              <table:table-cell office:value-type="float" office:value="-0.00138042869999999">
                <text:p>-0.00138042869999999</text:p>
              </table:table-cell>
              <table:table-cell office:value-type="float" office:value="0.00168181950000001">
                <text:p>0.00168181950000001</text:p>
              </table:table-cell>
              <table:table-cell office:value-type="float" office:value="-0.000451013499999986">
                <text:p>-0.000451013499999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">
                <text:p>287</text:p>
              </table:table-cell>
              <table:table-cell office:value-type="float" office:value="0.000274673100000011">
                <text:p>0.000274673100000011</text:p>
              </table:table-cell>
              <table:table-cell office:value-type="float" office:value="-0.00204113119999999">
                <text:p>-0.00204113119999999</text:p>
              </table:table-cell>
              <table:table-cell office:value-type="float" office:value="0.000530272800000009">
                <text:p>0.000530272800000009</text:p>
              </table:table-cell>
              <table:table-cell office:value-type="float" office:value="-0.000535637099999986">
                <text:p>-0.000535637099999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6">
                <text:p>286</text:p>
              </table:table-cell>
              <table:table-cell office:value-type="float" office:value="0.000297397300000002">
                <text:p>0.000297397300000002</text:p>
              </table:table-cell>
              <table:table-cell office:value-type="float" office:value="-0.00153705479999999">
                <text:p>-0.00153705479999999</text:p>
              </table:table-cell>
              <table:table-cell office:value-type="float" office:value="0.000900894400000019">
                <text:p>0.000900894400000019</text:p>
              </table:table-cell>
              <table:table-cell office:value-type="float" office:value="-0.000683307699999997">
                <text:p>-0.000683307699999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0.000396355999999987">
                <text:p>0.000396355999999987</text:p>
              </table:table-cell>
              <table:table-cell office:value-type="float" office:value="-0.0011761039">
                <text:p>-0.0011761039</text:p>
              </table:table-cell>
              <table:table-cell office:value-type="float" office:value="0.0011502803">
                <text:p>0.0011502803</text:p>
              </table:table-cell>
              <table:table-cell office:value-type="float" office:value="-0.000681728100000001">
                <text:p>-0.0006817281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">
                <text:p>284</text:p>
              </table:table-cell>
              <table:table-cell office:value-type="float" office:value="0.000508993900000004">
                <text:p>0.000508993900000004</text:p>
              </table:table-cell>
              <table:table-cell office:value-type="float" office:value="-0.00155270099999999">
                <text:p>-0.00155270099999999</text:p>
              </table:table-cell>
              <table:table-cell office:value-type="float" office:value="0.0011429489">
                <text:p>0.0011429489</text:p>
              </table:table-cell>
              <table:table-cell office:value-type="float" office:value="-0.00094082949999999">
                <text:p>-0.0009408294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3">
                <text:p>283</text:p>
              </table:table-cell>
              <table:table-cell office:value-type="float" office:value="0.000486388800000015">
                <text:p>0.000486388800000015</text:p>
              </table:table-cell>
              <table:table-cell office:value-type="float" office:value="-0.00140289969999999">
                <text:p>-0.00140289969999999</text:p>
              </table:table-cell>
              <table:table-cell office:value-type="float" office:value="0.000663399700000011">
                <text:p>0.000663399700000011</text:p>
              </table:table-cell>
              <table:table-cell office:value-type="float" office:value="-0.000318661399999975">
                <text:p>-0.000318661399999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">
                <text:p>282</text:p>
              </table:table-cell>
              <table:table-cell office:value-type="float" office:value="0.000377401700000002">
                <text:p>0.000377401700000002</text:p>
              </table:table-cell>
              <table:table-cell office:value-type="float" office:value="-0.00126180059999997">
                <text:p>-0.00126180059999997</text:p>
              </table:table-cell>
              <table:table-cell office:value-type="float" office:value="0.00163187080000002">
                <text:p>0.00163187080000002</text:p>
              </table:table-cell>
              <table:table-cell office:value-type="float" office:value="-0.000791355999999993">
                <text:p>-0.0007913559999999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">
                <text:p>281</text:p>
              </table:table-cell>
              <table:table-cell office:value-type="float" office:value="0.00045311449999999">
                <text:p>0.00045311449999999</text:p>
              </table:table-cell>
              <table:table-cell office:value-type="float" office:value="-0.00115464630000001">
                <text:p>-0.00115464630000001</text:p>
              </table:table-cell>
              <table:table-cell office:value-type="float" office:value="0.00157125299999999">
                <text:p>0.00157125299999999</text:p>
              </table:table-cell>
              <table:table-cell office:value-type="float" office:value="-0.0009488463">
                <text:p>-0.0009488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0.000517800400000018">
                <text:p>0.000517800400000018</text:p>
              </table:table-cell>
              <table:table-cell office:value-type="float" office:value="-0.00134876370000001">
                <text:p>-0.00134876370000001</text:p>
              </table:table-cell>
              <table:table-cell office:value-type="float" office:value="0.000963360100000005">
                <text:p>0.000963360100000005</text:p>
              </table:table-cell>
              <table:table-cell office:value-type="float" office:value="-0.00118763750000001">
                <text:p>-0.0011876375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0.00071740150000002">
                <text:p>0.00071740150000002</text:p>
              </table:table-cell>
              <table:table-cell office:value-type="float" office:value="-0.00201930109999998">
                <text:p>-0.00201930109999998</text:p>
              </table:table-cell>
              <table:table-cell office:value-type="float" office:value="0.000518456100000009">
                <text:p>0.000518456100000009</text:p>
              </table:table-cell>
              <table:table-cell office:value-type="float" office:value="-0.00137630109999998">
                <text:p>-0.0013763010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8">
                <text:p>278</text:p>
              </table:table-cell>
              <table:table-cell office:value-type="float" office:value="0.000597253500000006">
                <text:p>0.000597253500000006</text:p>
              </table:table-cell>
              <table:table-cell office:value-type="float" office:value="-0.00172533089999999">
                <text:p>-0.00172533089999999</text:p>
              </table:table-cell>
              <table:table-cell office:value-type="float" office:value="0.000835985000000011">
                <text:p>0.000835985000000011</text:p>
              </table:table-cell>
              <table:table-cell office:value-type="float" office:value="-0.000875905099999991">
                <text:p>-0.000875905099999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">
                <text:p>277</text:p>
              </table:table-cell>
              <table:table-cell office:value-type="float" office:value="0.0014403164">
                <text:p>0.0014403164</text:p>
              </table:table-cell>
              <table:table-cell office:value-type="float" office:value="-0.00196684900000002">
                <text:p>-0.00196684900000002</text:p>
              </table:table-cell>
              <table:table-cell office:value-type="float" office:value="0.000945642599999991">
                <text:p>0.000945642599999991</text:p>
              </table:table-cell>
              <table:table-cell office:value-type="float" office:value="-0.000552266800000006">
                <text:p>-0.000552266800000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6">
                <text:p>276</text:p>
              </table:table-cell>
              <table:table-cell office:value-type="float" office:value="0.00121559200000002">
                <text:p>0.00121559200000002</text:p>
              </table:table-cell>
              <table:table-cell office:value-type="float" office:value="-0.000740915600000003">
                <text:p>-0.000740915600000003</text:p>
              </table:table-cell>
              <table:table-cell office:value-type="float" office:value="0.0013284683">
                <text:p>0.0013284683</text:p>
              </table:table-cell>
              <table:table-cell office:value-type="float" office:value="0.000242605800000018">
                <text:p>0.000242605800000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0.0015954077">
                <text:p>0.0015954077</text:p>
              </table:table-cell>
              <table:table-cell office:value-type="float" office:value="-0.0019374788">
                <text:p>-0.0019374788</text:p>
              </table:table-cell>
              <table:table-cell office:value-type="float" office:value="0.0013281852">
                <text:p>0.0013281852</text:p>
              </table:table-cell>
              <table:table-cell office:value-type="float" office:value="0.000157549999999979">
                <text:p>0.000157549999999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0.0011090487">
                <text:p>0.0011090487</text:p>
              </table:table-cell>
              <table:table-cell office:value-type="float" office:value="-0.0017138719">
                <text:p>-0.0017138719</text:p>
              </table:table-cell>
              <table:table-cell office:value-type="float" office:value="0.000973582299999998">
                <text:p>0.000973582299999998</text:p>
              </table:table-cell>
              <table:table-cell office:value-type="float" office:value="-0.0003573298">
                <text:p>-0.0003573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">
                <text:p>273</text:p>
              </table:table-cell>
              <table:table-cell office:value-type="float" office:value="0.00167219339999999">
                <text:p>0.00167219339999999</text:p>
              </table:table-cell>
              <table:table-cell office:value-type="float" office:value="-0.00132550300000001">
                <text:p>-0.00132550300000001</text:p>
              </table:table-cell>
              <table:table-cell office:value-type="float" office:value="0.0014545769">
                <text:p>0.0014545769</text:p>
              </table:table-cell>
              <table:table-cell office:value-type="float" office:value="-0.000103011699999989">
                <text:p>-0.000103011699999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2">
                <text:p>272</text:p>
              </table:table-cell>
              <table:table-cell office:value-type="float" office:value="0.00117880110000002">
                <text:p>0.00117880110000002</text:p>
              </table:table-cell>
              <table:table-cell office:value-type="float" office:value="-0.00153675669999997">
                <text:p>-0.00153675669999997</text:p>
              </table:table-cell>
              <table:table-cell office:value-type="float" office:value="0.00106233360000002">
                <text:p>0.00106233360000002</text:p>
              </table:table-cell>
              <table:table-cell office:value-type="float" office:value="0.00017413500000002">
                <text:p>0.000174135000000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1">
                <text:p>271</text:p>
              </table:table-cell>
              <table:table-cell office:value-type="float" office:value="0.000880420200000009">
                <text:p>0.000880420200000009</text:p>
              </table:table-cell>
              <table:table-cell office:value-type="float" office:value="-0.00171214339999998">
                <text:p>-0.00171214339999998</text:p>
              </table:table-cell>
              <table:table-cell office:value-type="float" office:value="0.00110104680000001">
                <text:p>0.00110104680000001</text:p>
              </table:table-cell>
              <table:table-cell office:value-type="float" office:value="-0.0000388025999999986">
                <text:p>-0.0000388025999999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0.00179535150000004">
                <text:p>0.00179535150000004</text:p>
              </table:table-cell>
              <table:table-cell office:value-type="float" office:value="-0.00153392549999998">
                <text:p>-0.00153392549999998</text:p>
              </table:table-cell>
              <table:table-cell office:value-type="float" office:value="0.00188586120000001">
                <text:p>0.00188586120000001</text:p>
              </table:table-cell>
              <table:table-cell office:value-type="float" office:value="0.000707775399999999">
                <text:p>0.0007077753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">
                <text:p>269</text:p>
              </table:table-cell>
              <table:table-cell office:value-type="float" office:value="0.00186216829999997">
                <text:p>0.00186216829999997</text:p>
              </table:table-cell>
              <table:table-cell office:value-type="float" office:value="-0.0013881027">
                <text:p>-0.0013881027</text:p>
              </table:table-cell>
              <table:table-cell office:value-type="float" office:value="0.0014188886">
                <text:p>0.0014188886</text:p>
              </table:table-cell>
              <table:table-cell office:value-type="float" office:value="0.000286787799999966">
                <text:p>0.000286787799999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0.00208705659999997">
                <text:p>0.00208705659999997</text:p>
              </table:table-cell>
              <table:table-cell office:value-type="float" office:value="-0.000125557200000015">
                <text:p>-0.000125557200000015</text:p>
              </table:table-cell>
              <table:table-cell office:value-type="float" office:value="0.00211429600000002">
                <text:p>0.00211429600000002</text:p>
              </table:table-cell>
              <table:table-cell office:value-type="float" office:value="0.00104564429999998">
                <text:p>0.00104564429999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">
                <text:p>267</text:p>
              </table:table-cell>
              <table:table-cell office:value-type="float" office:value="0.00161752110000002">
                <text:p>0.00161752110000002</text:p>
              </table:table-cell>
              <table:table-cell office:value-type="float" office:value="-0.00072604409999999">
                <text:p>-0.00072604409999999</text:p>
              </table:table-cell>
              <table:table-cell office:value-type="float" office:value="0.00197201969999999">
                <text:p>0.00197201969999999</text:p>
              </table:table-cell>
              <table:table-cell office:value-type="float" office:value="0.000541031400000003">
                <text:p>0.000541031400000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0.00127539039999997">
                <text:p>0.00127539039999997</text:p>
              </table:table-cell>
              <table:table-cell office:value-type="float" office:value="-0.000699997000000008">
                <text:p>-0.000699997000000008</text:p>
              </table:table-cell>
              <table:table-cell office:value-type="float" office:value="0.00131291149999996">
                <text:p>0.00131291149999996</text:p>
              </table:table-cell>
              <table:table-cell office:value-type="float" office:value="0.000177293999999995">
                <text:p>0.000177293999999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">
                <text:p>265</text:p>
              </table:table-cell>
              <table:table-cell office:value-type="float" office:value="0.00215607880000002">
                <text:p>0.00215607880000002</text:p>
              </table:table-cell>
              <table:table-cell office:value-type="float" office:value="-0.00015997879999996">
                <text:p>-0.00015997879999996</text:p>
              </table:table-cell>
              <table:table-cell office:value-type="float" office:value="0.00145679720000003">
                <text:p>0.00145679720000003</text:p>
              </table:table-cell>
              <table:table-cell office:value-type="float" office:value="0.000260293500000008">
                <text:p>0.000260293500000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">
                <text:p>264</text:p>
              </table:table-cell>
              <table:table-cell office:value-type="float" office:value="0.0026559531">
                <text:p>0.0026559531</text:p>
              </table:table-cell>
              <table:table-cell office:value-type="float" office:value="0.000442117399999997">
                <text:p>0.000442117399999997</text:p>
              </table:table-cell>
              <table:table-cell office:value-type="float" office:value="0.00198745719999999">
                <text:p>0.00198745719999999</text:p>
              </table:table-cell>
              <table:table-cell office:value-type="float" office:value="0.00068467849999998">
                <text:p>0.00068467849999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">
                <text:p>263</text:p>
              </table:table-cell>
              <table:table-cell office:value-type="float" office:value="0.00231969360000001">
                <text:p>0.00231969360000001</text:p>
              </table:table-cell>
              <table:table-cell office:value-type="float" office:value="-0.000050604299999979">
                <text:p>-0.000050604299999979</text:p>
              </table:table-cell>
              <table:table-cell office:value-type="float" office:value="0.00261762740000004">
                <text:p>0.00261762740000004</text:p>
              </table:table-cell>
              <table:table-cell office:value-type="float" office:value="0.000273048900000017">
                <text:p>0.000273048900000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0.0020610392">
                <text:p>0.0020610392</text:p>
              </table:table-cell>
              <table:table-cell office:value-type="float" office:value="-0.000286847300000004">
                <text:p>-0.000286847300000004</text:p>
              </table:table-cell>
              <table:table-cell office:value-type="float" office:value="0.00133758780000004">
                <text:p>0.00133758780000004</text:p>
              </table:table-cell>
              <table:table-cell office:value-type="float" office:value="-0.000222504099999965">
                <text:p>-0.000222504099999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1">
                <text:p>261</text:p>
              </table:table-cell>
              <table:table-cell office:value-type="float" office:value="0.0023654401">
                <text:p>0.0023654401</text:p>
              </table:table-cell>
              <table:table-cell office:value-type="float" office:value="-0.000504076500000006">
                <text:p>-0.000504076500000006</text:p>
              </table:table-cell>
              <table:table-cell office:value-type="float" office:value="0.00147169829999999">
                <text:p>0.00147169829999999</text:p>
              </table:table-cell>
              <table:table-cell office:value-type="float" office:value="-0.000286221500000017">
                <text:p>-0.000286221500000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0">
                <text:p>260</text:p>
              </table:table-cell>
              <table:table-cell office:value-type="float" office:value="0.00207343700000001">
                <text:p>0.00207343700000001</text:p>
              </table:table-cell>
              <table:table-cell office:value-type="float" office:value="-0.00044336909999998">
                <text:p>-0.00044336909999998</text:p>
              </table:table-cell>
              <table:table-cell office:value-type="float" office:value="0.00203418730000005">
                <text:p>0.00203418730000005</text:p>
              </table:table-cell>
              <table:table-cell office:value-type="float" office:value="-0.0000672339999999716">
                <text:p>-0.0000672339999999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9">
                <text:p>259</text:p>
              </table:table-cell>
              <table:table-cell office:value-type="float" office:value="0.00243473049999998">
                <text:p>0.00243473049999998</text:p>
              </table:table-cell>
              <table:table-cell office:value-type="float" office:value="-0.000376373600000035">
                <text:p>-0.000376373600000035</text:p>
              </table:table-cell>
              <table:table-cell office:value-type="float" office:value="0.00151607389999997">
                <text:p>0.00151607389999997</text:p>
              </table:table-cell>
              <table:table-cell office:value-type="float" office:value="-0.000587552800000002">
                <text:p>-0.0005875528000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">
                <text:p>258</text:p>
              </table:table-cell>
              <table:table-cell office:value-type="float" office:value="0.00250089170000001">
                <text:p>0.00250089170000001</text:p>
              </table:table-cell>
              <table:table-cell office:value-type="float" office:value="-0.000269085099999955">
                <text:p>-0.000269085099999955</text:p>
              </table:table-cell>
              <table:table-cell office:value-type="float" office:value="0.00168529160000003">
                <text:p>0.00168529160000003</text:p>
              </table:table-cell>
              <table:table-cell office:value-type="float" office:value="-0.000161766999999979">
                <text:p>-0.0001617669999999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0.00251233579999999">
                <text:p>0.00251233579999999</text:p>
              </table:table-cell>
              <table:table-cell office:value-type="float" office:value="-0.000152647500000047">
                <text:p>-0.000152647500000047</text:p>
              </table:table-cell>
              <table:table-cell office:value-type="float" office:value="0.00191631909999995">
                <text:p>0.00191631909999995</text:p>
              </table:table-cell>
              <table:table-cell office:value-type="float" office:value="-0.00071033840000001">
                <text:p>-0.0007103384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0.00320801140000004">
                <text:p>0.00320801140000004</text:p>
              </table:table-cell>
              <table:table-cell office:value-type="float" office:value="-0.000076562099999955">
                <text:p>-0.000076562099999955</text:p>
              </table:table-cell>
              <table:table-cell office:value-type="float" office:value="0.00157481440000001">
                <text:p>0.00157481440000001</text:p>
              </table:table-cell>
              <table:table-cell office:value-type="float" office:value="0.000817477700000013">
                <text:p>0.000817477700000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0.00274688000000001">
                <text:p>0.00274688000000001</text:p>
              </table:table-cell>
              <table:table-cell office:value-type="float" office:value="0.000144213399999982">
                <text:p>0.000144213399999982</text:p>
              </table:table-cell>
              <table:table-cell office:value-type="float" office:value="0.00312536950000003">
                <text:p>0.00312536950000003</text:p>
              </table:table-cell>
              <table:table-cell office:value-type="float" office:value="0.000961959299999982">
                <text:p>0.0009619592999999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0.0030297339">
                <text:p>0.0030297339</text:p>
              </table:table-cell>
              <table:table-cell office:value-type="float" office:value="0.000666886499999964">
                <text:p>0.000666886499999964</text:p>
              </table:table-cell>
              <table:table-cell office:value-type="float" office:value="0.0031636357">
                <text:p>0.0031636357</text:p>
              </table:table-cell>
              <table:table-cell office:value-type="float" office:value="0.0010221004">
                <text:p>0.0010221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">
                <text:p>253</text:p>
              </table:table-cell>
              <table:table-cell office:value-type="float" office:value="0.00285428770000001">
                <text:p>0.00285428770000001</text:p>
              </table:table-cell>
              <table:table-cell office:value-type="float" office:value="0.000585794500000014">
                <text:p>0.000585794500000014</text:p>
              </table:table-cell>
              <table:table-cell office:value-type="float" office:value="0.00305014850000002">
                <text:p>0.00305014850000002</text:p>
              </table:table-cell>
              <table:table-cell office:value-type="float" office:value="0.00114077330000001">
                <text:p>0.0011407733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0.00323027370000001">
                <text:p>0.00323027370000001</text:p>
              </table:table-cell>
              <table:table-cell office:value-type="float" office:value="0.000388056000000026">
                <text:p>0.000388056000000026</text:p>
              </table:table-cell>
              <table:table-cell office:value-type="float" office:value="0.0036399365">
                <text:p>0.0036399365</text:p>
              </table:table-cell>
              <table:table-cell office:value-type="float" office:value="0.00168463590000001">
                <text:p>0.0016846359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0.0034363865">
                <text:p>0.0034363865</text:p>
              </table:table-cell>
              <table:table-cell office:value-type="float" office:value="0.000657111399999966">
                <text:p>0.000657111399999966</text:p>
              </table:table-cell>
              <table:table-cell office:value-type="float" office:value="0.00415757289999996">
                <text:p>0.00415757289999996</text:p>
              </table:table-cell>
              <table:table-cell office:value-type="float" office:value="0.0019776225">
                <text:p>0.0019776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0.00343790650000003">
                <text:p>0.00343790650000003</text:p>
              </table:table-cell>
              <table:table-cell office:value-type="float" office:value="0.000450432300000025">
                <text:p>0.000450432300000025</text:p>
              </table:table-cell>
              <table:table-cell office:value-type="float" office:value="0.00399473310000004">
                <text:p>0.00399473310000004</text:p>
              </table:table-cell>
              <table:table-cell office:value-type="float" office:value="0.00148206950000002">
                <text:p>0.0014820695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">
                <text:p>249</text:p>
              </table:table-cell>
              <table:table-cell office:value-type="float" office:value="0.00306361910000003">
                <text:p>0.00306361910000003</text:p>
              </table:table-cell>
              <table:table-cell office:value-type="float" office:value="0.00047519800000001">
                <text:p>0.00047519800000001</text:p>
              </table:table-cell>
              <table:table-cell office:value-type="float" office:value="0.0038280785">
                <text:p>0.0038280785</text:p>
              </table:table-cell>
              <table:table-cell office:value-type="float" office:value="0.00124713780000002">
                <text:p>0.00124713780000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0.00300604109999997">
                <text:p>0.00300604109999997</text:p>
              </table:table-cell>
              <table:table-cell office:value-type="float" office:value="0.000595808099999984">
                <text:p>0.000595808099999984</text:p>
              </table:table-cell>
              <table:table-cell office:value-type="float" office:value="0.00482475759999995">
                <text:p>0.00482475759999995</text:p>
              </table:table-cell>
              <table:table-cell office:value-type="float" office:value="0.00144490599999997">
                <text:p>0.001444905999999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">
                <text:p>247</text:p>
              </table:table-cell>
              <table:table-cell office:value-type="float" office:value="0.00335299970000003">
                <text:p>0.00335299970000003</text:p>
              </table:table-cell>
              <table:table-cell office:value-type="float" office:value="0.00121825930000002">
                <text:p>0.00121825930000002</text:p>
              </table:table-cell>
              <table:table-cell office:value-type="float" office:value="0.00516054030000002">
                <text:p>0.00516054030000002</text:p>
              </table:table-cell>
              <table:table-cell office:value-type="float" office:value="0.00213363760000002">
                <text:p>0.00213363760000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0.00377076869999998">
                <text:p>0.00377076869999998</text:p>
              </table:table-cell>
              <table:table-cell office:value-type="float" office:value="0.00109189749999999">
                <text:p>0.00109189749999999</text:p>
              </table:table-cell>
              <table:table-cell office:value-type="float" office:value="0.00488743189999996">
                <text:p>0.00488743189999996</text:p>
              </table:table-cell>
              <table:table-cell office:value-type="float" office:value="0.00250947479999997">
                <text:p>0.00250947479999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0.00389835240000003">
                <text:p>0.00389835240000003</text:p>
              </table:table-cell>
              <table:table-cell office:value-type="float" office:value="0.00164031990000002">
                <text:p>0.00164031990000002</text:p>
              </table:table-cell>
              <table:table-cell office:value-type="float" office:value="0.00548899180000001">
                <text:p>0.00548899180000001</text:p>
              </table:table-cell>
              <table:table-cell office:value-type="float" office:value="0.00305700310000001">
                <text:p>0.00305700310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0.00311183929999997">
                <text:p>0.00311183929999997</text:p>
              </table:table-cell>
              <table:table-cell office:value-type="float" office:value="0.0010953843">
                <text:p>0.0010953843</text:p>
              </table:table-cell>
              <table:table-cell office:value-type="float" office:value="0.00585770599999996">
                <text:p>0.00585770599999996</text:p>
              </table:table-cell>
              <table:table-cell office:value-type="float" office:value="0.00302419059999998">
                <text:p>0.0030241905999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0.00386807319999999">
                <text:p>0.00386807319999999</text:p>
              </table:table-cell>
              <table:table-cell office:value-type="float" office:value="0.00245022770000003">
                <text:p>0.00245022770000003</text:p>
              </table:table-cell>
              <table:table-cell office:value-type="float" office:value="0.00694495440000004">
                <text:p>0.00694495440000004</text:p>
              </table:table-cell>
              <table:table-cell office:value-type="float" office:value="0.00317028159999999">
                <text:p>0.00317028159999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2">
                <text:p>242</text:p>
              </table:table-cell>
              <table:table-cell office:value-type="float" office:value="0.0036112667">
                <text:p>0.0036112667</text:p>
              </table:table-cell>
              <table:table-cell office:value-type="float" office:value="0.0020432473">
                <text:p>0.0020432473</text:p>
              </table:table-cell>
              <table:table-cell office:value-type="float" office:value="0.00817462810000003">
                <text:p>0.00817462810000003</text:p>
              </table:table-cell>
              <table:table-cell office:value-type="float" office:value="0.00491794950000002">
                <text:p>0.004917949500000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">
                <text:p>241</text:p>
              </table:table-cell>
              <table:table-cell office:value-type="float" office:value="0.00361788280000003">
                <text:p>0.00361788280000003</text:p>
              </table:table-cell>
              <table:table-cell office:value-type="float" office:value="0.00193005800000001">
                <text:p>0.00193005800000001</text:p>
              </table:table-cell>
              <table:table-cell office:value-type="float" office:value="0.0094521642">
                <text:p>0.0094521642</text:p>
              </table:table-cell>
              <table:table-cell office:value-type="float" office:value="0.00501206520000003">
                <text:p>0.00501206520000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0.00388535849999999">
                <text:p>0.00388535849999999</text:p>
              </table:table-cell>
              <table:table-cell office:value-type="float" office:value="0.0023786127">
                <text:p>0.0023786127</text:p>
              </table:table-cell>
              <table:table-cell office:value-type="float" office:value="0.011634916">
                <text:p>0.011634916</text:p>
              </table:table-cell>
              <table:table-cell office:value-type="float" office:value="0.00641721480000002">
                <text:p>0.00641721480000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9">
                <text:p>239</text:p>
              </table:table-cell>
              <table:table-cell office:value-type="float" office:value="0.00398564340000002">
                <text:p>0.00398564340000002</text:p>
              </table:table-cell>
              <table:table-cell office:value-type="float" office:value="0.0025644601">
                <text:p>0.0025644601</text:p>
              </table:table-cell>
              <table:table-cell office:value-type="float" office:value="0.0143151284">
                <text:p>0.0143151284</text:p>
              </table:table-cell>
              <table:table-cell office:value-type="float" office:value="0.00791320210000002">
                <text:p>0.007913202100000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0.00451919439999998">
                <text:p>0.00451919439999998</text:p>
              </table:table-cell>
              <table:table-cell office:value-type="float" office:value="0.00326645379999996">
                <text:p>0.00326645379999996</text:p>
              </table:table-cell>
              <table:table-cell office:value-type="float" office:value="0.0176585913">
                <text:p>0.0176585913</text:p>
              </table:table-cell>
              <table:table-cell office:value-type="float" office:value="0.0102724731">
                <text:p>0.01027247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7">
                <text:p>237</text:p>
              </table:table-cell>
              <table:table-cell office:value-type="float" office:value="0.00518250469999998">
                <text:p>0.00518250469999998</text:p>
              </table:table-cell>
              <table:table-cell office:value-type="float" office:value="0.0042645932">
                <text:p>0.0042645932</text:p>
              </table:table-cell>
              <table:table-cell office:value-type="float" office:value="0.0226828456">
                <text:p>0.0226828456</text:p>
              </table:table-cell>
              <table:table-cell office:value-type="float" office:value="0.0134493113">
                <text:p>0.01344931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0.00551396609999999">
                <text:p>0.00551396609999999</text:p>
              </table:table-cell>
              <table:table-cell office:value-type="float" office:value="0.00479289890000001">
                <text:p>0.00479289890000001</text:p>
              </table:table-cell>
              <table:table-cell office:value-type="float" office:value="0.0288692713">
                <text:p>0.0288692713</text:p>
              </table:table-cell>
              <table:table-cell office:value-type="float" office:value="0.0154342949">
                <text:p>0.01543429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5">
                <text:p>235</text:p>
              </table:table-cell>
              <table:table-cell office:value-type="float" office:value="0.00555932519999997">
                <text:p>0.00555932519999997</text:p>
              </table:table-cell>
              <table:table-cell office:value-type="float" office:value="0.0053091347">
                <text:p>0.0053091347</text:p>
              </table:table-cell>
              <table:table-cell office:value-type="float" office:value="0.0351942778">
                <text:p>0.0351942778</text:p>
              </table:table-cell>
              <table:table-cell office:value-type="float" office:value="0.0199880898">
                <text:p>0.0199880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4">
                <text:p>234</text:p>
              </table:table-cell>
              <table:table-cell office:value-type="float" office:value="0.00679668779999998">
                <text:p>0.00679668779999998</text:p>
              </table:table-cell>
              <table:table-cell office:value-type="float" office:value="0.00681111219999997">
                <text:p>0.00681111219999997</text:p>
              </table:table-cell>
              <table:table-cell office:value-type="float" office:value="0.0451426208">
                <text:p>0.0451426208</text:p>
              </table:table-cell>
              <table:table-cell office:value-type="float" office:value="0.0255816877">
                <text:p>0.02558168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0.00840720539999995">
                <text:p>0.00840720539999995</text:p>
              </table:table-cell>
              <table:table-cell office:value-type="float" office:value="0.00889596339999998">
                <text:p>0.00889596339999998</text:p>
              </table:table-cell>
              <table:table-cell office:value-type="float" office:value="0.0569552481">
                <text:p>0.0569552481</text:p>
              </table:table-cell>
              <table:table-cell office:value-type="float" office:value="0.0322520434999999">
                <text:p>0.0322520434999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2">
                <text:p>232</text:p>
              </table:table-cell>
              <table:table-cell office:value-type="float" office:value="0.0103097558">
                <text:p>0.0103097558</text:p>
              </table:table-cell>
              <table:table-cell office:value-type="float" office:value="0.0116330981">
                <text:p>0.0116330981</text:p>
              </table:table-cell>
              <table:table-cell office:value-type="float" office:value="0.0726489127">
                <text:p>0.0726489127</text:p>
              </table:table-cell>
              <table:table-cell office:value-type="float" office:value="0.0414154232">
                <text:p>0.04141542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.012736559">
                <text:p>0.012736559</text:p>
              </table:table-cell>
              <table:table-cell office:value-type="float" office:value="0.0140511394">
                <text:p>0.0140511394</text:p>
              </table:table-cell>
              <table:table-cell office:value-type="float" office:value="0.0906231404000001">
                <text:p>0.0906231404000001</text:p>
              </table:table-cell>
              <table:table-cell office:value-type="float" office:value="0.0520691276">
                <text:p>0.0520691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0.0158680082">
                <text:p>0.0158680082</text:p>
              </table:table-cell>
              <table:table-cell office:value-type="float" office:value="0.0186495781">
                <text:p>0.0186495781</text:p>
              </table:table-cell>
              <table:table-cell office:value-type="float" office:value="0.114149034">
                <text:p>0.114149034</text:p>
              </table:table-cell>
              <table:table-cell office:value-type="float" office:value="0.0648857355">
                <text:p>0.06488573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">
                <text:p>229</text:p>
              </table:table-cell>
              <table:table-cell office:value-type="float" office:value="0.0205178856">
                <text:p>0.0205178856</text:p>
              </table:table-cell>
              <table:table-cell office:value-type="float" office:value="0.0240437388">
                <text:p>0.0240437388</text:p>
              </table:table-cell>
              <table:table-cell office:value-type="float" office:value="0.1420872807">
                <text:p>0.1420872807</text:p>
              </table:table-cell>
              <table:table-cell office:value-type="float" office:value="0.0813169479">
                <text:p>0.08131694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">
                <text:p>228</text:p>
              </table:table-cell>
              <table:table-cell office:value-type="float" office:value="0.0266318917">
                <text:p>0.0266318917</text:p>
              </table:table-cell>
              <table:table-cell office:value-type="float" office:value="0.0315044522000001">
                <text:p>0.0315044522000001</text:p>
              </table:table-cell>
              <table:table-cell office:value-type="float" office:value="0.1759682894">
                <text:p>0.1759682894</text:p>
              </table:table-cell>
              <table:table-cell office:value-type="float" office:value="0.1015909314">
                <text:p>0.10159093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7">
                <text:p>227</text:p>
              </table:table-cell>
              <table:table-cell office:value-type="float" office:value="0.0357271433">
                <text:p>0.0357271433</text:p>
              </table:table-cell>
              <table:table-cell office:value-type="float" office:value="0.0421860218">
                <text:p>0.0421860218</text:p>
              </table:table-cell>
              <table:table-cell office:value-type="float" office:value="0.2167240977">
                <text:p>0.2167240977</text:p>
              </table:table-cell>
              <table:table-cell office:value-type="float" office:value="0.1272699833">
                <text:p>0.12726998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6">
                <text:p>226</text:p>
              </table:table-cell>
              <table:table-cell office:value-type="float" office:value="0.0475556253999999">
                <text:p>0.0475556253999999</text:p>
              </table:table-cell>
              <table:table-cell office:value-type="float" office:value="0.0551201105">
                <text:p>0.0551201105</text:p>
              </table:table-cell>
              <table:table-cell office:value-type="float" office:value="0.265391469">
                <text:p>0.265391469</text:p>
              </table:table-cell>
              <table:table-cell office:value-type="float" office:value="0.1578875184">
                <text:p>0.1578875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5">
                <text:p>225</text:p>
              </table:table-cell>
              <table:table-cell office:value-type="float" office:value="0.0647426843000001">
                <text:p>0.0647426843000001</text:p>
              </table:table-cell>
              <table:table-cell office:value-type="float" office:value="0.0727588534">
                <text:p>0.0727588534</text:p>
              </table:table-cell>
              <table:table-cell office:value-type="float" office:value="0.3228812217">
                <text:p>0.3228812217</text:p>
              </table:table-cell>
              <table:table-cell office:value-type="float" office:value="0.194959104">
                <text:p>0.194959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4">
                <text:p>224</text:p>
              </table:table-cell>
              <table:table-cell office:value-type="float" office:value="0.0874185562000001">
                <text:p>0.0874185562000001</text:p>
              </table:table-cell>
              <table:table-cell office:value-type="float" office:value="0.0965771079000001">
                <text:p>0.0965771079000001</text:p>
              </table:table-cell>
              <table:table-cell office:value-type="float" office:value="0.390865386">
                <text:p>0.390865386</text:p>
              </table:table-cell>
              <table:table-cell office:value-type="float" office:value="0.2393956781">
                <text:p>0.23939567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0.1195195317">
                <text:p>0.1195195317</text:p>
              </table:table-cell>
              <table:table-cell office:value-type="float" office:value="0.1284031868">
                <text:p>0.1284031868</text:p>
              </table:table-cell>
              <table:table-cell office:value-type="float" office:value="0.4703115224">
                <text:p>0.4703115224</text:p>
              </table:table-cell>
              <table:table-cell office:value-type="float" office:value="0.2961685061">
                <text:p>0.2961685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0.1641377211">
                <text:p>0.1641377211</text:p>
              </table:table-cell>
              <table:table-cell office:value-type="float" office:value="0.1711093784">
                <text:p>0.1711093784</text:p>
              </table:table-cell>
              <table:table-cell office:value-type="float" office:value="0.5632351044">
                <text:p>0.5632351044</text:p>
              </table:table-cell>
              <table:table-cell office:value-type="float" office:value="0.3646907214">
                <text:p>0.36469072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1">
                <text:p>221</text:p>
              </table:table-cell>
              <table:table-cell office:value-type="float" office:value="0.2241119744">
                <text:p>0.2241119744</text:p>
              </table:table-cell>
              <table:table-cell office:value-type="float" office:value="0.2291755084">
                <text:p>0.2291755084</text:p>
              </table:table-cell>
              <table:table-cell office:value-type="float" office:value="0.6717281934">
                <text:p>0.6717281934</text:p>
              </table:table-cell>
              <table:table-cell office:value-type="float" office:value="0.4468372464">
                <text:p>0.4468372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">
                <text:p>220</text:p>
              </table:table-cell>
              <table:table-cell office:value-type="float" office:value="0.3059658405">
                <text:p>0.3059658405</text:p>
              </table:table-cell>
              <table:table-cell office:value-type="float" office:value="0.3082912565">
                <text:p>0.3082912565</text:p>
              </table:table-cell>
              <table:table-cell office:value-type="float" office:value="0.8000290995">
                <text:p>0.8000290995</text:p>
              </table:table-cell>
              <table:table-cell office:value-type="float" office:value="0.5510845785">
                <text:p>0.55108457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